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266cm"/>
    </style:style>
    <style:style style:name="co2" style:family="table-column">
      <style:table-column-properties fo:break-before="auto" style:column-width="13.843cm"/>
    </style:style>
    <style:style style:name="co3" style:family="table-column">
      <style:table-column-properties fo:break-before="auto" style:column-width="33.0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4.4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rojetos_selecionados.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t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/home/suporte/Documentos/java_projects/4308Cirrus/tendril-domain</text:p>
          </table:table-cell>
          <table:table-cell office:value-type="string" calcext:value-type="string">
            <text:p>edu.colorado.cs.cirrus.domain.model.User</text:p>
          </table:table-cell>
          <table:table-cell office:value-type="string" calcext:value-type="string">
            <text:p>/home/suporte/Documentos/java_projects/4308Cirrus/tendril-domain/src/main/java/edu/colorado/cs/cirrus/domain/model/User.java</text:p>
          </table:table-cell>
        </table:table-row>
        <table:table-row table:style-name="ro1">
          <table:table-cell office:value-type="string" calcext:value-type="string">
            <text:p>/home/suporte/Documentos/java_projects/activiti-testing</text:p>
          </table:table-cell>
          <table:table-cell office:value-type="string" calcext:value-type="string">
            <text:p>me.guymer.activiti.users.User</text:p>
          </table:table-cell>
          <table:table-cell office:value-type="string" calcext:value-type="string">
            <text:p>/home/suporte/Documentos/java_projects/activiti-testing/src/main/java/me/guymer/activiti/users/User.java</text:p>
          </table:table-cell>
        </table:table-row>
        <table:table-row table:style-name="ro1">
          <table:table-cell office:value-type="string" calcext:value-type="string">
            <text:p>/home/suporte/Documentos/java_projects/activityinfo/server</text:p>
          </table:table-cell>
          <table:table-cell office:value-type="string" calcext:value-type="string">
            <text:p>org.activityinfo.server.database.hibernate.entity.User</text:p>
          </table:table-cell>
          <table:table-cell office:value-type="string" calcext:value-type="string">
            <text:p>/home/suporte/Documentos/java_projects/activityinfo/server/src/main/java/org/activityinfo/server/database/hibernate/entity/User.java</text:p>
          </table:table-cell>
        </table:table-row>
        <table:table-row table:style-name="ro1">
          <table:table-cell office:value-type="string" calcext:value-type="string">
            <text:p>/home/suporte/Documentos/java_projects/aerogear-controller-demo</text:p>
          </table:table-cell>
          <table:table-cell office:value-type="string" calcext:value-type="string">
            <text:p>org.jboss.aerogear.controller.demo.model.User</text:p>
          </table:table-cell>
          <table:table-cell office:value-type="string" calcext:value-type="string">
            <text:p>/home/suporte/Documentos/java_projects/aerogear-controller-demo/src/main/java/org/jboss/aerogear/controller/demo/model/User.java</text:p>
          </table:table-cell>
        </table:table-row>
        <table:table-row table:style-name="ro1">
          <table:table-cell office:value-type="string" calcext:value-type="string">
            <text:p>/home/suporte/Documentos/java_projects/agoncal-application-petstore-ee6</text:p>
          </table:table-cell>
          <table:table-cell office:value-type="string" calcext:value-type="string">
            <text:p>org.agoncal.application.petstore.domain.Customer</text:p>
          </table:table-cell>
          <table:table-cell office:value-type="string" calcext:value-type="string">
            <text:p>/home/suporte/Documentos/java_projects/agoncal-application-petstore-ee6/src/main/java/org/agoncal/application/petstore/domain/Customer.java</text:p>
          </table:table-cell>
        </table:table-row>
        <table:table-row table:style-name="ro1">
          <table:table-cell office:value-type="string" calcext:value-type="string">
            <text:p>/home/suporte/Documentos/java_projects/ALP/workspace/alp-utils</text:p>
          </table:table-cell>
          <table:table-cell office:value-type="string" calcext:value-type="string">
            <text:p>com.lohika.alp.utils.object.reader.model.User</text:p>
          </table:table-cell>
          <table:table-cell office:value-type="string" calcext:value-type="string">
            <text:p>/home/suporte/Documentos/java_projects/ALP/workspace/alp-utils/src/test/java/com/lohika/alp/utils/object/reader/model/User.java</text:p>
          </table:table-cell>
        </table:table-row>
        <table:table-row table:style-name="ro1">
          <table:table-cell office:value-type="string" calcext:value-type="string">
            <text:p>/home/suporte/Documentos/java_projects/androidpn/androidpn-server-src/server</text:p>
          </table:table-cell>
          <table:table-cell office:value-type="string" calcext:value-type="string">
            <text:p>org.androidpn.server.model.User</text:p>
          </table:table-cell>
          <table:table-cell office:value-type="string" calcext:value-type="string">
            <text:p>/home/suporte/Documentos/java_projects/androidpn/androidpn-server-src/server/src/main/java/org/androidpn/server/model/User.java</text:p>
          </table:table-cell>
        </table:table-row>
        <table:table-row table:style-name="ro1">
          <table:table-cell office:value-type="string" calcext:value-type="string">
            <text:p>/home/suporte/Documentos/java_projects/annonseweb/api</text:p>
          </table:table-cell>
          <table:table-cell office:value-type="string" calcext:value-type="string">
            <text:p>no.dusken.annonseweb.models.Customer</text:p>
          </table:table-cell>
          <table:table-cell office:value-type="string" calcext:value-type="string">
            <text:p>/home/suporte/Documentos/java_projects/annonseweb/api/src/main/java/no/dusken/annonseweb/models/Customer.java</text:p>
          </table:table-cell>
        </table:table-row>
        <table:table-row table:style-name="ro1">
          <table:table-cell office:value-type="string" calcext:value-type="string">
            <text:p>/home/suporte/Documentos/java_projects/appfuse_1/data/common</text:p>
          </table:table-cell>
          <table:table-cell office:value-type="string" calcext:value-type="string">
            <text:p>org.appfuse.model.User</text:p>
          </table:table-cell>
          <table:table-cell office:value-type="string" calcext:value-type="string">
            <text:p>/home/suporte/Documentos/java_projects/appfuse_1/data/common/src/main/java/org/appfuse/model/User.java</text:p>
          </table:table-cell>
        </table:table-row>
        <table:table-row table:style-name="ro1">
          <table:table-cell office:value-type="string" calcext:value-type="string">
            <text:p>/home/suporte/Documentos/java_projects/appfuse_1/plugins/appfuse-maven-plugin</text:p>
          </table:table-cell>
          <table:table-cell office:value-type="string" calcext:value-type="string">
            <text:p>com.company.model.Person</text:p>
          </table:table-cell>
          <table:table-cell office:value-type="string" calcext:value-type="string">
            <text:p>/home/suporte/Documentos/java_projects/appfuse_1/plugins/appfuse-maven-plugin/src/test/java/com/company/model/Person.java</text:p>
          </table:table-cell>
        </table:table-row>
        <table:table-row table:style-name="ro1">
          <table:table-cell office:value-type="string" calcext:value-type="string">
            <text:p>/home/suporte/Documentos/java_projects/appfuse/data/common</text:p>
          </table:table-cell>
          <table:table-cell office:value-type="string" calcext:value-type="string">
            <text:p>org.appfuse.model.User</text:p>
          </table:table-cell>
          <table:table-cell office:value-type="string" calcext:value-type="string">
            <text:p>/home/suporte/Documentos/java_projects/appfuse/data/common/src/main/java/org/appfuse/model/User.java</text:p>
          </table:table-cell>
        </table:table-row>
        <table:table-row table:style-name="ro1">
          <table:table-cell office:value-type="string" calcext:value-type="string">
            <text:p>/home/suporte/Documentos/java_projects/appfuse/plugins/appfuse-maven-plugin</text:p>
          </table:table-cell>
          <table:table-cell office:value-type="string" calcext:value-type="string">
            <text:p>com.company.model.Person</text:p>
          </table:table-cell>
          <table:table-cell office:value-type="string" calcext:value-type="string">
            <text:p>/home/suporte/Documentos/java_projects/appfuse/plugins/appfuse-maven-plugin/src/test/java/com/company/model/Person.java</text:p>
          </table:table-cell>
        </table:table-row>
        <table:table-row table:style-name="ro1">
          <table:table-cell office:value-type="string" calcext:value-type="string">
            <text:p>/home/suporte/Documentos/java_projects/aranea/api</text:p>
          </table:table-cell>
          <table:table-cell office:value-type="string" calcext:value-type="string">
            <text:p>no.dusken.aranea.model.Person</text:p>
          </table:table-cell>
          <table:table-cell office:value-type="string" calcext:value-type="string">
            <text:p>/home/suporte/Documentos/java_projects/aranea/api/src/main/java/no/dusken/aranea/model/Person.java</text:p>
          </table:table-cell>
        </table:table-row>
        <table:table-row table:style-name="ro1">
          <table:table-cell office:value-type="string" calcext:value-type="string">
            <text:p>/home/suporte/Documentos/java_projects/archetypes_1/springjpa-app</text:p>
          </table:table-cell>
          <table:table-cell office:value-type="string" calcext:value-type="string">
            <text:p>ch.rasc.springjpa.entity.User</text:p>
          </table:table-cell>
          <table:table-cell office:value-type="string" calcext:value-type="string">
            <text:p>/home/suporte/Documentos/java_projects/archetypes_1/springjpa-app/src/main/java/ch/rasc/springjpa/entity/User.java</text:p>
          </table:table-cell>
        </table:table-row>
        <table:table-row table:style-name="ro1">
          <table:table-cell office:value-type="string" calcext:value-type="string">
            <text:p>/home/suporte/Documentos/java_projects/archetypes_1/webapp-app</text:p>
          </table:table-cell>
          <table:table-cell office:value-type="string" calcext:value-type="string">
            <text:p>ch.rasc.webapp.entity.User</text:p>
          </table:table-cell>
          <table:table-cell office:value-type="string" calcext:value-type="string">
            <text:p>/home/suporte/Documentos/java_projects/archetypes_1/webapp-app/src/main/java/ch/rasc/webapp/entity/User.java</text:p>
          </table:table-cell>
        </table:table-row>
        <table:table-row table:style-name="ro1">
          <table:table-cell office:value-type="string" calcext:value-type="string">
            <text:p>/home/suporte/Documentos/java_projects/arquillian_deprecated/extensions/drone</text:p>
          </table:table-cell>
          <table:table-cell office:value-type="string" calcext:value-type="string">
            <text:p>org.jboss.arquillian.drone.example.webapp.User</text:p>
          </table:table-cell>
          <table:table-cell office:value-type="string" calcext:value-type="string">
            <text:p>/home/suporte/Documentos/java_projects/arquillian_deprecated/extensions/drone/src/test/java/org/jboss/arquillian/drone/example/webapp/User.java</text:p>
          </table:table-cell>
        </table:table-row>
        <table:table-row table:style-name="ro1">
          <table:table-cell office:value-type="string" calcext:value-type="string">
            <text:p>/home/suporte/Documentos/java_projects/arquillian-extension-drone/drone-selenium</text:p>
          </table:table-cell>
          <table:table-cell office:value-type="string" calcext:value-type="string">
            <text:p>org.jboss.arquillian.drone.selenium.example.webapp.User</text:p>
          </table:table-cell>
          <table:table-cell office:value-type="string" calcext:value-type="string">
            <text:p>/home/suporte/Documentos/java_projects/arquillian-extension-drone/drone-selenium/src/test/java/org/jboss/arquillian/drone/selenium/example/webapp/User.java</text:p>
          </table:table-cell>
        </table:table-row>
        <table:table-row table:style-name="ro1">
          <table:table-cell office:value-type="string" calcext:value-type="string">
            <text:p>/home/suporte/Documentos/java_projects/arquillian-extension-drone/drone-webdriver</text:p>
          </table:table-cell>
          <table:table-cell office:value-type="string" calcext:value-type="string">
            <text:p>org.jboss.arquillian.drone.webdriver.example.webapp.User</text:p>
          </table:table-cell>
          <table:table-cell office:value-type="string" calcext:value-type="string">
            <text:p>/home/suporte/Documentos/java_projects/arquillian-extension-drone/drone-webdriver/src/test/java/org/jboss/arquillian/drone/webdriver/example/webapp/User.java</text:p>
          </table:table-cell>
        </table:table-row>
        <table:table-row table:style-name="ro1">
          <table:table-cell office:value-type="string" calcext:value-type="string">
            <text:p>/home/suporte/Documentos/java_projects/arquillian-graphene/graphene-selenium/graphene-selenium-drone</text:p>
          </table:table-cell>
          <table:table-cell office:value-type="string" calcext:value-type="string">
            <text:p>org.jboss.arquillian.ajocado.drone.example.webapp.User</text:p>
          </table:table-cell>
          <table:table-cell office:value-type="string" calcext:value-type="string">
            <text:p>/home/suporte/Documentos/java_projects/arquillian-graphene/graphene-selenium/graphene-selenium-drone/src/test/java/org/jboss/arquillian/ajocado/drone/example/webapp/User.java</text:p>
          </table:table-cell>
        </table:table-row>
        <table:table-row table:style-name="ro1">
          <table:table-cell office:value-type="string" calcext:value-type="string">
            <text:p>/home/suporte/Documentos/java_projects/arquillian-showcase/ui</text:p>
          </table:table-cell>
          <table:table-cell office:value-type="string" calcext:value-type="string">
            <text:p>com.acme.ui.User</text:p>
          </table:table-cell>
          <table:table-cell office:value-type="string" calcext:value-type="string">
            <text:p>/home/suporte/Documentos/java_projects/arquillian-showcase/ui/src/main/java/com/acme/ui/User.java</text:p>
          </table:table-cell>
        </table:table-row>
        <table:table-row table:style-name="ro1">
          <table:table-cell office:value-type="string" calcext:value-type="string">
            <text:p>/home/suporte/Documentos/java_projects/asamal/asamal-parent/asamal-example</text:p>
          </table:table-cell>
          <table:table-cell office:value-type="string" calcext:value-type="string">
            <text:p>pl.softwaremill.asamal.example.model.security.User</text:p>
          </table:table-cell>
          <table:table-cell office:value-type="string" calcext:value-type="string">
            <text:p>/home/suporte/Documentos/java_projects/asamal/asamal-parent/asamal-example/src/main/java/pl/softwaremill/asamal/example/model/security/User.java</text:p>
          </table:table-cell>
        </table:table-row>
        <table:table-row table:style-name="ro1">
          <table:table-cell office:value-type="string" calcext:value-type="string">
            <text:p>/home/suporte/Documentos/java_projects/b3log-latke/latke</text:p>
          </table:table-cell>
          <table:table-cell office:value-type="string" calcext:value-type="string">
            <text:p>org.b3log.latke.model.User</text:p>
          </table:table-cell>
          <table:table-cell office:value-type="string" calcext:value-type="string">
            <text:p>/home/suporte/Documentos/java_projects/b3log-latke/latke/src/main/java/org/b3log/latke/model/User.java</text:p>
          </table:table-cell>
        </table:table-row>
        <table:table-row table:style-name="ro1">
          <table:table-cell office:value-type="string" calcext:value-type="string">
            <text:p>/home/suporte/Documentos/java_projects/bank/bean</text:p>
          </table:table-cell>
          <table:table-cell office:value-type="string" calcext:value-type="string">
            <text:p>com.excilys.formation.bank.bean.User</text:p>
          </table:table-cell>
          <table:table-cell office:value-type="string" calcext:value-type="string">
            <text:p>/home/suporte/Documentos/java_projects/bank/bean/src/main/java/com/excilys/formation/bank/bean/User.java</text:p>
          </table:table-cell>
        </table:table-row>
        <table:table-row table:style-name="ro1">
          <table:table-cell office:value-type="string" calcext:value-type="string">
            <text:p>/home/suporte/Documentos/java_projects/basex</text:p>
          </table:table-cell>
          <table:table-cell office:value-type="string" calcext:value-type="string">
            <text:p>org.basex.core.User</text:p>
          </table:table-cell>
          <table:table-cell office:value-type="string" calcext:value-type="string">
            <text:p>/home/suporte/Documentos/java_projects/basex/src/main/java/org/basex/core/User.java</text:p>
          </table:table-cell>
        </table:table-row>
        <table:table-row table:style-name="ro1">
          <table:table-cell office:value-type="string" calcext:value-type="string">
            <text:p>/home/suporte/Documentos/java_projects/beanvalidation-tck/tests</text:p>
          </table:table-cell>
          <table:table-cell office:value-type="string" calcext:value-type="string">
            <text:p>org.hibernate.beanvalidation.tck.tests.xmlconfiguration.User</text:p>
          </table:table-cell>
          <table:table-cell office:value-type="string" calcext:value-type="string">
            <text:p>/home/suporte/Documentos/java_projects/beanvalidation-tck/tests/src/main/java/org/hibernate/beanvalidation/tck/tests/xmlconfiguration/User.java</text:p>
          </table:table-cell>
        </table:table-row>
        <table:table-row table:style-name="ro1">
          <table:table-cell office:value-type="string" calcext:value-type="string">
            <text:p>/home/suporte/Documentos/java_projects/bestpractices/gs-rest-example</text:p>
          </table:table-cell>
          <table:table-cell office:value-type="string" calcext:value-type="string">
            <text:p>com.gigaspaces.rest.model.Person</text:p>
          </table:table-cell>
          <table:table-cell office:value-type="string" calcext:value-type="string">
            <text:p>/home/suporte/Documentos/java_projects/bestpractices/gs-rest-example/src/main/java/com/gigaspaces/rest/model/Person.java</text:p>
          </table:table-cell>
        </table:table-row>
        <table:table-row table:style-name="ro1">
          <table:table-cell office:value-type="string" calcext:value-type="string">
            <text:p>/home/suporte/Documentos/java_projects/BidiThrift/Client</text:p>
          </table:table-cell>
          <table:table-cell office:value-type="string" calcext:value-type="string">
            <text:p>com.joelpm.bidiMessages.client.Client</text:p>
          </table:table-cell>
          <table:table-cell office:value-type="string" calcext:value-type="string">
            <text:p>/home/suporte/Documentos/java_projects/BidiThrift/Client/src/main/java/com/joelpm/bidiMessages/client/Client.java</text:p>
          </table:table-cell>
        </table:table-row>
        <table:table-row table:style-name="ro1">
          <table:table-cell office:value-type="string" calcext:value-type="string">
            <text:p>/home/suporte/Documentos/java_projects/bigbird/api</text:p>
          </table:table-cell>
          <table:table-cell office:value-type="string" calcext:value-type="string">
            <text:p>bigbird.User</text:p>
          </table:table-cell>
          <table:table-cell office:value-type="string" calcext:value-type="string">
            <text:p>/home/suporte/Documentos/java_projects/bigbird/api/src/main/java/bigbird/User.java</text:p>
          </table:table-cell>
        </table:table-row>
        <table:table-row table:style-name="ro1">
          <table:table-cell office:value-type="string" calcext:value-type="string">
            <text:p>/home/suporte/Documentos/java_projects/bigbluebutton/esl-client-bbb/org.freeswitch.esl.client</text:p>
          </table:table-cell>
          <table:table-cell office:value-type="string" calcext:value-type="string">
            <text:p>org.freeswitch.esl.client.inbound.Client</text:p>
          </table:table-cell>
          <table:table-cell office:value-type="string" calcext:value-type="string">
            <text:p>/home/suporte/Documentos/java_projects/bigbluebutton/esl-client-bbb/org.freeswitch.esl.client/src/main/java/org/freeswitch/esl/client/inbound/Client.java</text:p>
          </table:table-cell>
        </table:table-row>
        <table:table-row table:style-name="ro1">
          <table:table-cell office:value-type="string" calcext:value-type="string">
            <text:p>/home/suporte/Documentos/java_projects/bingo/bingo-client</text:p>
          </table:table-cell>
          <table:table-cell office:value-type="string" calcext:value-type="string">
            <text:p>development.bean.User</text:p>
          </table:table-cell>
          <table:table-cell office:value-type="string" calcext:value-type="string">
            <text:p>/home/suporte/Documentos/java_projects/bingo/bingo-client/src/main/java/development/bean/User.java</text:p>
          </table:table-cell>
        </table:table-row>
        <table:table-row table:style-name="ro1">
          <table:table-cell office:value-type="string" calcext:value-type="string">
            <text:p>/home/suporte/Documentos/java_projects/BioInvIndex/model</text:p>
          </table:table-cell>
          <table:table-cell office:value-type="string" calcext:value-type="string">
            <text:p>uk.ac.ebi.bioinvindex.model.security.User</text:p>
          </table:table-cell>
          <table:table-cell office:value-type="string" calcext:value-type="string">
            <text:p>/home/suporte/Documentos/java_projects/BioInvIndex/model/src/main/java/uk/ac/ebi/bioinvindex/model/security/User.java</text:p>
          </table:table-cell>
        </table:table-row>
        <table:table-row table:style-name="ro1">
          <table:table-cell office:value-type="string" calcext:value-type="string">
            <text:p>/home/suporte/Documentos/java_projects/bodoque</text:p>
          </table:table-cell>
          <table:table-cell office:value-type="string" calcext:value-type="string">
            <text:p>helpers.Person</text:p>
          </table:table-cell>
          <table:table-cell office:value-type="string" calcext:value-type="string">
            <text:p>/home/suporte/Documentos/java_projects/bodoque/src/test/java/helpers/Person.java</text:p>
          </table:table-cell>
        </table:table-row>
        <table:table-row table:style-name="ro1">
          <table:table-cell office:value-type="string" calcext:value-type="string">
            <text:p>/home/suporte/Documentos/java_projects/brix-cms/brix-rmiserver</text:p>
          </table:table-cell>
          <table:table-cell office:value-type="string" calcext:value-type="string">
            <text:p>org.brixcms.rmiserver.User</text:p>
          </table:table-cell>
          <table:table-cell office:value-type="string" calcext:value-type="string">
            <text:p>/home/suporte/Documentos/java_projects/brix-cms/brix-rmiserver/src/main/java/org/brixcms/rmiserver/User.java</text:p>
          </table:table-cell>
        </table:table-row>
        <table:table-row table:style-name="ro1">
          <table:table-cell office:value-type="string" calcext:value-type="string">
            <text:p>/home/suporte/Documentos/java_projects/brms-customer-evaluation-demo/projects/brms-customer-evaluation-demo</text:p>
          </table:table-cell>
          <table:table-cell office:value-type="string" calcext:value-type="string">
            <text:p>org.jbpm.evaluation.customer.Person</text:p>
          </table:table-cell>
          <table:table-cell office:value-type="string" calcext:value-type="string">
            <text:p>/home/suporte/Documentos/java_projects/brms-customer-evaluation-demo/projects/brms-customer-evaluation-demo/src/main/java/org/jbpm/evaluation/customer/Person.java</text:p>
          </table:table-cell>
        </table:table-row>
        <table:table-row table:style-name="ro1">
          <table:table-cell office:value-type="string" calcext:value-type="string">
            <text:p>/home/suporte/Documentos/java_projects/BuilderGen/buildergen-example</text:p>
          </table:table-cell>
          <table:table-cell office:value-type="string" calcext:value-type="string">
            <text:p>info.piwai.buildergen.bean.Person</text:p>
          </table:table-cell>
          <table:table-cell office:value-type="string" calcext:value-type="string">
            <text:p>/home/suporte/Documentos/java_projects/BuilderGen/buildergen-example/src/main/java/info/piwai/buildergen/bean/Person.java</text:p>
          </table:table-cell>
        </table:table-row>
        <table:table-row table:style-name="ro1">
          <table:table-cell office:value-type="string" calcext:value-type="string">
            <text:p>/home/suporte/Documentos/java_projects/cafeweb</text:p>
          </table:table-cell>
          <table:table-cell office:value-type="string" calcext:value-type="string">
            <text:p>com.ondei.webdelivery.domain.Usuario</text:p>
          </table:table-cell>
          <table:table-cell office:value-type="string" calcext:value-type="string">
            <text:p>/home/suporte/Documentos/java_projects/cafeweb/src/main/java/com/ondei/webdelivery/domain/Usuario.java</text:p>
          </table:table-cell>
        </table:table-row>
        <table:table-row table:style-name="ro1">
          <table:table-cell office:value-type="string" calcext:value-type="string">
            <text:p>/home/suporte/Documentos/java_projects/calopsita</text:p>
          </table:table-cell>
          <table:table-cell office:value-type="string" calcext:value-type="string">
            <text:p>br.com.caelum.calopsita.model.User</text:p>
          </table:table-cell>
          <table:table-cell office:value-type="string" calcext:value-type="string">
            <text:p>/home/suporte/Documentos/java_projects/calopsita/src/main/java/br/com/caelum/calopsita/model/User.java</text:p>
          </table:table-cell>
        </table:table-row>
        <table:table-row table:style-name="ro1">
          <table:table-cell office:value-type="string" calcext:value-type="string">
            <text:p>/home/suporte/Documentos/java_projects/camel-webinar/part2/camel-example-jaxb</text:p>
          </table:table-cell>
          <table:table-cell office:value-type="string" calcext:value-type="string">
            <text:p>foo.Customer</text:p>
          </table:table-cell>
          <table:table-cell office:value-type="string" calcext:value-type="string">
            <text:p>/home/suporte/Documentos/java_projects/camel-webinar/part2/camel-example-jaxb/src/main/java/foo/Customer.java</text:p>
          </table:table-cell>
        </table:table-row>
        <table:table-row table:style-name="ro1">
          <table:table-cell office:value-type="string" calcext:value-type="string">
            <text:p>/home/suporte/Documentos/java_projects/candlepin</text:p>
          </table:table-cell>
          <table:table-cell office:value-type="string" calcext:value-type="string">
            <text:p>org.candlepin.model.User</text:p>
          </table:table-cell>
          <table:table-cell office:value-type="string" calcext:value-type="string">
            <text:p>/home/suporte/Documentos/java_projects/candlepin/src/main/java/org/candlepin/model/User.java</text:p>
          </table:table-cell>
        </table:table-row>
        <table:table-row table:style-name="ro1">
          <table:table-cell office:value-type="string" calcext:value-type="string">
            <text:p>/home/suporte/Documentos/java_projects/capedwarf-blue/testsuite</text:p>
          </table:table-cell>
          <table:table-cell office:value-type="string" calcext:value-type="string">
            <text:p>org.jboss.capedwarf.testsuite.jpa.Client</text:p>
          </table:table-cell>
          <table:table-cell office:value-type="string" calcext:value-type="string">
            <text:p>/home/suporte/Documentos/java_projects/capedwarf-blue/testsuite/src/main/java/org/jboss/capedwarf/testsuite/jpa/Client.java</text:p>
          </table:table-cell>
        </table:table-row>
        <table:table-row table:style-name="ro1">
          <table:table-cell office:value-type="string" calcext:value-type="string">
            <text:p>/home/suporte/Documentos/java_projects/caseconductor-platform/utest-domain-model</text:p>
          </table:table-cell>
          <table:table-cell office:value-type="string" calcext:value-type="string">
            <text:p>com.utest.domain.User</text:p>
          </table:table-cell>
          <table:table-cell office:value-type="string" calcext:value-type="string">
            <text:p>/home/suporte/Documentos/java_projects/caseconductor-platform/utest-domain-model/src/main/java/com/utest/domain/User.java</text:p>
          </table:table-cell>
        </table:table-row>
        <table:table-row table:style-name="ro1">
          <table:table-cell office:value-type="string" calcext:value-type="string">
            <text:p>/home/suporte/Documentos/java_projects/cdi-arq-workshop/arquillian-showcase/ui</text:p>
          </table:table-cell>
          <table:table-cell office:value-type="string" calcext:value-type="string">
            <text:p>com.acme.ui.User</text:p>
          </table:table-cell>
          <table:table-cell office:value-type="string" calcext:value-type="string">
            <text:p>/home/suporte/Documentos/java_projects/cdi-arq-workshop/arquillian-showcase/ui/src/main/java/com/acme/ui/User.java</text:p>
          </table:table-cell>
        </table:table-row>
        <table:table-row table:style-name="ro1">
          <table:table-cell office:value-type="string" calcext:value-type="string">
            <text:p>/home/suporte/Documentos/java_projects/cineasts</text:p>
          </table:table-cell>
          <table:table-cell office:value-type="string" calcext:value-type="string">
            <text:p>org.neo4j.cineasts.domain.Person</text:p>
          </table:table-cell>
          <table:table-cell office:value-type="string" calcext:value-type="string">
            <text:p>/home/suporte/Documentos/java_projects/cineasts/src/main/java/org/neo4j/cineasts/domain/Person.java</text:p>
          </table:table-cell>
        </table:table-row>
        <table:table-row table:style-name="ro1">
          <table:table-cell office:value-type="string" calcext:value-type="string">
            <text:p>/home/suporte/Documentos/java_projects/cineasts</text:p>
          </table:table-cell>
          <table:table-cell office:value-type="string" calcext:value-type="string">
            <text:p>org.neo4j.cineasts.domain.User</text:p>
          </table:table-cell>
          <table:table-cell office:value-type="string" calcext:value-type="string">
            <text:p>/home/suporte/Documentos/java_projects/cineasts/src/main/java/org/neo4j/cineasts/domain/User.java</text:p>
          </table:table-cell>
        </table:table-row>
        <table:table-row table:style-name="ro1">
          <table:table-cell office:value-type="string" calcext:value-type="string">
            <text:p>/home/suporte/Documentos/java_projects/classic/examples/registration-war</text:p>
          </table:table-cell>
          <table:table-cell office:value-type="string" calcext:value-type="string">
            <text:p>org.jboss.seam.example.registration.User</text:p>
          </table:table-cell>
          <table:table-cell office:value-type="string" calcext:value-type="string">
            <text:p>/home/suporte/Documentos/java_projects/classic/examples/registration-war/src/main/java/org/jboss/seam/example/registration/User.java</text:p>
          </table:table-cell>
        </table:table-row>
        <table:table-row table:style-name="ro1">
          <table:table-cell office:value-type="string" calcext:value-type="string">
            <text:p>/home/suporte/Documentos/java_projects/classic/examples/registration/registration-ejb</text:p>
          </table:table-cell>
          <table:table-cell office:value-type="string" calcext:value-type="string">
            <text:p>org.jboss.seam.example.registration.User</text:p>
          </table:table-cell>
          <table:table-cell office:value-type="string" calcext:value-type="string">
            <text:p>/home/suporte/Documentos/java_projects/classic/examples/registration/registration-ejb/src/main/java/org/jboss/seam/example/registration/User.java</text:p>
          </table:table-cell>
        </table:table-row>
        <table:table-row table:style-name="ro1">
          <table:table-cell office:value-type="string" calcext:value-type="string">
            <text:p>/home/suporte/Documentos/java_projects/climone</text:p>
          </table:table-cell>
          <table:table-cell office:value-type="string" calcext:value-type="string">
            <text:p>org.opensource.climone.entities.security.User</text:p>
          </table:table-cell>
          <table:table-cell office:value-type="string" calcext:value-type="string">
            <text:p>/home/suporte/Documentos/java_projects/climone/src/main/java/org/opensource/climone/entities/security/User.java</text:p>
          </table:table-cell>
        </table:table-row>
        <table:table-row table:style-name="ro1">
          <table:table-cell office:value-type="string" calcext:value-type="string">
            <text:p>/home/suporte/Documentos/java_projects/cloudname/a3</text:p>
          </table:table-cell>
          <table:table-cell office:value-type="string" calcext:value-type="string">
            <text:p>org.cloudname.a3.domain.User</text:p>
          </table:table-cell>
          <table:table-cell office:value-type="string" calcext:value-type="string">
            <text:p>/home/suporte/Documentos/java_projects/cloudname/a3/src/main/java/org/cloudname/a3/domain/User.java</text:p>
          </table:table-cell>
        </table:table-row>
        <table:table-row table:style-name="ro1">
          <table:table-cell office:value-type="string" calcext:value-type="string">
            <text:p>/home/suporte/Documentos/java_projects/code2cloud.server/com.tasktop.c2c.server/com.tasktop.c2c.server.wiki.server</text:p>
          </table:table-cell>
          <table:table-cell office:value-type="string" calcext:value-type="string">
            <text:p>com.tasktop.c2c.server.internal.wiki.server.domain.Person</text:p>
          </table:table-cell>
          <table:table-cell office:value-type="string" calcext:value-type="string">
            <text:p>/home/suporte/Documentos/java_projects/code2cloud.server/com.tasktop.c2c.server/com.tasktop.c2c.server.wiki.server/src/main/java/com/tasktop/c2c/server/internal/wiki/server/domain/Person.java</text:p>
          </table:table-cell>
        </table:table-row>
        <table:table-row table:style-name="ro1">
          <table:table-cell office:value-type="string" calcext:value-type="string">
            <text:p>/home/suporte/Documentos/java_projects/Coffee-Framework/coffeeframework-samples</text:p>
          </table:table-cell>
          <table:table-cell office:value-type="string" calcext:value-type="string">
            <text:p>coffee.sample.user.User</text:p>
          </table:table-cell>
          <table:table-cell office:value-type="string" calcext:value-type="string">
            <text:p>/home/suporte/Documentos/java_projects/Coffee-Framework/coffeeframework-samples/src/main/java/coffee/sample/user/User.java</text:p>
          </table:table-cell>
        </table:table-row>
        <table:table-row table:style-name="ro1">
          <table:table-cell office:value-type="string" calcext:value-type="string">
            <text:p>/home/suporte/Documentos/java_projects/component-objects/ftest</text:p>
          </table:table-cell>
          <table:table-cell office:value-type="string" calcext:value-type="string">
            <text:p>org.richfaces.tests.page.fragments.ftest.bean.Person</text:p>
          </table:table-cell>
          <table:table-cell office:value-type="string" calcext:value-type="string">
            <text:p>/home/suporte/Documentos/java_projects/component-objects/ftest/src/test/java/org/richfaces/tests/page/fragments/ftest/bean/Person.java</text:p>
          </table:table-cell>
        </table:table-row>
        <table:table-row table:style-name="ro1">
          <table:table-cell office:value-type="string" calcext:value-type="string">
            <text:p>/home/suporte/Documentos/java_projects/conTECt/sources/java/maven</text:p>
          </table:table-cell>
          <table:table-cell office:value-type="string" calcext:value-type="string">
            <text:p>de.panayir.contect.Person</text:p>
          </table:table-cell>
          <table:table-cell office:value-type="string" calcext:value-type="string">
            <text:p>/home/suporte/Documentos/java_projects/conTECt/sources/java/maven/src/main/java/de/panayir/contect/Person.java</text:p>
          </table:table-cell>
        </table:table-row>
        <table:table-row table:style-name="ro1">
          <table:table-cell office:value-type="string" calcext:value-type="string">
            <text:p>/home/suporte/Documentos/java_projects/core_1/transform</text:p>
          </table:table-cell>
          <table:table-cell office:value-type="string" calcext:value-type="string">
            <text:p>org.switchyard.transform.internal.json.Person</text:p>
          </table:table-cell>
          <table:table-cell office:value-type="string" calcext:value-type="string">
            <text:p>/home/suporte/Documentos/java_projects/core_1/transform/src/test/java/org/switchyard/transform/internal/json/Person.java</text:p>
          </table:table-cell>
        </table:table-row>
        <table:table-row table:style-name="ro1">
          <table:table-cell office:value-type="string" calcext:value-type="string">
            <text:p>/home/suporte/Documentos/java_projects/core_1/transform</text:p>
          </table:table-cell>
          <table:table-cell office:value-type="string" calcext:value-type="string">
            <text:p>org.switchyard.transform.internal.smooks.Person</text:p>
          </table:table-cell>
          <table:table-cell office:value-type="string" calcext:value-type="string">
            <text:p>/home/suporte/Documentos/java_projects/core_1/transform/src/test/java/org/switchyard/transform/internal/smooks/Person.java</text:p>
          </table:table-cell>
        </table:table-row>
        <table:table-row table:style-name="ro1">
          <table:table-cell office:value-type="string" calcext:value-type="string">
            <text:p>/home/suporte/Documentos/java_projects/core/examples/jsf/login</text:p>
          </table:table-cell>
          <table:table-cell office:value-type="string" calcext:value-type="string">
            <text:p>org.jboss.weld.examples.login.User</text:p>
          </table:table-cell>
          <table:table-cell office:value-type="string" calcext:value-type="string">
            <text:p>/home/suporte/Documentos/java_projects/core/examples/jsf/login/src/main/java/org/jboss/weld/examples/login/User.java</text:p>
          </table:table-cell>
        </table:table-row>
        <table:table-row table:style-name="ro1">
          <table:table-cell office:value-type="string" calcext:value-type="string">
            <text:p>/home/suporte/Documentos/java_projects/Cotentin/cotentin.examples.simple</text:p>
          </table:table-cell>
          <table:table-cell office:value-type="string" calcext:value-type="string">
            <text:p>nu.cotentin.examples.simple.objects.Person</text:p>
          </table:table-cell>
          <table:table-cell office:value-type="string" calcext:value-type="string">
            <text:p>/home/suporte/Documentos/java_projects/Cotentin/cotentin.examples.simple/src/main/java/nu/cotentin/examples/simple/objects/Person.java</text:p>
          </table:table-cell>
        </table:table-row>
        <table:table-row table:style-name="ro1">
          <table:table-cell office:value-type="string" calcext:value-type="string">
            <text:p>/home/suporte/Documentos/java_projects/CQ2-Sim</text:p>
          </table:table-cell>
          <table:table-cell office:value-type="string" calcext:value-type="string">
            <text:p>be.lacerta.cq2.sim.hbn.User</text:p>
          </table:table-cell>
          <table:table-cell office:value-type="string" calcext:value-type="string">
            <text:p>/home/suporte/Documentos/java_projects/CQ2-Sim/src/main/java/be/lacerta/cq2/sim/hbn/User.java</text:p>
          </table:table-cell>
        </table:table-row>
        <table:table-row table:style-name="ro1">
          <table:table-cell office:value-type="string" calcext:value-type="string">
            <text:p>/home/suporte/Documentos/java_projects/crest/sample</text:p>
          </table:table-cell>
          <table:table-cell office:value-type="string" calcext:value-type="string">
            <text:p>org.codegist.crest.twitter.model.User</text:p>
          </table:table-cell>
          <table:table-cell office:value-type="string" calcext:value-type="string">
            <text:p>/home/suporte/Documentos/java_projects/crest/sample/src/main/java/org/codegist/crest/twitter/model/User.java</text:p>
          </table:table-cell>
        </table:table-row>
        <table:table-row table:style-name="ro1">
          <table:table-cell office:value-type="string" calcext:value-type="string">
            <text:p>/home/suporte/Documentos/java_projects/crunch/crunch</text:p>
          </table:table-cell>
          <table:table-cell office:value-type="string" calcext:value-type="string">
            <text:p>org.apache.crunch.test.Person</text:p>
          </table:table-cell>
          <table:table-cell office:value-type="string" calcext:value-type="string">
            <text:p>/home/suporte/Documentos/java_projects/crunch/crunch/src/test/java/org/apache/crunch/test/Person.java</text:p>
          </table:table-cell>
        </table:table-row>
        <table:table-row table:style-name="ro1">
          <table:table-cell office:value-type="string" calcext:value-type="string">
            <text:p>/home/suporte/Documentos/java_projects/cs2012/main</text:p>
          </table:table-cell>
          <table:table-cell office:value-type="string" calcext:value-type="string">
            <text:p>cs.modelo.Cliente</text:p>
          </table:table-cell>
          <table:table-cell office:value-type="string" calcext:value-type="string">
            <text:p>/home/suporte/Documentos/java_projects/cs2012/main/src/main/java/cs/modelo/Cliente.java</text:p>
          </table:table-cell>
        </table:table-row>
        <table:table-row table:style-name="ro1">
          <table:table-cell office:value-type="string" calcext:value-type="string">
            <text:p>/home/suporte/Documentos/java_projects/cypher-dsl</text:p>
          </table:table-cell>
          <table:table-cell office:value-type="string" calcext:value-type="string">
            <text:p>org.neo4j.cypherdsl.querydsl.Person</text:p>
          </table:table-cell>
          <table:table-cell office:value-type="string" calcext:value-type="string">
            <text:p>/home/suporte/Documentos/java_projects/cypher-dsl/src/test/java/org/neo4j/cypherdsl/querydsl/Person.java</text:p>
          </table:table-cell>
        </table:table-row>
        <table:table-row table:style-name="ro1">
          <table:table-cell office:value-type="string" calcext:value-type="string">
            <text:p>/home/suporte/Documentos/java_projects/Diego-Pacheco-Sandbox/java/camel-jms-request-reply</text:p>
          </table:table-cell>
          <table:table-cell office:value-type="string" calcext:value-type="string">
            <text:p>com.blogspot.diegopacheco.camel.jms.rr.client.Client</text:p>
          </table:table-cell>
          <table:table-cell office:value-type="string" calcext:value-type="string">
            <text:p>/home/suporte/Documentos/java_projects/Diego-Pacheco-Sandbox/java/camel-jms-request-reply/src/main/java/com/blogspot/diegopacheco/camel/jms/rr/client/Client.java</text:p>
          </table:table-cell>
        </table:table-row>
        <table:table-row table:style-name="ro1">
          <table:table-cell office:value-type="string" calcext:value-type="string">
            <text:p>/home/suporte/Documentos/java_projects/Diego-Pacheco-Sandbox/java/etl-smooks-tests</text:p>
          </table:table-cell>
          <table:table-cell office:value-type="string" calcext:value-type="string">
            <text:p>example.pojos.Customer</text:p>
          </table:table-cell>
          <table:table-cell office:value-type="string" calcext:value-type="string">
            <text:p>/home/suporte/Documentos/java_projects/Diego-Pacheco-Sandbox/java/etl-smooks-tests/src/main/java/example/pojos/Customer.java</text:p>
          </table:table-cell>
        </table:table-row>
        <table:table-row table:style-name="ro1">
          <table:table-cell office:value-type="string" calcext:value-type="string">
            <text:p>/home/suporte/Documentos/java_projects/Drools_jBPM5-Training-Examples/drools5/06-DroolsExpert-KnowledgeAgent</text:p>
          </table:table-cell>
          <table:table-cell office:value-type="string" calcext:value-type="string">
            <text:p>org.plugtree.training.model.Person</text:p>
          </table:table-cell>
          <table:table-cell office:value-type="string" calcext:value-type="string">
            <text:p>/home/suporte/Documentos/java_projects/Drools_jBPM5-Training-Examples/drools5/06-DroolsExpert-KnowledgeAgent/src/main/java/org/plugtree/training/model/Person.java</text:p>
          </table:table-cell>
        </table:table-row>
        <table:table-row table:style-name="ro1">
          <table:table-cell office:value-type="string" calcext:value-type="string">
            <text:p>/home/suporte/Documentos/java_projects/Drools_jBPM5-Training-Examples/drools5/09-DroolsExpert-RETEnetworkExamples</text:p>
          </table:table-cell>
          <table:table-cell office:value-type="string" calcext:value-type="string">
            <text:p>com.wordpress.salaboy.model.Person</text:p>
          </table:table-cell>
          <table:table-cell office:value-type="string" calcext:value-type="string">
            <text:p>/home/suporte/Documentos/java_projects/Drools_jBPM5-Training-Examples/drools5/09-DroolsExpert-RETEnetworkExamples/src/main/java/com/wordpress/salaboy/model/Person.java</text:p>
          </table:table-cell>
        </table:table-row>
        <table:table-row table:style-name="ro1">
          <table:table-cell office:value-type="string" calcext:value-type="string">
            <text:p>/home/suporte/Documentos/java_projects/drools-chance/drools-informer/drools-informer-core</text:p>
          </table:table-cell>
          <table:table-cell office:value-type="string" calcext:value-type="string">
            <text:p>org.drools.informer.Person</text:p>
          </table:table-cell>
          <table:table-cell office:value-type="string" calcext:value-type="string">
            <text:p>/home/suporte/Documentos/java_projects/drools-chance/drools-informer/drools-informer-core/src/test/java/org/drools/informer/Person.java</text:p>
          </table:table-cell>
        </table:table-row>
        <table:table-row table:style-name="ro1">
          <table:table-cell office:value-type="string" calcext:value-type="string">
            <text:p>/home/suporte/Documentos/java_projects/drools/drools-clips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/drools-clips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/drools-compiler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/drools-compiler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/drools-core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/drools-core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/drools-decisiontables</text:p>
          </table:table-cell>
          <table:table-cell office:value-type="string" calcext:value-type="string">
            <text:p>org.drools.decisiontable.Person</text:p>
          </table:table-cell>
          <table:table-cell office:value-type="string" calcext:value-type="string">
            <text:p>/home/suporte/Documentos/java_projects/drools/drools-decisiontables/src/test/java/org/drools/decisiontable/Person.java</text:p>
          </table:table-cell>
        </table:table-row>
        <table:table-row table:style-name="ro1">
          <table:table-cell office:value-type="string" calcext:value-type="string">
            <text:p>/home/suporte/Documentos/java_projects/drools/drools-examples</text:p>
          </table:table-cell>
          <table:table-cell office:value-type="string" calcext:value-type="string">
            <text:p>org.drools.examples.templates.Person</text:p>
          </table:table-cell>
          <table:table-cell office:value-type="string" calcext:value-type="string">
            <text:p>/home/suporte/Documentos/java_projects/drools/drools-examples/src/main/java/org/drools/examples/templates/Person.java</text:p>
          </table:table-cell>
        </table:table-row>
        <table:table-row table:style-name="ro1">
          <table:table-cell office:value-type="string" calcext:value-type="string">
            <text:p>/home/suporte/Documentos/java_projects/drools/drools-jsr94</text:p>
          </table:table-cell>
          <table:table-cell office:value-type="string" calcext:value-type="string">
            <text:p>org.drools.decisiontable.Person</text:p>
          </table:table-cell>
          <table:table-cell office:value-type="string" calcext:value-type="string">
            <text:p>/home/suporte/Documentos/java_projects/drools/drools-jsr94/src/test/java/org/drools/decisiontable/Person.java</text:p>
          </table:table-cell>
        </table:table-row>
        <table:table-row table:style-name="ro1">
          <table:table-cell office:value-type="string" calcext:value-type="string">
            <text:p>/home/suporte/Documentos/java_projects/drools/drools-templates</text:p>
          </table:table-cell>
          <table:table-cell office:value-type="string" calcext:value-type="string">
            <text:p>org.drools.template.jdbc.Person</text:p>
          </table:table-cell>
          <table:table-cell office:value-type="string" calcext:value-type="string">
            <text:p>/home/suporte/Documentos/java_projects/drools/drools-templates/src/test/java/org/drools/template/jdbc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build-distribution/drools-osgi-bundles/org.drools.osgi.test</text:p>
          </table:table-cell>
          <table:table-cell office:value-type="string" calcext:value-type="string">
            <text:p>org.test.Person</text:p>
          </table:table-cell>
          <table:table-cell office:value-type="string" calcext:value-type="string">
            <text:p>/home/suporte/Documentos/java_projects/droolsjbpm-build-distribution/drools-osgi-bundles/org.drools.osgi.test/src/test/java/org/test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ant</text:p>
          </table:table-cell>
          <table:table-cell office:value-type="string" calcext:value-type="string">
            <text:p>org.drools.contrib.Person</text:p>
          </table:table-cell>
          <table:table-cell office:value-type="string" calcext:value-type="string">
            <text:p>/home/suporte/Documentos/java_projects/droolsjbpm-contributed-experiments/machinelearning/4.0.x/drools-ant/src/test/java/org/drools/contrib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clips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4.0.x/drools-clips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compiler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4.0.x/drools-compiler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core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4.0.x/drools-core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decisiontables</text:p>
          </table:table-cell>
          <table:table-cell office:value-type="string" calcext:value-type="string">
            <text:p>org.drools.decisiontable.Person</text:p>
          </table:table-cell>
          <table:table-cell office:value-type="string" calcext:value-type="string">
            <text:p>/home/suporte/Documentos/java_projects/droolsjbpm-contributed-experiments/machinelearning/4.0.x/drools-decisiontables/src/test/java/org/drools/decisiontable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jbrms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4.0.x/drools-jbrms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jsr94</text:p>
          </table:table-cell>
          <table:table-cell office:value-type="string" calcext:value-type="string">
            <text:p>org.drools.decisiontable.Person</text:p>
          </table:table-cell>
          <table:table-cell office:value-type="string" calcext:value-type="string">
            <text:p>/home/suporte/Documentos/java_projects/droolsjbpm-contributed-experiments/machinelearning/4.0.x/drools-jsr94/src/test/java/org/drools/decisiontable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ant</text:p>
          </table:table-cell>
          <table:table-cell office:value-type="string" calcext:value-type="string">
            <text:p>org.drools.contrib.Person</text:p>
          </table:table-cell>
          <table:table-cell office:value-type="string" calcext:value-type="string">
            <text:p>/home/suporte/Documentos/java_projects/droolsjbpm-contributed-experiments/machinelearning/5.0.x/drools-ant/src/test/java/org/drools/contrib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clips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5.0.x/drools-clips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compiler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5.0.x/drools-compiler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core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5.0.x/drools-core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decisiontables</text:p>
          </table:table-cell>
          <table:table-cell office:value-type="string" calcext:value-type="string">
            <text:p>org.drools.decisiontable.Person</text:p>
          </table:table-cell>
          <table:table-cell office:value-type="string" calcext:value-type="string">
            <text:p>/home/suporte/Documentos/java_projects/droolsjbpm-contributed-experiments/machinelearning/5.0.x/drools-decisiontables/src/test/java/org/drools/decisiontable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examples/drools-examples-drl</text:p>
          </table:table-cell>
          <table:table-cell office:value-type="string" calcext:value-type="string">
            <text:p>org.drools.examples.process.order.Customer</text:p>
          </table:table-cell>
          <table:table-cell office:value-type="string" calcext:value-type="string">
            <text:p>/home/suporte/Documentos/java_projects/droolsjbpm-contributed-experiments/machinelearning/5.0.x/drools-examples/drools-examples-drl/src/main/java/org/drools/examples/process/order/Customer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examples/drools-examples-drl</text:p>
          </table:table-cell>
          <table:table-cell office:value-type="string" calcext:value-type="string">
            <text:p>org.drools.examples.templates.Person</text:p>
          </table:table-cell>
          <table:table-cell office:value-type="string" calcext:value-type="string">
            <text:p>/home/suporte/Documentos/java_projects/droolsjbpm-contributed-experiments/machinelearning/5.0.x/drools-examples/drools-examples-drl/src/main/java/org/drools/examples/template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guvnor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5.0.x/drools-guvnor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jsr94</text:p>
          </table:table-cell>
          <table:table-cell office:value-type="string" calcext:value-type="string">
            <text:p>org.drools.decisiontable.Person</text:p>
          </table:table-cell>
          <table:table-cell office:value-type="string" calcext:value-type="string">
            <text:p>/home/suporte/Documentos/java_projects/droolsjbpm-contributed-experiments/machinelearning/5.0.x/drools-jsr94/src/test/java/org/drools/decisiontable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server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5.0.x/drools-server/src/main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ant</text:p>
          </table:table-cell>
          <table:table-cell office:value-type="string" calcext:value-type="string">
            <text:p>org.drools.contrib.Person</text:p>
          </table:table-cell>
          <table:table-cell office:value-type="string" calcext:value-type="string">
            <text:p>/home/suporte/Documentos/java_projects/droolsjbpm-contributed-experiments/machinelearning/5.0/drools-ant/src/test/java/org/drools/contrib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clips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5.0/drools-clips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compiler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5.0/drools-compiler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core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5.0/drools-core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decisiontables</text:p>
          </table:table-cell>
          <table:table-cell office:value-type="string" calcext:value-type="string">
            <text:p>org.drools.decisiontable.Person</text:p>
          </table:table-cell>
          <table:table-cell office:value-type="string" calcext:value-type="string">
            <text:p>/home/suporte/Documentos/java_projects/droolsjbpm-contributed-experiments/machinelearning/5.0/drools-decisiontables/src/test/java/org/drools/decisiontable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examples/drools-examples-drl</text:p>
          </table:table-cell>
          <table:table-cell office:value-type="string" calcext:value-type="string">
            <text:p>org.drools.examples.process.order.Customer</text:p>
          </table:table-cell>
          <table:table-cell office:value-type="string" calcext:value-type="string">
            <text:p>/home/suporte/Documentos/java_projects/droolsjbpm-contributed-experiments/machinelearning/5.0/drools-examples/drools-examples-drl/src/main/java/org/drools/examples/process/order/Customer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guvnor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contributed-experiments/machinelearning/5.0/drools-guvnor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jsr94</text:p>
          </table:table-cell>
          <table:table-cell office:value-type="string" calcext:value-type="string">
            <text:p>org.drools.decisiontable.Person</text:p>
          </table:table-cell>
          <table:table-cell office:value-type="string" calcext:value-type="string">
            <text:p>/home/suporte/Documentos/java_projects/droolsjbpm-contributed-experiments/machinelearning/5.0/drools-jsr94/src/test/java/org/drools/decisiontable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camel</text:p>
          </table:table-cell>
          <table:table-cell office:value-type="string" calcext:value-type="string">
            <text:p>org.drools.camel.testdomain.Person</text:p>
          </table:table-cell>
          <table:table-cell office:value-type="string" calcext:value-type="string">
            <text:p>/home/suporte/Documentos/java_projects/droolsjbpm-integration/drools-camel/src/test/java/org/drools/camel/testdomain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camel</text:p>
          </table:table-cell>
          <table:table-cell office:value-type="string" calcext:value-type="string">
            <text:p>org.drools.pipeline.camel.Person</text:p>
          </table:table-cell>
          <table:table-cell office:value-type="string" calcext:value-type="string">
            <text:p>/home/suporte/Documentos/java_projects/droolsjbpm-integration/drools-camel/src/test/java/org/drools/pipeline/camel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container/drools-spring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integration/drools-container/drools-spring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pipeline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droolsjbpm-integration/drools-pipeline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pipeline</text:p>
          </table:table-cell>
          <table:table-cell office:value-type="string" calcext:value-type="string">
            <text:p>org.drools.runtime.pipeline.impl.Employee</text:p>
          </table:table-cell>
          <table:table-cell office:value-type="string" calcext:value-type="string">
            <text:p>/home/suporte/Documentos/java_projects/droolsjbpm-integration/drools-pipeline/src/test/java/org/drools/runtime/pipeline/impl/Employee.java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simulator</text:p>
          </table:table-cell>
          <table:table-cell office:value-type="string" calcext:value-type="string">
            <text:p>org.drools.simulation.impl.Person</text:p>
          </table:table-cell>
          <table:table-cell office:value-type="string" calcext:value-type="string">
            <text:p>/home/suporte/Documentos/java_projects/droolsjbpm-integration/drools-simulator/src/test/java/org/drools/simulation/impl/Person.java</text:p>
          </table:table-cell>
        </table:table-row>
        <table:table-row table:style-name="ro1">
          <table:table-cell office:value-type="string" calcext:value-type="string">
            <text:p>/home/suporte/Documentos/java_projects/droolsjbpm-tools/drools-ant</text:p>
          </table:table-cell>
          <table:table-cell office:value-type="string" calcext:value-type="string">
            <text:p>org.drools.contrib.Person</text:p>
          </table:table-cell>
          <table:table-cell office:value-type="string" calcext:value-type="string">
            <text:p>/home/suporte/Documentos/java_projects/droolsjbpm-tools/drools-ant/src/test/java/org/drools/contrib/Person.java</text:p>
          </table:table-cell>
        </table:table-row>
        <table:table-row table:style-name="ro1">
          <table:table-cell office:value-type="string" calcext:value-type="string">
            <text:p>/home/suporte/Documentos/java_projects/dropwizard-amqp-sample</text:p>
          </table:table-cell>
          <table:table-cell office:value-type="string" calcext:value-type="string">
            <text:p>com.example.amqp.core.User</text:p>
          </table:table-cell>
          <table:table-cell office:value-type="string" calcext:value-type="string">
            <text:p>/home/suporte/Documentos/java_projects/dropwizard-amqp-sample/src/main/java/com/example/amqp/core/User.java</text:p>
          </table:table-cell>
        </table:table-row>
        <table:table-row table:style-name="ro1">
          <table:table-cell office:value-type="string" calcext:value-type="string">
            <text:p>/home/suporte/Documentos/java_projects/DSpace/dspace-sword</text:p>
          </table:table-cell>
          <table:table-cell office:value-type="string" calcext:value-type="string">
            <text:p>org.purl.sword.client.Client</text:p>
          </table:table-cell>
          <table:table-cell office:value-type="string" calcext:value-type="string">
            <text:p>/home/suporte/Documentos/java_projects/DSpace/dspace-sword/src/main/java/org/purl/sword/client/Client.java</text:p>
          </table:table-cell>
        </table:table-row>
        <table:table-row table:style-name="ro1">
          <table:table-cell office:value-type="string" calcext:value-type="string">
            <text:p>/home/suporte/Documentos/java_projects/dubbo/dubbo-admin</text:p>
          </table:table-cell>
          <table:table-cell office:value-type="string" calcext:value-type="string">
            <text:p>com.alibaba.dubbo.registry.common.domain.User</text:p>
          </table:table-cell>
          <table:table-cell office:value-type="string" calcext:value-type="string">
            <text:p>/home/suporte/Documentos/java_projects/dubbo/dubbo-admin/src/main/java/com/alibaba/dubbo/registry/common/domain/User.java</text:p>
          </table:table-cell>
        </table:table-row>
        <table:table-row table:style-name="ro1">
          <table:table-cell office:value-type="string" calcext:value-type="string">
            <text:p>/home/suporte/Documentos/java_projects/dubbo/dubbo-common</text:p>
          </table:table-cell>
          <table:table-cell office:value-type="string" calcext:value-type="string">
            <text:p>com.alibaba.dubbo.common.model.Person</text:p>
          </table:table-cell>
          <table:table-cell office:value-type="string" calcext:value-type="string">
            <text:p>/home/suporte/Documentos/java_projects/dubbo/dubbo-common/src/test/java/com/alibaba/dubbo/common/model/Person.java</text:p>
          </table:table-cell>
        </table:table-row>
        <table:table-row table:style-name="ro1">
          <table:table-cell office:value-type="string" calcext:value-type="string">
            <text:p>/home/suporte/Documentos/java_projects/dubbo/dubbo-rpc/dubbo-rpc-api</text:p>
          </table:table-cell>
          <table:table-cell office:value-type="string" calcext:value-type="string">
            <text:p>com.alibaba.dubbo.rpc.support.Person</text:p>
          </table:table-cell>
          <table:table-cell office:value-type="string" calcext:value-type="string">
            <text:p>/home/suporte/Documentos/java_projects/dubbo/dubbo-rpc/dubbo-rpc-api/src/test/java/com/alibaba/dubbo/rpc/support/Person.java</text:p>
          </table:table-cell>
        </table:table-row>
        <table:table-row table:style-name="ro1">
          <table:table-cell office:value-type="string" calcext:value-type="string">
            <text:p>/home/suporte/Documentos/java_projects/dubbo/dubbo-rpc/dubbo-rpc-default</text:p>
          </table:table-cell>
          <table:table-cell office:value-type="string" calcext:value-type="string">
            <text:p>com.alibaba.dubbo.rpc.protocol.dubbo.support.Person</text:p>
          </table:table-cell>
          <table:table-cell office:value-type="string" calcext:value-type="string">
            <text:p>/home/suporte/Documentos/java_projects/dubbo/dubbo-rpc/dubbo-rpc-default/src/test/java/com/alibaba/dubbo/rpc/protocol/dubbo/support/Person.java</text:p>
          </table:table-cell>
        </table:table-row>
        <table:table-row table:style-name="ro1">
          <table:table-cell office:value-type="string" calcext:value-type="string">
            <text:p>/home/suporte/Documentos/java_projects/dust/dust-core</text:p>
          </table:table-cell>
          <table:table-cell office:value-type="string" calcext:value-type="string">
            <text:p>se.l4.dust.core.internal.expression.model.Person</text:p>
          </table:table-cell>
          <table:table-cell office:value-type="string" calcext:value-type="string">
            <text:p>/home/suporte/Documentos/java_projects/dust/dust-core/src/test/java/se/l4/dust/core/internal/expression/model/Person.java</text:p>
          </table:table-cell>
        </table:table-row>
        <table:table-row table:style-name="ro1">
          <table:table-cell office:value-type="string" calcext:value-type="string">
            <text:p>/home/suporte/Documentos/java_projects/Easy-Cassandra</text:p>
          </table:table-cell>
          <table:table-cell office:value-type="string" calcext:value-type="string">
            <text:p>org.easycassandra.bean.model.Person</text:p>
          </table:table-cell>
          <table:table-cell office:value-type="string" calcext:value-type="string">
            <text:p>/home/suporte/Documentos/java_projects/Easy-Cassandra/src/test/java/org/easycassandra/bean/model/Person.java</text:p>
          </table:table-cell>
        </table:table-row>
        <table:table-row table:style-name="ro1">
          <table:table-cell office:value-type="string" calcext:value-type="string">
            <text:p>/home/suporte/Documentos/java_projects/ECSE_321-Game</text:p>
          </table:table-cell>
          <table:table-cell office:value-type="string" calcext:value-type="string">
            <text:p>mcgill.game.User</text:p>
          </table:table-cell>
          <table:table-cell office:value-type="string" calcext:value-type="string">
            <text:p>/home/suporte/Documentos/java_projects/ECSE_321-Game/src/main/java/mcgill/game/User.java</text:p>
          </table:table-cell>
        </table:table-row>
        <table:table-row table:style-name="ro1">
          <table:table-cell office:value-type="string" calcext:value-type="string">
            <text:p>/home/suporte/Documentos/java_projects/edg-examples/chunchun</text:p>
          </table:table-cell>
          <table:table-cell office:value-type="string" calcext:value-type="string">
            <text:p>com.jboss.datagrid.chunchun.model.User</text:p>
          </table:table-cell>
          <table:table-cell office:value-type="string" calcext:value-type="string">
            <text:p>/home/suporte/Documentos/java_projects/edg-examples/chunchun/src/main/java/com/jboss/datagrid/chunchun/model/User.java</text:p>
          </table:table-cell>
        </table:table-row>
        <table:table-row table:style-name="ro1">
          <table:table-cell office:value-type="string" calcext:value-type="string">
            <text:p>/home/suporte/Documentos/java_projects/edu-cube</text:p>
          </table:table-cell>
          <table:table-cell office:value-type="string" calcext:value-type="string">
            <text:p>edu.kubsu.fpm.entity.Person</text:p>
          </table:table-cell>
          <table:table-cell office:value-type="string" calcext:value-type="string">
            <text:p>/home/suporte/Documentos/java_projects/edu-cube/src/main/java/edu/kubsu/fpm/entity/Person.java</text:p>
          </table:table-cell>
        </table:table-row>
        <table:table-row table:style-name="ro1">
          <table:table-cell office:value-type="string" calcext:value-type="string">
            <text:p>/home/suporte/Documentos/java_projects/eeg-database_1</text:p>
          </table:table-cell>
          <table:table-cell office:value-type="string" calcext:value-type="string">
            <text:p>cz.zcu.kiv.eegdatabase.data.pojo.Person</text:p>
          </table:table-cell>
          <table:table-cell office:value-type="string" calcext:value-type="string">
            <text:p>/home/suporte/Documentos/java_projects/eeg-database_1/src/main/java/cz/zcu/kiv/eegdatabase/data/pojo/Person.java</text:p>
          </table:table-cell>
        </table:table-row>
        <table:table-row table:style-name="ro1">
          <table:table-cell office:value-type="string" calcext:value-type="string">
            <text:p>/home/suporte/Documentos/java_projects/egov-data/egov-data-hibernate</text:p>
          </table:table-cell>
          <table:table-cell office:value-type="string" calcext:value-type="string">
            <text:p>egov.data.hibernate.sample.domain.User</text:p>
          </table:table-cell>
          <table:table-cell office:value-type="string" calcext:value-type="string">
            <text:p>/home/suporte/Documentos/java_projects/egov-data/egov-data-hibernate/src/test/java/egov/data/hibernate/sample/domain/User.java</text:p>
          </table:table-cell>
        </table:table-row>
        <table:table-row table:style-name="ro1">
          <table:table-cell office:value-type="string" calcext:value-type="string">
            <text:p>/home/suporte/Documentos/java_projects/ehour/eHour-common</text:p>
          </table:table-cell>
          <table:table-cell office:value-type="string" calcext:value-type="string">
            <text:p>net.rrm.ehour.domain.User</text:p>
          </table:table-cell>
          <table:table-cell office:value-type="string" calcext:value-type="string">
            <text:p>/home/suporte/Documentos/java_projects/ehour/eHour-common/src/main/java/net/rrm/ehour/domain/User.java</text:p>
          </table:table-cell>
        </table:table-row>
        <table:table-row table:style-name="ro1">
          <table:table-cell office:value-type="string" calcext:value-type="string">
            <text:p>/home/suporte/Documentos/java_projects/em2012</text:p>
          </table:table-cell>
          <table:table-cell office:value-type="string" calcext:value-type="string">
            <text:p>se.lingonskogen.em2012.domain.User</text:p>
          </table:table-cell>
          <table:table-cell office:value-type="string" calcext:value-type="string">
            <text:p>/home/suporte/Documentos/java_projects/em2012/src/main/java/se/lingonskogen/em2012/domain/User.java</text:p>
          </table:table-cell>
        </table:table-row>
        <table:table-row table:style-name="ro1">
          <table:table-cell office:value-type="string" calcext:value-type="string">
            <text:p>/home/suporte/Documentos/java_projects/emiregistry/emir-core</text:p>
          </table:table-cell>
          <table:table-cell office:value-type="string" calcext:value-type="string">
            <text:p>eu.emi.emir.security.Client</text:p>
          </table:table-cell>
          <table:table-cell office:value-type="string" calcext:value-type="string">
            <text:p>/home/suporte/Documentos/java_projects/emiregistry/emir-core/src/main/java/eu/emi/emir/security/Client.java</text:p>
          </table:table-cell>
        </table:table-row>
        <table:table-row table:style-name="ro1">
          <table:table-cell office:value-type="string" calcext:value-type="string">
            <text:p>/home/suporte/Documentos/java_projects/empire-db/empire-db-examples/empire-db-example-jsf2</text:p>
          </table:table-cell>
          <table:table-cell office:value-type="string" calcext:value-type="string">
            <text:p>org.apache.empire.jsf2.websample.web.objects.User</text:p>
          </table:table-cell>
          <table:table-cell office:value-type="string" calcext:value-type="string">
            <text:p>/home/suporte/Documentos/java_projects/empire-db/empire-db-examples/empire-db-example-jsf2/src/main/java/org/apache/empire/jsf2/websample/web/objects/User.java</text:p>
          </table:table-cell>
        </table:table-row>
        <table:table-row table:style-name="ro1">
          <table:table-cell office:value-type="string" calcext:value-type="string">
            <text:p>/home/suporte/Documentos/java_projects/ems/ems-domain</text:p>
          </table:table-cell>
          <table:table-cell office:value-type="string" calcext:value-type="string">
            <text:p>no.java.ems.domain.Person</text:p>
          </table:table-cell>
          <table:table-cell office:value-type="string" calcext:value-type="string">
            <text:p>/home/suporte/Documentos/java_projects/ems/ems-domain/src/main/java/no/java/ems/domain/Person.java</text:p>
          </table:table-cell>
        </table:table-row>
        <table:table-row table:style-name="ro1">
          <table:table-cell office:value-type="string" calcext:value-type="string">
            <text:p>/home/suporte/Documentos/java_projects/errai/errai-bus/demos/serialization</text:p>
          </table:table-cell>
          <table:table-cell office:value-type="string" calcext:value-type="string">
            <text:p>org.errai.samples.serialization.client.shared.User</text:p>
          </table:table-cell>
          <table:table-cell office:value-type="string" calcext:value-type="string">
            <text:p>/home/suporte/Documentos/java_projects/errai/errai-bus/demos/serialization/src/main/java/org/errai/samples/serialization/client/shared/User.java</text:p>
          </table:table-cell>
        </table:table-row>
        <table:table-row table:style-name="ro1">
          <table:table-cell office:value-type="string" calcext:value-type="string">
            <text:p>/home/suporte/Documentos/java_projects/errai/errai-jaxrs/errai-jaxrs-client</text:p>
          </table:table-cell>
          <table:table-cell office:value-type="string" calcext:value-type="string">
            <text:p>org.jboss.errai.enterprise.jaxrs.client.shared.entity.User</text:p>
          </table:table-cell>
          <table:table-cell office:value-type="string" calcext:value-type="string">
            <text:p>/home/suporte/Documentos/java_projects/errai/errai-jaxrs/errai-jaxrs-client/src/test/java/org/jboss/errai/enterprise/jaxrs/client/shared/entity/User.java</text:p>
          </table:table-cell>
        </table:table-row>
        <table:table-row table:style-name="ro1">
          <table:table-cell office:value-type="string" calcext:value-type="string">
            <text:p>/home/suporte/Documentos/java_projects/errai/errai-marshalling</text:p>
          </table:table-cell>
          <table:table-cell office:value-type="string" calcext:value-type="string">
            <text:p>org.jboss.errai.marshalling.tests.res.shared.User</text:p>
          </table:table-cell>
          <table:table-cell office:value-type="string" calcext:value-type="string">
            <text:p>/home/suporte/Documentos/java_projects/errai/errai-marshalling/src/test/java/org/jboss/errai/marshalling/tests/res/shared/User.java</text:p>
          </table:table-cell>
        </table:table-row>
        <table:table-row table:style-name="ro1">
          <table:table-cell office:value-type="string" calcext:value-type="string">
            <text:p>/home/suporte/Documentos/java_projects/esper/esper</text:p>
          </table:table-cell>
          <table:table-cell office:value-type="string" calcext:value-type="string">
            <text:p>com.espertech.esper.support.bean.sales.Person</text:p>
          </table:table-cell>
          <table:table-cell office:value-type="string" calcext:value-type="string">
            <text:p>/home/suporte/Documentos/java_projects/esper/esper/src/test/java/com/espertech/esper/support/bean/sales/Person.java</text:p>
          </table:table-cell>
        </table:table-row>
        <table:table-row table:style-name="ro1">
          <table:table-cell office:value-type="string" calcext:value-type="string">
            <text:p>/home/suporte/Documentos/java_projects/esup-lecture</text:p>
          </table:table-cell>
          <table:table-cell office:value-type="string" calcext:value-type="string">
            <text:p>org.esupportail.lecture.domain.beans.User</text:p>
          </table:table-cell>
          <table:table-cell office:value-type="string" calcext:value-type="string">
            <text:p>/home/suporte/Documentos/java_projects/esup-lecture/src/main/java/org/esupportail/lecture/domain/beans/User.java</text:p>
          </table:table-cell>
        </table:table-row>
        <table:table-row table:style-name="ro1">
          <table:table-cell office:value-type="string" calcext:value-type="string">
            <text:p>/home/suporte/Documentos/java_projects/eurekastreams/server</text:p>
          </table:table-cell>
          <table:table-cell office:value-type="string" calcext:value-type="string">
            <text:p>org.eurekastreams.server.domain.Person</text:p>
          </table:table-cell>
          <table:table-cell office:value-type="string" calcext:value-type="string">
            <text:p>/home/suporte/Documentos/java_projects/eurekastreams/server/src/main/java/org/eurekastreams/server/domain/Person.java</text:p>
          </table:table-cell>
        </table:table-row>
        <table:table-row table:style-name="ro1">
          <table:table-cell office:value-type="string" calcext:value-type="string">
            <text:p>/home/suporte/Documentos/java_projects/example/example-jackrabbit</text:p>
          </table:table-cell>
          <table:table-cell office:value-type="string" calcext:value-type="string">
            <text:p>com.example.domain.User</text:p>
          </table:table-cell>
          <table:table-cell office:value-type="string" calcext:value-type="string">
            <text:p>/home/suporte/Documentos/java_projects/example/example-jackrabbit/src/main/java/com/example/domain/User.java</text:p>
          </table:table-cell>
        </table:table-row>
        <table:table-row table:style-name="ro1">
          <table:table-cell office:value-type="string" calcext:value-type="string">
            <text:p>/home/suporte/Documentos/java_projects/example/example-pax-oa/org.openapplicant.parent/org.openapplicant.user.service.impl</text:p>
          </table:table-cell>
          <table:table-cell office:value-type="string" calcext:value-type="string">
            <text:p>org.openapplicant.user.service.impl.domain.User</text:p>
          </table:table-cell>
          <table:table-cell office:value-type="string" calcext:value-type="string">
            <text:p>/home/suporte/Documentos/java_projects/example/example-pax-oa/org.openapplicant.parent/org.openapplicant.user.service.impl/src/main/java/org/openapplicant/user/service/impl/domain/User.java</text:p>
          </table:table-cell>
        </table:table-row>
        <table:table-row table:style-name="ro1">
          <table:table-cell office:value-type="string" calcext:value-type="string">
            <text:p>/home/suporte/Documentos/java_projects/example002/trunk</text:p>
          </table:table-cell>
          <table:table-cell office:value-type="string" calcext:value-type="string">
            <text:p>com.diandianai.thirdparty.weibo4j.User</text:p>
          </table:table-cell>
          <table:table-cell office:value-type="string" calcext:value-type="string">
            <text:p>/home/suporte/Documentos/java_projects/example002/trunk/src/main/java/com/diandianai/thirdparty/weibo4j/User.java</text:p>
          </table:table-cell>
        </table:table-row>
        <table:table-row table:style-name="ro1">
          <table:table-cell office:value-type="string" calcext:value-type="string">
            <text:p>/home/suporte/Documentos/java_projects/examples_5/twittertopiccount</text:p>
          </table:table-cell>
          <table:table-cell office:value-type="string" calcext:value-type="string">
            <text:p>io.s4.example.twittertopiccount.User</text:p>
          </table:table-cell>
          <table:table-cell office:value-type="string" calcext:value-type="string">
            <text:p>/home/suporte/Documentos/java_projects/examples_5/twittertopiccount/src/main/java/io/s4/example/twittertopiccount/User.java</text:p>
          </table:table-cell>
        </table:table-row>
        <table:table-row table:style-name="ro1">
          <table:table-cell office:value-type="string" calcext:value-type="string">
            <text:p>/home/suporte/Documentos/java_projects/examples-cxf-camel-soabpmdays/camel-example-jaxb</text:p>
          </table:table-cell>
          <table:table-cell office:value-type="string" calcext:value-type="string">
            <text:p>foo.Customer</text:p>
          </table:table-cell>
          <table:table-cell office:value-type="string" calcext:value-type="string">
            <text:p>/home/suporte/Documentos/java_projects/examples-cxf-camel-soabpmdays/camel-example-jaxb/src/main/java/foo/Customer.java</text:p>
          </table:table-cell>
        </table:table-row>
        <table:table-row table:style-name="ro1">
          <table:table-cell office:value-type="string" calcext:value-type="string">
            <text:p>/home/suporte/Documentos/java_projects/exanpe-t5-demo</text:p>
          </table:table-cell>
          <table:table-cell office:value-type="string" calcext:value-type="string">
            <text:p>fr.exanpe.t5.demo.data.User</text:p>
          </table:table-cell>
          <table:table-cell office:value-type="string" calcext:value-type="string">
            <text:p>/home/suporte/Documentos/java_projects/exanpe-t5-demo/src/main/java/fr/exanpe/t5/demo/data/User.java</text:p>
          </table:table-cell>
        </table:table-row>
        <table:table-row table:style-name="ro1">
          <table:table-cell office:value-type="string" calcext:value-type="string">
            <text:p>/home/suporte/Documentos/java_projects/exanpe-t5-lib</text:p>
          </table:table-cell>
          <table:table-cell office:value-type="string" calcext:value-type="string">
            <text:p>exanpe.t5.lib.demo.bean.User</text:p>
          </table:table-cell>
          <table:table-cell office:value-type="string" calcext:value-type="string">
            <text:p>/home/suporte/Documentos/java_projects/exanpe-t5-lib/src/test/java/exanpe/t5/lib/demo/bean/User.java</text:p>
          </table:table-cell>
        </table:table-row>
        <table:table-row table:style-name="ro1">
          <table:table-cell office:value-type="string" calcext:value-type="string">
            <text:p>/home/suporte/Documentos/java_projects/excilys-bank/excilys-bank-model</text:p>
          </table:table-cell>
          <table:table-cell office:value-type="string" calcext:value-type="string">
            <text:p>com.excilys.ebi.bank.model.entity.User</text:p>
          </table:table-cell>
          <table:table-cell office:value-type="string" calcext:value-type="string">
            <text:p>/home/suporte/Documentos/java_projects/excilys-bank/excilys-bank-model/src/main/java/com/excilys/ebi/bank/model/entity/User.java</text:p>
          </table:table-cell>
        </table:table-row>
        <table:table-row table:style-name="ro1">
          <table:table-cell office:value-type="string" calcext:value-type="string">
            <text:p>/home/suporte/Documentos/java_projects/exit-web-framework/exit-orm</text:p>
          </table:table-cell>
          <table:table-cell office:value-type="string" calcext:value-type="string">
            <text:p>org.exitsoft.orm.test.entity.User</text:p>
          </table:table-cell>
          <table:table-cell office:value-type="string" calcext:value-type="string">
            <text:p>/home/suporte/Documentos/java_projects/exit-web-framework/exit-orm/src/test/java/org/exitsoft/orm/test/entity/User.java</text:p>
          </table:table-cell>
        </table:table-row>
        <table:table-row table:style-name="ro1">
          <table:table-cell office:value-type="string" calcext:value-type="string">
            <text:p>/home/suporte/Documentos/java_projects/exit-web-framework/showcase/vcs_admin</text:p>
          </table:table-cell>
          <table:table-cell office:value-type="string" calcext:value-type="string">
            <text:p>org.exitsoft.showcase.vcsadmin.entity.account.User</text:p>
          </table:table-cell>
          <table:table-cell office:value-type="string" calcext:value-type="string">
            <text:p>/home/suporte/Documentos/java_projects/exit-web-framework/showcase/vcs_admin/src/main/java/org/exitsoft/showcase/vcsadmin/entity/account/User.java</text:p>
          </table:table-cell>
        </table:table-row>
        <table:table-row table:style-name="ro1">
          <table:table-cell office:value-type="string" calcext:value-type="string">
            <text:p>/home/suporte/Documentos/java_projects/exo-training/gxt-showcase</text:p>
          </table:table-cell>
          <table:table-cell office:value-type="string" calcext:value-type="string">
            <text:p>com.sencha.gxt.examples.resources.client.model.Customer</text:p>
          </table:table-cell>
          <table:table-cell office:value-type="string" calcext:value-type="string">
            <text:p>/home/suporte/Documentos/java_projects/exo-training/gxt-showcase/src/main/java/com/sencha/gxt/examples/resources/client/model/Customer.java</text:p>
          </table:table-cell>
        </table:table-row>
        <table:table-row table:style-name="ro1">
          <table:table-cell office:value-type="string" calcext:value-type="string">
            <text:p>/home/suporte/Documentos/java_projects/exogtn/testsuite/webuibasedsamples</text:p>
          </table:table-cell>
          <table:table-cell office:value-type="string" calcext:value-type="string">
            <text:p>org.exoplatform.sample.webui.component.bean.User</text:p>
          </table:table-cell>
          <table:table-cell office:value-type="string" calcext:value-type="string">
            <text:p>/home/suporte/Documentos/java_projects/exogtn/testsuite/webuibasedsamples/src/main/java/org/exoplatform/sample/webui/component/bean/User.java</text:p>
          </table:table-cell>
        </table:table-row>
        <table:table-row table:style-name="ro1">
          <table:table-cell office:value-type="string" calcext:value-type="string">
            <text:p>/home/suporte/Documentos/java_projects/faces/Proyectos/03-security-solution</text:p>
          </table:table-cell>
          <table:table-cell office:value-type="string" calcext:value-type="string">
            <text:p>accounts.User</text:p>
          </table:table-cell>
          <table:table-cell office:value-type="string" calcext:value-type="string">
            <text:p>/home/suporte/Documentos/java_projects/faces/Proyectos/03-security-solution/src/main/java/accounts/User.java</text:p>
          </table:table-cell>
        </table:table-row>
        <table:table-row table:style-name="ro1">
          <table:table-cell office:value-type="string" calcext:value-type="string">
            <text:p>/home/suporte/Documentos/java_projects/faces/Proyectos/booking-faces</text:p>
          </table:table-cell>
          <table:table-cell office:value-type="string" calcext:value-type="string">
            <text:p>org.springframework.webflow.samples.booking.User</text:p>
          </table:table-cell>
          <table:table-cell office:value-type="string" calcext:value-type="string">
            <text:p>/home/suporte/Documentos/java_projects/faces/Proyectos/booking-faces/src/main/java/org/springframework/webflow/samples/booking/User.java</text:p>
          </table:table-cell>
        </table:table-row>
        <table:table-row table:style-name="ro1">
          <table:table-cell office:value-type="string" calcext:value-type="string">
            <text:p>/home/suporte/Documentos/java_projects/faces/Proyectos/demoSpringRichHibernate</text:p>
          </table:table-cell>
          <table:table-cell office:value-type="string" calcext:value-type="string">
            <text:p>pe.joedayz.ejemplos.persistence.entity.User</text:p>
          </table:table-cell>
          <table:table-cell office:value-type="string" calcext:value-type="string">
            <text:p>/home/suporte/Documentos/java_projects/faces/Proyectos/demoSpringRichHibernate/src/main/java/pe/joedayz/ejemplos/persistence/entity/User.java</text:p>
          </table:table-cell>
        </table:table-row>
        <table:table-row table:style-name="ro1">
          <table:table-cell office:value-type="string" calcext:value-type="string">
            <text:p>/home/suporte/Documentos/java_projects/faces/Proyectos/jsf-booking</text:p>
          </table:table-cell>
          <table:table-cell office:value-type="string" calcext:value-type="string">
            <text:p>org.springframework.webflow.samples.booking.User</text:p>
          </table:table-cell>
          <table:table-cell office:value-type="string" calcext:value-type="string">
            <text:p>/home/suporte/Documentos/java_projects/faces/Proyectos/jsf-booking/src/main/java/org/springframework/webflow/samples/booking/User.java</text:p>
          </table:table-cell>
        </table:table-row>
        <table:table-row table:style-name="ro1">
          <table:table-cell office:value-type="string" calcext:value-type="string">
            <text:p>/home/suporte/Documentos/java_projects/faces/Proyectos/primefaces-spring-security-hibernate</text:p>
          </table:table-cell>
          <table:table-cell office:value-type="string" calcext:value-type="string">
            <text:p>accounts.User</text:p>
          </table:table-cell>
          <table:table-cell office:value-type="string" calcext:value-type="string">
            <text:p>/home/suporte/Documentos/java_projects/faces/Proyectos/primefaces-spring-security-hibernate/src/main/java/accounts/User.java</text:p>
          </table:table-cell>
        </table:table-row>
        <table:table-row table:style-name="ro1">
          <table:table-cell office:value-type="string" calcext:value-type="string">
            <text:p>/home/suporte/Documentos/java_projects/faces/Proyectos/showcase</text:p>
          </table:table-cell>
          <table:table-cell office:value-type="string" calcext:value-type="string">
            <text:p>org.primefaces.examples.domain.User</text:p>
          </table:table-cell>
          <table:table-cell office:value-type="string" calcext:value-type="string">
            <text:p>/home/suporte/Documentos/java_projects/faces/Proyectos/showcase/src/main/java/org/primefaces/examples/domain/User.java</text:p>
          </table:table-cell>
        </table:table-row>
        <table:table-row table:style-name="ro1">
          <table:table-cell office:value-type="string" calcext:value-type="string">
            <text:p>/home/suporte/Documentos/java_projects/fario</text:p>
          </table:table-cell>
          <table:table-cell office:value-type="string" calcext:value-type="string">
            <text:p>com.taobao.fario.server.service.User</text:p>
          </table:table-cell>
          <table:table-cell office:value-type="string" calcext:value-type="string">
            <text:p>/home/suporte/Documentos/java_projects/fario/src/main/java/com/taobao/fario/server/service/User.java</text:p>
          </table:table-cell>
        </table:table-row>
        <table:table-row table:style-name="ro1">
          <table:table-cell office:value-type="string" calcext:value-type="string">
            <text:p>/home/suporte/Documentos/java_projects/fastjson</text:p>
          </table:table-cell>
          <table:table-cell office:value-type="string" calcext:value-type="string">
            <text:p>com.alibaba.json.test.entity.Employee</text:p>
          </table:table-cell>
          <table:table-cell office:value-type="string" calcext:value-type="string">
            <text:p>/home/suporte/Documentos/java_projects/fastjson/src/test/java/com/alibaba/json/test/entity/Employee.java</text:p>
          </table:table-cell>
        </table:table-row>
        <table:table-row table:style-name="ro1">
          <table:table-cell office:value-type="string" calcext:value-type="string">
            <text:p>/home/suporte/Documentos/java_projects/fcrepo/fcrepo-server</text:p>
          </table:table-cell>
          <table:table-cell office:value-type="string" calcext:value-type="string">
            <text:p>org.fcrepo.server.security.servletfilters.xmluserfile.User</text:p>
          </table:table-cell>
          <table:table-cell office:value-type="string" calcext:value-type="string">
            <text:p>/home/suporte/Documentos/java_projects/fcrepo/fcrepo-server/src/main/java/org/fcrepo/server/security/servletfilters/xmluserfile/User.java</text:p>
          </table:table-cell>
        </table:table-row>
        <table:table-row table:style-name="ro1">
          <table:table-cell office:value-type="string" calcext:value-type="string">
            <text:p>/home/suporte/Documentos/java_projects/fejstbuk</text:p>
          </table:table-cell>
          <table:table-cell office:value-type="string" calcext:value-type="string">
            <text:p>org.openblend.fejstbuk.domain.User</text:p>
          </table:table-cell>
          <table:table-cell office:value-type="string" calcext:value-type="string">
            <text:p>/home/suporte/Documentos/java_projects/fejstbuk/src/main/java/org/openblend/fejstbuk/domain/User.java</text:p>
          </table:table-cell>
        </table:table-row>
        <table:table-row table:style-name="ro1">
          <table:table-cell office:value-type="string" calcext:value-type="string">
            <text:p>/home/suporte/Documentos/java_projects/fest-assert-1.x</text:p>
          </table:table-cell>
          <table:table-cell office:value-type="string" calcext:value-type="string">
            <text:p>org.fest.assertions.Person</text:p>
          </table:table-cell>
          <table:table-cell office:value-type="string" calcext:value-type="string">
            <text:p>/home/suporte/Documentos/java_projects/fest-assert-1.x/src/test/java/org/fest/assertions/Person.java</text:p>
          </table:table-cell>
        </table:table-row>
        <table:table-row table:style-name="ro1">
          <table:table-cell office:value-type="string" calcext:value-type="string">
            <text:p>/home/suporte/Documentos/java_projects/fest-assertions-android/fest-assert-android-test</text:p>
          </table:table-cell>
          <table:table-cell office:value-type="string" calcext:value-type="string">
            <text:p>org.fest.assertions.test.Employee</text:p>
          </table:table-cell>
          <table:table-cell office:value-type="string" calcext:value-type="string">
            <text:p>/home/suporte/Documentos/java_projects/fest-assertions-android/fest-assert-android-test/src/main/java/org/fest/assertions/test/Employee.java</text:p>
          </table:table-cell>
        </table:table-row>
        <table:table-row table:style-name="ro1">
          <table:table-cell office:value-type="string" calcext:value-type="string">
            <text:p>/home/suporte/Documentos/java_projects/fest-examples</text:p>
          </table:table-cell>
          <table:table-cell office:value-type="string" calcext:value-type="string">
            <text:p>org.fest.assertions.examples.data.Person</text:p>
          </table:table-cell>
          <table:table-cell office:value-type="string" calcext:value-type="string">
            <text:p>/home/suporte/Documentos/java_projects/fest-examples/src/main/java/org/fest/assertions/examples/data/Person.java</text:p>
          </table:table-cell>
        </table:table-row>
        <table:table-row table:style-name="ro1">
          <table:table-cell office:value-type="string" calcext:value-type="string">
            <text:p>/home/suporte/Documentos/java_projects/fest-test</text:p>
          </table:table-cell>
          <table:table-cell office:value-type="string" calcext:value-type="string">
            <text:p>org.fest.test.Employee</text:p>
          </table:table-cell>
          <table:table-cell office:value-type="string" calcext:value-type="string">
            <text:p>/home/suporte/Documentos/java_projects/fest-test/src/main/java/org/fest/test/Employee.java</text:p>
          </table:table-cell>
        </table:table-row>
        <table:table-row table:style-name="ro1">
          <table:table-cell office:value-type="string" calcext:value-type="string">
            <text:p>/home/suporte/Documentos/java_projects/FinancialRecorder/FinancialRecorderServer</text:p>
          </table:table-cell>
          <table:table-cell office:value-type="string" calcext:value-type="string">
            <text:p>com.financial.tools.recorderserver.entity.User</text:p>
          </table:table-cell>
          <table:table-cell office:value-type="string" calcext:value-type="string">
            <text:p>/home/suporte/Documentos/java_projects/FinancialRecorder/FinancialRecorderServer/src/main/java/com/financial/tools/recorderserver/entity/User.java</text:p>
          </table:table-cell>
        </table:table-row>
        <table:table-row table:style-name="ro1">
          <table:table-cell office:value-type="string" calcext:value-type="string">
            <text:p>/home/suporte/Documentos/java_projects/firefly/firefly</text:p>
          </table:table-cell>
          <table:table-cell office:value-type="string" calcext:value-type="string">
            <text:p>test.component3.Person</text:p>
          </table:table-cell>
          <table:table-cell office:value-type="string" calcext:value-type="string">
            <text:p>/home/suporte/Documentos/java_projects/firefly/firefly/src/test/java/test/component3/Person.java</text:p>
          </table:table-cell>
        </table:table-row>
        <table:table-row table:style-name="ro1">
          <table:table-cell office:value-type="string" calcext:value-type="string">
            <text:p>/home/suporte/Documentos/java_projects/firefly/firefly-db</text:p>
          </table:table-cell>
          <table:table-cell office:value-type="string" calcext:value-type="string">
            <text:p>com.firefly.db.User</text:p>
          </table:table-cell>
          <table:table-cell office:value-type="string" calcext:value-type="string">
            <text:p>/home/suporte/Documentos/java_projects/firefly/firefly-db/src/test/java/com/firefly/db/User.java</text:p>
          </table:table-cell>
        </table:table-row>
        <table:table-row table:style-name="ro1">
          <table:table-cell office:value-type="string" calcext:value-type="string">
            <text:p>/home/suporte/Documentos/java_projects/firefly/firefly-template</text:p>
          </table:table-cell>
          <table:table-cell office:value-type="string" calcext:value-type="string">
            <text:p>test.User</text:p>
          </table:table-cell>
          <table:table-cell office:value-type="string" calcext:value-type="string">
            <text:p>/home/suporte/Documentos/java_projects/firefly/firefly-template/src/test/java/test/User.java</text:p>
          </table:table-cell>
        </table:table-row>
        <table:table-row table:style-name="ro1">
          <table:table-cell office:value-type="string" calcext:value-type="string">
            <text:p>/home/suporte/Documentos/java_projects/fixture-factory</text:p>
          </table:table-cell>
          <table:table-cell office:value-type="string" calcext:value-type="string">
            <text:p>br.com.fixturefactory.model.Client</text:p>
          </table:table-cell>
          <table:table-cell office:value-type="string" calcext:value-type="string">
            <text:p>/home/suporte/Documentos/java_projects/fixture-factory/src/test/java/br/com/fixturefactory/model/Client.java</text:p>
          </table:table-cell>
        </table:table-row>
        <table:table-row table:style-name="ro1">
          <table:table-cell office:value-type="string" calcext:value-type="string">
            <text:p>/home/suporte/Documentos/java_projects/fixture-factory</text:p>
          </table:table-cell>
          <table:table-cell office:value-type="string" calcext:value-type="string">
            <text:p>br.com.fixturefactory.model.User</text:p>
          </table:table-cell>
          <table:table-cell office:value-type="string" calcext:value-type="string">
            <text:p>/home/suporte/Documentos/java_projects/fixture-factory/src/test/java/br/com/fixturefactory/model/User.java</text:p>
          </table:table-cell>
        </table:table-row>
        <table:table-row table:style-name="ro1">
          <table:table-cell office:value-type="string" calcext:value-type="string">
            <text:p>/home/suporte/Documentos/java_projects/Fixy/fixy-jpa</text:p>
          </table:table-cell>
          <table:table-cell office:value-type="string" calcext:value-type="string">
            <text:p>com.petstore.users.User</text:p>
          </table:table-cell>
          <table:table-cell office:value-type="string" calcext:value-type="string">
            <text:p>/home/suporte/Documentos/java_projects/Fixy/fixy-jpa/src/test/java/com/petstore/users/User.java</text:p>
          </table:table-cell>
        </table:table-row>
        <table:table-row table:style-name="ro1">
          <table:table-cell office:value-type="string" calcext:value-type="string">
            <text:p>/home/suporte/Documentos/java_projects/flume-twitter</text:p>
          </table:table-cell>
          <table:table-cell office:value-type="string" calcext:value-type="string">
            <text:p>st.happy_camper.flume.twitter.entity.User</text:p>
          </table:table-cell>
          <table:table-cell office:value-type="string" calcext:value-type="string">
            <text:p>/home/suporte/Documentos/java_projects/flume-twitter/src/main/java/st/happy_camper/flume/twitter/entity/User.java</text:p>
          </table:table-cell>
        </table:table-row>
        <table:table-row table:style-name="ro1">
          <table:table-cell office:value-type="string" calcext:value-type="string">
            <text:p>/home/suporte/Documentos/java_projects/fluxtream-cli</text:p>
          </table:table-cell>
          <table:table-cell office:value-type="string" calcext:value-type="string">
            <text:p>com.fluxtream.cli.Client</text:p>
          </table:table-cell>
          <table:table-cell office:value-type="string" calcext:value-type="string">
            <text:p>/home/suporte/Documentos/java_projects/fluxtream-cli/src/main/java/com/fluxtream/cli/Client.java</text:p>
          </table:table-cell>
        </table:table-row>
        <table:table-row table:style-name="ro1">
          <table:table-cell office:value-type="string" calcext:value-type="string">
            <text:p>/home/suporte/Documentos/java_projects/forum_1</text:p>
          </table:table-cell>
          <table:table-cell office:value-type="string" calcext:value-type="string">
            <text:p>com.forum.domain.User</text:p>
          </table:table-cell>
          <table:table-cell office:value-type="string" calcext:value-type="string">
            <text:p>/home/suporte/Documentos/java_projects/forum_1/src/main/java/com/forum/domain/User.java</text:p>
          </table:table-cell>
        </table:table-row>
        <table:table-row table:style-name="ro1">
          <table:table-cell office:value-type="string" calcext:value-type="string">
            <text:p>/home/suporte/Documentos/java_projects/forum/java/ForumShared</text:p>
          </table:table-cell>
          <table:table-cell office:value-type="string" calcext:value-type="string">
            <text:p>edu.forum.shared.User</text:p>
          </table:table-cell>
          <table:table-cell office:value-type="string" calcext:value-type="string">
            <text:p>/home/suporte/Documentos/java_projects/forum/java/ForumShared/src/main/java/edu/forum/shared/User.java</text:p>
          </table:table-cell>
        </table:table-row>
        <table:table-row table:style-name="ro1">
          <table:table-cell office:value-type="string" calcext:value-type="string">
            <text:p>/home/suporte/Documentos/java_projects/fourpizza/fourpizza-business-7</text:p>
          </table:table-cell>
          <table:table-cell office:value-type="string" calcext:value-type="string">
            <text:p>labs.fourpizza.clientes.dominio.Cliente</text:p>
          </table:table-cell>
          <table:table-cell office:value-type="string" calcext:value-type="string">
            <text:p>/home/suporte/Documentos/java_projects/fourpizza/fourpizza-business-7/src/main/java/labs/fourpizza/clientes/dominio/Cliente.java</text:p>
          </table:table-cell>
        </table:table-row>
        <table:table-row table:style-name="ro1">
          <table:table-cell office:value-type="string" calcext:value-type="string">
            <text:p>/home/suporte/Documentos/java_projects/FrenchPress</text:p>
          </table:table-cell>
          <table:table-cell office:value-type="string" calcext:value-type="string">
            <text:p>com.steeplesoft.frenchpress.model.User</text:p>
          </table:table-cell>
          <table:table-cell office:value-type="string" calcext:value-type="string">
            <text:p>/home/suporte/Documentos/java_projects/FrenchPress/src/main/java/com/steeplesoft/frenchpress/model/User.java</text:p>
          </table:table-cell>
        </table:table-row>
        <table:table-row table:style-name="ro1">
          <table:table-cell office:value-type="string" calcext:value-type="string">
            <text:p>/home/suporte/Documentos/java_projects/ftpserver-maven-plugin</text:p>
          </table:table-cell>
          <table:table-cell office:value-type="string" calcext:value-type="string">
            <text:p>cat.calidos.maven.ftpserver.User</text:p>
          </table:table-cell>
          <table:table-cell office:value-type="string" calcext:value-type="string">
            <text:p>/home/suporte/Documentos/java_projects/ftpserver-maven-plugin/src/main/java/cat/calidos/maven/ftpserver/User.java</text:p>
          </table:table-cell>
        </table:table-row>
        <table:table-row table:style-name="ro1">
          <table:table-cell office:value-type="string" calcext:value-type="string">
            <text:p>/home/suporte/Documentos/java_projects/fuse/tooling/examples/camel-drools-example</text:p>
          </table:table-cell>
          <table:table-cell office:value-type="string" calcext:value-type="string">
            <text:p>org.fusesource.example.drools.Person</text:p>
          </table:table-cell>
          <table:table-cell office:value-type="string" calcext:value-type="string">
            <text:p>/home/suporte/Documentos/java_projects/fuse/tooling/examples/camel-drools-example/src/main/java/org/fusesource/example/drools/Person.java</text:p>
          </table:table-cell>
        </table:table-row>
        <table:table-row table:style-name="ro1">
          <table:table-cell office:value-type="string" calcext:value-type="string">
            <text:p>/home/suporte/Documentos/java_projects/gadget-server/gadget-core</text:p>
          </table:table-cell>
          <table:table-cell office:value-type="string" calcext:value-type="string">
            <text:p>org.overlord.gadgets.server.model.User</text:p>
          </table:table-cell>
          <table:table-cell office:value-type="string" calcext:value-type="string">
            <text:p>/home/suporte/Documentos/java_projects/gadget-server/gadget-core/src/main/java/org/overlord/gadgets/server/model/User.java</text:p>
          </table:table-cell>
        </table:table-row>
        <table:table-row table:style-name="ro1">
          <table:table-cell office:value-type="string" calcext:value-type="string">
            <text:p>/home/suporte/Documentos/java_projects/GamersChoice</text:p>
          </table:table-cell>
          <table:table-cell office:value-type="string" calcext:value-type="string">
            <text:p>net.therap.domain.User</text:p>
          </table:table-cell>
          <table:table-cell office:value-type="string" calcext:value-type="string">
            <text:p>/home/suporte/Documentos/java_projects/GamersChoice/src/main/java/net/therap/domain/User.java</text:p>
          </table:table-cell>
        </table:table-row>
        <table:table-row table:style-name="ro1">
          <table:table-cell office:value-type="string" calcext:value-type="string">
            <text:p>/home/suporte/Documentos/java_projects/gatein-portal/testsuite/webuibasedsamples</text:p>
          </table:table-cell>
          <table:table-cell office:value-type="string" calcext:value-type="string">
            <text:p>org.exoplatform.sample.webui.component.bean.User</text:p>
          </table:table-cell>
          <table:table-cell office:value-type="string" calcext:value-type="string">
            <text:p>/home/suporte/Documentos/java_projects/gatein-portal/testsuite/webuibasedsamples/src/main/java/org/exoplatform/sample/webui/component/bean/User.java</text:p>
          </table:table-cell>
        </table:table-row>
        <table:table-row table:style-name="ro1">
          <table:table-cell office:value-type="string" calcext:value-type="string">
            <text:p>/home/suporte/Documentos/java_projects/geronimo-xbean/xbean-reflect</text:p>
          </table:table-cell>
          <table:table-cell office:value-type="string" calcext:value-type="string">
            <text:p>org.apache.xbean.recipe.Person</text:p>
          </table:table-cell>
          <table:table-cell office:value-type="string" calcext:value-type="string">
            <text:p>/home/suporte/Documentos/java_projects/geronimo-xbean/xbean-reflect/src/test/java/org/apache/xbean/recipe/Person.java</text:p>
          </table:table-cell>
        </table:table-row>
        <table:table-row table:style-name="ro1">
          <table:table-cell office:value-type="string" calcext:value-type="string">
            <text:p>/home/suporte/Documentos/java_projects/geronimo/testsuite/javaee6-testsuite/el2.2-test</text:p>
          </table:table-cell>
          <table:table-cell office:value-type="string" calcext:value-type="string">
            <text:p>org.apache.geronimo.testsuite.el22.app.User</text:p>
          </table:table-cell>
          <table:table-cell office:value-type="string" calcext:value-type="string">
            <text:p>/home/suporte/Documentos/java_projects/geronimo/testsuite/javaee6-testsuite/el2.2-test/src/main/java/org/apache/geronimo/testsuite/el22/app/User.java</text:p>
          </table:table-cell>
        </table:table-row>
        <table:table-row table:style-name="ro1">
          <table:table-cell office:value-type="string" calcext:value-type="string">
            <text:p>/home/suporte/Documentos/java_projects/github-java-sdk/schema</text:p>
          </table:table-cell>
          <table:table-cell office:value-type="string" calcext:value-type="string">
            <text:p>com.github.api.v2.schema.User</text:p>
          </table:table-cell>
          <table:table-cell office:value-type="string" calcext:value-type="string">
            <text:p>/home/suporte/Documentos/java_projects/github-java-sdk/schema/src/main/java/com/github/api/v2/schema/User.java</text:p>
          </table:table-cell>
        </table:table-row>
        <table:table-row table:style-name="ro1">
          <table:table-cell office:value-type="string" calcext:value-type="string">
            <text:p>/home/suporte/Documentos/java_projects/gofleet/core</text:p>
          </table:table-cell>
          <table:table-cell office:value-type="string" calcext:value-type="string">
            <text:p>es.emergya.bbdd.bean.Usuario</text:p>
          </table:table-cell>
          <table:table-cell office:value-type="string" calcext:value-type="string">
            <text:p>/home/suporte/Documentos/java_projects/gofleet/core/src/main/java/es/emergya/bbdd/bean/Usuario.java</text:p>
          </table:table-cell>
        </table:table-row>
        <table:table-row table:style-name="ro1">
          <table:table-cell office:value-type="string" calcext:value-type="string">
            <text:p>/home/suporte/Documentos/java_projects/GoodData-CL/connector</text:p>
          </table:table-cell>
          <table:table-cell office:value-type="string" calcext:value-type="string">
            <text:p>com.restfb.types.User</text:p>
          </table:table-cell>
          <table:table-cell office:value-type="string" calcext:value-type="string">
            <text:p>/home/suporte/Documentos/java_projects/GoodData-CL/connector/src/main/java/com/restfb/types/User.java</text:p>
          </table:table-cell>
        </table:table-row>
        <table:table-row table:style-name="ro1">
          <table:table-cell office:value-type="string" calcext:value-type="string">
            <text:p>/home/suporte/Documentos/java_projects/Graneles-SRL/GranelesWeb</text:p>
          </table:table-cell>
          <table:table-cell office:value-type="string" calcext:value-type="string">
            <text:p>com.orco.graneles.domain.seguridad.Usuario</text:p>
          </table:table-cell>
          <table:table-cell office:value-type="string" calcext:value-type="string">
            <text:p>/home/suporte/Documentos/java_projects/Graneles-SRL/GranelesWeb/src/main/java/com/orco/graneles/domain/seguridad/Usuario.java</text:p>
          </table:table-cell>
        </table:table-row>
        <table:table-row table:style-name="ro1">
          <table:table-cell office:value-type="string" calcext:value-type="string">
            <text:p>/home/suporte/Documentos/java_projects/greenhouse</text:p>
          </table:table-cell>
          <table:table-cell office:value-type="string" calcext:value-type="string">
            <text:p>com.springsource.greenhouse.account.Person</text:p>
          </table:table-cell>
          <table:table-cell office:value-type="string" calcext:value-type="string">
            <text:p>/home/suporte/Documentos/java_projects/greenhouse/src/main/java/com/springsource/greenhouse/account/Person.java</text:p>
          </table:table-cell>
        </table:table-row>
        <table:table-row table:style-name="ro1">
          <table:table-cell office:value-type="string" calcext:value-type="string">
            <text:p>/home/suporte/Documentos/java_projects/grisu/grisu-core</text:p>
          </table:table-cell>
          <table:table-cell office:value-type="string" calcext:value-type="string">
            <text:p>grisu.backend.model.User</text:p>
          </table:table-cell>
          <table:table-cell office:value-type="string" calcext:value-type="string">
            <text:p>/home/suporte/Documentos/java_projects/grisu/grisu-core/src/main/java/grisu/backend/model/User.java</text:p>
          </table:table-cell>
        </table:table-row>
        <table:table-row table:style-name="ro1">
          <table:table-cell office:value-type="string" calcext:value-type="string">
            <text:p>/home/suporte/Documentos/java_projects/guvnor/droolsjbpm-ide-common</text:p>
          </table:table-cell>
          <table:table-cell office:value-type="string" calcext:value-type="string">
            <text:p>org.drools.ide.common.factconstraint.model.Person</text:p>
          </table:table-cell>
          <table:table-cell office:value-type="string" calcext:value-type="string">
            <text:p>/home/suporte/Documentos/java_projects/guvnor/droolsjbpm-ide-common/src/test/java/org/drools/ide/common/factconstraint/model/Person.java</text:p>
          </table:table-cell>
        </table:table-row>
        <table:table-row table:style-name="ro1">
          <table:table-cell office:value-type="string" calcext:value-type="string">
            <text:p>/home/suporte/Documentos/java_projects/guvnor/droolsjbpm-ide-common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guvnor/droolsjbpm-ide-common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guvnor/guvnor-webapp-core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guvnor/guvnor-webapp-core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guvnor/guvnor-webapp-drools</text:p>
          </table:table-cell>
          <table:table-cell office:value-type="string" calcext:value-type="string">
            <text:p>org.drools.Person</text:p>
          </table:table-cell>
          <table:table-cell office:value-type="string" calcext:value-type="string">
            <text:p>/home/suporte/Documentos/java_projects/guvnor/guvnor-webapp-drools/src/test/java/org/drools/Person.java</text:p>
          </table:table-cell>
        </table:table-row>
        <table:table-row table:style-name="ro1">
          <table:table-cell office:value-type="string" calcext:value-type="string">
            <text:p>/home/suporte/Documentos/java_projects/halo-dal</text:p>
          </table:table-cell>
          <table:table-cell office:value-type="string" calcext:value-type="string">
            <text:p>example.User</text:p>
          </table:table-cell>
          <table:table-cell office:value-type="string" calcext:value-type="string">
            <text:p>/home/suporte/Documentos/java_projects/halo-dal/src/test/java/example/User.java</text:p>
          </table:table-cell>
        </table:table-row>
        <table:table-row table:style-name="ro1">
          <table:table-cell office:value-type="string" calcext:value-type="string">
            <text:p>/home/suporte/Documentos/java_projects/halo-dal</text:p>
          </table:table-cell>
          <table:table-cell office:value-type="string" calcext:value-type="string">
            <text:p>unittest.User</text:p>
          </table:table-cell>
          <table:table-cell office:value-type="string" calcext:value-type="string">
            <text:p>/home/suporte/Documentos/java_projects/halo-dal/src/test/java/unittest/User.java</text:p>
          </table:table-cell>
        </table:table-row>
        <table:table-row table:style-name="ro1">
          <table:table-cell office:value-type="string" calcext:value-type="string">
            <text:p>/home/suporte/Documentos/java_projects/handle-service</text:p>
          </table:table-cell>
          <table:table-cell office:value-type="string" calcext:value-type="string">
            <text:p>edu.asu.lib.handle.User</text:p>
          </table:table-cell>
          <table:table-cell office:value-type="string" calcext:value-type="string">
            <text:p>/home/suporte/Documentos/java_projects/handle-service/src/main/java/edu/asu/lib/handle/User.java</text:p>
          </table:table-cell>
        </table:table-row>
        <table:table-row table:style-name="ro1">
          <table:table-cell office:value-type="string" calcext:value-type="string">
            <text:p>/home/suporte/Documentos/java_projects/Hesperid/server</text:p>
          </table:table-cell>
          <table:table-cell office:value-type="string" calcext:value-type="string">
            <text:p>ch.astina.hesperid.model.user.User</text:p>
          </table:table-cell>
          <table:table-cell office:value-type="string" calcext:value-type="string">
            <text:p>/home/suporte/Documentos/java_projects/Hesperid/server/src/main/java/ch/astina/hesperid/model/user/User.java</text:p>
          </table:table-cell>
        </table:table-row>
        <table:table-row table:style-name="ro1">
          <table:table-cell office:value-type="string" calcext:value-type="string">
            <text:p>/home/suporte/Documentos/java_projects/hib</text:p>
          </table:table-cell>
          <table:table-cell office:value-type="string" calcext:value-type="string">
            <text:p>com.acme.domain.User</text:p>
          </table:table-cell>
          <table:table-cell office:value-type="string" calcext:value-type="string">
            <text:p>/home/suporte/Documentos/java_projects/hib/src/main/java/com/acme/domain/User.java</text:p>
          </table:table-cell>
        </table:table-row>
        <table:table-row table:style-name="ro1">
          <table:table-cell office:value-type="string" calcext:value-type="string">
            <text:p>/home/suporte/Documentos/java_projects/hibernate_tutorial</text:p>
          </table:table-cell>
          <table:table-cell office:value-type="string" calcext:value-type="string">
            <text:p>org.hibernate.tutorial.domain.Person</text:p>
          </table:table-cell>
          <table:table-cell office:value-type="string" calcext:value-type="string">
            <text:p>/home/suporte/Documentos/java_projects/hibernate_tutorial/src/main/java/org/hibernate/tutorial/domain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annotations.derivedidentities.e1.b.specjmapid.Customer</text:p>
          </table:table-cell>
          <table:table-cell office:value-type="string" calcext:value-type="string">
            <text:p>/home/suporte/Documentos/java_projects/hibernate-orm/hibernate-core/src/test/java/org/hibernate/test/annotations/derivedidentities/e1/b/specjmapid/Custom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annotations.derivedidentities.e1.b2.Customer</text:p>
          </table:table-cell>
          <table:table-cell office:value-type="string" calcext:value-type="string">
            <text:p>/home/suporte/Documentos/java_projects/hibernate-orm/hibernate-core/src/test/java/org/hibernate/test/annotations/derivedidentities/e1/b2/Custom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annotations.filter.secondarytable.User</text:p>
          </table:table-cell>
          <table:table-cell office:value-type="string" calcext:value-type="string">
            <text:p>/home/suporte/Documentos/java_projects/hibernate-orm/hibernate-core/src/test/java/org/hibernate/test/annotations/filter/secondarytable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annotations.inheritance.joined.Client</text:p>
          </table:table-cell>
          <table:table-cell office:value-type="string" calcext:value-type="string">
            <text:p>/home/suporte/Documentos/java_projects/hibernate-orm/hibernate-core/src/test/java/org/hibernate/test/annotations/inheritance/joined/Client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annotations.manytoone.User</text:p>
          </table:table-cell>
          <table:table-cell office:value-type="string" calcext:value-type="string">
            <text:p>/home/suporte/Documentos/java_projects/hibernate-orm/hibernate-core/src/test/java/org/hibernate/test/annotations/manytoone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component.basic.User</text:p>
          </table:table-cell>
          <table:table-cell office:value-type="string" calcext:value-type="string">
            <text:p>/home/suporte/Documentos/java_projects/hibernate-orm/hibernate-core/src/test/java/org/hibernate/test/component/basic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discriminator.Person</text:p>
          </table:table-cell>
          <table:table-cell office:value-type="string" calcext:value-type="string">
            <text:p>/home/suporte/Documentos/java_projects/hibernate-orm/hibernate-core/src/test/java/org/hibernate/test/discriminator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extendshbm.Person</text:p>
          </table:table-cell>
          <table:table-cell office:value-type="string" calcext:value-type="string">
            <text:p>/home/suporte/Documentos/java_projects/hibernate-orm/hibernate-core/src/test/java/org/hibernate/test/extendshbm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extralazy.User</text:p>
          </table:table-cell>
          <table:table-cell office:value-type="string" calcext:value-type="string">
            <text:p>/home/suporte/Documentos/java_projects/hibernate-orm/hibernate-core/src/test/java/org/hibernate/test/extralazy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filter.hql.Person</text:p>
          </table:table-cell>
          <table:table-cell office:value-type="string" calcext:value-type="string">
            <text:p>/home/suporte/Documentos/java_projects/hibernate-orm/hibernate-core/src/test/java/org/hibernate/test/filter/hql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interceptor.User</text:p>
          </table:table-cell>
          <table:table-cell office:value-type="string" calcext:value-type="string">
            <text:p>/home/suporte/Documentos/java_projects/hibernate-orm/hibernate-core/src/test/java/org/hibernate/test/interceptor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join.Person</text:p>
          </table:table-cell>
          <table:table-cell office:value-type="string" calcext:value-type="string">
            <text:p>/home/suporte/Documentos/java_projects/hibernate-orm/hibernate-core/src/test/java/org/hibernate/test/join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joinedsubclass.Person</text:p>
          </table:table-cell>
          <table:table-cell office:value-type="string" calcext:value-type="string">
            <text:p>/home/suporte/Documentos/java_projects/hibernate-orm/hibernate-core/src/test/java/org/hibernate/test/joinedsubclass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jpa.naturalid.User</text:p>
          </table:table-cell>
          <table:table-cell office:value-type="string" calcext:value-type="string">
            <text:p>/home/suporte/Documentos/java_projects/hibernate-orm/hibernate-core/src/test/java/org/hibernate/test/jpa/naturalid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map.User</text:p>
          </table:table-cell>
          <table:table-cell office:value-type="string" calcext:value-type="string">
            <text:p>/home/suporte/Documentos/java_projects/hibernate-orm/hibernate-core/src/test/java/org/hibernate/test/map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mapelemformula.User</text:p>
          </table:table-cell>
          <table:table-cell office:value-type="string" calcext:value-type="string">
            <text:p>/home/suporte/Documentos/java_projects/hibernate-orm/hibernate-core/src/test/java/org/hibernate/test/mapelemformula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naturalid.immutable.User</text:p>
          </table:table-cell>
          <table:table-cell office:value-type="string" calcext:value-type="string">
            <text:p>/home/suporte/Documentos/java_projects/hibernate-orm/hibernate-core/src/test/java/org/hibernate/test/naturalid/immutable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naturalid.mutable.User</text:p>
          </table:table-cell>
          <table:table-cell office:value-type="string" calcext:value-type="string">
            <text:p>/home/suporte/Documentos/java_projects/hibernate-orm/hibernate-core/src/test/java/org/hibernate/test/naturalid/mutable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ondelete.Person</text:p>
          </table:table-cell>
          <table:table-cell office:value-type="string" calcext:value-type="string">
            <text:p>/home/suporte/Documentos/java_projects/hibernate-orm/hibernate-core/src/test/java/org/hibernate/test/ondelete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queryplan.Person</text:p>
          </table:table-cell>
          <table:table-cell office:value-type="string" calcext:value-type="string">
            <text:p>/home/suporte/Documentos/java_projects/hibernate-orm/hibernate-core/src/test/java/org/hibernate/test/queryplan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ternary.Employee</text:p>
          </table:table-cell>
          <table:table-cell office:value-type="string" calcext:value-type="string">
            <text:p>/home/suporte/Documentos/java_projects/hibernate-orm/hibernate-core/src/test/java/org/hibernate/test/ternary/Employee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timestamp.User</text:p>
          </table:table-cell>
          <table:table-cell office:value-type="string" calcext:value-type="string">
            <text:p>/home/suporte/Documentos/java_projects/hibernate-orm/hibernate-core/src/test/java/org/hibernate/test/timestamp/Us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string" calcext:value-type="string">
            <text:p>org.hibernate.test.unionsubclass2.Person</text:p>
          </table:table-cell>
          <table:table-cell office:value-type="string" calcext:value-type="string">
            <text:p>/home/suporte/Documentos/java_projects/hibernate-orm/hibernate-core/src/test/java/org/hibernate/test/unionsubclass2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hcache</text:p>
          </table:table-cell>
          <table:table-cell office:value-type="string" calcext:value-type="string">
            <text:p>org.hibernate.test.domain.Person</text:p>
          </table:table-cell>
          <table:table-cell office:value-type="string" calcext:value-type="string">
            <text:p>/home/suporte/Documentos/java_projects/hibernate-orm/hibernate-ehcache/src/test/java/org/hibernate/test/domain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titymanager</text:p>
          </table:table-cell>
          <table:table-cell office:value-type="string" calcext:value-type="string">
            <text:p>org.hibernate.jpa.test.callbacks.Person</text:p>
          </table:table-cell>
          <table:table-cell office:value-type="string" calcext:value-type="string">
            <text:p>/home/suporte/Documentos/java_projects/hibernate-orm/hibernate-entitymanager/src/test/java/org/hibernate/jpa/test/callbacks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titymanager</text:p>
          </table:table-cell>
          <table:table-cell office:value-type="string" calcext:value-type="string">
            <text:p>org.hibernate.jpa.test.metadata.Person</text:p>
          </table:table-cell>
          <table:table-cell office:value-type="string" calcext:value-type="string">
            <text:p>/home/suporte/Documentos/java_projects/hibernate-orm/hibernate-entitymanager/src/test/java/org/hibernate/jpa/test/metadata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titymanager</text:p>
          </table:table-cell>
          <table:table-cell office:value-type="string" calcext:value-type="string">
            <text:p>org.hibernate.jpa.test.metamodel.Customer</text:p>
          </table:table-cell>
          <table:table-cell office:value-type="string" calcext:value-type="string">
            <text:p>/home/suporte/Documentos/java_projects/hibernate-orm/hibernate-entitymanager/src/test/java/org/hibernate/jpa/test/metamodel/Customer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vers</text:p>
          </table:table-cell>
          <table:table-cell office:value-type="string" calcext:value-type="string">
            <text:p>org.hibernate.envers.test.integration.entityNames.auditedEntity.Person</text:p>
          </table:table-cell>
          <table:table-cell office:value-type="string" calcext:value-type="string">
            <text:p>/home/suporte/Documentos/java_projects/hibernate-orm/hibernate-envers/src/test/java/org/hibernate/envers/test/integration/entityNames/auditedEntity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vers</text:p>
          </table:table-cell>
          <table:table-cell office:value-type="string" calcext:value-type="string">
            <text:p>org.hibernate.envers.test.integration.entityNames.manyToManyAudited.Person</text:p>
          </table:table-cell>
          <table:table-cell office:value-type="string" calcext:value-type="string">
            <text:p>/home/suporte/Documentos/java_projects/hibernate-orm/hibernate-envers/src/test/java/org/hibernate/envers/test/integration/entityNames/manyToManyAudited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vers</text:p>
          </table:table-cell>
          <table:table-cell office:value-type="string" calcext:value-type="string">
            <text:p>org.hibernate.envers.test.integration.entityNames.oneToManyAudited.Person</text:p>
          </table:table-cell>
          <table:table-cell office:value-type="string" calcext:value-type="string">
            <text:p>/home/suporte/Documentos/java_projects/hibernate-orm/hibernate-envers/src/test/java/org/hibernate/envers/test/integration/entityNames/oneToManyAudited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vers</text:p>
          </table:table-cell>
          <table:table-cell office:value-type="string" calcext:value-type="string">
            <text:p>org.hibernate.envers.test.integration.entityNames.oneToManyNotAudited.Person</text:p>
          </table:table-cell>
          <table:table-cell office:value-type="string" calcext:value-type="string">
            <text:p>/home/suporte/Documentos/java_projects/hibernate-orm/hibernate-envers/src/test/java/org/hibernate/envers/test/integration/entityNames/oneToManyNotAudited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vers</text:p>
          </table:table-cell>
          <table:table-cell office:value-type="string" calcext:value-type="string">
            <text:p>org.hibernate.envers.test.integration.entityNames.singleAssociatedAudited.Person</text:p>
          </table:table-cell>
          <table:table-cell office:value-type="string" calcext:value-type="string">
            <text:p>/home/suporte/Documentos/java_projects/hibernate-orm/hibernate-envers/src/test/java/org/hibernate/envers/test/integration/entityNames/singleAssociatedAudited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vers</text:p>
          </table:table-cell>
          <table:table-cell office:value-type="string" calcext:value-type="string">
            <text:p>org.hibernate.envers.test.integration.entityNames.singleAssociatedNotAudited.Person</text:p>
          </table:table-cell>
          <table:table-cell office:value-type="string" calcext:value-type="string">
            <text:p>/home/suporte/Documentos/java_projects/hibernate-orm/hibernate-envers/src/test/java/org/hibernate/envers/test/integration/entityNames/singleAssociatedNotAudited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search/hibernate-search-orm</text:p>
          </table:table-cell>
          <table:table-cell office:value-type="string" calcext:value-type="string">
            <text:p>org.hibernate.search.test.worker.duplication.Person</text:p>
          </table:table-cell>
          <table:table-cell office:value-type="string" calcext:value-type="string">
            <text:p>/home/suporte/Documentos/java_projects/hibernate-search/hibernate-search-orm/src/test/java/org/hibernate/search/test/worker/duplication/Person.java</text:p>
          </table:table-cell>
        </table:table-row>
        <table:table-row table:style-name="ro1">
          <table:table-cell office:value-type="string" calcext:value-type="string">
            <text:p>/home/suporte/Documentos/java_projects/hibernate-validator/engine</text:p>
          </table:table-cell>
          <table:table-cell office:value-type="string" calcext:value-type="string">
            <text:p>org.hibernate.validator.test.internal.xml.Customer</text:p>
          </table:table-cell>
          <table:table-cell office:value-type="string" calcext:value-type="string">
            <text:p>/home/suporte/Documentos/java_projects/hibernate-validator/engine/src/test/java/org/hibernate/validator/test/internal/xml/Customer.java</text:p>
          </table:table-cell>
        </table:table-row>
        <table:table-row table:style-name="ro1">
          <table:table-cell office:value-type="string" calcext:value-type="string">
            <text:p>/home/suporte/Documentos/java_projects/HMS/client</text:p>
          </table:table-cell>
          <table:table-cell office:value-type="string" calcext:value-type="string">
            <text:p>org.apache.hms.client.Client</text:p>
          </table:table-cell>
          <table:table-cell office:value-type="string" calcext:value-type="string">
            <text:p>/home/suporte/Documentos/java_projects/HMS/client/src/main/java/org/apache/hms/client/Client.java</text:p>
          </table:table-cell>
        </table:table-row>
        <table:table-row table:style-name="ro1">
          <table:table-cell office:value-type="string" calcext:value-type="string">
            <text:p>/home/suporte/Documentos/java_projects/hostel_project_1</text:p>
          </table:table-cell>
          <table:table-cell office:value-type="string" calcext:value-type="string">
            <text:p>war.webapp.model.User</text:p>
          </table:table-cell>
          <table:table-cell office:value-type="string" calcext:value-type="string">
            <text:p>/home/suporte/Documentos/java_projects/hostel_project_1/src/main/java/war/webapp/model/User.java</text:p>
          </table:table-cell>
        </table:table-row>
        <table:table-row table:style-name="ro1">
          <table:table-cell office:value-type="string" calcext:value-type="string">
            <text:p>/home/suporte/Documentos/java_projects/hs4j/contributes/hs4j-kit</text:p>
          </table:table-cell>
          <table:table-cell office:value-type="string" calcext:value-type="string">
            <text:p>com.github.zhongl.hs4j.kit.User</text:p>
          </table:table-cell>
          <table:table-cell office:value-type="string" calcext:value-type="string">
            <text:p>/home/suporte/Documentos/java_projects/hs4j/contributes/hs4j-kit/src/test/java/com/github/zhongl/hs4j/kit/User.java</text:p>
          </table:table-cell>
        </table:table-row>
        <table:table-row table:style-name="ro1">
          <table:table-cell office:value-type="string" calcext:value-type="string">
            <text:p>/home/suporte/Documentos/java_projects/idea-plugin-revu</text:p>
          </table:table-cell>
          <table:table-cell office:value-type="string" calcext:value-type="string">
            <text:p>org.sylfra.idea.plugins.revu.model.User</text:p>
          </table:table-cell>
          <table:table-cell office:value-type="string" calcext:value-type="string">
            <text:p>/home/suporte/Documentos/java_projects/idea-plugin-revu/src/main/java/org/sylfra/idea/plugins/revu/model/User.java</text:p>
          </table:table-cell>
        </table:table-row>
        <table:table-row table:style-name="ro1">
          <table:table-cell office:value-type="string" calcext:value-type="string">
            <text:p>/home/suporte/Documentos/java_projects/iLoveRSS</text:p>
          </table:table-cell>
          <table:table-cell office:value-type="string" calcext:value-type="string">
            <text:p>com.iloverss.entity.User</text:p>
          </table:table-cell>
          <table:table-cell office:value-type="string" calcext:value-type="string">
            <text:p>/home/suporte/Documentos/java_projects/iLoveRSS/src/main/java/com/iloverss/entity/User.java</text:p>
          </table:table-cell>
        </table:table-row>
        <table:table-row table:style-name="ro1">
          <table:table-cell office:value-type="string" calcext:value-type="string">
            <text:p>/home/suporte/Documentos/java_projects/imeji/imeji_presentation</text:p>
          </table:table-cell>
          <table:table-cell office:value-type="string" calcext:value-type="string">
            <text:p>de.mpg.imeji.logic.vo.User</text:p>
          </table:table-cell>
          <table:table-cell office:value-type="string" calcext:value-type="string">
            <text:p>/home/suporte/Documentos/java_projects/imeji/imeji_presentation/src/main/java/de/mpg/imeji/logic/vo/User.java</text:p>
          </table:table-cell>
        </table:table-row>
        <table:table-row table:style-name="ro1">
          <table:table-cell office:value-type="string" calcext:value-type="string">
            <text:p>/home/suporte/Documentos/java_projects/infinispan/cachestore/jdbc</text:p>
          </table:table-cell>
          <table:table-cell office:value-type="string" calcext:value-type="string">
            <text:p>org.infinispan.loaders.jdbc.stringbased.Person</text:p>
          </table:table-cell>
          <table:table-cell office:value-type="string" calcext:value-type="string">
            <text:p>/home/suporte/Documentos/java_projects/infinispan/cachestore/jdbc/src/test/java/org/infinispan/loaders/jdbc/stringbased/Person.java</text:p>
          </table:table-cell>
        </table:table-row>
        <table:table-row table:style-name="ro1">
          <table:table-cell office:value-type="string" calcext:value-type="string">
            <text:p>/home/suporte/Documentos/java_projects/infinispan/query</text:p>
          </table:table-cell>
          <table:table-cell office:value-type="string" calcext:value-type="string">
            <text:p>org.infinispan.query.test.Person</text:p>
          </table:table-cell>
          <table:table-cell office:value-type="string" calcext:value-type="string">
            <text:p>/home/suporte/Documentos/java_projects/infinispan/query/src/test/java/org/infinispan/query/test/Person.java</text:p>
          </table:table-cell>
        </table:table-row>
        <table:table-row table:style-name="ro1">
          <table:table-cell office:value-type="string" calcext:value-type="string">
            <text:p>/home/suporte/Documentos/java_projects/InformationSystem/samples/plugins/org.obeonetwork.demo.weblogng.business</text:p>
          </table:table-cell>
          <table:table-cell office:value-type="string" calcext:value-type="string">
            <text:p>org.obeonetwork.demo.weblogng.business.users.User</text:p>
          </table:table-cell>
          <table:table-cell office:value-type="string" calcext:value-type="string">
            <text:p>/home/suporte/Documentos/java_projects/InformationSystem/samples/plugins/org.obeonetwork.demo.weblogng.business/src/main/java/org/obeonetwork/demo/weblogng/business/users/User.java</text:p>
          </table:table-cell>
        </table:table-row>
        <table:table-row table:style-name="ro1">
          <table:table-cell office:value-type="string" calcext:value-type="string">
            <text:p>/home/suporte/Documentos/java_projects/intranet-academica</text:p>
          </table:table-cell>
          <table:table-cell office:value-type="string" calcext:value-type="string">
            <text:p>intranet.domain.entities.Pessoa</text:p>
          </table:table-cell>
          <table:table-cell office:value-type="string" calcext:value-type="string">
            <text:p>/home/suporte/Documentos/java_projects/intranet-academica/src/main/java/intranet/domain/entities/Pessoa.java</text:p>
          </table:table-cell>
        </table:table-row>
        <table:table-row table:style-name="ro1">
          <table:table-cell office:value-type="string" calcext:value-type="string">
            <text:p>/home/suporte/Documentos/java_projects/irp-ecosystem</text:p>
          </table:table-cell>
          <table:table-cell office:value-type="string" calcext:value-type="string">
            <text:p>uk.ac.dotrural.irp.ecosystem.models.jaxb.user.User</text:p>
          </table:table-cell>
          <table:table-cell office:value-type="string" calcext:value-type="string">
            <text:p>/home/suporte/Documentos/java_projects/irp-ecosystem/src/main/java/uk/ac/dotrural/irp/ecosystem/models/jaxb/user/User.java</text:p>
          </table:table-cell>
        </table:table-row>
        <table:table-row table:style-name="ro1">
          <table:table-cell office:value-type="string" calcext:value-type="string">
            <text:p>/home/suporte/Documentos/java_projects/iserve/iserve-parent/iserve-commons-vocabulary</text:p>
          </table:table-cell>
          <table:table-cell office:value-type="string" calcext:value-type="string">
            <text:p>uk.ac.open.kmi.iserve.commons.vocabulary.USER</text:p>
          </table:table-cell>
          <table:table-cell office:value-type="string" calcext:value-type="string">
            <text:p>/home/suporte/Documentos/java_projects/iserve/iserve-parent/iserve-commons-vocabulary/src/main/java/uk/ac/open/kmi/iserve/commons/vocabulary/USER.java</text:p>
          </table:table-cell>
        </table:table-row>
        <table:table-row table:style-name="ro1">
          <table:table-cell office:value-type="string" calcext:value-type="string">
            <text:p>/home/suporte/Documentos/java_projects/iudex</text:p>
          </table:table-cell>
          <table:table-cell office:value-type="string" calcext:value-type="string">
            <text:p>org.xtremeware.iudex.presentation.controller.User</text:p>
          </table:table-cell>
          <table:table-cell office:value-type="string" calcext:value-type="string">
            <text:p>/home/suporte/Documentos/java_projects/iudex/src/main/java/org/xtremeware/iudex/presentation/controller/User.java</text:p>
          </table:table-cell>
        </table:table-row>
        <table:table-row table:style-name="ro1">
          <table:table-cell office:value-type="string" calcext:value-type="string">
            <text:p>/home/suporte/Documentos/java_projects/jabox/jabox-persistence</text:p>
          </table:table-cell>
          <table:table-cell office:value-type="string" calcext:value-type="string">
            <text:p>org.jabox.model.User</text:p>
          </table:table-cell>
          <table:table-cell office:value-type="string" calcext:value-type="string">
            <text:p>/home/suporte/Documentos/java_projects/jabox/jabox-persistence/src/main/java/org/jabox/model/User.java</text:p>
          </table:table-cell>
        </table:table-row>
        <table:table-row table:style-name="ro1">
          <table:table-cell office:value-type="string" calcext:value-type="string">
            <text:p>/home/suporte/Documentos/java_projects/jahspotify/api</text:p>
          </table:table-cell>
          <table:table-cell office:value-type="string" calcext:value-type="string">
            <text:p>jahspotify.media.User</text:p>
          </table:table-cell>
          <table:table-cell office:value-type="string" calcext:value-type="string">
            <text:p>/home/suporte/Documentos/java_projects/jahspotify/api/src/main/java/jahspotify/media/User.java</text:p>
          </table:table-cell>
        </table:table-row>
        <table:table-row table:style-name="ro1">
          <table:table-cell office:value-type="string" calcext:value-type="string">
            <text:p>/home/suporte/Documentos/java_projects/jahspotify/web-common</text:p>
          </table:table-cell>
          <table:table-cell office:value-type="string" calcext:value-type="string">
            <text:p>jahspotify.web.media.User</text:p>
          </table:table-cell>
          <table:table-cell office:value-type="string" calcext:value-type="string">
            <text:p>/home/suporte/Documentos/java_projects/jahspotify/web-common/src/main/java/jahspotify/web/media/User.java</text:p>
          </table:table-cell>
        </table:table-row>
        <table:table-row table:style-name="ro1">
          <table:table-cell office:value-type="string" calcext:value-type="string">
            <text:p>/home/suporte/Documentos/java_projects/james-hupa/shared</text:p>
          </table:table-cell>
          <table:table-cell office:value-type="string" calcext:value-type="string">
            <text:p>org.apache.hupa.shared.data.User</text:p>
          </table:table-cell>
          <table:table-cell office:value-type="string" calcext:value-type="string">
            <text:p>/home/suporte/Documentos/java_projects/james-hupa/shared/src/main/java/org/apache/hupa/shared/data/User.java</text:p>
          </table:table-cell>
        </table:table-row>
        <table:table-row table:style-name="ro1">
          <table:table-cell office:value-type="string" calcext:value-type="string">
            <text:p>/home/suporte/Documentos/java_projects/jarb/jarb-constraint-metadata</text:p>
          </table:table-cell>
          <table:table-cell office:value-type="string" calcext:value-type="string">
            <text:p>org.jarbframework.constraint.domain.Person</text:p>
          </table:table-cell>
          <table:table-cell office:value-type="string" calcext:value-type="string">
            <text:p>/home/suporte/Documentos/java_projects/jarb/jarb-constraint-metadata/src/test/java/org/jarbframework/constraint/domain/Person.java</text:p>
          </table:table-cell>
        </table:table-row>
        <table:table-row table:style-name="ro1">
          <table:table-cell office:value-type="string" calcext:value-type="string">
            <text:p>/home/suporte/Documentos/java_projects/jarb/jarb-constraint-validation</text:p>
          </table:table-cell>
          <table:table-cell office:value-type="string" calcext:value-type="string">
            <text:p>org.jarbframework.validation.domain.Person</text:p>
          </table:table-cell>
          <table:table-cell office:value-type="string" calcext:value-type="string">
            <text:p>/home/suporte/Documentos/java_projects/jarb/jarb-constraint-validation/src/test/java/org/jarbframework/validation/domain/Person.java</text:p>
          </table:table-cell>
        </table:table-row>
        <table:table-row table:style-name="ro1">
          <table:table-cell office:value-type="string" calcext:value-type="string">
            <text:p>/home/suporte/Documentos/java_projects/jarb/jarb-constraint-violations</text:p>
          </table:table-cell>
          <table:table-cell office:value-type="string" calcext:value-type="string">
            <text:p>org.jarbframework.violation.domain.Person</text:p>
          </table:table-cell>
          <table:table-cell office:value-type="string" calcext:value-type="string">
            <text:p>/home/suporte/Documentos/java_projects/jarb/jarb-constraint-violations/src/test/java/org/jarbframework/violation/domain/Person.java</text:p>
          </table:table-cell>
        </table:table-row>
        <table:table-row table:style-name="ro1">
          <table:table-cell office:value-type="string" calcext:value-type="string">
            <text:p>/home/suporte/Documentos/java_projects/jarb/jarb-populator-excel</text:p>
          </table:table-cell>
          <table:table-cell office:value-type="string" calcext:value-type="string">
            <text:p>domain.entities.Employee</text:p>
          </table:table-cell>
          <table:table-cell office:value-type="string" calcext:value-type="string">
            <text:p>/home/suporte/Documentos/java_projects/jarb/jarb-populator-excel/src/test/java/domain/entities/Employee.java</text:p>
          </table:table-cell>
        </table:table-row>
        <table:table-row table:style-name="ro1">
          <table:table-cell office:value-type="string" calcext:value-type="string">
            <text:p>/home/suporte/Documentos/java_projects/java-kissmetrics</text:p>
          </table:table-cell>
          <table:table-cell office:value-type="string" calcext:value-type="string">
            <text:p>com.jeraff.kissmetrics.client.el.testobjects.User</text:p>
          </table:table-cell>
          <table:table-cell office:value-type="string" calcext:value-type="string">
            <text:p>/home/suporte/Documentos/java_projects/java-kissmetrics/src/test/java/com/jeraff/kissmetrics/client/el/testobjects/User.java</text:p>
          </table:table-cell>
        </table:table-row>
        <table:table-row table:style-name="ro1">
          <table:table-cell office:value-type="string" calcext:value-type="string">
            <text:p>/home/suporte/Documentos/java_projects/java-mongodb-dao-example</text:p>
          </table:table-cell>
          <table:table-cell office:value-type="string" calcext:value-type="string">
            <text:p>pl.xsolve.model.Employee</text:p>
          </table:table-cell>
          <table:table-cell office:value-type="string" calcext:value-type="string">
            <text:p>/home/suporte/Documentos/java_projects/java-mongodb-dao-example/src/main/java/pl/xsolve/model/Employee.java</text:p>
          </table:table-cell>
        </table:table-row>
        <table:table-row table:style-name="ro1">
          <table:table-cell office:value-type="string" calcext:value-type="string">
            <text:p>/home/suporte/Documentos/java_projects/java-samples_1/spring-orm-hibernate-mapping</text:p>
          </table:table-cell>
          <table:table-cell office:value-type="string" calcext:value-type="string">
            <text:p>net.lshimokawa.ejemplos.springorm.model.Usuario</text:p>
          </table:table-cell>
          <table:table-cell office:value-type="string" calcext:value-type="string">
            <text:p>/home/suporte/Documentos/java_projects/java-samples_1/spring-orm-hibernate-mapping/src/main/java/net/lshimokawa/ejemplos/springorm/model/Usuario.java</text:p>
          </table:table-cell>
        </table:table-row>
        <table:table-row table:style-name="ro1">
          <table:table-cell office:value-type="string" calcext:value-type="string">
            <text:p>/home/suporte/Documentos/java_projects/java-samples_1/testing-mockito-samples</text:p>
          </table:table-cell>
          <table:table-cell office:value-type="string" calcext:value-type="string">
            <text:p>net.lshimokawa.ejemplos.testing.mockito.Usuario</text:p>
          </table:table-cell>
          <table:table-cell office:value-type="string" calcext:value-type="string">
            <text:p>/home/suporte/Documentos/java_projects/java-samples_1/testing-mockito-samples/src/main/java/net/lshimokawa/ejemplos/testing/mockito/Usuario.java</text:p>
          </table:table-cell>
        </table:table-row>
        <table:table-row table:style-name="ro1">
          <table:table-cell office:value-type="string" calcext:value-type="string">
            <text:p>/home/suporte/Documentos/java_projects/java-samples/spring-hibernate-one-to-many-jointable</text:p>
          </table:table-cell>
          <table:table-cell office:value-type="string" calcext:value-type="string">
            <text:p>pe.joedayz.ejemplos.domain.Person</text:p>
          </table:table-cell>
          <table:table-cell office:value-type="string" calcext:value-type="string">
            <text:p>/home/suporte/Documentos/java_projects/java-samples/spring-hibernate-one-to-many-jointable/src/main/java/pe/joedayz/ejemplos/domain/Person.java</text:p>
          </table:table-cell>
        </table:table-row>
        <table:table-row table:style-name="ro1">
          <table:table-cell office:value-type="string" calcext:value-type="string">
            <text:p>/home/suporte/Documentos/java_projects/java-sdk_1/javasdk-test/jpa-test</text:p>
          </table:table-cell>
          <table:table-cell office:value-type="string" calcext:value-type="string">
            <text:p>com.force.sdk.jpa.entities.User</text:p>
          </table:table-cell>
          <table:table-cell office:value-type="string" calcext:value-type="string">
            <text:p>/home/suporte/Documentos/java_projects/java-sdk_1/javasdk-test/jpa-test/src/test/java/com/force/sdk/jpa/entities/User.java</text:p>
          </table:table-cell>
        </table:table-row>
        <table:table-row table:style-name="ro1">
          <table:table-cell office:value-type="string" calcext:value-type="string">
            <text:p>/home/suporte/Documentos/java_projects/java-sdk_1/javasdk-test/jpa-test-schema</text:p>
          </table:table-cell>
          <table:table-cell office:value-type="string" calcext:value-type="string">
            <text:p>com.force.sdk.jpa.schema.entities.User</text:p>
          </table:table-cell>
          <table:table-cell office:value-type="string" calcext:value-type="string">
            <text:p>/home/suporte/Documentos/java_projects/java-sdk_1/javasdk-test/jpa-test-schema/src/test/java/com/force/sdk/jpa/schema/entities/User.java</text:p>
          </table:table-cell>
        </table:table-row>
        <table:table-row table:style-name="ro1">
          <table:table-cell office:value-type="string" calcext:value-type="string">
            <text:p>/home/suporte/Documentos/java_projects/jbehave-core/examples/spring-security</text:p>
          </table:table-cell>
          <table:table-cell office:value-type="string" calcext:value-type="string">
            <text:p>com.learnthinkcode.example.jbehave.domain.User</text:p>
          </table:table-cell>
          <table:table-cell office:value-type="string" calcext:value-type="string">
            <text:p>/home/suporte/Documentos/java_projects/jbehave-core/examples/spring-security/src/main/java/com/learnthinkcode/example/jbehave/domain/User.java</text:p>
          </table:table-cell>
        </table:table-row>
        <table:table-row table:style-name="ro1">
          <table:table-cell office:value-type="string" calcext:value-type="string">
            <text:p>/home/suporte/Documentos/java_projects/jboss-as-developer-guide/quickstarts/login</text:p>
          </table:table-cell>
          <table:table-cell office:value-type="string" calcext:value-type="string">
            <text:p>org.jboss.as.quickstarts.login.User</text:p>
          </table:table-cell>
          <table:table-cell office:value-type="string" calcext:value-type="string">
            <text:p>/home/suporte/Documentos/java_projects/jboss-as-developer-guide/quickstarts/login/src/main/java/org/jboss/as/quickstarts/login/User.java</text:p>
          </table:table-cell>
        </table:table-row>
        <table:table-row table:style-name="ro1">
          <table:table-cell office:value-type="string" calcext:value-type="string">
            <text:p>/home/suporte/Documentos/java_projects/jboss-as/testsuite/integration/basic</text:p>
          </table:table-cell>
          <table:table-cell office:value-type="string" calcext:value-type="string">
            <text:p>org.jboss.as.test.integration.jpa.beanvalidation.Employee</text:p>
          </table:table-cell>
          <table:table-cell office:value-type="string" calcext:value-type="string">
            <text:p>/home/suporte/Documentos/java_projects/jboss-as/testsuite/integration/basic/src/test/java/org/jboss/as/test/integration/jpa/beanvalidation/Employee.java</text:p>
          </table:table-cell>
        </table:table-row>
        <table:table-row table:style-name="ro1">
          <table:table-cell office:value-type="string" calcext:value-type="string">
            <text:p>/home/suporte/Documentos/java_projects/jbosscc-as7-examples_1/rest-example/rest-example-jpa</text:p>
          </table:table-cell>
          <table:table-cell office:value-type="string" calcext:value-type="string">
            <text:p>de.akquinet.jbosscc.User</text:p>
          </table:table-cell>
          <table:table-cell office:value-type="string" calcext:value-type="string">
            <text:p>/home/suporte/Documentos/java_projects/jbosscc-as7-examples_1/rest-example/rest-example-jpa/src/main/java/de/akquinet/jbosscc/User.java</text:p>
          </table:table-cell>
        </table:table-row>
        <table:table-row table:style-name="ro1">
          <table:table-cell office:value-type="string" calcext:value-type="string">
            <text:p>/home/suporte/Documentos/java_projects/jbosscc-as7-examples_1/web-application-example/web-application-example-jpa</text:p>
          </table:table-cell>
          <table:table-cell office:value-type="string" calcext:value-type="string">
            <text:p>de.akquinet.jbosscc.User</text:p>
          </table:table-cell>
          <table:table-cell office:value-type="string" calcext:value-type="string">
            <text:p>/home/suporte/Documentos/java_projects/jbosscc-as7-examples_1/web-application-example/web-application-example-jpa/src/main/java/de/akquinet/jbosscc/User.java</text:p>
          </table:table-cell>
        </table:table-row>
        <table:table-row table:style-name="ro1">
          <table:table-cell office:value-type="string" calcext:value-type="string">
            <text:p>/home/suporte/Documentos/java_projects/jbpm/jbpm-examples</text:p>
          </table:table-cell>
          <table:table-cell office:value-type="string" calcext:value-type="string">
            <text:p>org.jbpm.examples.request.Person</text:p>
          </table:table-cell>
          <table:table-cell office:value-type="string" calcext:value-type="string">
            <text:p>/home/suporte/Documentos/java_projects/jbpm/jbpm-examples/src/main/java/org/jbpm/examples/request/Person.java</text:p>
          </table:table-cell>
        </table:table-row>
        <table:table-row table:style-name="ro1">
          <table:table-cell office:value-type="string" calcext:value-type="string">
            <text:p>/home/suporte/Documentos/java_projects/jbpm/jbpm-flow-builder</text:p>
          </table:table-cell>
          <table:table-cell office:value-type="string" calcext:value-type="string">
            <text:p>org.jbpm.Person</text:p>
          </table:table-cell>
          <table:table-cell office:value-type="string" calcext:value-type="string">
            <text:p>/home/suporte/Documentos/java_projects/jbpm/jbpm-flow-builder/src/test/java/org/jbpm/Person.java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08/jBPM5-PersistentProcess</text:p>
          </table:table-cell>
          <table:table-cell office:value-type="string" calcext:value-type="string">
            <text:p>com.salaboy.model.Person</text:p>
          </table:table-cell>
          <table:table-cell office:value-type="string" calcext:value-type="string">
            <text:p>/home/suporte/Documentos/java_projects/jBPM5-Developer-Guide/chapter_08/jBPM5-PersistentProcess/src/main/java/com/salaboy/model/Person.java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09/drools5-SimpleExample</text:p>
          </table:table-cell>
          <table:table-cell office:value-type="string" calcext:value-type="string">
            <text:p>com.salaboy.model.Person</text:p>
          </table:table-cell>
          <table:table-cell office:value-type="string" calcext:value-type="string">
            <text:p>/home/suporte/Documentos/java_projects/jBPM5-Developer-Guide/chapter_09/drools5-SimpleExample/src/main/java/com/salaboy/model/Person.java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09/jBPM5-Process-Rules-Patterns</text:p>
          </table:table-cell>
          <table:table-cell office:value-type="string" calcext:value-type="string">
            <text:p>com.salaboy.model.Person</text:p>
          </table:table-cell>
          <table:table-cell office:value-type="string" calcext:value-type="string">
            <text:p>/home/suporte/Documentos/java_projects/jBPM5-Developer-Guide/chapter_09/jBPM5-Process-Rules-Patterns/src/main/java/com/salaboy/model/Person.java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10/jBPM5-Process-Events-Patterns</text:p>
          </table:table-cell>
          <table:table-cell office:value-type="string" calcext:value-type="string">
            <text:p>com.salaboy.model.Person</text:p>
          </table:table-cell>
          <table:table-cell office:value-type="string" calcext:value-type="string">
            <text:p>/home/suporte/Documentos/java_projects/jBPM5-Developer-Guide/chapter_10/jBPM5-Process-Events-Patterns/src/main/java/com/salaboy/model/Person.java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11/jBPM5-Multi-Session-Patterns</text:p>
          </table:table-cell>
          <table:table-cell office:value-type="string" calcext:value-type="string">
            <text:p>com.salaboy.model.Person</text:p>
          </table:table-cell>
          <table:table-cell office:value-type="string" calcext:value-type="string">
            <text:p>/home/suporte/Documentos/java_projects/jBPM5-Developer-Guide/chapter_11/jBPM5-Multi-Session-Patterns/src/main/java/com/salaboy/model/Person.java</text:p>
          </table:table-cell>
        </table:table-row>
        <table:table-row table:style-name="ro1">
          <table:table-cell office:value-type="string" calcext:value-type="string">
            <text:p>/home/suporte/Documentos/java_projects/jbpm52_demo_rulenode</text:p>
          </table:table-cell>
          <table:table-cell office:value-type="string" calcext:value-type="string">
            <text:p>org.jbpm.demo.Person</text:p>
          </table:table-cell>
          <table:table-cell office:value-type="string" calcext:value-type="string">
            <text:p>/home/suporte/Documentos/java_projects/jbpm52_demo_rulenode/src/main/java/org/jbpm/demo/Person.java</text:p>
          </table:table-cell>
        </table:table-row>
        <table:table-row table:style-name="ro1">
          <table:table-cell office:value-type="string" calcext:value-type="string">
            <text:p>/home/suporte/Documentos/java_projects/jclouds-chef/labs/privatechef</text:p>
          </table:table-cell>
          <table:table-cell office:value-type="string" calcext:value-type="string">
            <text:p>org.jclouds.privatechef.domain.User</text:p>
          </table:table-cell>
          <table:table-cell office:value-type="string" calcext:value-type="string">
            <text:p>/home/suporte/Documentos/java_projects/jclouds-chef/labs/privatechef/src/main/java/org/jclouds/privatechef/domain/User.java</text:p>
          </table:table-cell>
        </table:table-row>
        <table:table-row table:style-name="ro1">
          <table:table-cell office:value-type="string" calcext:value-type="string">
            <text:p>/home/suporte/Documentos/java_projects/jclouds/labs/vcloud-director</text:p>
          </table:table-cell>
          <table:table-cell office:value-type="string" calcext:value-type="string">
            <text:p>org.jclouds.vcloud.director.v1_5.domain.User</text:p>
          </table:table-cell>
          <table:table-cell office:value-type="string" calcext:value-type="string">
            <text:p>/home/suporte/Documentos/java_projects/jclouds/labs/vcloud-director/src/main/java/org/jclouds/vcloud/director/v1_5/domain/User.java</text:p>
          </table:table-cell>
        </table:table-row>
        <table:table-row table:style-name="ro1">
          <table:table-cell office:value-type="string" calcext:value-type="string">
            <text:p>/home/suporte/Documentos/java_projects/jclouds/sandbox-providers/twitter</text:p>
          </table:table-cell>
          <table:table-cell office:value-type="string" calcext:value-type="string">
            <text:p>org.jclouds.twitter.domain.User</text:p>
          </table:table-cell>
          <table:table-cell office:value-type="string" calcext:value-type="string">
            <text:p>/home/suporte/Documentos/java_projects/jclouds/sandbox-providers/twitter/src/main/java/org/jclouds/twitter/domain/User.java</text:p>
          </table:table-cell>
        </table:table-row>
        <table:table-row table:style-name="ro1">
          <table:table-cell office:value-type="string" calcext:value-type="string">
            <text:p>/home/suporte/Documentos/java_projects/jersey_1/jersey/jersey-client</text:p>
          </table:table-cell>
          <table:table-cell office:value-type="string" calcext:value-type="string">
            <text:p>com.sun.jersey.api.client.Client</text:p>
          </table:table-cell>
          <table:table-cell office:value-type="string" calcext:value-type="string">
            <text:p>/home/suporte/Documentos/java_projects/jersey_1/jersey/jersey-client/src/main/java/com/sun/jersey/api/client/Client.java</text:p>
          </table:table-cell>
        </table:table-row>
        <table:table-row table:style-name="ro1">
          <table:table-cell office:value-type="string" calcext:value-type="string">
            <text:p>/home/suporte/Documentos/java_projects/jersey_1/jersey/jersey-json</text:p>
          </table:table-cell>
          <table:table-cell office:value-type="string" calcext:value-type="string">
            <text:p>com.sun.jersey.json.impl.User</text:p>
          </table:table-cell>
          <table:table-cell office:value-type="string" calcext:value-type="string">
            <text:p>/home/suporte/Documentos/java_projects/jersey_1/jersey/jersey-json/src/test/java/com/sun/jersey/json/impl/User.java</text:p>
          </table:table-cell>
        </table:table-row>
        <table:table-row table:style-name="ro1">
          <table:table-cell office:value-type="string" calcext:value-type="string">
            <text:p>/home/suporte/Documentos/java_projects/jersey_1/jersey/samples/atompub-contacts/atompub-contacts-models</text:p>
          </table:table-cell>
          <table:table-cell office:value-type="string" calcext:value-type="string">
            <text:p>com.sun.jersey.samples.contacts.models.User</text:p>
          </table:table-cell>
          <table:table-cell office:value-type="string" calcext:value-type="string">
            <text:p>/home/suporte/Documentos/java_projects/jersey_1/jersey/samples/atompub-contacts/atompub-contacts-models/src/main/java/com/sun/jersey/samples/contacts/models/User.java</text:p>
          </table:table-cell>
        </table:table-row>
        <table:table-row table:style-name="ro1">
          <table:table-cell office:value-type="string" calcext:value-type="string">
            <text:p>/home/suporte/Documentos/java_projects/jersey-1.x/jersey/jersey-client</text:p>
          </table:table-cell>
          <table:table-cell office:value-type="string" calcext:value-type="string">
            <text:p>com.sun.jersey.api.client.Client</text:p>
          </table:table-cell>
          <table:table-cell office:value-type="string" calcext:value-type="string">
            <text:p>/home/suporte/Documentos/java_projects/jersey-1.x/jersey/jersey-client/src/main/java/com/sun/jersey/api/client/Client.java</text:p>
          </table:table-cell>
        </table:table-row>
        <table:table-row table:style-name="ro1">
          <table:table-cell office:value-type="string" calcext:value-type="string">
            <text:p>/home/suporte/Documentos/java_projects/jersey-1.x/jersey/jersey-json</text:p>
          </table:table-cell>
          <table:table-cell office:value-type="string" calcext:value-type="string">
            <text:p>com.sun.jersey.json.impl.User</text:p>
          </table:table-cell>
          <table:table-cell office:value-type="string" calcext:value-type="string">
            <text:p>/home/suporte/Documentos/java_projects/jersey-1.x/jersey/jersey-json/src/test/java/com/sun/jersey/json/impl/User.java</text:p>
          </table:table-cell>
        </table:table-row>
        <table:table-row table:style-name="ro1">
          <table:table-cell office:value-type="string" calcext:value-type="string">
            <text:p>/home/suporte/Documentos/java_projects/jersey-1.x/jersey/samples/atompub-contacts/atompub-contacts-models</text:p>
          </table:table-cell>
          <table:table-cell office:value-type="string" calcext:value-type="string">
            <text:p>com.sun.jersey.samples.contacts.models.User</text:p>
          </table:table-cell>
          <table:table-cell office:value-type="string" calcext:value-type="string">
            <text:p>/home/suporte/Documentos/java_projects/jersey-1.x/jersey/samples/atompub-contacts/atompub-contacts-models/src/main/java/com/sun/jersey/samples/contacts/models/User.java</text:p>
          </table:table-cell>
        </table:table-row>
        <table:table-row table:style-name="ro1">
          <table:table-cell office:value-type="string" calcext:value-type="string">
            <text:p>/home/suporte/Documentos/java_projects/jersey/tests/e2e</text:p>
          </table:table-cell>
          <table:table-cell office:value-type="string" calcext:value-type="string">
            <text:p>org.glassfish.jersey.tests.e2e.json.entity.User</text:p>
          </table:table-cell>
          <table:table-cell office:value-type="string" calcext:value-type="string">
            <text:p>/home/suporte/Documentos/java_projects/jersey/tests/e2e/src/test/java/org/glassfish/jersey/tests/e2e/json/entity/User.java</text:p>
          </table:table-cell>
        </table:table-row>
        <table:table-row table:style-name="ro1">
          <table:table-cell office:value-type="string" calcext:value-type="string">
            <text:p>/home/suporte/Documentos/java_projects/Jetstream</text:p>
          </table:table-cell>
          <table:table-cell office:value-type="string" calcext:value-type="string">
            <text:p>com.force.sdk.streaming.model.User</text:p>
          </table:table-cell>
          <table:table-cell office:value-type="string" calcext:value-type="string">
            <text:p>/home/suporte/Documentos/java_projects/Jetstream/src/main/java/com/force/sdk/streaming/model/User.java</text:p>
          </table:table-cell>
        </table:table-row>
        <table:table-row table:style-name="ro1">
          <table:table-cell office:value-type="string" calcext:value-type="string">
            <text:p>/home/suporte/Documentos/java_projects/jforum3</text:p>
          </table:table-cell>
          <table:table-cell office:value-type="string" calcext:value-type="string">
            <text:p>net.jforum.entities.User</text:p>
          </table:table-cell>
          <table:table-cell office:value-type="string" calcext:value-type="string">
            <text:p>/home/suporte/Documentos/java_projects/jforum3/src/main/java/net/jforum/entities/User.java</text:p>
          </table:table-cell>
        </table:table-row>
        <table:table-row table:style-name="ro1">
          <table:table-cell office:value-type="string" calcext:value-type="string">
            <text:p>/home/suporte/Documentos/java_projects/jibu/jibu-core</text:p>
          </table:table-cell>
          <table:table-cell office:value-type="string" calcext:value-type="string">
            <text:p>org.gaixie.jibu.security.model.User</text:p>
          </table:table-cell>
          <table:table-cell office:value-type="string" calcext:value-type="string">
            <text:p>/home/suporte/Documentos/java_projects/jibu/jibu-core/src/main/java/org/gaixie/jibu/security/model/User.java</text:p>
          </table:table-cell>
        </table:table-row>
        <table:table-row table:style-name="ro1">
          <table:table-cell office:value-type="string" calcext:value-type="string">
            <text:p>/home/suporte/Documentos/java_projects/jibu/jibu-core</text:p>
          </table:table-cell>
          <table:table-cell office:value-type="string" calcext:value-type="string">
            <text:p>org.gaixie.jibu.utils.Person</text:p>
          </table:table-cell>
          <table:table-cell office:value-type="string" calcext:value-type="string">
            <text:p>/home/suporte/Documentos/java_projects/jibu/jibu-core/src/test/java/org/gaixie/jibu/utils/Person.java</text:p>
          </table:table-cell>
        </table:table-row>
        <table:table-row table:style-name="ro1">
          <table:table-cell office:value-type="string" calcext:value-type="string">
            <text:p>/home/suporte/Documentos/java_projects/jmotor/components/utility</text:p>
          </table:table-cell>
          <table:table-cell office:value-type="string" calcext:value-type="string">
            <text:p>jmotor.util.meta.Person</text:p>
          </table:table-cell>
          <table:table-cell office:value-type="string" calcext:value-type="string">
            <text:p>/home/suporte/Documentos/java_projects/jmotor/components/utility/src/test/java/jmotor/util/meta/Person.java</text:p>
          </table:table-cell>
        </table:table-row>
        <table:table-row table:style-name="ro1">
          <table:table-cell office:value-type="string" calcext:value-type="string">
            <text:p>/home/suporte/Documentos/java_projects/jms-brokers/client</text:p>
          </table:table-cell>
          <table:table-cell office:value-type="string" calcext:value-type="string">
            <text:p>pl.edu.agh.iosr.brokers.User</text:p>
          </table:table-cell>
          <table:table-cell office:value-type="string" calcext:value-type="string">
            <text:p>/home/suporte/Documentos/java_projects/jms-brokers/client/src/main/java/pl/edu/agh/iosr/brokers/User.java</text:p>
          </table:table-cell>
        </table:table-row>
        <table:table-row table:style-name="ro1">
          <table:table-cell office:value-type="string" calcext:value-type="string">
            <text:p>/home/suporte/Documentos/java_projects/jo4neo/tags/jo4neo-0.2.1</text:p>
          </table:table-cell>
          <table:table-cell office:value-type="string" calcext:value-type="string">
            <text:p>test.Person</text:p>
          </table:table-cell>
          <table:table-cell office:value-type="string" calcext:value-type="string">
            <text:p>/home/suporte/Documentos/java_projects/jo4neo/tags/jo4neo-0.2.1/src/test/java/test/Person.java</text:p>
          </table:table-cell>
        </table:table-row>
        <table:table-row table:style-name="ro1">
          <table:table-cell office:value-type="string" calcext:value-type="string">
            <text:p>/home/suporte/Documentos/java_projects/jo4neo/tags/jo4neo-0.2.5</text:p>
          </table:table-cell>
          <table:table-cell office:value-type="string" calcext:value-type="string">
            <text:p>test.Person</text:p>
          </table:table-cell>
          <table:table-cell office:value-type="string" calcext:value-type="string">
            <text:p>/home/suporte/Documentos/java_projects/jo4neo/tags/jo4neo-0.2.5/src/test/java/test/Person.java</text:p>
          </table:table-cell>
        </table:table-row>
        <table:table-row table:style-name="ro1">
          <table:table-cell office:value-type="string" calcext:value-type="string">
            <text:p>/home/suporte/Documentos/java_projects/jo4neo/trunk/jo4neo</text:p>
          </table:table-cell>
          <table:table-cell office:value-type="string" calcext:value-type="string">
            <text:p>test.Person</text:p>
          </table:table-cell>
          <table:table-cell office:value-type="string" calcext:value-type="string">
            <text:p>/home/suporte/Documentos/java_projects/jo4neo/trunk/jo4neo/src/test/java/test/Person.java</text:p>
          </table:table-cell>
        </table:table-row>
        <table:table-row table:style-name="ro1">
          <table:table-cell office:value-type="string" calcext:value-type="string">
            <text:p>/home/suporte/Documentos/java_projects/jo4neo/trunk/jo4neoblog</text:p>
          </table:table-cell>
          <table:table-cell office:value-type="string" calcext:value-type="string">
            <text:p>example.model.User</text:p>
          </table:table-cell>
          <table:table-cell office:value-type="string" calcext:value-type="string">
            <text:p>/home/suporte/Documentos/java_projects/jo4neo/trunk/jo4neoblog/src/main/java/example/model/User.java</text:p>
          </table:table-cell>
        </table:table-row>
        <table:table-row table:style-name="ro1">
          <table:table-cell office:value-type="string" calcext:value-type="string">
            <text:p>/home/suporte/Documentos/java_projects/jogetworkflow/wflow-directory</text:p>
          </table:table-cell>
          <table:table-cell office:value-type="string" calcext:value-type="string">
            <text:p>org.joget.directory.model.User</text:p>
          </table:table-cell>
          <table:table-cell office:value-type="string" calcext:value-type="string">
            <text:p>/home/suporte/Documentos/java_projects/jogetworkflow/wflow-directory/src/main/java/org/joget/directory/model/User.java</text:p>
          </table:table-cell>
        </table:table-row>
        <table:table-row table:style-name="ro1">
          <table:table-cell office:value-type="string" calcext:value-type="string">
            <text:p>/home/suporte/Documentos/java_projects/johm</text:p>
          </table:table-cell>
          <table:table-cell office:value-type="string" calcext:value-type="string">
            <text:p>redis.clients.johm.models.User</text:p>
          </table:table-cell>
          <table:table-cell office:value-type="string" calcext:value-type="string">
            <text:p>/home/suporte/Documentos/java_projects/johm/src/test/java/redis/clients/johm/models/User.java</text:p>
          </table:table-cell>
        </table:table-row>
        <table:table-row table:style-name="ro1">
          <table:table-cell office:value-type="string" calcext:value-type="string">
            <text:p>/home/suporte/Documentos/java_projects/Joker/backend/interface</text:p>
          </table:table-cell>
          <table:table-cell office:value-type="string" calcext:value-type="string">
            <text:p>cl.own.usi.model.User</text:p>
          </table:table-cell>
          <table:table-cell office:value-type="string" calcext:value-type="string">
            <text:p>/home/suporte/Documentos/java_projects/Joker/backend/interface/src/main/java/cl/own/usi/model/User.java</text:p>
          </table:table-cell>
        </table:table-row>
        <table:table-row table:style-name="ro1">
          <table:table-cell office:value-type="string" calcext:value-type="string">
            <text:p>/home/suporte/Documentos/java_projects/jOOX/jOOX</text:p>
          </table:table-cell>
          <table:table-cell office:value-type="string" calcext:value-type="string">
            <text:p>org.joox.test.Customer</text:p>
          </table:table-cell>
          <table:table-cell office:value-type="string" calcext:value-type="string">
            <text:p>/home/suporte/Documentos/java_projects/jOOX/jOOX/src/test/java/org/joox/test/Customer.java</text:p>
          </table:table-cell>
        </table:table-row>
        <table:table-row table:style-name="ro1">
          <table:table-cell office:value-type="string" calcext:value-type="string">
            <text:p>/home/suporte/Documentos/java_projects/jpauc-ear/jpauc-ejb</text:p>
          </table:table-cell>
          <table:table-cell office:value-type="string" calcext:value-type="string">
            <text:p>ru.mesotron.jpauc.domain.auth.User</text:p>
          </table:table-cell>
          <table:table-cell office:value-type="string" calcext:value-type="string">
            <text:p>/home/suporte/Documentos/java_projects/jpauc-ear/jpauc-ejb/src/main/java/ru/mesotron/jpauc/domain/auth/User.java</text:p>
          </table:table-cell>
        </table:table-row>
        <table:table-row table:style-name="ro1">
          <table:table-cell office:value-type="string" calcext:value-type="string">
            <text:p>/home/suporte/Documentos/java_projects/jPOS-EE/modules/eeuser</text:p>
          </table:table-cell>
          <table:table-cell office:value-type="string" calcext:value-type="string">
            <text:p>org.jpos.ee.User</text:p>
          </table:table-cell>
          <table:table-cell office:value-type="string" calcext:value-type="string">
            <text:p>/home/suporte/Documentos/java_projects/jPOS-EE/modules/eeuser/src/main/java/org/jpos/ee/User.java</text:p>
          </table:table-cell>
        </table:table-row>
        <table:table-row table:style-name="ro1">
          <table:table-cell office:value-type="string" calcext:value-type="string">
            <text:p>/home/suporte/Documentos/java_projects/jsecurity/samples/spring-hibernate</text:p>
          </table:table-cell>
          <table:table-cell office:value-type="string" calcext:value-type="string">
            <text:p>org.jsecurity.samples.sprhib.model.User</text:p>
          </table:table-cell>
          <table:table-cell office:value-type="string" calcext:value-type="string">
            <text:p>/home/suporte/Documentos/java_projects/jsecurity/samples/spring-hibernate/src/main/java/org/jsecurity/samples/sprhib/model/User.java</text:p>
          </table:table-cell>
        </table:table-row>
        <table:table-row table:style-name="ro1">
          <table:table-cell office:value-type="string" calcext:value-type="string">
            <text:p>/home/suporte/Documentos/java_projects/jsfunit/jboss-jsfunit-examples/jboss-jsfunit-examples-seam/jboss-jsfunit-examples-seam-booking/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jsfunit/jboss-jsfunit-examples/jboss-jsfunit-examples-seam/jboss-jsfunit-examples-seam-booking/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jsfunit/jboss-jsfunit-examples/jboss-jsfunit-examples-seam/jboss-jsfunit-examples-seam-registration/ejb</text:p>
          </table:table-cell>
          <table:table-cell office:value-type="string" calcext:value-type="string">
            <text:p>org.jboss.seam.example.registration.User</text:p>
          </table:table-cell>
          <table:table-cell office:value-type="string" calcext:value-type="string">
            <text:p>/home/suporte/Documentos/java_projects/jsfunit/jboss-jsfunit-examples/jboss-jsfunit-examples-seam/jboss-jsfunit-examples-seam-registration/ejb/src/main/java/org/jboss/seam/example/registration/User.java</text:p>
          </table:table-cell>
        </table:table-row>
        <table:table-row table:style-name="ro1">
          <table:table-cell office:value-type="string" calcext:value-type="string">
            <text:p>/home/suporte/Documentos/java_projects/JsonPullParser/jsonpullparser-apt</text:p>
          </table:table-cell>
          <table:table-cell office:value-type="string" calcext:value-type="string">
            <text:p>net.vvakame.sample.twitter.User</text:p>
          </table:table-cell>
          <table:table-cell office:value-type="string" calcext:value-type="string">
            <text:p>/home/suporte/Documentos/java_projects/JsonPullParser/jsonpullparser-apt/src/test/java/net/vvakame/sample/twitter/User.java</text:p>
          </table:table-cell>
        </table:table-row>
        <table:table-row table:style-name="ro1">
          <table:table-cell office:value-type="string" calcext:value-type="string">
            <text:p>/home/suporte/Documentos/java_projects/JsonPullParser/jsonpullparser-benchmark</text:p>
          </table:table-cell>
          <table:table-cell office:value-type="string" calcext:value-type="string">
            <text:p>net.vvakame.sample.twitter.User</text:p>
          </table:table-cell>
          <table:table-cell office:value-type="string" calcext:value-type="string">
            <text:p>/home/suporte/Documentos/java_projects/JsonPullParser/jsonpullparser-benchmark/src/main/java/net/vvakame/sample/twitter/User.java</text:p>
          </table:table-cell>
        </table:table-row>
        <table:table-row table:style-name="ro1">
          <table:table-cell office:value-type="string" calcext:value-type="string">
            <text:p>/home/suporte/Documentos/java_projects/JsonPullParser/jsonpullparser-usage</text:p>
          </table:table-cell>
          <table:table-cell office:value-type="string" calcext:value-type="string">
            <text:p>net.vvakame.sample.twitter.User</text:p>
          </table:table-cell>
          <table:table-cell office:value-type="string" calcext:value-type="string">
            <text:p>/home/suporte/Documentos/java_projects/JsonPullParser/jsonpullparser-usage/src/main/java/net/vvakame/sample/twitter/User.java</text:p>
          </table:table-cell>
        </table:table-row>
        <table:table-row table:style-name="ro1">
          <table:table-cell office:value-type="string" calcext:value-type="string">
            <text:p>/home/suporte/Documentos/java_projects/JTMDB</text:p>
          </table:table-cell>
          <table:table-cell office:value-type="string" calcext:value-type="string">
            <text:p>com.savvasdalkitsis.jtmdb.Person</text:p>
          </table:table-cell>
          <table:table-cell office:value-type="string" calcext:value-type="string">
            <text:p>/home/suporte/Documentos/java_projects/JTMDB/src/main/java/com/savvasdalkitsis/jtmdb/Person.java</text:p>
          </table:table-cell>
        </table:table-row>
        <table:table-row table:style-name="ro1">
          <table:table-cell office:value-type="string" calcext:value-type="string">
            <text:p>/home/suporte/Documentos/java_projects/juzu/booking</text:p>
          </table:table-cell>
          <table:table-cell office:value-type="string" calcext:value-type="string">
            <text:p>org.sample.booking.models.User</text:p>
          </table:table-cell>
          <table:table-cell office:value-type="string" calcext:value-type="string">
            <text:p>/home/suporte/Documentos/java_projects/juzu/booking/src/main/java/org/sample/booking/models/User.java</text:p>
          </table:table-cell>
        </table:table-row>
        <table:table-row table:style-name="ro1">
          <table:table-cell office:value-type="string" calcext:value-type="string">
            <text:p>/home/suporte/Documentos/java_projects/jw-community/wflow-directory</text:p>
          </table:table-cell>
          <table:table-cell office:value-type="string" calcext:value-type="string">
            <text:p>org.joget.directory.model.User</text:p>
          </table:table-cell>
          <table:table-cell office:value-type="string" calcext:value-type="string">
            <text:p>/home/suporte/Documentos/java_projects/jw-community/wflow-directory/src/main/java/org/joget/directory/model/User.java</text:p>
          </table:table-cell>
        </table:table-row>
        <table:table-row table:style-name="ro1">
          <table:table-cell office:value-type="string" calcext:value-type="string">
            <text:p>/home/suporte/Documentos/java_projects/kevoree-extra/org.kevoree.extra.osgi.jpaxos</text:p>
          </table:table-cell>
          <table:table-cell office:value-type="string" calcext:value-type="string">
            <text:p>lsr.paxos.client.Client</text:p>
          </table:table-cell>
          <table:table-cell office:value-type="string" calcext:value-type="string">
            <text:p>/home/suporte/Documentos/java_projects/kevoree-extra/org.kevoree.extra.osgi.jpaxos/src/main/java/lsr/paxos/client/Client.java</text:p>
          </table:table-cell>
        </table:table-row>
        <table:table-row table:style-name="ro1">
          <table:table-cell office:value-type="string" calcext:value-type="string">
            <text:p>/home/suporte/Documentos/java_projects/kodejava/core-sample</text:p>
          </table:table-cell>
          <table:table-cell office:value-type="string" calcext:value-type="string">
            <text:p>org.kodejava.example.util.User</text:p>
          </table:table-cell>
          <table:table-cell office:value-type="string" calcext:value-type="string">
            <text:p>/home/suporte/Documentos/java_projects/kodejava/core-sample/src/main/java/org/kodejava/example/util/User.java</text:p>
          </table:table-cell>
        </table:table-row>
        <table:table-row table:style-name="ro1">
          <table:table-cell office:value-type="string" calcext:value-type="string">
            <text:p>/home/suporte/Documentos/java_projects/kodejava/core-sample</text:p>
          </table:table-cell>
          <table:table-cell office:value-type="string" calcext:value-type="string">
            <text:p>org.kodejava.example.util.zip.User</text:p>
          </table:table-cell>
          <table:table-cell office:value-type="string" calcext:value-type="string">
            <text:p>/home/suporte/Documentos/java_projects/kodejava/core-sample/src/main/java/org/kodejava/example/util/zip/User.java</text:p>
          </table:table-cell>
        </table:table-row>
        <table:table-row table:style-name="ro1">
          <table:table-cell office:value-type="string" calcext:value-type="string">
            <text:p>/home/suporte/Documentos/java_projects/koku-services/customer</text:p>
          </table:table-cell>
          <table:table-cell office:value-type="string" calcext:value-type="string">
            <text:p>fi.koku.services.entity.customer.impl.Customer</text:p>
          </table:table-cell>
          <table:table-cell office:value-type="string" calcext:value-type="string">
            <text:p>/home/suporte/Documentos/java_projects/koku-services/customer/src/main/java/fi/koku/services/entity/customer/impl/Customer.java</text:p>
          </table:table-cell>
        </table:table-row>
        <table:table-row table:style-name="ro1">
          <table:table-cell office:value-type="string" calcext:value-type="string">
            <text:p>/home/suporte/Documentos/java_projects/Kundera-Examples</text:p>
          </table:table-cell>
          <table:table-cell office:value-type="string" calcext:value-type="string">
            <text:p>com.impetus.kundera.examples.crud.entities.Employee</text:p>
          </table:table-cell>
          <table:table-cell office:value-type="string" calcext:value-type="string">
            <text:p>/home/suporte/Documentos/java_projects/Kundera-Examples/src/main/java/com/impetus/kundera/examples/crud/entities/Employee.java</text:p>
          </table:table-cell>
        </table:table-row>
        <table:table-row table:style-name="ro1">
          <table:table-cell office:value-type="string" calcext:value-type="string">
            <text:p>/home/suporte/Documentos/java_projects/Kundera-Examples</text:p>
          </table:table-cell>
          <table:table-cell office:value-type="string" calcext:value-type="string">
            <text:p>com.impetus.kundera.examples.twitter.entities.User</text:p>
          </table:table-cell>
          <table:table-cell office:value-type="string" calcext:value-type="string">
            <text:p>/home/suporte/Documentos/java_projects/Kundera-Examples/src/main/java/com/impetus/kundera/examples/twitter/entities/User.java</text:p>
          </table:table-cell>
        </table:table-row>
        <table:table-row table:style-name="ro1">
          <table:table-cell office:value-type="string" calcext:value-type="string">
            <text:p>/home/suporte/Documentos/java_projects/Kundera/kundera-cassandra</text:p>
          </table:table-cell>
          <table:table-cell office:value-type="string" calcext:value-type="string">
            <text:p>com.impetus.client.crud.Employee</text:p>
          </table:table-cell>
          <table:table-cell office:value-type="string" calcext:value-type="string">
            <text:p>/home/suporte/Documentos/java_projects/Kundera/kundera-cassandra/src/test/java/com/impetus/client/crud/Employee.java</text:p>
          </table:table-cell>
        </table:table-row>
        <table:table-row table:style-name="ro1">
          <table:table-cell office:value-type="string" calcext:value-type="string">
            <text:p>/home/suporte/Documentos/java_projects/Kundera/kundera-mongo</text:p>
          </table:table-cell>
          <table:table-cell office:value-type="string" calcext:value-type="string">
            <text:p>com.impetus.client.twitter.entities.User</text:p>
          </table:table-cell>
          <table:table-cell office:value-type="string" calcext:value-type="string">
            <text:p>/home/suporte/Documentos/java_projects/Kundera/kundera-mongo/src/test/java/com/impetus/client/twitter/entities/User.java</text:p>
          </table:table-cell>
        </table:table-row>
        <table:table-row table:style-name="ro1">
          <table:table-cell office:value-type="string" calcext:value-type="string">
            <text:p>/home/suporte/Documentos/java_projects/lab/jee6/examples/jpa/crud</text:p>
          </table:table-cell>
          <table:table-cell office:value-type="string" calcext:value-type="string">
            <text:p>examples.Person</text:p>
          </table:table-cell>
          <table:table-cell office:value-type="string" calcext:value-type="string">
            <text:p>/home/suporte/Documentos/java_projects/lab/jee6/examples/jpa/crud/src/main/java/examples/Person.java</text:p>
          </table:table-cell>
        </table:table-row>
        <table:table-row table:style-name="ro1">
          <table:table-cell office:value-type="string" calcext:value-type="string">
            <text:p>/home/suporte/Documentos/java_projects/lambda-comparison</text:p>
          </table:table-cell>
          <table:table-cell office:value-type="string" calcext:value-type="string">
            <text:p>ch.lambdaj.demo.Person</text:p>
          </table:table-cell>
          <table:table-cell office:value-type="string" calcext:value-type="string">
            <text:p>/home/suporte/Documentos/java_projects/lambda-comparison/src/test/java/ch/lambdaj/demo/Person.java</text:p>
          </table:table-cell>
        </table:table-row>
        <table:table-row table:style-name="ro1">
          <table:table-cell office:value-type="string" calcext:value-type="string">
            <text:p>/home/suporte/Documentos/java_projects/lambdaj</text:p>
          </table:table-cell>
          <table:table-cell office:value-type="string" calcext:value-type="string">
            <text:p>ch.lambdaj.demo.Person</text:p>
          </table:table-cell>
          <table:table-cell office:value-type="string" calcext:value-type="string">
            <text:p>/home/suporte/Documentos/java_projects/lambdaj/src/test/java/ch/lambdaj/demo/Person.java</text:p>
          </table:table-cell>
        </table:table-row>
        <table:table-row table:style-name="ro1">
          <table:table-cell office:value-type="string" calcext:value-type="string">
            <text:p>/home/suporte/Documentos/java_projects/lambdaj</text:p>
          </table:table-cell>
          <table:table-cell office:value-type="string" calcext:value-type="string">
            <text:p>ch.lambdaj.mock.Person</text:p>
          </table:table-cell>
          <table:table-cell office:value-type="string" calcext:value-type="string">
            <text:p>/home/suporte/Documentos/java_projects/lambdaj/src/test/java/ch/lambdaj/mock/Person.java</text:p>
          </table:table-cell>
        </table:table-row>
        <table:table-row table:style-name="ro1">
          <table:table-cell office:value-type="string" calcext:value-type="string">
            <text:p>/home/suporte/Documentos/java_projects/learning-lambdaj</text:p>
          </table:table-cell>
          <table:table-cell office:value-type="string" calcext:value-type="string">
            <text:p>br.com.xone.model.Person</text:p>
          </table:table-cell>
          <table:table-cell office:value-type="string" calcext:value-type="string">
            <text:p>/home/suporte/Documentos/java_projects/learning-lambdaj/src/main/java/br/com/xone/model/Person.java</text:p>
          </table:table-cell>
        </table:table-row>
        <table:table-row table:style-name="ro1">
          <table:table-cell office:value-type="string" calcext:value-type="string">
            <text:p>/home/suporte/Documentos/java_projects/legislativo-api-java</text:p>
          </table:table-cell>
          <table:table-cell office:value-type="string" calcext:value-type="string">
            <text:p>cl.votainteligente.legislativo.model.Person</text:p>
          </table:table-cell>
          <table:table-cell office:value-type="string" calcext:value-type="string">
            <text:p>/home/suporte/Documentos/java_projects/legislativo-api-java/src/main/java/cl/votainteligente/legislativo/model/Person.java</text:p>
          </table:table-cell>
        </table:table-row>
        <table:table-row table:style-name="ro1">
          <table:table-cell office:value-type="string" calcext:value-type="string">
            <text:p>/home/suporte/Documentos/java_projects/lime-mvc/examples/converters</text:p>
          </table:table-cell>
          <table:table-cell office:value-type="string" calcext:value-type="string">
            <text:p>org.zdevra.lime.examples.converters.Person</text:p>
          </table:table-cell>
          <table:table-cell office:value-type="string" calcext:value-type="string">
            <text:p>/home/suporte/Documentos/java_projects/lime-mvc/examples/converters/src/main/java/org/zdevra/lime/examples/converters/Person.java</text:p>
          </table:table-cell>
        </table:table-row>
        <table:table-row table:style-name="ro1">
          <table:table-cell office:value-type="string" calcext:value-type="string">
            <text:p>/home/suporte/Documentos/java_projects/linkedInDemo</text:p>
          </table:table-cell>
          <table:table-cell office:value-type="string" calcext:value-type="string">
            <text:p>com.ln.model.User</text:p>
          </table:table-cell>
          <table:table-cell office:value-type="string" calcext:value-type="string">
            <text:p>/home/suporte/Documentos/java_projects/linkedInDemo/src/main/java/com/ln/model/User.java</text:p>
          </table:table-cell>
        </table:table-row>
        <table:table-row table:style-name="ro1">
          <table:table-cell office:value-type="string" calcext:value-type="string">
            <text:p>/home/suporte/Documentos/java_projects/liquibase-hibernate</text:p>
          </table:table-cell>
          <table:table-cell office:value-type="string" calcext:value-type="string">
            <text:p>com.example.auction.User</text:p>
          </table:table-cell>
          <table:table-cell office:value-type="string" calcext:value-type="string">
            <text:p>/home/suporte/Documentos/java_projects/liquibase-hibernate/src/test/java/com/example/auction/User.java</text:p>
          </table:table-cell>
        </table:table-row>
        <table:table-row table:style-name="ro1">
          <table:table-cell office:value-type="string" calcext:value-type="string">
            <text:p>/home/suporte/Documentos/java_projects/lorsource</text:p>
          </table:table-cell>
          <table:table-cell office:value-type="string" calcext:value-type="string">
            <text:p>ru.org.linux.user.User</text:p>
          </table:table-cell>
          <table:table-cell office:value-type="string" calcext:value-type="string">
            <text:p>/home/suporte/Documentos/java_projects/lorsource/src/main/java/ru/org/linux/user/User.java</text:p>
          </table:table-cell>
        </table:table-row>
        <table:table-row table:style-name="ro1">
          <table:table-cell office:value-type="string" calcext:value-type="string">
            <text:p>/home/suporte/Documentos/java_projects/magja</text:p>
          </table:table-cell>
          <table:table-cell office:value-type="string" calcext:value-type="string">
            <text:p>com.google.code.magja.model.customer.Customer</text:p>
          </table:table-cell>
          <table:table-cell office:value-type="string" calcext:value-type="string">
            <text:p>/home/suporte/Documentos/java_projects/magja/src/main/java/com/google/code/magja/model/customer/Customer.java</text:p>
          </table:table-cell>
        </table:table-row>
        <table:table-row table:style-name="ro1">
          <table:table-cell office:value-type="string" calcext:value-type="string">
            <text:p>/home/suporte/Documentos/java_projects/Marathon/marathon-support/snakeyaml</text:p>
          </table:table-cell>
          <table:table-cell office:value-type="string" calcext:value-type="string">
            <text:p>org.yaml.snakeyaml.constructor.Person</text:p>
          </table:table-cell>
          <table:table-cell office:value-type="string" calcext:value-type="string">
            <text:p>/home/suporte/Documentos/java_projects/Marathon/marathon-support/snakeyaml/src/test/java/org/yaml/snakeyaml/constructor/Person.java</text:p>
          </table:table-cell>
        </table:table-row>
        <table:table-row table:style-name="ro1">
          <table:table-cell office:value-type="string" calcext:value-type="string">
            <text:p>/home/suporte/Documentos/java_projects/mateo</text:p>
          </table:table-cell>
          <table:table-cell office:value-type="string" calcext:value-type="string">
            <text:p>mx.edu.um.mateo.general.model.Usuario</text:p>
          </table:table-cell>
          <table:table-cell office:value-type="string" calcext:value-type="string">
            <text:p>/home/suporte/Documentos/java_projects/mateo/src/main/java/mx/edu/um/mateo/general/model/Usuario.java</text:p>
          </table:table-cell>
        </table:table-row>
        <table:table-row table:style-name="ro1">
          <table:table-cell office:value-type="string" calcext:value-type="string">
            <text:p>/home/suporte/Documentos/java_projects/MavenSpringHibernateMockito</text:p>
          </table:table-cell>
          <table:table-cell office:value-type="string" calcext:value-type="string">
            <text:p>com.mayabansi.webappdemo.domain.Customer</text:p>
          </table:table-cell>
          <table:table-cell office:value-type="string" calcext:value-type="string">
            <text:p>/home/suporte/Documentos/java_projects/MavenSpringHibernateMockito/src/main/java/com/mayabansi/webappdemo/domain/Customer.java</text:p>
          </table:table-cell>
        </table:table-row>
        <table:table-row table:style-name="ro1">
          <table:table-cell office:value-type="string" calcext:value-type="string">
            <text:p>/home/suporte/Documentos/java_projects/meetings</text:p>
          </table:table-cell>
          <table:table-cell office:value-type="string" calcext:value-type="string">
            <text:p>pl.poznan.jug.meetings.shared.model.User</text:p>
          </table:table-cell>
          <table:table-cell office:value-type="string" calcext:value-type="string">
            <text:p>/home/suporte/Documentos/java_projects/meetings/src/main/java/pl/poznan/jug/meetings/shared/model/User.java</text:p>
          </table:table-cell>
        </table:table-row>
        <table:table-row table:style-name="ro1">
          <table:table-cell office:value-type="string" calcext:value-type="string">
            <text:p>/home/suporte/Documentos/java_projects/MeetMe/MeetMe</text:p>
          </table:table-cell>
          <table:table-cell office:value-type="string" calcext:value-type="string">
            <text:p>cz.muni.fi.pv243.meetme.model.Person</text:p>
          </table:table-cell>
          <table:table-cell office:value-type="string" calcext:value-type="string">
            <text:p>/home/suporte/Documentos/java_projects/MeetMe/MeetMe/src/main/java/cz/muni/fi/pv243/meetme/model/Person.java</text:p>
          </table:table-cell>
        </table:table-row>
        <table:table-row table:style-name="ro1">
          <table:table-cell office:value-type="string" calcext:value-type="string">
            <text:p>/home/suporte/Documentos/java_projects/metawidget/integration-tests/faces/forge</text:p>
          </table:table-cell>
          <table:table-cell office:value-type="string" calcext:value-type="string">
            <text:p>com.test.model.Person</text:p>
          </table:table-cell>
          <table:table-cell office:value-type="string" calcext:value-type="string">
            <text:p>/home/suporte/Documentos/java_projects/metawidget/integration-tests/faces/forge/src/main/java/com/test/model/Person.java</text:p>
          </table:table-cell>
        </table:table-row>
        <table:table-row table:style-name="ro1">
          <table:table-cell office:value-type="string" calcext:value-type="string">
            <text:p>/home/suporte/Documentos/java_projects/metawidget/integration-tests/swing/tutorial</text:p>
          </table:table-cell>
          <table:table-cell office:value-type="string" calcext:value-type="string">
            <text:p>org.metawidget.integrationtest.swing.tutorial.Person</text:p>
          </table:table-cell>
          <table:table-cell office:value-type="string" calcext:value-type="string">
            <text:p>/home/suporte/Documentos/java_projects/metawidget/integration-tests/swing/tutorial/src/main/java/org/metawidget/integrationtest/swing/tutorial/Person.java</text:p>
          </table:table-cell>
        </table:table-row>
        <table:table-row table:style-name="ro1">
          <table:table-cell office:value-type="string" calcext:value-type="string">
            <text:p>/home/suporte/Documentos/java_projects/metawidget/integration-tests/swt/tutorial</text:p>
          </table:table-cell>
          <table:table-cell office:value-type="string" calcext:value-type="string">
            <text:p>org.metawidget.integrationtest.swt.tutorial.Person</text:p>
          </table:table-cell>
          <table:table-cell office:value-type="string" calcext:value-type="string">
            <text:p>/home/suporte/Documentos/java_projects/metawidget/integration-tests/swt/tutorial/src/main/java/org/metawidget/integrationtest/swt/tutorial/Person.java</text:p>
          </table:table-cell>
        </table:table-row>
        <table:table-row table:style-name="ro1">
          <table:table-cell office:value-type="string" calcext:value-type="string">
            <text:p>/home/suporte/Documentos/java_projects/metricminer</text:p>
          </table:table-cell>
          <table:table-cell office:value-type="string" calcext:value-type="string">
            <text:p>org.metricminer.model.User</text:p>
          </table:table-cell>
          <table:table-cell office:value-type="string" calcext:value-type="string">
            <text:p>/home/suporte/Documentos/java_projects/metricminer/src/main/java/org/metricminer/model/User.java</text:p>
          </table:table-cell>
        </table:table-row>
        <table:table-row table:style-name="ro1">
          <table:table-cell office:value-type="string" calcext:value-type="string">
            <text:p>/home/suporte/Documentos/java_projects/MI-MPR-DIP-Admission</text:p>
          </table:table-cell>
          <table:table-cell office:value-type="string" calcext:value-type="string">
            <text:p>cz.cvut.fit.mi_mpr_dip.admission.domain.personal.Person</text:p>
          </table:table-cell>
          <table:table-cell office:value-type="string" calcext:value-type="string">
            <text:p>/home/suporte/Documentos/java_projects/MI-MPR-DIP-Admission/src/main/java/cz/cvut/fit/mi_mpr_dip/admission/domain/personal/Person.java</text:p>
          </table:table-cell>
        </table:table-row>
        <table:table-row table:style-name="ro1">
          <table:table-cell office:value-type="string" calcext:value-type="string">
            <text:p>/home/suporte/Documentos/java_projects/mongologin</text:p>
          </table:table-cell>
          <table:table-cell office:value-type="string" calcext:value-type="string">
            <text:p>fi.mongologin.domain.User</text:p>
          </table:table-cell>
          <table:table-cell office:value-type="string" calcext:value-type="string">
            <text:p>/home/suporte/Documentos/java_projects/mongologin/src/main/java/fi/mongologin/domain/User.java</text:p>
          </table:table-cell>
        </table:table-row>
        <table:table-row table:style-name="ro1">
          <table:table-cell office:value-type="string" calcext:value-type="string">
            <text:p>/home/suporte/Documentos/java_projects/mpd-2012-i41d/aula22-mvc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d/aula22-mvc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pd-2012-i41d/aula23-mvc-com-observer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d/aula23-mvc-com-observer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pd-2012-i41d/aula26-ioc-di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d/aula26-ioc-di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pd-2012-i41d/aula27-ioc-di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d/aula27-ioc-di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pd-2012-i41d/aula28-guice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d/aula28-guice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pd-2012-i41N/aula24-mvc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N/aula24-mvc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pd-2012-i41N/aula25-mvc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N/aula25-mvc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pd-2012-i41N/aula27-ioc-di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N/aula27-ioc-di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pd-2012-i41N/aula28-ioc-di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N/aula28-ioc-di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pd-2012-i41N/aula29</text:p>
          </table:table-cell>
          <table:table-cell office:value-type="string" calcext:value-type="string">
            <text:p>com.jtmdb.Person</text:p>
          </table:table-cell>
          <table:table-cell office:value-type="string" calcext:value-type="string">
            <text:p>/home/suporte/Documentos/java_projects/mpd-2012-i41N/aula29/src/main/java/com/jtmdb/Person.java</text:p>
          </table:table-cell>
        </table:table-row>
        <table:table-row table:style-name="ro1">
          <table:table-cell office:value-type="string" calcext:value-type="string">
            <text:p>/home/suporte/Documentos/java_projects/Mujina/mujina-common</text:p>
          </table:table-cell>
          <table:table-cell office:value-type="string" calcext:value-type="string">
            <text:p>nl.surfnet.mujina.model.User</text:p>
          </table:table-cell>
          <table:table-cell office:value-type="string" calcext:value-type="string">
            <text:p>/home/suporte/Documentos/java_projects/Mujina/mujina-common/src/main/java/nl/surfnet/mujina/model/User.java</text:p>
          </table:table-cell>
        </table:table-row>
        <table:table-row table:style-name="ro1">
          <table:table-cell office:value-type="string" calcext:value-type="string">
            <text:p>/home/suporte/Documentos/java_projects/MultiBitMerchant/mbm</text:p>
          </table:table-cell>
          <table:table-cell office:value-type="string" calcext:value-type="string">
            <text:p>org.multibit.mbm.db.dto.User</text:p>
          </table:table-cell>
          <table:table-cell office:value-type="string" calcext:value-type="string">
            <text:p>/home/suporte/Documentos/java_projects/MultiBitMerchant/mbm/src/main/java/org/multibit/mbm/db/dto/User.java</text:p>
          </table:table-cell>
        </table:table-row>
        <table:table-row table:style-name="ro1">
          <table:table-cell office:value-type="string" calcext:value-type="string">
            <text:p>/home/suporte/Documentos/java_projects/musique/dependencies/last.fm-bindings</text:p>
          </table:table-cell>
          <table:table-cell office:value-type="string" calcext:value-type="string">
            <text:p>de.umass.lastfm.User</text:p>
          </table:table-cell>
          <table:table-cell office:value-type="string" calcext:value-type="string">
            <text:p>/home/suporte/Documentos/java_projects/musique/dependencies/last.fm-bindings/src/main/java/de/umass/lastfm/User.java</text:p>
          </table:table-cell>
        </table:table-row>
        <table:table-row table:style-name="ro1">
          <table:table-cell office:value-type="string" calcext:value-type="string">
            <text:p>/home/suporte/Documentos/java_projects/mybatis</text:p>
          </table:table-cell>
          <table:table-cell office:value-type="string" calcext:value-type="string">
            <text:p>org.apache.ibatis.submitted.complex_property.User</text:p>
          </table:table-cell>
          <table:table-cell office:value-type="string" calcext:value-type="string">
            <text:p>/home/suporte/Documentos/java_projects/mybatis/src/test/java/org/apache/ibatis/submitted/complex_property/User.java</text:p>
          </table:table-cell>
        </table:table-row>
        <table:table-row table:style-name="ro1">
          <table:table-cell office:value-type="string" calcext:value-type="string">
            <text:p>/home/suporte/Documentos/java_projects/myfaces-extcdi/examples/jsf-examples/hello_myfaces-codi_jsf20</text:p>
          </table:table-cell>
          <table:table-cell office:value-type="string" calcext:value-type="string">
            <text:p>org.apache.myfaces.extensions.cdi.example.jsf20.domain.User</text:p>
          </table:table-cell>
          <table:table-cell office:value-type="string" calcext:value-type="string">
            <text:p>/home/suporte/Documentos/java_projects/myfaces-extcdi/examples/jsf-examples/hello_myfaces-codi_jsf20/src/main/java/org/apache/myfaces/extensions/cdi/example/jsf20/domain/User.java</text:p>
          </table:table-cell>
        </table:table-row>
        <table:table-row table:style-name="ro1">
          <table:table-cell office:value-type="string" calcext:value-type="string">
            <text:p>/home/suporte/Documentos/java_projects/myfaces/impl</text:p>
          </table:table-cell>
          <table:table-cell office:value-type="string" calcext:value-type="string">
            <text:p>org.apache.myfaces.view.facelets.bean.Employee</text:p>
          </table:table-cell>
          <table:table-cell office:value-type="string" calcext:value-type="string">
            <text:p>/home/suporte/Documentos/java_projects/myfaces/impl/src/test/java/org/apache/myfaces/view/facelets/bean/Employee.java</text:p>
          </table:table-cell>
        </table:table-row>
        <table:table-row table:style-name="ro1">
          <table:table-cell office:value-type="string" calcext:value-type="string">
            <text:p>/home/suporte/Documentos/java_projects/NabAlive/data-core</text:p>
          </table:table-cell>
          <table:table-cell office:value-type="string" calcext:value-type="string">
            <text:p>com.nabalive.data.core.model.User</text:p>
          </table:table-cell>
          <table:table-cell office:value-type="string" calcext:value-type="string">
            <text:p>/home/suporte/Documentos/java_projects/NabAlive/data-core/src/main/java/com/nabalive/data/core/model/User.java</text:p>
          </table:table-cell>
        </table:table-row>
        <table:table-row table:style-name="ro1">
          <table:table-cell office:value-type="string" calcext:value-type="string">
            <text:p>/home/suporte/Documentos/java_projects/nan21.dnet.modules/nan21.dnet.module.ad/nan21.dnet.module.ad.domain</text:p>
          </table:table-cell>
          <table:table-cell office:value-type="string" calcext:value-type="string">
            <text:p>net.nan21.dnet.module.ad.client.domain.entity.Client</text:p>
          </table:table-cell>
          <table:table-cell office:value-type="string" calcext:value-type="string">
            <text:p>/home/suporte/Documentos/java_projects/nan21.dnet.modules/nan21.dnet.module.ad/nan21.dnet.module.ad.domain/src/main/java/net/nan21/dnet/module/ad/client/domain/entity/Client.java</text:p>
          </table:table-cell>
        </table:table-row>
        <table:table-row table:style-name="ro1">
          <table:table-cell office:value-type="string" calcext:value-type="string">
            <text:p>/home/suporte/Documentos/java_projects/nan21.dnet.modules/nan21.dnet.module.ad/nan21.dnet.module.ad.domain</text:p>
          </table:table-cell>
          <table:table-cell office:value-type="string" calcext:value-type="string">
            <text:p>net.nan21.dnet.module.ad.usr.domain.entity.User</text:p>
          </table:table-cell>
          <table:table-cell office:value-type="string" calcext:value-type="string">
            <text:p>/home/suporte/Documentos/java_projects/nan21.dnet.modules/nan21.dnet.module.ad/nan21.dnet.module.ad.domain/src/main/java/net/nan21/dnet/module/ad/usr/domain/entity/User.java</text:p>
          </table:table-cell>
        </table:table-row>
        <table:table-row table:style-name="ro1">
          <table:table-cell office:value-type="string" calcext:value-type="string">
            <text:p>/home/suporte/Documentos/java_projects/narya/core</text:p>
          </table:table-cell>
          <table:table-cell office:value-type="string" calcext:value-type="string">
            <text:p>com.threerings.presents.client.Client</text:p>
          </table:table-cell>
          <table:table-cell office:value-type="string" calcext:value-type="string">
            <text:p>/home/suporte/Documentos/java_projects/narya/core/src/main/java/com/threerings/presents/client/Client.java</text:p>
          </table:table-cell>
        </table:table-row>
        <table:table-row table:style-name="ro1">
          <table:table-cell office:value-type="string" calcext:value-type="string">
            <text:p>/home/suporte/Documentos/java_projects/ncomplo</text:p>
          </table:table-cell>
          <table:table-cell office:value-type="string" calcext:value-type="string">
            <text:p>org.eleventhlabs.ncomplo.business.entities.User</text:p>
          </table:table-cell>
          <table:table-cell office:value-type="string" calcext:value-type="string">
            <text:p>/home/suporte/Documentos/java_projects/ncomplo/src/main/java/org/eleventhlabs/ncomplo/business/entities/User.java</text:p>
          </table:table-cell>
        </table:table-row>
        <table:table-row table:style-name="ro1">
          <table:table-cell office:value-type="string" calcext:value-type="string">
            <text:p>/home/suporte/Documentos/java_projects/netnumeri/lib/gwt-2.5.0.rc1/samples/DynaTableRf</text:p>
          </table:table-cell>
          <table:table-cell office:value-type="string" calcext:value-type="string">
            <text:p>com.google.gwt.sample.dynatablerf.domain.Person</text:p>
          </table:table-cell>
          <table:table-cell office:value-type="string" calcext:value-type="string">
            <text:p>/home/suporte/Documentos/java_projects/netnumeri/lib/gwt-2.5.0.rc1/samples/DynaTableRf/src/main/java/com/google/gwt/sample/dynatablerf/domain/Person.java</text:p>
          </table:table-cell>
        </table:table-row>
        <table:table-row table:style-name="ro1">
          <table:table-cell office:value-type="string" calcext:value-type="string">
            <text:p>/home/suporte/Documentos/java_projects/netnumeri/lib/gwt-2.5.0.rc1/samples/Expenses</text:p>
          </table:table-cell>
          <table:table-cell office:value-type="string" calcext:value-type="string">
            <text:p>com.google.gwt.sample.expenses.server.domain.Employee</text:p>
          </table:table-cell>
          <table:table-cell office:value-type="string" calcext:value-type="string">
            <text:p>/home/suporte/Documentos/java_projects/netnumeri/lib/gwt-2.5.0.rc1/samples/Expenses/src/main/java/com/google/gwt/sample/expenses/server/domain/Employee.java</text:p>
          </table:table-cell>
        </table:table-row>
        <table:table-row table:style-name="ro1">
          <table:table-cell office:value-type="string" calcext:value-type="string">
            <text:p>/home/suporte/Documentos/java_projects/netnumeri/lib/gwt-2.5.0.rc1/samples/Validation</text:p>
          </table:table-cell>
          <table:table-cell office:value-type="string" calcext:value-type="string">
            <text:p>com.google.gwt.sample.validation.shared.Person</text:p>
          </table:table-cell>
          <table:table-cell office:value-type="string" calcext:value-type="string">
            <text:p>/home/suporte/Documentos/java_projects/netnumeri/lib/gwt-2.5.0.rc1/samples/Validation/src/main/java/com/google/gwt/sample/validation/shared/Person.java</text:p>
          </table:table-cell>
        </table:table-row>
        <table:table-row table:style-name="ro1">
          <table:table-cell office:value-type="string" calcext:value-type="string">
            <text:p>/home/suporte/Documentos/java_projects/nexus/nexus/nexus-clients/nexus-restlight-clients/nexus-restlight-core-client</text:p>
          </table:table-cell>
          <table:table-cell office:value-type="string" calcext:value-type="string">
            <text:p>org.sonatype.nexus.restlight.core.User</text:p>
          </table:table-cell>
          <table:table-cell office:value-type="string" calcext:value-type="string">
            <text:p>/home/suporte/Documentos/java_projects/nexus/nexus/nexus-clients/nexus-restlight-clients/nexus-restlight-core-client/src/main/java/org/sonatype/nexus/restlight/core/User.java</text:p>
          </table:table-cell>
        </table:table-row>
        <table:table-row table:style-name="ro1">
          <table:table-cell office:value-type="string" calcext:value-type="string">
            <text:p>/home/suporte/Documentos/java_projects/nexus/nexus/nexus-mock</text:p>
          </table:table-cell>
          <table:table-cell office:value-type="string" calcext:value-type="string">
            <text:p>org.sonatype.nexus.mock.models.User</text:p>
          </table:table-cell>
          <table:table-cell office:value-type="string" calcext:value-type="string">
            <text:p>/home/suporte/Documentos/java_projects/nexus/nexus/nexus-mock/src/main/java/org/sonatype/nexus/mock/models/User.java</text:p>
          </table:table-cell>
        </table:table-row>
        <table:table-row table:style-name="ro1">
          <table:table-cell office:value-type="string" calcext:value-type="string">
            <text:p>/home/suporte/Documentos/java_projects/NFEGuardian-shared</text:p>
          </table:table-cell>
          <table:table-cell office:value-type="string" calcext:value-type="string">
            <text:p>com.nfe.guardian.shared.model.resources.User</text:p>
          </table:table-cell>
          <table:table-cell office:value-type="string" calcext:value-type="string">
            <text:p>/home/suporte/Documentos/java_projects/NFEGuardian-shared/src/main/java/com/nfe/guardian/shared/model/resources/User.java</text:p>
          </table:table-cell>
        </table:table-row>
        <table:table-row table:style-name="ro1">
          <table:table-cell office:value-type="string" calcext:value-type="string">
            <text:p>/home/suporte/Documentos/java_projects/ngdb.com</text:p>
          </table:table-cell>
          <table:table-cell office:value-type="string" calcext:value-type="string">
            <text:p>com.ngdb.entities.user.User</text:p>
          </table:table-cell>
          <table:table-cell office:value-type="string" calcext:value-type="string">
            <text:p>/home/suporte/Documentos/java_projects/ngdb.com/src/main/java/com/ngdb/entities/user/User.java</text:p>
          </table:table-cell>
        </table:table-row>
        <table:table-row table:style-name="ro1">
          <table:table-cell office:value-type="string" calcext:value-type="string">
            <text:p>/home/suporte/Documentos/java_projects/ngrinder/ngrinder-core</text:p>
          </table:table-cell>
          <table:table-cell office:value-type="string" calcext:value-type="string">
            <text:p>org.ngrinder.model.User</text:p>
          </table:table-cell>
          <table:table-cell office:value-type="string" calcext:value-type="string">
            <text:p>/home/suporte/Documentos/java_projects/ngrinder/ngrinder-core/src/main/java/org/ngrinder/model/User.java</text:p>
          </table:table-cell>
        </table:table-row>
        <table:table-row table:style-name="ro1">
          <table:table-cell office:value-type="string" calcext:value-type="string">
            <text:p>/home/suporte/Documentos/java_projects/ning-api-java</text:p>
          </table:table-cell>
          <table:table-cell office:value-type="string" calcext:value-type="string">
            <text:p>com.ning.api.client.item.User</text:p>
          </table:table-cell>
          <table:table-cell office:value-type="string" calcext:value-type="string">
            <text:p>/home/suporte/Documentos/java_projects/ning-api-java/src/main/java/com/ning/api/client/item/User.java</text:p>
          </table:table-cell>
        </table:table-row>
        <table:table-row table:style-name="ro1">
          <table:table-cell office:value-type="string" calcext:value-type="string">
            <text:p>/home/suporte/Documentos/java_projects/NIO</text:p>
          </table:table-cell>
          <table:table-cell office:value-type="string" calcext:value-type="string">
            <text:p>fr.xebia.usi.quizz.model.User</text:p>
          </table:table-cell>
          <table:table-cell office:value-type="string" calcext:value-type="string">
            <text:p>/home/suporte/Documentos/java_projects/NIO/src/main/java/fr/xebia/usi/quizz/model/User.java</text:p>
          </table:table-cell>
        </table:table-row>
        <table:table-row table:style-name="ro1">
          <table:table-cell office:value-type="string" calcext:value-type="string">
            <text:p>/home/suporte/Documentos/java_projects/NoTube-Beancounter-2.0/commons/model</text:p>
          </table:table-cell>
          <table:table-cell office:value-type="string" calcext:value-type="string">
            <text:p>io.beancounter.commons.model.User</text:p>
          </table:table-cell>
          <table:table-cell office:value-type="string" calcext:value-type="string">
            <text:p>/home/suporte/Documentos/java_projects/NoTube-Beancounter-2.0/commons/model/src/main/java/io/beancounter/commons/model/User.java</text:p>
          </table:table-cell>
        </table:table-row>
        <table:table-row table:style-name="ro1">
          <table:table-cell office:value-type="string" calcext:value-type="string">
            <text:p>/home/suporte/Documentos/java_projects/nutzdemo-shiro</text:p>
          </table:table-cell>
          <table:table-cell office:value-type="string" calcext:value-type="string">
            <text:p>com.dolplay.nutzshiro.domain.User</text:p>
          </table:table-cell>
          <table:table-cell office:value-type="string" calcext:value-type="string">
            <text:p>/home/suporte/Documentos/java_projects/nutzdemo-shiro/src/main/java/com/dolplay/nutzshiro/domain/User.java</text:p>
          </table:table-cell>
        </table:table-row>
        <table:table-row table:style-name="ro1">
          <table:table-cell office:value-type="string" calcext:value-type="string">
            <text:p>/home/suporte/Documentos/java_projects/oauth-provider-sample</text:p>
          </table:table-cell>
          <table:table-cell office:value-type="string" calcext:value-type="string">
            <text:p>com.fernandomantoan.tcc.oauth.domain.entity.credentials.User</text:p>
          </table:table-cell>
          <table:table-cell office:value-type="string" calcext:value-type="string">
            <text:p>/home/suporte/Documentos/java_projects/oauth-provider-sample/src/main/java/com/fernandomantoan/tcc/oauth/domain/entity/credentials/User.java</text:p>
          </table:table-cell>
        </table:table-row>
        <table:table-row table:style-name="ro1">
          <table:table-cell office:value-type="string" calcext:value-type="string">
            <text:p>/home/suporte/Documentos/java_projects/objectify</text:p>
          </table:table-cell>
          <table:table-cell office:value-type="string" calcext:value-type="string">
            <text:p>com.googlecode.objectify.test.entity.Employee</text:p>
          </table:table-cell>
          <table:table-cell office:value-type="string" calcext:value-type="string">
            <text:p>/home/suporte/Documentos/java_projects/objectify/src/test/java/com/googlecode/objectify/test/entity/Employee.java</text:p>
          </table:table-cell>
        </table:table-row>
        <table:table-row table:style-name="ro1">
          <table:table-cell office:value-type="string" calcext:value-type="string">
            <text:p>/home/suporte/Documentos/java_projects/ohtu-miniprojekti/ohtu_mini</text:p>
          </table:table-cell>
          <table:table-cell office:value-type="string" calcext:value-type="string">
            <text:p>wad.spring.domain.User</text:p>
          </table:table-cell>
          <table:table-cell office:value-type="string" calcext:value-type="string">
            <text:p>/home/suporte/Documentos/java_projects/ohtu-miniprojekti/ohtu_mini/src/main/java/wad/spring/domain/User.java</text:p>
          </table:table-cell>
        </table:table-row>
        <table:table-row table:style-name="ro1">
          <table:table-cell office:value-type="string" calcext:value-type="string">
            <text:p>/home/suporte/Documentos/java_projects/onebusaway-application-modules/onebusaway-users</text:p>
          </table:table-cell>
          <table:table-cell office:value-type="string" calcext:value-type="string">
            <text:p>org.onebusaway.users.model.User</text:p>
          </table:table-cell>
          <table:table-cell office:value-type="string" calcext:value-type="string">
            <text:p>/home/suporte/Documentos/java_projects/onebusaway-application-modules/onebusaway-users/src/main/java/org/onebusaway/users/model/User.java</text:p>
          </table:table-cell>
        </table:table-row>
        <table:table-row table:style-name="ro1">
          <table:table-cell office:value-type="string" calcext:value-type="string">
            <text:p>/home/suporte/Documentos/java_projects/Opencast-Matterhorn-1.4.x/modules/matterhorn-common</text:p>
          </table:table-cell>
          <table:table-cell office:value-type="string" calcext:value-type="string">
            <text:p>org.opencastproject.security.api.User</text:p>
          </table:table-cell>
          <table:table-cell office:value-type="string" calcext:value-type="string">
            <text:p>/home/suporte/Documentos/java_projects/Opencast-Matterhorn-1.4.x/modules/matterhorn-common/src/main/java/org/opencastproject/security/api/User.java</text:p>
          </table:table-cell>
        </table:table-row>
        <table:table-row table:style-name="ro1">
          <table:table-cell office:value-type="string" calcext:value-type="string">
            <text:p>/home/suporte/Documentos/java_projects/Opencast-Matterhorn/modules/matterhorn-common</text:p>
          </table:table-cell>
          <table:table-cell office:value-type="string" calcext:value-type="string">
            <text:p>org.opencastproject.security.api.User</text:p>
          </table:table-cell>
          <table:table-cell office:value-type="string" calcext:value-type="string">
            <text:p>/home/suporte/Documentos/java_projects/Opencast-Matterhorn/modules/matterhorn-common/src/main/java/org/opencastproject/security/api/User.java</text:p>
          </table:table-cell>
        </table:table-row>
        <table:table-row table:style-name="ro1">
          <table:table-cell office:value-type="string" calcext:value-type="string">
            <text:p>/home/suporte/Documentos/java_projects/opencit/ui/web</text:p>
          </table:table-cell>
          <table:table-cell office:value-type="string" calcext:value-type="string">
            <text:p>org.openengsb.opencit.ui.web.model.User</text:p>
          </table:table-cell>
          <table:table-cell office:value-type="string" calcext:value-type="string">
            <text:p>/home/suporte/Documentos/java_projects/opencit/ui/web/src/main/java/org/openengsb/opencit/ui/web/model/User.java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cdi-query</text:p>
          </table:table-cell>
          <table:table-cell office:value-type="string" calcext:value-type="string">
            <text:p>org.superbiz.dynamic.User</text:p>
          </table:table-cell>
          <table:table-cell office:value-type="string" calcext:value-type="string">
            <text:p>/home/suporte/Documentos/java_projects/openejb/openejb/examples/cdi-query/src/main/java/org/superbiz/dynamic/User.java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dynamic-dao-implementation</text:p>
          </table:table-cell>
          <table:table-cell office:value-type="string" calcext:value-type="string">
            <text:p>org.superbiz.dynamic.User</text:p>
          </table:table-cell>
          <table:table-cell office:value-type="string" calcext:value-type="string">
            <text:p>/home/suporte/Documentos/java_projects/openejb/openejb/examples/dynamic-dao-implementation/src/main/java/org/superbiz/dynamic/User.java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rest-example</text:p>
          </table:table-cell>
          <table:table-cell office:value-type="string" calcext:value-type="string">
            <text:p>org.superbiz.rest.model.User</text:p>
          </table:table-cell>
          <table:table-cell office:value-type="string" calcext:value-type="string">
            <text:p>/home/suporte/Documentos/java_projects/openejb/openejb/examples/rest-example/src/main/java/org/superbiz/rest/model/User.java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rest-on-ejb</text:p>
          </table:table-cell>
          <table:table-cell office:value-type="string" calcext:value-type="string">
            <text:p>org.superbiz.rest.User</text:p>
          </table:table-cell>
          <table:table-cell office:value-type="string" calcext:value-type="string">
            <text:p>/home/suporte/Documentos/java_projects/openejb/openejb/examples/rest-on-ejb/src/main/java/org/superbiz/rest/User.java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spring-data-proxy</text:p>
          </table:table-cell>
          <table:table-cell office:value-type="string" calcext:value-type="string">
            <text:p>org.superbiz.dynamic.User</text:p>
          </table:table-cell>
          <table:table-cell office:value-type="string" calcext:value-type="string">
            <text:p>/home/suporte/Documentos/java_projects/openejb/openejb/examples/spring-data-proxy/src/main/java/org/superbiz/dynamic/User.java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spring-data-proxy-meta</text:p>
          </table:table-cell>
          <table:table-cell office:value-type="string" calcext:value-type="string">
            <text:p>org.superbiz.dynamic.User</text:p>
          </table:table-cell>
          <table:table-cell office:value-type="string" calcext:value-type="string">
            <text:p>/home/suporte/Documentos/java_projects/openejb/openejb/examples/spring-data-proxy-meta/src/main/java/org/superbiz/dynamic/User.java</text:p>
          </table:table-cell>
        </table:table-row>
        <table:table-row table:style-name="ro1">
          <table:table-cell office:value-type="string" calcext:value-type="string">
            <text:p>/home/suporte/Documentos/java_projects/openejb/openejb/itests/openejb-itests-beans</text:p>
          </table:table-cell>
          <table:table-cell office:value-type="string" calcext:value-type="string">
            <text:p>org.apache.openejb.test.entity.Customer</text:p>
          </table:table-cell>
          <table:table-cell office:value-type="string" calcext:value-type="string">
            <text:p>/home/suporte/Documentos/java_projects/openejb/openejb/itests/openejb-itests-beans/src/main/java/org/apache/openejb/test/entity/Customer.java</text:p>
          </table:table-cell>
        </table:table-row>
        <table:table-row table:style-name="ro1">
          <table:table-cell office:value-type="string" calcext:value-type="string">
            <text:p>/home/suporte/Documentos/java_projects/OpenEMRConnect/oeclib</text:p>
          </table:table-cell>
          <table:table-cell office:value-type="string" calcext:value-type="string">
            <text:p>ke.go.moh.oec.Person</text:p>
          </table:table-cell>
          <table:table-cell office:value-type="string" calcext:value-type="string">
            <text:p>/home/suporte/Documentos/java_projects/OpenEMRConnect/oeclib/src/main/java/ke/go/moh/oec/Person.java</text:p>
          </table:table-cell>
        </table:table-row>
        <table:table-row table:style-name="ro1">
          <table:table-cell office:value-type="string" calcext:value-type="string">
            <text:p>/home/suporte/Documentos/java_projects/openiam-idm-ce/openiam-pojo-intf</text:p>
          </table:table-cell>
          <table:table-cell office:value-type="string" calcext:value-type="string">
            <text:p>org.openiam.idm.srvc.user.dto.User</text:p>
          </table:table-cell>
          <table:table-cell office:value-type="string" calcext:value-type="string">
            <text:p>/home/suporte/Documentos/java_projects/openiam-idm-ce/openiam-pojo-intf/src/main/java/org/openiam/idm/srvc/user/dto/User.java</text:p>
          </table:table-cell>
        </table:table-row>
        <table:table-row table:style-name="ro1">
          <table:table-cell office:value-type="string" calcext:value-type="string">
            <text:p>/home/suporte/Documentos/java_projects/openjpa/openjpa-integration/validation</text:p>
          </table:table-cell>
          <table:table-cell office:value-type="string" calcext:value-type="string">
            <text:p>org.apache.openjpa.integration.validation.Person</text:p>
          </table:table-cell>
          <table:table-cell office:value-type="string" calcext:value-type="string">
            <text:p>/home/suporte/Documentos/java_projects/openjpa/openjpa-integration/validation/src/test/java/org/apache/openjpa/integration/validation/Person.java</text:p>
          </table:table-cell>
        </table:table-row>
        <table:table-row table:style-name="ro1">
          <table:table-cell office:value-type="string" calcext:value-type="string">
            <text:p>/home/suporte/Documentos/java_projects/openjpa/openjpa-persistence-jdbc</text:p>
          </table:table-cell>
          <table:table-cell office:value-type="string" calcext:value-type="string">
            <text:p>org.apache.openjpa.persistence.criteria.Employee</text:p>
          </table:table-cell>
          <table:table-cell office:value-type="string" calcext:value-type="string">
            <text:p>/home/suporte/Documentos/java_projects/openjpa/openjpa-persistence-jdbc/src/test/java/org/apache/openjpa/persistence/criteria/Employee.java</text:p>
          </table:table-cell>
        </table:table-row>
        <table:table-row table:style-name="ro1">
          <table:table-cell office:value-type="string" calcext:value-type="string">
            <text:p>/home/suporte/Documentos/java_projects/openjpa/openjpa-persistence-jdbc</text:p>
          </table:table-cell>
          <table:table-cell office:value-type="string" calcext:value-type="string">
            <text:p>org.apache.openjpa.persistence.inheritance.entity.Employee</text:p>
          </table:table-cell>
          <table:table-cell office:value-type="string" calcext:value-type="string">
            <text:p>/home/suporte/Documentos/java_projects/openjpa/openjpa-persistence-jdbc/src/test/java/org/apache/openjpa/persistence/inheritance/entity/Employee.java</text:p>
          </table:table-cell>
        </table:table-row>
        <table:table-row table:style-name="ro1">
          <table:table-cell office:value-type="string" calcext:value-type="string">
            <text:p>/home/suporte/Documentos/java_projects/openjpa/openjpa-persistence-jdbc</text:p>
          </table:table-cell>
          <table:table-cell office:value-type="string" calcext:value-type="string">
            <text:p>org.apache.openjpa.persistence.jdbc.sqlcache.Employee</text:p>
          </table:table-cell>
          <table:table-cell office:value-type="string" calcext:value-type="string">
            <text:p>/home/suporte/Documentos/java_projects/openjpa/openjpa-persistence-jdbc/src/test/java/org/apache/openjpa/persistence/jdbc/sqlcache/Employee.java</text:p>
          </table:table-cell>
        </table:table-row>
        <table:table-row table:style-name="ro1">
          <table:table-cell office:value-type="string" calcext:value-type="string">
            <text:p>/home/suporte/Documentos/java_projects/openjpa/openjpa-persistence-jdbc</text:p>
          </table:table-cell>
          <table:table-cell office:value-type="string" calcext:value-type="string">
            <text:p>org.apache.openjpa.persistence.jdbc.sqlcache.Person</text:p>
          </table:table-cell>
          <table:table-cell office:value-type="string" calcext:value-type="string">
            <text:p>/home/suporte/Documentos/java_projects/openjpa/openjpa-persistence-jdbc/src/test/java/org/apache/openjpa/persistence/jdbc/sqlcache/Person.java</text:p>
          </table:table-cell>
        </table:table-row>
        <table:table-row table:style-name="ro1">
          <table:table-cell office:value-type="string" calcext:value-type="string">
            <text:p>/home/suporte/Documentos/java_projects/openjpa/openjpa-persistence-jdbc</text:p>
          </table:table-cell>
          <table:table-cell office:value-type="string" calcext:value-type="string">
            <text:p>org.apache.openjpa.persistence.jdbc.strategy.Person</text:p>
          </table:table-cell>
          <table:table-cell office:value-type="string" calcext:value-type="string">
            <text:p>/home/suporte/Documentos/java_projects/openjpa/openjpa-persistence-jdbc/src/test/java/org/apache/openjpa/persistence/jdbc/strategy/Person.java</text:p>
          </table:table-cell>
        </table:table-row>
        <table:table-row table:style-name="ro1">
          <table:table-cell office:value-type="string" calcext:value-type="string">
            <text:p>/home/suporte/Documentos/java_projects/openjpa/openjpa-persistence-jdbc</text:p>
          </table:table-cell>
          <table:table-cell office:value-type="string" calcext:value-type="string">
            <text:p>org.apache.openjpa.persistence.query.Customer</text:p>
          </table:table-cell>
          <table:table-cell office:value-type="string" calcext:value-type="string">
            <text:p>/home/suporte/Documentos/java_projects/openjpa/openjpa-persistence-jdbc/src/test/java/org/apache/openjpa/persistence/query/Customer.java</text:p>
          </table:table-cell>
        </table:table-row>
        <table:table-row table:style-name="ro1">
          <table:table-cell office:value-type="string" calcext:value-type="string">
            <text:p>/home/suporte/Documentos/java_projects/openjpa/openjpa-tools/openjpa-maven-plugin</text:p>
          </table:table-cell>
          <table:table-cell office:value-type="string" calcext:value-type="string">
            <text:p>org.apache.openjpa.tools.maven.testentity.Person</text:p>
          </table:table-cell>
          <table:table-cell office:value-type="string" calcext:value-type="string">
            <text:p>/home/suporte/Documentos/java_projects/openjpa/openjpa-tools/openjpa-maven-plugin/src/test/java/org/apache/openjpa/tools/maven/testentity/Person.java</text:p>
          </table:table-cell>
        </table:table-row>
        <table:table-row table:style-name="ro1">
          <table:table-cell office:value-type="string" calcext:value-type="string">
            <text:p>/home/suporte/Documentos/java_projects/openmrs-contrib-metadatarepository/core</text:p>
          </table:table-cell>
          <table:table-cell office:value-type="string" calcext:value-type="string">
            <text:p>org.openmrs.contrib.metadatarepository.model.User</text:p>
          </table:table-cell>
          <table:table-cell office:value-type="string" calcext:value-type="string">
            <text:p>/home/suporte/Documentos/java_projects/openmrs-contrib-metadatarepository/core/src/main/java/org/openmrs/contrib/metadatarepository/model/User.java</text:p>
          </table:table-cell>
        </table:table-row>
        <table:table-row table:style-name="ro1">
          <table:table-cell office:value-type="string" calcext:value-type="string">
            <text:p>/home/suporte/Documentos/java_projects/opennaas/clients/tnc-demo-web</text:p>
          </table:table-cell>
          <table:table-cell office:value-type="string" calcext:value-type="string">
            <text:p>org.opennaas.web.entities.User</text:p>
          </table:table-cell>
          <table:table-cell office:value-type="string" calcext:value-type="string">
            <text:p>/home/suporte/Documentos/java_projects/opennaas/clients/tnc-demo-web/src/main/java/org/opennaas/web/entities/User.java</text:p>
          </table:table-cell>
        </table:table-row>
        <table:table-row table:style-name="ro1">
          <table:table-cell office:value-type="string" calcext:value-type="string">
            <text:p>/home/suporte/Documentos/java_projects/opennms_dashboard/opennms-webapp</text:p>
          </table:table-cell>
          <table:table-cell office:value-type="string" calcext:value-type="string">
            <text:p>org.opennms.web.admin.users.parsers.User</text:p>
          </table:table-cell>
          <table:table-cell office:value-type="string" calcext:value-type="string">
            <text:p>/home/suporte/Documentos/java_projects/opennms_dashboard/opennms-webapp/src/main/java/org/opennms/web/admin/users/parsers/User.java</text:p>
          </table:table-cell>
        </table:table-row>
        <table:table-row table:style-name="ro1">
          <table:table-cell office:value-type="string" calcext:value-type="string">
            <text:p>/home/suporte/Documentos/java_projects/openwebbeans/samples/guess</text:p>
          </table:table-cell>
          <table:table-cell office:value-type="string" calcext:value-type="string">
            <text:p>org.apache.webbeans.sample.model.User</text:p>
          </table:table-cell>
          <table:table-cell office:value-type="string" calcext:value-type="string">
            <text:p>/home/suporte/Documentos/java_projects/openwebbeans/samples/guess/src/main/java/org/apache/webbeans/sample/model/User.java</text:p>
          </table:table-cell>
        </table:table-row>
        <table:table-row table:style-name="ro1">
          <table:table-cell office:value-type="string" calcext:value-type="string">
            <text:p>/home/suporte/Documentos/java_projects/openwebbeans/samples/reservation</text:p>
          </table:table-cell>
          <table:table-cell office:value-type="string" calcext:value-type="string">
            <text:p>org.apache.webbeans.reservation.entity.User</text:p>
          </table:table-cell>
          <table:table-cell office:value-type="string" calcext:value-type="string">
            <text:p>/home/suporte/Documentos/java_projects/openwebbeans/samples/reservation/src/main/java/org/apache/webbeans/reservation/entity/User.java</text:p>
          </table:table-cell>
        </table:table-row>
        <table:table-row table:style-name="ro1">
          <table:table-cell office:value-type="string" calcext:value-type="string">
            <text:p>/home/suporte/Documentos/java_projects/oreilly-ejb-6thedition-book-examples/ch09-14-employeeregistry</text:p>
          </table:table-cell>
          <table:table-cell office:value-type="string" calcext:value-type="string">
            <text:p>org.jboss.ejb3.examples.employeeregistry.ch11.relationships.Employee</text:p>
          </table:table-cell>
          <table:table-cell office:value-type="string" calcext:value-type="string">
            <text:p>/home/suporte/Documentos/java_projects/oreilly-ejb-6thedition-book-examples/ch09-14-employeeregistry/src/main/java/org/jboss/ejb3/examples/employeeregistry/ch11/relationships/Employee.java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integration</text:p>
          </table:table-cell>
          <table:table-cell office:value-type="string" calcext:value-type="string">
            <text:p>org.gradle.example.simple.Person</text:p>
          </table:table-cell>
          <table:table-cell office:value-type="string" calcext:value-type="string">
            <text:p>/home/suporte/Documentos/java_projects/oreilly-gradle-book-examples/testing-integration/src/main/java/org/gradle/example/simple/Person.java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junit</text:p>
          </table:table-cell>
          <table:table-cell office:value-type="string" calcext:value-type="string">
            <text:p>org.gradle.example.simple.Person</text:p>
          </table:table-cell>
          <table:table-cell office:value-type="string" calcext:value-type="string">
            <text:p>/home/suporte/Documentos/java_projects/oreilly-gradle-book-examples/testing-junit/src/main/java/org/gradle/example/simple/Person.java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junitforkedthreads</text:p>
          </table:table-cell>
          <table:table-cell office:value-type="string" calcext:value-type="string">
            <text:p>org.gradle.example.simple.Person</text:p>
          </table:table-cell>
          <table:table-cell office:value-type="string" calcext:value-type="string">
            <text:p>/home/suporte/Documentos/java_projects/oreilly-gradle-book-examples/testing-junitforkedthreads/src/main/java/org/gradle/example/simple/Person.java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testng</text:p>
          </table:table-cell>
          <table:table-cell office:value-type="string" calcext:value-type="string">
            <text:p>org.gradle.example.simple.Person</text:p>
          </table:table-cell>
          <table:table-cell office:value-type="string" calcext:value-type="string">
            <text:p>/home/suporte/Documentos/java_projects/oreilly-gradle-book-examples/testing-testng/src/main/java/org/gradle/example/simple/Person.java</text:p>
          </table:table-cell>
        </table:table-row>
        <table:table-row table:style-name="ro1">
          <table:table-cell office:value-type="string" calcext:value-type="string">
            <text:p>/home/suporte/Documentos/java_projects/org.upsam.sypweb</text:p>
          </table:table-cell>
          <table:table-cell office:value-type="string" calcext:value-type="string">
            <text:p>org.upsam.sypweb.domain.user.User</text:p>
          </table:table-cell>
          <table:table-cell office:value-type="string" calcext:value-type="string">
            <text:p>/home/suporte/Documentos/java_projects/org.upsam.sypweb/src/main/java/org/upsam/sypweb/domain/user/User.java</text:p>
          </table:table-cell>
        </table:table-row>
        <table:table-row table:style-name="ro1">
          <table:table-cell office:value-type="string" calcext:value-type="string">
            <text:p>/home/suporte/Documentos/java_projects/pa</text:p>
          </table:table-cell>
          <table:table-cell office:value-type="string" calcext:value-type="string">
            <text:p>cn.fyg.pa.domain.model.person.Person</text:p>
          </table:table-cell>
          <table:table-cell office:value-type="string" calcext:value-type="string">
            <text:p>/home/suporte/Documentos/java_projects/pa/src/main/java/cn/fyg/pa/domain/model/person/Person.java</text:p>
          </table:table-cell>
        </table:table-row>
        <table:table-row table:style-name="ro1">
          <table:table-cell office:value-type="string" calcext:value-type="string">
            <text:p>/home/suporte/Documentos/java_projects/partenon</text:p>
          </table:table-cell>
          <table:table-cell office:value-type="string" calcext:value-type="string">
            <text:p>br.com.syspartenon.partenon.domain.Usuario</text:p>
          </table:table-cell>
          <table:table-cell office:value-type="string" calcext:value-type="string">
            <text:p>/home/suporte/Documentos/java_projects/partenon/src/main/java/br/com/syspartenon/partenon/domain/Usuario.java</text:p>
          </table:table-cell>
        </table:table-row>
        <table:table-row table:style-name="ro1">
          <table:table-cell office:value-type="string" calcext:value-type="string">
            <text:p>/home/suporte/Documentos/java_projects/perforce-plugin</text:p>
          </table:table-cell>
          <table:table-cell office:value-type="string" calcext:value-type="string">
            <text:p>com.tek42.perforce.model.User</text:p>
          </table:table-cell>
          <table:table-cell office:value-type="string" calcext:value-type="string">
            <text:p>/home/suporte/Documentos/java_projects/perforce-plugin/src/main/java/com/tek42/perforce/model/User.java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mojarra-jpa</text:p>
          </table:table-cell>
          <table:table-cell office:value-type="string" calcext:value-type="string">
            <text:p>jsf2jpa.entity.User</text:p>
          </table:table-cell>
          <table:table-cell office:value-type="string" calcext:value-type="string">
            <text:p>/home/suporte/Documentos/java_projects/performance-comparison-java-web-frameworks/perfbench-code/mojarra-jpa/src/main/java/jsf2jpa/entity/User.java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myfaces-jpa</text:p>
          </table:table-cell>
          <table:table-cell office:value-type="string" calcext:value-type="string">
            <text:p>jsf2jpa.entity.User</text:p>
          </table:table-cell>
          <table:table-cell office:value-type="string" calcext:value-type="string">
            <text:p>/home/suporte/Documentos/java_projects/performance-comparison-java-web-frameworks/perfbench-code/myfaces-jpa/src/main/java/jsf2jpa/entity/User.java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seam-jpa</text:p>
          </table:table-cell>
          <table:table-cell office:value-type="string" calcext:value-type="string">
            <text:p>seamjpa.entity.User</text:p>
          </table:table-cell>
          <table:table-cell office:value-type="string" calcext:value-type="string">
            <text:p>/home/suporte/Documentos/java_projects/performance-comparison-java-web-frameworks/perfbench-code/seam-jpa/src/main/java/seamjpa/entity/User.java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tapestry-jpa</text:p>
          </table:table-cell>
          <table:table-cell office:value-type="string" calcext:value-type="string">
            <text:p>tapestryjpa.entity.User</text:p>
          </table:table-cell>
          <table:table-cell office:value-type="string" calcext:value-type="string">
            <text:p>/home/suporte/Documentos/java_projects/performance-comparison-java-web-frameworks/perfbench-code/tapestry-jpa/src/main/java/tapestryjpa/entity/User.java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wicket-jpa</text:p>
          </table:table-cell>
          <table:table-cell office:value-type="string" calcext:value-type="string">
            <text:p>wicketjpa.entity.User</text:p>
          </table:table-cell>
          <table:table-cell office:value-type="string" calcext:value-type="string">
            <text:p>/home/suporte/Documentos/java_projects/performance-comparison-java-web-frameworks/perfbench-code/wicket-jpa/src/main/java/wicketjpa/entity/User.java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wicket15-jpa</text:p>
          </table:table-cell>
          <table:table-cell office:value-type="string" calcext:value-type="string">
            <text:p>wicketjpa.entity.User</text:p>
          </table:table-cell>
          <table:table-cell office:value-type="string" calcext:value-type="string">
            <text:p>/home/suporte/Documentos/java_projects/performance-comparison-java-web-frameworks/perfbench-code/wicket15-jpa/src/main/java/wicketjpa/entity/User.java</text:p>
          </table:table-cell>
        </table:table-row>
        <table:table-row table:style-name="ro1">
          <table:table-cell office:value-type="string" calcext:value-type="string">
            <text:p>/home/suporte/Documentos/java_projects/petstore</text:p>
          </table:table-cell>
          <table:table-cell office:value-type="string" calcext:value-type="string">
            <text:p>org.amneris.petstore.entities.Customer</text:p>
          </table:table-cell>
          <table:table-cell office:value-type="string" calcext:value-type="string">
            <text:p>/home/suporte/Documentos/java_projects/petstore/src/main/java/org/amneris/petstore/entities/Customer.java</text:p>
          </table:table-cell>
        </table:table-row>
        <table:table-row table:style-name="ro1">
          <table:table-cell office:value-type="string" calcext:value-type="string">
            <text:p>/home/suporte/Documentos/java_projects/petstore</text:p>
          </table:table-cell>
          <table:table-cell office:value-type="string" calcext:value-type="string">
            <text:p>org.amneris.petstore.entities.Employee</text:p>
          </table:table-cell>
          <table:table-cell office:value-type="string" calcext:value-type="string">
            <text:p>/home/suporte/Documentos/java_projects/petstore/src/main/java/org/amneris/petstore/entities/Employee.java</text:p>
          </table:table-cell>
        </table:table-row>
        <table:table-row table:style-name="ro1">
          <table:table-cell office:value-type="string" calcext:value-type="string">
            <text:p>/home/suporte/Documentos/java_projects/petstore</text:p>
          </table:table-cell>
          <table:table-cell office:value-type="string" calcext:value-type="string">
            <text:p>org.amneris.petstore.entities.User</text:p>
          </table:table-cell>
          <table:table-cell office:value-type="string" calcext:value-type="string">
            <text:p>/home/suporte/Documentos/java_projects/petstore/src/main/java/org/amneris/petstore/entities/User.java</text:p>
          </table:table-cell>
        </table:table-row>
        <table:table-row table:style-name="ro1">
          <table:table-cell office:value-type="string" calcext:value-type="string">
            <text:p>/home/suporte/Documentos/java_projects/Plants/plants-persistence</text:p>
          </table:table-cell>
          <table:table-cell office:value-type="string" calcext:value-type="string">
            <text:p>com.emc.plants.persistence.Customer</text:p>
          </table:table-cell>
          <table:table-cell office:value-type="string" calcext:value-type="string">
            <text:p>/home/suporte/Documentos/java_projects/Plants/plants-persistence/src/main/java/com/emc/plants/persistence/Customer.java</text:p>
          </table:table-cell>
        </table:table-row>
        <table:table-row table:style-name="ro1">
          <table:table-cell office:value-type="string" calcext:value-type="string">
            <text:p>/home/suporte/Documentos/java_projects/platform/components/stratos/billing/org.wso2.carbon.billing.core</text:p>
          </table:table-cell>
          <table:table-cell office:value-type="string" calcext:value-type="string">
            <text:p>org.wso2.carbon.billing.core.dataobjects.Customer</text:p>
          </table:table-cell>
          <table:table-cell office:value-type="string" calcext:value-type="string">
            <text:p>/home/suporte/Documentos/java_projects/platform/components/stratos/billing/org.wso2.carbon.billing.core/src/main/java/org/wso2/carbon/billing/core/dataobjects/Customer.java</text:p>
          </table:table-cell>
        </table:table-row>
        <table:table-row table:style-name="ro1">
          <table:table-cell office:value-type="string" calcext:value-type="string">
            <text:p>/home/suporte/Documentos/java_projects/platform/samples/emr-sample/modules/core</text:p>
          </table:table-cell>
          <table:table-cell office:value-type="string" calcext:value-type="string">
            <text:p>org.wso2.rnd.nosql.model.User</text:p>
          </table:table-cell>
          <table:table-cell office:value-type="string" calcext:value-type="string">
            <text:p>/home/suporte/Documentos/java_projects/platform/samples/emr-sample/modules/core/src/main/java/org/wso2/rnd/nosql/model/User.java</text:p>
          </table:table-cell>
        </table:table-row>
        <table:table-row table:style-name="ro1">
          <table:table-cell office:value-type="string" calcext:value-type="string">
            <text:p>/home/suporte/Documentos/java_projects/play2-morphia-plugin</text:p>
          </table:table-cell>
          <table:table-cell office:value-type="string" calcext:value-type="string">
            <text:p>leodagdag.play2morphia.test.models.User</text:p>
          </table:table-cell>
          <table:table-cell office:value-type="string" calcext:value-type="string">
            <text:p>/home/suporte/Documentos/java_projects/play2-morphia-plugin/src/test/java/leodagdag/play2morphia/test/models/User.java</text:p>
          </table:table-cell>
        </table:table-row>
        <table:table-row table:style-name="ro1">
          <table:table-cell office:value-type="string" calcext:value-type="string">
            <text:p>/home/suporte/Documentos/java_projects/plugin-paymentview</text:p>
          </table:table-cell>
          <table:table-cell office:value-type="string" calcext:value-type="string">
            <text:p>org.creditsms.plugins.paymentview.data.domain.Client</text:p>
          </table:table-cell>
          <table:table-cell office:value-type="string" calcext:value-type="string">
            <text:p>/home/suporte/Documentos/java_projects/plugin-paymentview/src/main/java/org/creditsms/plugins/paymentview/data/domain/Client.java</text:p>
          </table:table-cell>
        </table:table-row>
        <table:table-row table:style-name="ro1">
          <table:table-cell office:value-type="string" calcext:value-type="string">
            <text:p>/home/suporte/Documentos/java_projects/poem-generator</text:p>
          </table:table-cell>
          <table:table-cell office:value-type="string" calcext:value-type="string">
            <text:p>thoughtworks.domain.User</text:p>
          </table:table-cell>
          <table:table-cell office:value-type="string" calcext:value-type="string">
            <text:p>/home/suporte/Documentos/java_projects/poem-generator/src/main/java/thoughtworks/domain/User.java</text:p>
          </table:table-cell>
        </table:table-row>
        <table:table-row table:style-name="ro1">
          <table:table-cell office:value-type="string" calcext:value-type="string">
            <text:p>/home/suporte/Documentos/java_projects/pojobuilder/samples</text:p>
          </table:table-cell>
          <table:table-cell office:value-type="string" calcext:value-type="string">
            <text:p>samples.with.methodoverloading.User</text:p>
          </table:table-cell>
          <table:table-cell office:value-type="string" calcext:value-type="string">
            <text:p>/home/suporte/Documentos/java_projects/pojobuilder/samples/src/main/java/samples/with/methodoverloading/User.java</text:p>
          </table:table-cell>
        </table:table-row>
        <table:table-row table:style-name="ro1">
          <table:table-cell office:value-type="string" calcext:value-type="string">
            <text:p>/home/suporte/Documentos/java_projects/portal/portal-core</text:p>
          </table:table-cell>
          <table:table-cell office:value-type="string" calcext:value-type="string">
            <text:p>org.devproof.portal.core.module.user.entity.User</text:p>
          </table:table-cell>
          <table:table-cell office:value-type="string" calcext:value-type="string">
            <text:p>/home/suporte/Documentos/java_projects/portal/portal-core/src/main/java/org/devproof/portal/core/module/user/entity/User.java</text:p>
          </table:table-cell>
        </table:table-row>
        <table:table-row table:style-name="ro1">
          <table:table-cell office:value-type="string" calcext:value-type="string">
            <text:p>/home/suporte/Documentos/java_projects/powertac-tournament-scheduler</text:p>
          </table:table-cell>
          <table:table-cell office:value-type="string" calcext:value-type="string">
            <text:p>org.powertac.tourney.beans.User</text:p>
          </table:table-cell>
          <table:table-cell office:value-type="string" calcext:value-type="string">
            <text:p>/home/suporte/Documentos/java_projects/powertac-tournament-scheduler/src/main/java/org/powertac/tourney/beans/User.java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4/app</text:p>
          </table:table-cell>
          <table:table-cell office:value-type="string" calcext:value-type="string">
            <text:p>com.fdar.apress.s2.domain.User</text:p>
          </table:table-cell>
          <table:table-cell office:value-type="string" calcext:value-type="string">
            <text:p>/home/suporte/Documentos/java_projects/Practical-Apache-Struts-2-Web-2.0-Projects/Chapter04/app/src/main/java/com/fdar/apress/s2/domain/User.java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5/app</text:p>
          </table:table-cell>
          <table:table-cell office:value-type="string" calcext:value-type="string">
            <text:p>com.fdar.apress.s2.domain.User</text:p>
          </table:table-cell>
          <table:table-cell office:value-type="string" calcext:value-type="string">
            <text:p>/home/suporte/Documentos/java_projects/Practical-Apache-Struts-2-Web-2.0-Projects/Chapter05/app/src/main/java/com/fdar/apress/s2/domain/User.java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6/app</text:p>
          </table:table-cell>
          <table:table-cell office:value-type="string" calcext:value-type="string">
            <text:p>com.fdar.apress.s2.domain.User</text:p>
          </table:table-cell>
          <table:table-cell office:value-type="string" calcext:value-type="string">
            <text:p>/home/suporte/Documentos/java_projects/Practical-Apache-Struts-2-Web-2.0-Projects/Chapter06/app/src/main/java/com/fdar/apress/s2/domain/User.java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7/Acegi/app</text:p>
          </table:table-cell>
          <table:table-cell office:value-type="string" calcext:value-type="string">
            <text:p>com.fdar.apress.s2.domain.User</text:p>
          </table:table-cell>
          <table:table-cell office:value-type="string" calcext:value-type="string">
            <text:p>/home/suporte/Documentos/java_projects/Practical-Apache-Struts-2-Web-2.0-Projects/Chapter07/Acegi/app/src/main/java/com/fdar/apress/s2/domain/User.java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7/Container/app</text:p>
          </table:table-cell>
          <table:table-cell office:value-type="string" calcext:value-type="string">
            <text:p>com.fdar.apress.s2.domain.User</text:p>
          </table:table-cell>
          <table:table-cell office:value-type="string" calcext:value-type="string">
            <text:p>/home/suporte/Documentos/java_projects/Practical-Apache-Struts-2-Web-2.0-Projects/Chapter07/Container/app/src/main/java/com/fdar/apress/s2/domain/User.java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7/Custom/app</text:p>
          </table:table-cell>
          <table:table-cell office:value-type="string" calcext:value-type="string">
            <text:p>com.fdar.apress.s2.domain.User</text:p>
          </table:table-cell>
          <table:table-cell office:value-type="string" calcext:value-type="string">
            <text:p>/home/suporte/Documentos/java_projects/Practical-Apache-Struts-2-Web-2.0-Projects/Chapter07/Custom/app/src/main/java/com/fdar/apress/s2/domain/User.java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8/app</text:p>
          </table:table-cell>
          <table:table-cell office:value-type="string" calcext:value-type="string">
            <text:p>com.fdar.apress.s2.domain.User</text:p>
          </table:table-cell>
          <table:table-cell office:value-type="string" calcext:value-type="string">
            <text:p>/home/suporte/Documentos/java_projects/Practical-Apache-Struts-2-Web-2.0-Projects/Chapter08/app/src/main/java/com/fdar/apress/s2/domain/User.java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9/app</text:p>
          </table:table-cell>
          <table:table-cell office:value-type="string" calcext:value-type="string">
            <text:p>com.fdar.apress.s2.domain.User</text:p>
          </table:table-cell>
          <table:table-cell office:value-type="string" calcext:value-type="string">
            <text:p>/home/suporte/Documentos/java_projects/Practical-Apache-Struts-2-Web-2.0-Projects/Chapter09/app/src/main/java/com/fdar/apress/s2/domain/User.java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10/app</text:p>
          </table:table-cell>
          <table:table-cell office:value-type="string" calcext:value-type="string">
            <text:p>com.fdar.apress.s2.domain.User</text:p>
          </table:table-cell>
          <table:table-cell office:value-type="string" calcext:value-type="string">
            <text:p>/home/suporte/Documentos/java_projects/Practical-Apache-Struts-2-Web-2.0-Projects/Chapter10/app/src/main/java/com/fdar/apress/s2/domain/User.java</text:p>
          </table:table-cell>
        </table:table-row>
        <table:table-row table:style-name="ro1">
          <table:table-cell office:value-type="string" calcext:value-type="string">
            <text:p>/home/suporte/Documentos/java_projects/Prestamos</text:p>
          </table:table-cell>
          <table:table-cell office:value-type="string" calcext:value-type="string">
            <text:p>com.wiled.ubicame.prestamos.entidades.Usuario</text:p>
          </table:table-cell>
          <table:table-cell office:value-type="string" calcext:value-type="string">
            <text:p>/home/suporte/Documentos/java_projects/Prestamos/src/main/java/com/wiled/ubicame/prestamos/entidades/Usuario.java</text:p>
          </table:table-cell>
        </table:table-row>
        <table:table-row table:style-name="ro1">
          <table:table-cell office:value-type="string" calcext:value-type="string">
            <text:p>/home/suporte/Documentos/java_projects/profilej</text:p>
          </table:table-cell>
          <table:table-cell office:value-type="string" calcext:value-type="string">
            <text:p>nl.nspyre.profilej.domain.Employee</text:p>
          </table:table-cell>
          <table:table-cell office:value-type="string" calcext:value-type="string">
            <text:p>/home/suporte/Documentos/java_projects/profilej/src/main/java/nl/nspyre/profilej/domain/Employee.java</text:p>
          </table:table-cell>
        </table:table-row>
        <table:table-row table:style-name="ro1">
          <table:table-cell office:value-type="string" calcext:value-type="string">
            <text:p>/home/suporte/Documentos/java_projects/qa/metamer/application</text:p>
          </table:table-cell>
          <table:table-cell office:value-type="string" calcext:value-type="string">
            <text:p>org.richfaces.tests.metamer.model.Employee</text:p>
          </table:table-cell>
          <table:table-cell office:value-type="string" calcext:value-type="string">
            <text:p>/home/suporte/Documentos/java_projects/qa/metamer/application/src/main/java/org/richfaces/tests/metamer/model/Employee.java</text:p>
          </table:table-cell>
        </table:table-row>
        <table:table-row table:style-name="ro1">
          <table:table-cell office:value-type="string" calcext:value-type="string">
            <text:p>/home/suporte/Documentos/java_projects/qa/page-fragments/ftest</text:p>
          </table:table-cell>
          <table:table-cell office:value-type="string" calcext:value-type="string">
            <text:p>org.richfaces.tests.page.fragments.ftest.bean.Person</text:p>
          </table:table-cell>
          <table:table-cell office:value-type="string" calcext:value-type="string">
            <text:p>/home/suporte/Documentos/java_projects/qa/page-fragments/ftest/src/test/java/org/richfaces/tests/page/fragments/ftest/bean/Person.java</text:p>
          </table:table-cell>
        </table:table-row>
        <table:table-row table:style-name="ro1">
          <table:table-cell office:value-type="string" calcext:value-type="string">
            <text:p>/home/suporte/Documentos/java_projects/querydsl/querydsl-jdo</text:p>
          </table:table-cell>
          <table:table-cell office:value-type="string" calcext:value-type="string">
            <text:p>com.mysema.query.jdo.models.company.Employee</text:p>
          </table:table-cell>
          <table:table-cell office:value-type="string" calcext:value-type="string">
            <text:p>/home/suporte/Documentos/java_projects/querydsl/querydsl-jdo/src/test/java/com/mysema/query/jdo/models/company/Employee.java</text:p>
          </table:table-cell>
        </table:table-row>
        <table:table-row table:style-name="ro1">
          <table:table-cell office:value-type="string" calcext:value-type="string">
            <text:p>/home/suporte/Documentos/java_projects/querydsl/querydsl-jdo</text:p>
          </table:table-cell>
          <table:table-cell office:value-type="string" calcext:value-type="string">
            <text:p>com.mysema.query.jdo.models.company.Person</text:p>
          </table:table-cell>
          <table:table-cell office:value-type="string" calcext:value-type="string">
            <text:p>/home/suporte/Documentos/java_projects/querydsl/querydsl-jdo/src/test/java/com/mysema/query/jdo/models/company/Person.java</text:p>
          </table:table-cell>
        </table:table-row>
        <table:table-row table:style-name="ro1">
          <table:table-cell office:value-type="string" calcext:value-type="string">
            <text:p>/home/suporte/Documentos/java_projects/querydsl/querydsl-jpa</text:p>
          </table:table-cell>
          <table:table-cell office:value-type="string" calcext:value-type="string">
            <text:p>com.mysema.query.jpa.domain.Employee</text:p>
          </table:table-cell>
          <table:table-cell office:value-type="string" calcext:value-type="string">
            <text:p>/home/suporte/Documentos/java_projects/querydsl/querydsl-jpa/src/test/java/com/mysema/query/jpa/domain/Employee.java</text:p>
          </table:table-cell>
        </table:table-row>
        <table:table-row table:style-name="ro1">
          <table:table-cell office:value-type="string" calcext:value-type="string">
            <text:p>/home/suporte/Documentos/java_projects/querydsl/querydsl-jpa</text:p>
          </table:table-cell>
          <table:table-cell office:value-type="string" calcext:value-type="string">
            <text:p>com.mysema.query.jpa.domain.Person</text:p>
          </table:table-cell>
          <table:table-cell office:value-type="string" calcext:value-type="string">
            <text:p>/home/suporte/Documentos/java_projects/querydsl/querydsl-jpa/src/test/java/com/mysema/query/jpa/domain/Person.java</text:p>
          </table:table-cell>
        </table:table-row>
        <table:table-row table:style-name="ro1">
          <table:table-cell office:value-type="string" calcext:value-type="string">
            <text:p>/home/suporte/Documentos/java_projects/querydsl/querydsl-mongodb</text:p>
          </table:table-cell>
          <table:table-cell office:value-type="string" calcext:value-type="string">
            <text:p>com.mysema.query.mongodb.domain.User</text:p>
          </table:table-cell>
          <table:table-cell office:value-type="string" calcext:value-type="string">
            <text:p>/home/suporte/Documentos/java_projects/querydsl/querydsl-mongodb/src/test/java/com/mysema/query/mongodb/domain/User.java</text:p>
          </table:table-cell>
        </table:table-row>
        <table:table-row table:style-name="ro1">
          <table:table-cell office:value-type="string" calcext:value-type="string">
            <text:p>/home/suporte/Documentos/java_projects/quickstarts_1/travel-spring</text:p>
          </table:table-cell>
          <table:table-cell office:value-type="string" calcext:value-type="string">
            <text:p>org.springframework.samples.travel.User</text:p>
          </table:table-cell>
          <table:table-cell office:value-type="string" calcext:value-type="string">
            <text:p>/home/suporte/Documentos/java_projects/quickstarts_1/travel-spring/src/main/java/org/springframework/samples/travel/User.java</text:p>
          </table:table-cell>
        </table:table-row>
        <table:table-row table:style-name="ro1">
          <table:table-cell office:value-type="string" calcext:value-type="string">
            <text:p>/home/suporte/Documentos/java_projects/quickstarts/jca-inflow-hornetq</text:p>
          </table:table-cell>
          <table:table-cell office:value-type="string" calcext:value-type="string">
            <text:p>org.switchyard.quickstarts.jca.inflow.Person</text:p>
          </table:table-cell>
          <table:table-cell office:value-type="string" calcext:value-type="string">
            <text:p>/home/suporte/Documentos/java_projects/quickstarts/jca-inflow-hornetq/src/main/java/org/switchyard/quickstarts/jca/inflow/Person.java</text:p>
          </table:table-cell>
        </table:table-row>
        <table:table-row table:style-name="ro1">
          <table:table-cell office:value-type="string" calcext:value-type="string">
            <text:p>/home/suporte/Documentos/java_projects/RabbitMQ-Management/rabbitmq-management-core</text:p>
          </table:table-cell>
          <table:table-cell office:value-type="string" calcext:value-type="string">
            <text:p>com.zenika.rabbitmq.management.beans.User</text:p>
          </table:table-cell>
          <table:table-cell office:value-type="string" calcext:value-type="string">
            <text:p>/home/suporte/Documentos/java_projects/RabbitMQ-Management/rabbitmq-management-core/src/main/java/com/zenika/rabbitmq/management/beans/User.java</text:p>
          </table:table-cell>
        </table:table-row>
        <table:table-row table:style-name="ro1">
          <table:table-cell office:value-type="string" calcext:value-type="string">
            <text:p>/home/suporte/Documentos/java_projects/randi2</text:p>
          </table:table-cell>
          <table:table-cell office:value-type="string" calcext:value-type="string">
            <text:p>de.randi2.model.Person</text:p>
          </table:table-cell>
          <table:table-cell office:value-type="string" calcext:value-type="string">
            <text:p>/home/suporte/Documentos/java_projects/randi2/src/main/java/de/randi2/model/Person.java</text:p>
          </table:table-cell>
        </table:table-row>
        <table:table-row table:style-name="ro1">
          <table:table-cell office:value-type="string" calcext:value-type="string">
            <text:p>/home/suporte/Documentos/java_projects/recomende</text:p>
          </table:table-cell>
          <table:table-cell office:value-type="string" calcext:value-type="string">
            <text:p>br.recomende.infra.user.User</text:p>
          </table:table-cell>
          <table:table-cell office:value-type="string" calcext:value-type="string">
            <text:p>/home/suporte/Documentos/java_projects/recomende/src/main/java/br/recomende/infra/user/User.java</text:p>
          </table:table-cell>
        </table:table-row>
        <table:table-row table:style-name="ro1">
          <table:table-cell office:value-type="string" calcext:value-type="string">
            <text:p>/home/suporte/Documentos/java_projects/redmine-java-api</text:p>
          </table:table-cell>
          <table:table-cell office:value-type="string" calcext:value-type="string">
            <text:p>com.taskadapter.redmineapi.bean.User</text:p>
          </table:table-cell>
          <table:table-cell office:value-type="string" calcext:value-type="string">
            <text:p>/home/suporte/Documentos/java_projects/redmine-java-api/src/main/java/com/taskadapter/redmineapi/bean/User.java</text:p>
          </table:table-cell>
        </table:table-row>
        <table:table-row table:style-name="ro1">
          <table:table-cell office:value-type="string" calcext:value-type="string">
            <text:p>/home/suporte/Documentos/java_projects/Regimo/regimo-core</text:p>
          </table:table-cell>
          <table:table-cell office:value-type="string" calcext:value-type="string">
            <text:p>au.com.regimo.core.domain.User</text:p>
          </table:table-cell>
          <table:table-cell office:value-type="string" calcext:value-type="string">
            <text:p>/home/suporte/Documentos/java_projects/Regimo/regimo-core/src/main/java/au/com/regimo/core/domain/User.java</text:p>
          </table:table-cell>
        </table:table-row>
        <table:table-row table:style-name="ro1">
          <table:table-cell office:value-type="string" calcext:value-type="string">
            <text:p>/home/suporte/Documentos/java_projects/report/impl</text:p>
          </table:table-cell>
          <table:table-cell office:value-type="string" calcext:value-type="string">
            <text:p>br.gov.frameworkdemoiselle.report.mock.model.Pessoa</text:p>
          </table:table-cell>
          <table:table-cell office:value-type="string" calcext:value-type="string">
            <text:p>/home/suporte/Documentos/java_projects/report/impl/src/test/java/br/gov/frameworkdemoiselle/report/mock/model/Pessoa.java</text:p>
          </table:table-cell>
        </table:table-row>
        <table:table-row table:style-name="ro1">
          <table:table-cell office:value-type="string" calcext:value-type="string">
            <text:p>/home/suporte/Documentos/java_projects/REST/api</text:p>
          </table:table-cell>
          <table:table-cell office:value-type="string" calcext:value-type="string">
            <text:p>org.rest.sec.model.dto.User</text:p>
          </table:table-cell>
          <table:table-cell office:value-type="string" calcext:value-type="string">
            <text:p>/home/suporte/Documentos/java_projects/REST/api/src/main/java/org/rest/sec/model/dto/User.java</text:p>
          </table:table-cell>
        </table:table-row>
        <table:table-row table:style-name="ro1">
          <table:table-cell office:value-type="string" calcext:value-type="string">
            <text:p>/home/suporte/Documentos/java_projects/rest/testsuite</text:p>
          </table:table-cell>
          <table:table-cell office:value-type="string" calcext:value-type="string">
            <text:p>org.jboss.seam.rest.test.validation.Person</text:p>
          </table:table-cell>
          <table:table-cell office:value-type="string" calcext:value-type="string">
            <text:p>/home/suporte/Documentos/java_projects/rest/testsuite/src/test/java/org/jboss/seam/rest/test/validation/Person.java</text:p>
          </table:table-cell>
        </table:table-row>
        <table:table-row table:style-name="ro1">
          <table:table-cell office:value-type="string" calcext:value-type="string">
            <text:p>/home/suporte/Documentos/java_projects/resthub-identity/resthub-identity-core</text:p>
          </table:table-cell>
          <table:table-cell office:value-type="string" calcext:value-type="string">
            <text:p>org.resthub.identity.model.User</text:p>
          </table:table-cell>
          <table:table-cell office:value-type="string" calcext:value-type="string">
            <text:p>/home/suporte/Documentos/java_projects/resthub-identity/resthub-identity-core/src/main/java/org/resthub/identity/model/User.java</text:p>
          </table:table-cell>
        </table:table-row>
        <table:table-row table:style-name="ro1">
          <table:table-cell office:value-type="string" calcext:value-type="string">
            <text:p>/home/suporte/Documentos/java_projects/resthub-spring-stack/resthub-web/resthub-web-client</text:p>
          </table:table-cell>
          <table:table-cell office:value-type="string" calcext:value-type="string">
            <text:p>org.resthub.web.Client</text:p>
          </table:table-cell>
          <table:table-cell office:value-type="string" calcext:value-type="string">
            <text:p>/home/suporte/Documentos/java_projects/resthub-spring-stack/resthub-web/resthub-web-client/src/main/java/org/resthub/web/Client.java</text:p>
          </table:table-cell>
        </table:table-row>
        <table:table-row table:style-name="ro1">
          <table:table-cell office:value-type="string" calcext:value-type="string">
            <text:p>/home/suporte/Documentos/java_projects/restman/restman</text:p>
          </table:table-cell>
          <table:table-cell office:value-type="string" calcext:value-type="string">
            <text:p>org.jboss.community.pv243.model.User</text:p>
          </table:table-cell>
          <table:table-cell office:value-type="string" calcext:value-type="string">
            <text:p>/home/suporte/Documentos/java_projects/restman/restman/src/main/java/org/jboss/community/pv243/model/User.java</text:p>
          </table:table-cell>
        </table:table-row>
        <table:table-row table:style-name="ro1">
          <table:table-cell office:value-type="string" calcext:value-type="string">
            <text:p>/home/suporte/Documentos/java_projects/reunion/jreunion</text:p>
          </table:table-cell>
          <table:table-cell office:value-type="string" calcext:value-type="string">
            <text:p>org.reunionemu.jreunion.server.Client</text:p>
          </table:table-cell>
          <table:table-cell office:value-type="string" calcext:value-type="string">
            <text:p>/home/suporte/Documentos/java_projects/reunion/jreunion/src/main/java/org/reunionemu/jreunion/server/Client.java</text:p>
          </table:table-cell>
        </table:table-row>
        <table:table-row table:style-name="ro1">
          <table:table-cell office:value-type="string" calcext:value-type="string">
            <text:p>/home/suporte/Documentos/java_projects/riak-java-client</text:p>
          </table:table-cell>
          <table:table-cell office:value-type="string" calcext:value-type="string">
            <text:p>com.megacorp.commerce.Customer</text:p>
          </table:table-cell>
          <table:table-cell office:value-type="string" calcext:value-type="string">
            <text:p>/home/suporte/Documentos/java_projects/riak-java-client/src/test/java/com/megacorp/commerce/Customer.java</text:p>
          </table:table-cell>
        </table:table-row>
        <table:table-row table:style-name="ro1">
          <table:table-cell office:value-type="string" calcext:value-type="string">
            <text:p>/home/suporte/Documentos/java_projects/ring2park-online</text:p>
          </table:table-cell>
          <table:table-cell office:value-type="string" calcext:value-type="string">
            <text:p>com.dps.ring2park.domain.User</text:p>
          </table:table-cell>
          <table:table-cell office:value-type="string" calcext:value-type="string">
            <text:p>/home/suporte/Documentos/java_projects/ring2park-online/src/main/java/com/dps/ring2park/domain/User.java</text:p>
          </table:table-cell>
        </table:table-row>
        <table:table-row table:style-name="ro1">
          <table:table-cell office:value-type="string" calcext:value-type="string">
            <text:p>/home/suporte/Documentos/java_projects/RockEat</text:p>
          </table:table-cell>
          <table:table-cell office:value-type="string" calcext:value-type="string">
            <text:p>it.rockeat.model.User</text:p>
          </table:table-cell>
          <table:table-cell office:value-type="string" calcext:value-type="string">
            <text:p>/home/suporte/Documentos/java_projects/RockEat/src/main/java/it/rockeat/model/User.java</text:p>
          </table:table-cell>
        </table:table-row>
        <table:table-row table:style-name="ro1">
          <table:table-cell office:value-type="string" calcext:value-type="string">
            <text:p>/home/suporte/Documentos/java_projects/rolefen</text:p>
          </table:table-cell>
          <table:table-cell office:value-type="string" calcext:value-type="string">
            <text:p>ru.ics2.rolefen.model.entity.User</text:p>
          </table:table-cell>
          <table:table-cell office:value-type="string" calcext:value-type="string">
            <text:p>/home/suporte/Documentos/java_projects/rolefen/src/main/java/ru/ics2/rolefen/model/entity/User.java</text:p>
          </table:table-cell>
        </table:table-row>
        <table:table-row table:style-name="ro1">
          <table:table-cell office:value-type="string" calcext:value-type="string">
            <text:p>/home/suporte/Documentos/java_projects/roller/weblogger-business</text:p>
          </table:table-cell>
          <table:table-cell office:value-type="string" calcext:value-type="string">
            <text:p>org.apache.roller.weblogger.pojos.User</text:p>
          </table:table-cell>
          <table:table-cell office:value-type="string" calcext:value-type="string">
            <text:p>/home/suporte/Documentos/java_projects/roller/weblogger-business/src/main/java/org/apache/roller/weblogger/pojos/User.java</text:p>
          </table:table-cell>
        </table:table-row>
        <table:table-row table:style-name="ro1">
          <table:table-cell office:value-type="string" calcext:value-type="string">
            <text:p>/home/suporte/Documentos/java_projects/s4/s4-examples/twittertopiccount-ft</text:p>
          </table:table-cell>
          <table:table-cell office:value-type="string" calcext:value-type="string">
            <text:p>org.apache.s4.example.twittertopiccount.User</text:p>
          </table:table-cell>
          <table:table-cell office:value-type="string" calcext:value-type="string">
            <text:p>/home/suporte/Documentos/java_projects/s4/s4-examples/twittertopiccount-ft/src/main/java/org/apache/s4/example/twittertopiccount/User.java</text:p>
          </table:table-cell>
        </table:table-row>
        <table:table-row table:style-name="ro1">
          <table:table-cell office:value-type="string" calcext:value-type="string">
            <text:p>/home/suporte/Documentos/java_projects/SalesCube/WEB/SalesCube</text:p>
          </table:table-cell>
          <table:table-cell office:value-type="string" calcext:value-type="string">
            <text:p>jp.co.arkinfosys.entity.User</text:p>
          </table:table-cell>
          <table:table-cell office:value-type="string" calcext:value-type="string">
            <text:p>/home/suporte/Documentos/java_projects/SalesCube/WEB/SalesCube/src/main/java/jp/co/arkinfosys/entity/User.java</text:p>
          </table:table-cell>
        </table:table-row>
        <table:table-row table:style-name="ro1">
          <table:table-cell office:value-type="string" calcext:value-type="string">
            <text:p>/home/suporte/Documentos/java_projects/Samples/redis-wxs</text:p>
          </table:table-cell>
          <table:table-cell office:value-type="string" calcext:value-type="string">
            <text:p>com.devwebsphere.rediswxs.data.test.Person</text:p>
          </table:table-cell>
          <table:table-cell office:value-type="string" calcext:value-type="string">
            <text:p>/home/suporte/Documentos/java_projects/Samples/redis-wxs/src/test/java/com/devwebsphere/rediswxs/data/test/Person.java</text:p>
          </table:table-cell>
        </table:table-row>
        <table:table-row table:style-name="ro1">
          <table:table-cell office:value-type="string" calcext:value-type="string">
            <text:p>/home/suporte/Documentos/java_projects/samskivert</text:p>
          </table:table-cell>
          <table:table-cell office:value-type="string" calcext:value-type="string">
            <text:p>com.samskivert.servlet.user.User</text:p>
          </table:table-cell>
          <table:table-cell office:value-type="string" calcext:value-type="string">
            <text:p>/home/suporte/Documentos/java_projects/samskivert/src/main/java/com/samskivert/servlet/user/User.java</text:p>
          </table:table-cell>
        </table:table-row>
        <table:table-row table:style-name="ro1">
          <table:table-cell office:value-type="string" calcext:value-type="string">
            <text:p>/home/suporte/Documentos/java_projects/sandbox_2/pickwick</text:p>
          </table:table-cell>
          <table:table-cell office:value-type="string" calcext:value-type="string">
            <text:p>org.wicketstuff.pickwick.bean.User</text:p>
          </table:table-cell>
          <table:table-cell office:value-type="string" calcext:value-type="string">
            <text:p>/home/suporte/Documentos/java_projects/sandbox_2/pickwick/src/main/java/org/wicketstuff/pickwick/bean/User.java</text:p>
          </table:table-cell>
        </table:table-row>
        <table:table-row table:style-name="ro1">
          <table:table-cell office:value-type="string" calcext:value-type="string">
            <text:p>/home/suporte/Documentos/java_projects/scalagwt-gwt/samples/dynatablerf</text:p>
          </table:table-cell>
          <table:table-cell office:value-type="string" calcext:value-type="string">
            <text:p>com.google.gwt.sample.dynatablerf.domain.Person</text:p>
          </table:table-cell>
          <table:table-cell office:value-type="string" calcext:value-type="string">
            <text:p>/home/suporte/Documentos/java_projects/scalagwt-gwt/samples/dynatablerf/src/main/java/com/google/gwt/sample/dynatablerf/domain/Person.java</text:p>
          </table:table-cell>
        </table:table-row>
        <table:table-row table:style-name="ro1">
          <table:table-cell office:value-type="string" calcext:value-type="string">
            <text:p>/home/suporte/Documentos/java_projects/scalagwt-gwt/samples/expenses</text:p>
          </table:table-cell>
          <table:table-cell office:value-type="string" calcext:value-type="string">
            <text:p>com.google.gwt.sample.expenses.server.domain.Employee</text:p>
          </table:table-cell>
          <table:table-cell office:value-type="string" calcext:value-type="string">
            <text:p>/home/suporte/Documentos/java_projects/scalagwt-gwt/samples/expenses/src/main/java/com/google/gwt/sample/expenses/server/domain/Employee.java</text:p>
          </table:table-cell>
        </table:table-row>
        <table:table-row table:style-name="ro1">
          <table:table-cell office:value-type="string" calcext:value-type="string">
            <text:p>/home/suporte/Documentos/java_projects/scalagwt-gwt/samples/validation</text:p>
          </table:table-cell>
          <table:table-cell office:value-type="string" calcext:value-type="string">
            <text:p>com.google.gwt.sample.validation.shared.Person</text:p>
          </table:table-cell>
          <table:table-cell office:value-type="string" calcext:value-type="string">
            <text:p>/home/suporte/Documentos/java_projects/scalagwt-gwt/samples/validation/src/main/java/com/google/gwt/sample/validation/shared/Person.java</text:p>
          </table:table-cell>
        </table:table-row>
        <table:table-row table:style-name="ro1">
          <table:table-cell office:value-type="string" calcext:value-type="string">
            <text:p>/home/suporte/Documentos/java_projects/ScormEngineWithSpring</text:p>
          </table:table-cell>
          <table:table-cell office:value-type="string" calcext:value-type="string">
            <text:p>in.xebia.poc.domain.User</text:p>
          </table:table-cell>
          <table:table-cell office:value-type="string" calcext:value-type="string">
            <text:p>/home/suporte/Documentos/java_projects/ScormEngineWithSpring/src/main/java/in/xebia/poc/domain/User.java</text:p>
          </table:table-cell>
        </table:table-row>
        <table:table-row table:style-name="ro1">
          <table:table-cell office:value-type="string" calcext:value-type="string">
            <text:p>/home/suporte/Documentos/java_projects/sdm/nsp/batch-copy-ws</text:p>
          </table:table-cell>
          <table:table-cell office:value-type="string" calcext:value-type="string">
            <text:p>dk.nsi.stamdata.views.cpr.Person</text:p>
          </table:table-cell>
          <table:table-cell office:value-type="string" calcext:value-type="string">
            <text:p>/home/suporte/Documentos/java_projects/sdm/nsp/batch-copy-ws/src/main/java/dk/nsi/stamdata/views/cpr/Person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_2_3/examples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dvdstore/dvdstore-ejb</text:p>
          </table:table-cell>
          <table:table-cell office:value-type="string" calcext:value-type="string">
            <text:p>com.jboss.dvd.seam.User</text:p>
          </table:table-cell>
          <table:table-cell office:value-type="string" calcext:value-type="string">
            <text:p>/home/suporte/Documentos/java_projects/Seam_2_3/examples/dvdstore/dvdstore-ejb/src/main/java/com/jboss/dvd/seam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dvdstore/dvdstore-tests</text:p>
          </table:table-cell>
          <table:table-cell office:value-type="string" calcext:value-type="string">
            <text:p>org.jboss.seam.example.dvd.test.selenium.Person</text:p>
          </table:table-cell>
          <table:table-cell office:value-type="string" calcext:value-type="string">
            <text:p>/home/suporte/Documentos/java_projects/Seam_2_3/examples/dvdstore/dvdstore-tests/src/test/java/org/jboss/seam/example/dvd/test/selenium/Person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hibernate/hibernate-web</text:p>
          </table:table-cell>
          <table:table-cell office:value-type="string" calcext:value-type="string">
            <text:p>org.jboss.seam.example.hibernate.User</text:p>
          </table:table-cell>
          <table:table-cell office:value-type="string" calcext:value-type="string">
            <text:p>/home/suporte/Documentos/java_projects/Seam_2_3/examples/hibernate/hibernate-web/src/main/java/org/jboss/seam/example/hibernate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icefaces/icefaces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_2_3/examples/icefaces/icefaces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jee5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_2_3/examples/jee5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jpa/jpa-web</text:p>
          </table:table-cell>
          <table:table-cell office:value-type="string" calcext:value-type="string">
            <text:p>org.jboss.seam.example.jpa.User</text:p>
          </table:table-cell>
          <table:table-cell office:value-type="string" calcext:value-type="string">
            <text:p>/home/suporte/Documentos/java_projects/Seam_2_3/examples/jpa/jpa-web/src/main/java/org/jboss/seam/example/jpa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metawidget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_2_3/examples/metawidget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metawidget/dvdstore/dvdstore-tests</text:p>
          </table:table-cell>
          <table:table-cell office:value-type="string" calcext:value-type="string">
            <text:p>org.jboss.seam.example.dvd.test.selenium.Person</text:p>
          </table:table-cell>
          <table:table-cell office:value-type="string" calcext:value-type="string">
            <text:p>/home/suporte/Documentos/java_projects/Seam_2_3/examples/metawidget/dvdstore/dvdstore-tests/src/test/java/org/jboss/seam/example/dvd/test/selenium/Person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nestedbooking/nested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_2_3/examples/nestedbooking/nested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registration/registration-ejb</text:p>
          </table:table-cell>
          <table:table-cell office:value-type="string" calcext:value-type="string">
            <text:p>org.jboss.seam.example.registration.User</text:p>
          </table:table-cell>
          <table:table-cell office:value-type="string" calcext:value-type="string">
            <text:p>/home/suporte/Documentos/java_projects/Seam_2_3/examples/registration/registration-ejb/src/main/java/org/jboss/seam/example/registration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restbay/restbay-ejb</text:p>
          </table:table-cell>
          <table:table-cell office:value-type="string" calcext:value-type="string">
            <text:p>org.jboss.seam.example.restbay.User</text:p>
          </table:table-cell>
          <table:table-cell office:value-type="string" calcext:value-type="string">
            <text:p>/home/suporte/Documentos/java_projects/Seam_2_3/examples/restbay/restbay-ejb/src/main/java/org/jboss/seam/example/restbay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seambay/seambay-ejb</text:p>
          </table:table-cell>
          <table:table-cell office:value-type="string" calcext:value-type="string">
            <text:p>org.jboss.seam.example.seambay.User</text:p>
          </table:table-cell>
          <table:table-cell office:value-type="string" calcext:value-type="string">
            <text:p>/home/suporte/Documentos/java_projects/Seam_2_3/examples/seambay/seambay-ejb/src/main/java/org/jboss/seam/example/seambay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seamdiscs/seamdiscs-ejb</text:p>
          </table:table-cell>
          <table:table-cell office:value-type="string" calcext:value-type="string">
            <text:p>org.jboss.seam.example.seamdiscs.model.User</text:p>
          </table:table-cell>
          <table:table-cell office:value-type="string" calcext:value-type="string">
            <text:p>/home/suporte/Documentos/java_projects/Seam_2_3/examples/seamdiscs/seamdiscs-ejb/src/main/java/org/jboss/seam/example/seamdiscs/model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spring/spring-web</text:p>
          </table:table-cell>
          <table:table-cell office:value-type="string" calcext:value-type="string">
            <text:p>org.jboss.seam.example.spring.User</text:p>
          </table:table-cell>
          <table:table-cell office:value-type="string" calcext:value-type="string">
            <text:p>/home/suporte/Documentos/java_projects/Seam_2_3/examples/spring/spring-web/src/main/java/org/jboss/seam/example/spring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tasks/tasks-ejb</text:p>
          </table:table-cell>
          <table:table-cell office:value-type="string" calcext:value-type="string">
            <text:p>org.jboss.seam.example.tasks.entity.User</text:p>
          </table:table-cell>
          <table:table-cell office:value-type="string" calcext:value-type="string">
            <text:p>/home/suporte/Documentos/java_projects/Seam_2_3/examples/tasks/tasks-ejb/src/main/java/org/jboss/seam/example/tasks/entity/User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ui/ui-ejb</text:p>
          </table:table-cell>
          <table:table-cell office:value-type="string" calcext:value-type="string">
            <text:p>org.jboss.seam.example.ui.Person</text:p>
          </table:table-cell>
          <table:table-cell office:value-type="string" calcext:value-type="string">
            <text:p>/home/suporte/Documentos/java_projects/Seam_2_3/examples/ui/ui-ejb/src/main/java/org/jboss/seam/example/ui/Person.java</text:p>
          </table:table-cell>
        </table:table-row>
        <table:table-row table:style-name="ro1">
          <table:table-cell office:value-type="string" calcext:value-type="string">
            <text:p>/home/suporte/Documentos/java_projects/Seam_2_3/examples/wicket/wicket-ejb</text:p>
          </table:table-cell>
          <table:table-cell office:value-type="string" calcext:value-type="string">
            <text:p>org.jboss.seam.example.wicket.action.User</text:p>
          </table:table-cell>
          <table:table-cell office:value-type="string" calcext:value-type="string">
            <text:p>/home/suporte/Documentos/java_projects/Seam_2_3/examples/wicket/wicket-ejb/src/main/java/org/jboss/seam/example/wicket/action/User.java</text:p>
          </table:table-cell>
        </table:table-row>
        <table:table-row table:style-name="ro1">
          <table:table-cell office:value-type="string" calcext:value-type="string">
            <text:p>/home/suporte/Documentos/java_projects/seam-booking-ogm</text:p>
          </table:table-cell>
          <table:table-cell office:value-type="string" calcext:value-type="string">
            <text:p>org.jboss.seam.examples.booking.model.User</text:p>
          </table:table-cell>
          <table:table-cell office:value-type="string" calcext:value-type="string">
            <text:p>/home/suporte/Documentos/java_projects/seam-booking-ogm/src/main/java/org/jboss/seam/examples/booking/model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-revisited/jboss-seam-parent/examples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dvdstore/dvdstore-ejb</text:p>
          </table:table-cell>
          <table:table-cell office:value-type="string" calcext:value-type="string">
            <text:p>com.jboss.dvd.seam.User</text:p>
          </table:table-cell>
          <table:table-cell office:value-type="string" calcext:value-type="string">
            <text:p>/home/suporte/Documentos/java_projects/seam-revisited/jboss-seam-parent/examples/dvdstore/dvdstore-ejb/src/main/java/com/jboss/dvd/seam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dvdstore/dvdstore-tests</text:p>
          </table:table-cell>
          <table:table-cell office:value-type="string" calcext:value-type="string">
            <text:p>org.jboss.seam.example.dvd.test.selenium.Person</text:p>
          </table:table-cell>
          <table:table-cell office:value-type="string" calcext:value-type="string">
            <text:p>/home/suporte/Documentos/java_projects/seam-revisited/jboss-seam-parent/examples/dvdstore/dvdstore-tests/src/test/java/org/jboss/seam/example/dvd/test/selenium/Person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hibernate/hibernate-web</text:p>
          </table:table-cell>
          <table:table-cell office:value-type="string" calcext:value-type="string">
            <text:p>org.jboss.seam.example.hibernate.User</text:p>
          </table:table-cell>
          <table:table-cell office:value-type="string" calcext:value-type="string">
            <text:p>/home/suporte/Documentos/java_projects/seam-revisited/jboss-seam-parent/examples/hibernate/hibernate-web/src/main/java/org/jboss/seam/example/hibernate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icefaces/icefaces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-revisited/jboss-seam-parent/examples/icefaces/icefaces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jee5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-revisited/jboss-seam-parent/examples/jee5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jpa/jpa-web</text:p>
          </table:table-cell>
          <table:table-cell office:value-type="string" calcext:value-type="string">
            <text:p>org.jboss.seam.example.jpa.User</text:p>
          </table:table-cell>
          <table:table-cell office:value-type="string" calcext:value-type="string">
            <text:p>/home/suporte/Documentos/java_projects/seam-revisited/jboss-seam-parent/examples/jpa/jpa-web/src/main/java/org/jboss/seam/example/jpa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metawidget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-revisited/jboss-seam-parent/examples/metawidget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metawidget/dvdstore/dvdstore-tests</text:p>
          </table:table-cell>
          <table:table-cell office:value-type="string" calcext:value-type="string">
            <text:p>org.jboss.seam.example.dvd.test.selenium.Person</text:p>
          </table:table-cell>
          <table:table-cell office:value-type="string" calcext:value-type="string">
            <text:p>/home/suporte/Documentos/java_projects/seam-revisited/jboss-seam-parent/examples/metawidget/dvdstore/dvdstore-tests/src/test/java/org/jboss/seam/example/dvd/test/selenium/Person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nestedbooking/nested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-revisited/jboss-seam-parent/examples/nestedbooking/nested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registration/registration-ejb</text:p>
          </table:table-cell>
          <table:table-cell office:value-type="string" calcext:value-type="string">
            <text:p>org.jboss.seam.example.registration.User</text:p>
          </table:table-cell>
          <table:table-cell office:value-type="string" calcext:value-type="string">
            <text:p>/home/suporte/Documentos/java_projects/seam-revisited/jboss-seam-parent/examples/registration/registration-ejb/src/main/java/org/jboss/seam/example/registration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restbay/restbay-ejb</text:p>
          </table:table-cell>
          <table:table-cell office:value-type="string" calcext:value-type="string">
            <text:p>org.jboss.seam.example.restbay.User</text:p>
          </table:table-cell>
          <table:table-cell office:value-type="string" calcext:value-type="string">
            <text:p>/home/suporte/Documentos/java_projects/seam-revisited/jboss-seam-parent/examples/restbay/restbay-ejb/src/main/java/org/jboss/seam/example/restbay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seambay/seambay-ejb</text:p>
          </table:table-cell>
          <table:table-cell office:value-type="string" calcext:value-type="string">
            <text:p>org.jboss.seam.example.seambay.User</text:p>
          </table:table-cell>
          <table:table-cell office:value-type="string" calcext:value-type="string">
            <text:p>/home/suporte/Documentos/java_projects/seam-revisited/jboss-seam-parent/examples/seambay/seambay-ejb/src/main/java/org/jboss/seam/example/seambay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seamdiscs/seamdiscs-ejb</text:p>
          </table:table-cell>
          <table:table-cell office:value-type="string" calcext:value-type="string">
            <text:p>org.jboss.seam.example.seamdiscs.model.User</text:p>
          </table:table-cell>
          <table:table-cell office:value-type="string" calcext:value-type="string">
            <text:p>/home/suporte/Documentos/java_projects/seam-revisited/jboss-seam-parent/examples/seamdiscs/seamdiscs-ejb/src/main/java/org/jboss/seam/example/seamdiscs/model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spring/spring-web</text:p>
          </table:table-cell>
          <table:table-cell office:value-type="string" calcext:value-type="string">
            <text:p>org.jboss.seam.example.spring.User</text:p>
          </table:table-cell>
          <table:table-cell office:value-type="string" calcext:value-type="string">
            <text:p>/home/suporte/Documentos/java_projects/seam-revisited/jboss-seam-parent/examples/spring/spring-web/src/main/java/org/jboss/seam/example/spring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tasks/tasks-ejb</text:p>
          </table:table-cell>
          <table:table-cell office:value-type="string" calcext:value-type="string">
            <text:p>org.jboss.seam.example.tasks.entity.User</text:p>
          </table:table-cell>
          <table:table-cell office:value-type="string" calcext:value-type="string">
            <text:p>/home/suporte/Documentos/java_projects/seam-revisited/jboss-seam-parent/examples/tasks/tasks-ejb/src/main/java/org/jboss/seam/example/tasks/entity/User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ui/ui-ejb</text:p>
          </table:table-cell>
          <table:table-cell office:value-type="string" calcext:value-type="string">
            <text:p>org.jboss.seam.example.ui.Person</text:p>
          </table:table-cell>
          <table:table-cell office:value-type="string" calcext:value-type="string">
            <text:p>/home/suporte/Documentos/java_projects/seam-revisited/jboss-seam-parent/examples/ui/ui-ejb/src/main/java/org/jboss/seam/example/ui/Person.java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wicket/wicket-ejb</text:p>
          </table:table-cell>
          <table:table-cell office:value-type="string" calcext:value-type="string">
            <text:p>org.jboss.seam.example.wicket.action.User</text:p>
          </table:table-cell>
          <table:table-cell office:value-type="string" calcext:value-type="string">
            <text:p>/home/suporte/Documentos/java_projects/seam-revisited/jboss-seam-parent/examples/wicket/wicket-ejb/src/main/java/org/jboss/seam/example/wicket/action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2.3/examples-ee6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dvdstore/dvdstore-ejb</text:p>
          </table:table-cell>
          <table:table-cell office:value-type="string" calcext:value-type="string">
            <text:p>com.jboss.dvd.seam.User</text:p>
          </table:table-cell>
          <table:table-cell office:value-type="string" calcext:value-type="string">
            <text:p>/home/suporte/Documentos/java_projects/Seam2.3/examples-ee6/dvdstore/dvdstore-ejb/src/main/java/com/jboss/dvd/seam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dvdstore/dvdstore-tests</text:p>
          </table:table-cell>
          <table:table-cell office:value-type="string" calcext:value-type="string">
            <text:p>org.jboss.seam.example.dvd.test.selenium.Person</text:p>
          </table:table-cell>
          <table:table-cell office:value-type="string" calcext:value-type="string">
            <text:p>/home/suporte/Documentos/java_projects/Seam2.3/examples-ee6/dvdstore/dvdstore-tests/src/test/java/org/jboss/seam/example/dvd/test/selenium/Person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ui/ui-ejb</text:p>
          </table:table-cell>
          <table:table-cell office:value-type="string" calcext:value-type="string">
            <text:p>org.jboss.seam.example.ui.Person</text:p>
          </table:table-cell>
          <table:table-cell office:value-type="string" calcext:value-type="string">
            <text:p>/home/suporte/Documentos/java_projects/Seam2.3/examples-ee6/ui/ui-ejb/src/main/java/org/jboss/seam/example/ui/Person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2.3/examples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dvdstore/dvdstore-ejb</text:p>
          </table:table-cell>
          <table:table-cell office:value-type="string" calcext:value-type="string">
            <text:p>com.jboss.dvd.seam.User</text:p>
          </table:table-cell>
          <table:table-cell office:value-type="string" calcext:value-type="string">
            <text:p>/home/suporte/Documentos/java_projects/Seam2.3/examples/dvdstore/dvdstore-ejb/src/main/java/com/jboss/dvd/seam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dvdstore/dvdstore-tests</text:p>
          </table:table-cell>
          <table:table-cell office:value-type="string" calcext:value-type="string">
            <text:p>org.jboss.seam.example.dvd.test.selenium.Person</text:p>
          </table:table-cell>
          <table:table-cell office:value-type="string" calcext:value-type="string">
            <text:p>/home/suporte/Documentos/java_projects/Seam2.3/examples/dvdstore/dvdstore-tests/src/test/java/org/jboss/seam/example/dvd/test/selenium/Person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hibernate/hibernate-web</text:p>
          </table:table-cell>
          <table:table-cell office:value-type="string" calcext:value-type="string">
            <text:p>org.jboss.seam.example.hibernate.User</text:p>
          </table:table-cell>
          <table:table-cell office:value-type="string" calcext:value-type="string">
            <text:p>/home/suporte/Documentos/java_projects/Seam2.3/examples/hibernate/hibernate-web/src/main/java/org/jboss/seam/example/hibernate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icefaces/icefaces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2.3/examples/icefaces/icefaces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jee5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2.3/examples/jee5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jpa/jpa-web</text:p>
          </table:table-cell>
          <table:table-cell office:value-type="string" calcext:value-type="string">
            <text:p>org.jboss.seam.example.jpa.User</text:p>
          </table:table-cell>
          <table:table-cell office:value-type="string" calcext:value-type="string">
            <text:p>/home/suporte/Documentos/java_projects/Seam2.3/examples/jpa/jpa-web/src/main/java/org/jboss/seam/example/jpa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metawidget/booking/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2.3/examples/metawidget/booking/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metawidget/dvdstore/dvdstore-tests</text:p>
          </table:table-cell>
          <table:table-cell office:value-type="string" calcext:value-type="string">
            <text:p>org.jboss.seam.example.dvd.test.selenium.Person</text:p>
          </table:table-cell>
          <table:table-cell office:value-type="string" calcext:value-type="string">
            <text:p>/home/suporte/Documentos/java_projects/Seam2.3/examples/metawidget/dvdstore/dvdstore-tests/src/test/java/org/jboss/seam/example/dvd/test/selenium/Person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nestedbooking/nestedbooking-ejb</text:p>
          </table:table-cell>
          <table:table-cell office:value-type="string" calcext:value-type="string">
            <text:p>org.jboss.seam.example.booking.User</text:p>
          </table:table-cell>
          <table:table-cell office:value-type="string" calcext:value-type="string">
            <text:p>/home/suporte/Documentos/java_projects/Seam2.3/examples/nestedbooking/nestedbooking-ejb/src/main/java/org/jboss/seam/example/booking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registration/registration-ejb</text:p>
          </table:table-cell>
          <table:table-cell office:value-type="string" calcext:value-type="string">
            <text:p>org.jboss.seam.example.registration.User</text:p>
          </table:table-cell>
          <table:table-cell office:value-type="string" calcext:value-type="string">
            <text:p>/home/suporte/Documentos/java_projects/Seam2.3/examples/registration/registration-ejb/src/main/java/org/jboss/seam/example/registration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restbay/restbay-ejb</text:p>
          </table:table-cell>
          <table:table-cell office:value-type="string" calcext:value-type="string">
            <text:p>org.jboss.seam.example.restbay.User</text:p>
          </table:table-cell>
          <table:table-cell office:value-type="string" calcext:value-type="string">
            <text:p>/home/suporte/Documentos/java_projects/Seam2.3/examples/restbay/restbay-ejb/src/main/java/org/jboss/seam/example/restbay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seambay/seambay-ejb</text:p>
          </table:table-cell>
          <table:table-cell office:value-type="string" calcext:value-type="string">
            <text:p>org.jboss.seam.example.seambay.User</text:p>
          </table:table-cell>
          <table:table-cell office:value-type="string" calcext:value-type="string">
            <text:p>/home/suporte/Documentos/java_projects/Seam2.3/examples/seambay/seambay-ejb/src/main/java/org/jboss/seam/example/seambay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seamdiscs/seamdiscs-ejb</text:p>
          </table:table-cell>
          <table:table-cell office:value-type="string" calcext:value-type="string">
            <text:p>org.jboss.seam.example.seamdiscs.model.User</text:p>
          </table:table-cell>
          <table:table-cell office:value-type="string" calcext:value-type="string">
            <text:p>/home/suporte/Documentos/java_projects/Seam2.3/examples/seamdiscs/seamdiscs-ejb/src/main/java/org/jboss/seam/example/seamdiscs/model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spring/spring-web</text:p>
          </table:table-cell>
          <table:table-cell office:value-type="string" calcext:value-type="string">
            <text:p>org.jboss.seam.example.spring.User</text:p>
          </table:table-cell>
          <table:table-cell office:value-type="string" calcext:value-type="string">
            <text:p>/home/suporte/Documentos/java_projects/Seam2.3/examples/spring/spring-web/src/main/java/org/jboss/seam/example/spring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tasks/tasks-ejb</text:p>
          </table:table-cell>
          <table:table-cell office:value-type="string" calcext:value-type="string">
            <text:p>org.jboss.seam.example.tasks.entity.User</text:p>
          </table:table-cell>
          <table:table-cell office:value-type="string" calcext:value-type="string">
            <text:p>/home/suporte/Documentos/java_projects/Seam2.3/examples/tasks/tasks-ejb/src/main/java/org/jboss/seam/example/tasks/entity/User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ui/ui-ejb</text:p>
          </table:table-cell>
          <table:table-cell office:value-type="string" calcext:value-type="string">
            <text:p>org.jboss.seam.example.ui.Person</text:p>
          </table:table-cell>
          <table:table-cell office:value-type="string" calcext:value-type="string">
            <text:p>/home/suporte/Documentos/java_projects/Seam2.3/examples/ui/ui-ejb/src/main/java/org/jboss/seam/example/ui/Person.java</text:p>
          </table:table-cell>
        </table:table-row>
        <table:table-row table:style-name="ro1">
          <table:table-cell office:value-type="string" calcext:value-type="string">
            <text:p>/home/suporte/Documentos/java_projects/Seam2.3/examples/wicket/wicket-ejb</text:p>
          </table:table-cell>
          <table:table-cell office:value-type="string" calcext:value-type="string">
            <text:p>org.jboss.seam.example.wicket.action.User</text:p>
          </table:table-cell>
          <table:table-cell office:value-type="string" calcext:value-type="string">
            <text:p>/home/suporte/Documentos/java_projects/Seam2.3/examples/wicket/wicket-ejb/src/main/java/org/jboss/seam/example/wicket/action/User.java</text:p>
          </table:table-cell>
        </table:table-row>
        <table:table-row table:style-name="ro1">
          <table:table-cell office:value-type="string" calcext:value-type="string">
            <text:p>/home/suporte/Documentos/java_projects/ServerPush/samples/chat-manual-singlechannel</text:p>
          </table:table-cell>
          <table:table-cell office:value-type="string" calcext:value-type="string">
            <text:p>org.vaadin.addons.serverpush.samples.chat.User</text:p>
          </table:table-cell>
          <table:table-cell office:value-type="string" calcext:value-type="string">
            <text:p>/home/suporte/Documentos/java_projects/ServerPush/samples/chat-manual-singlechannel/src/main/java/org/vaadin/addons/serverpush/samples/chat/User.java</text:p>
          </table:table-cell>
        </table:table-row>
        <table:table-row table:style-name="ro1">
          <table:table-cell office:value-type="string" calcext:value-type="string">
            <text:p>/home/suporte/Documentos/java_projects/ServerPush/samples/sales-auto-multichannel</text:p>
          </table:table-cell>
          <table:table-cell office:value-type="string" calcext:value-type="string">
            <text:p>org.vaadin.addons.serverpush.samples.sales.User</text:p>
          </table:table-cell>
          <table:table-cell office:value-type="string" calcext:value-type="string">
            <text:p>/home/suporte/Documentos/java_projects/ServerPush/samples/sales-auto-multichannel/src/main/java/org/vaadin/addons/serverpush/samples/sales/User.java</text:p>
          </table:table-cell>
        </table:table-row>
        <table:table-row table:style-name="ro1">
          <table:table-cell office:value-type="string" calcext:value-type="string">
            <text:p>/home/suporte/Documentos/java_projects/services/ejbs/admin</text:p>
          </table:table-cell>
          <table:table-cell office:value-type="string" calcext:value-type="string">
            <text:p>org.sola.services.ejbs.admin.businesslogic.repository.entities.User</text:p>
          </table:table-cell>
          <table:table-cell office:value-type="string" calcext:value-type="string">
            <text:p>/home/suporte/Documentos/java_projects/services/ejbs/admin/src/main/java/org/sola/services/ejbs/admin/businesslogic/repository/entities/User.java</text:p>
          </table:table-cell>
        </table:table-row>
        <table:table-row table:style-name="ro1">
          <table:table-cell office:value-type="string" calcext:value-type="string">
            <text:p>/home/suporte/Documentos/java_projects/shiro/samples/spring-hibernate</text:p>
          </table:table-cell>
          <table:table-cell office:value-type="string" calcext:value-type="string">
            <text:p>org.apache.shiro.samples.sprhib.model.User</text:p>
          </table:table-cell>
          <table:table-cell office:value-type="string" calcext:value-type="string">
            <text:p>/home/suporte/Documentos/java_projects/shiro/samples/spring-hibernate/src/main/java/org/apache/shiro/samples/sprhib/model/User.java</text:p>
          </table:table-cell>
        </table:table-row>
        <table:table-row table:style-name="ro1">
          <table:table-cell office:value-type="string" calcext:value-type="string">
            <text:p>/home/suporte/Documentos/java_projects/SIProject/ProjetoSI</text:p>
          </table:table-cell>
          <table:table-cell office:value-type="string" calcext:value-type="string">
            <text:p>estradasolidaria.ui.server.logic.Usuario</text:p>
          </table:table-cell>
          <table:table-cell office:value-type="string" calcext:value-type="string">
            <text:p>/home/suporte/Documentos/java_projects/SIProject/ProjetoSI/src/main/java/estradasolidaria/ui/server/logic/Usuario.java</text:p>
          </table:table-cell>
        </table:table-row>
        <table:table-row table:style-name="ro1">
          <table:table-cell office:value-type="string" calcext:value-type="string">
            <text:p>/home/suporte/Documentos/java_projects/Sistema1-20121</text:p>
          </table:table-cell>
          <table:table-cell office:value-type="string" calcext:value-type="string">
            <text:p>ufcg.edu.br.Sistema120121.logica.User</text:p>
          </table:table-cell>
          <table:table-cell office:value-type="string" calcext:value-type="string">
            <text:p>/home/suporte/Documentos/java_projects/Sistema1-20121/src/main/java/ufcg/edu/br/Sistema120121/logica/User.java</text:p>
          </table:table-cell>
        </table:table-row>
        <table:table-row table:style-name="ro1">
          <table:table-cell office:value-type="string" calcext:value-type="string">
            <text:p>/home/suporte/Documentos/java_projects/smooks/smooks-cartridges/camel</text:p>
          </table:table-cell>
          <table:table-cell office:value-type="string" calcext:value-type="string">
            <text:p>org.milyn.smooks.camel.dataformat.Customer</text:p>
          </table:table-cell>
          <table:table-cell office:value-type="string" calcext:value-type="string">
            <text:p>/home/suporte/Documentos/java_projects/smooks/smooks-cartridges/camel/src/test/java/org/milyn/smooks/camel/dataformat/Customer.java</text:p>
          </table:table-cell>
        </table:table-row>
        <table:table-row table:style-name="ro1">
          <table:table-cell office:value-type="string" calcext:value-type="string">
            <text:p>/home/suporte/Documentos/java_projects/smooks/smooks-cartridges/csv</text:p>
          </table:table-cell>
          <table:table-cell office:value-type="string" calcext:value-type="string">
            <text:p>org.milyn.csv.Person</text:p>
          </table:table-cell>
          <table:table-cell office:value-type="string" calcext:value-type="string">
            <text:p>/home/suporte/Documentos/java_projects/smooks/smooks-cartridges/csv/src/test/java/org/milyn/csv/Person.java</text:p>
          </table:table-cell>
        </table:table-row>
        <table:table-row table:style-name="ro1">
          <table:table-cell office:value-type="string" calcext:value-type="string">
            <text:p>/home/suporte/Documentos/java_projects/smooks/smooks-cartridges/javabean</text:p>
          </table:table-cell>
          <table:table-cell office:value-type="string" calcext:value-type="string">
            <text:p>org.milyn.javabean.binding.config5.Person</text:p>
          </table:table-cell>
          <table:table-cell office:value-type="string" calcext:value-type="string">
            <text:p>/home/suporte/Documentos/java_projects/smooks/smooks-cartridges/javabean/src/test/java/org/milyn/javabean/binding/config5/Person.java</text:p>
          </table:table-cell>
        </table:table-row>
        <table:table-row table:style-name="ro1">
          <table:table-cell office:value-type="string" calcext:value-type="string">
            <text:p>/home/suporte/Documentos/java_projects/smooks/smooks-examples/csv-to-java</text:p>
          </table:table-cell>
          <table:table-cell office:value-type="string" calcext:value-type="string">
            <text:p>example.Customer</text:p>
          </table:table-cell>
          <table:table-cell office:value-type="string" calcext:value-type="string">
            <text:p>/home/suporte/Documentos/java_projects/smooks/smooks-examples/csv-to-java/src/main/java/example/Customer.java</text:p>
          </table:table-cell>
        </table:table-row>
        <table:table-row table:style-name="ro1">
          <table:table-cell office:value-type="string" calcext:value-type="string">
            <text:p>/home/suporte/Documentos/java_projects/smooks/smooks-examples/csv-to-java-programmatic</text:p>
          </table:table-cell>
          <table:table-cell office:value-type="string" calcext:value-type="string">
            <text:p>example.Customer</text:p>
          </table:table-cell>
          <table:table-cell office:value-type="string" calcext:value-type="string">
            <text:p>/home/suporte/Documentos/java_projects/smooks/smooks-examples/csv-to-java-programmatic/src/main/java/example/Customer.java</text:p>
          </table:table-cell>
        </table:table-row>
        <table:table-row table:style-name="ro1">
          <table:table-cell office:value-type="string" calcext:value-type="string">
            <text:p>/home/suporte/Documentos/java_projects/smooks/smooks-examples/fixed-length-to-java</text:p>
          </table:table-cell>
          <table:table-cell office:value-type="string" calcext:value-type="string">
            <text:p>example.Customer</text:p>
          </table:table-cell>
          <table:table-cell office:value-type="string" calcext:value-type="string">
            <text:p>/home/suporte/Documentos/java_projects/smooks/smooks-examples/fixed-length-to-java/src/main/java/example/Customer.java</text:p>
          </table:table-cell>
        </table:table-row>
        <table:table-row table:style-name="ro1">
          <table:table-cell office:value-type="string" calcext:value-type="string">
            <text:p>/home/suporte/Documentos/java_projects/Snippr</text:p>
          </table:table-cell>
          <table:table-cell office:value-type="string" calcext:value-type="string">
            <text:p>org.snippr.business.entities.User</text:p>
          </table:table-cell>
          <table:table-cell office:value-type="string" calcext:value-type="string">
            <text:p>/home/suporte/Documentos/java_projects/Snippr/src/main/java/org/snippr/business/entities/User.java</text:p>
          </table:table-cell>
        </table:table-row>
        <table:table-row table:style-name="ro1">
          <table:table-cell office:value-type="string" calcext:value-type="string">
            <text:p>/home/suporte/Documentos/java_projects/Social-MUD</text:p>
          </table:table-cell>
          <table:table-cell office:value-type="string" calcext:value-type="string">
            <text:p>com.smud.model.User</text:p>
          </table:table-cell>
          <table:table-cell office:value-type="string" calcext:value-type="string">
            <text:p>/home/suporte/Documentos/java_projects/Social-MUD/src/main/java/com/smud/model/User.java</text:p>
          </table:table-cell>
        </table:table-row>
        <table:table-row table:style-name="ro1">
          <table:table-cell office:value-type="string" calcext:value-type="string">
            <text:p>/home/suporte/Documentos/java_projects/Social-Web-Spider</text:p>
          </table:table-cell>
          <table:table-cell office:value-type="string" calcext:value-type="string">
            <text:p>edu.unlv.cs.socialwebspider.domain.User</text:p>
          </table:table-cell>
          <table:table-cell office:value-type="string" calcext:value-type="string">
            <text:p>/home/suporte/Documentos/java_projects/Social-Web-Spider/src/main/java/edu/unlv/cs/socialwebspider/domain/User.java</text:p>
          </table:table-cell>
        </table:table-row>
        <table:table-row table:style-name="ro1">
          <table:table-cell office:value-type="string" calcext:value-type="string">
            <text:p>/home/suporte/Documentos/java_projects/softwarekoch/portal.domain</text:p>
          </table:table-cell>
          <table:table-cell office:value-type="string" calcext:value-type="string">
            <text:p>com.itemis.portal.domain.user.User</text:p>
          </table:table-cell>
          <table:table-cell office:value-type="string" calcext:value-type="string">
            <text:p>/home/suporte/Documentos/java_projects/softwarekoch/portal.domain/src/main/java/com/itemis/portal/domain/user/User.java</text:p>
          </table:table-cell>
        </table:table-row>
        <table:table-row table:style-name="ro1">
          <table:table-cell office:value-type="string" calcext:value-type="string">
            <text:p>/home/suporte/Documentos/java_projects/Spring---Hibernate---SQLite</text:p>
          </table:table-cell>
          <table:table-cell office:value-type="string" calcext:value-type="string">
            <text:p>be.jeffreyvanmulem.model.User</text:p>
          </table:table-cell>
          <table:table-cell office:value-type="string" calcext:value-type="string">
            <text:p>/home/suporte/Documentos/java_projects/Spring---Hibernate---SQLite/src/main/java/be/jeffreyvanmulem/model/User.java</text:p>
          </table:table-cell>
        </table:table-row>
        <table:table-row table:style-name="ro1">
          <table:table-cell office:value-type="string" calcext:value-type="string">
            <text:p>/home/suporte/Documentos/java_projects/spring-advanced-marhshallers-and-service-exporters/obm</text:p>
          </table:table-cell>
          <table:table-cell office:value-type="string" calcext:value-type="string">
            <text:p>org.springframework.obm.avro.crm.User</text:p>
          </table:table-cell>
          <table:table-cell office:value-type="string" calcext:value-type="string">
            <text:p>/home/suporte/Documentos/java_projects/spring-advanced-marhshallers-and-service-exporters/obm/src/test/java/org/springframework/obm/avro/crm/User.java</text:p>
          </table:table-cell>
        </table:table-row>
        <table:table-row table:style-name="ro1">
          <table:table-cell office:value-type="string" calcext:value-type="string">
            <text:p>/home/suporte/Documentos/java_projects/spring-batch-tutorial/spring-batch-tutorial</text:p>
          </table:table-cell>
          <table:table-cell office:value-type="string" calcext:value-type="string">
            <text:p>org.krams.domain.User</text:p>
          </table:table-cell>
          <table:table-cell office:value-type="string" calcext:value-type="string">
            <text:p>/home/suporte/Documentos/java_projects/spring-batch-tutorial/spring-batch-tutorial/src/main/java/org/kram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batch/spring-batch-infrastructure</text:p>
          </table:table-cell>
          <table:table-cell office:value-type="string" calcext:value-type="string">
            <text:p>org.springframework.batch.item.sample.Customer</text:p>
          </table:table-cell>
          <table:table-cell office:value-type="string" calcext:value-type="string">
            <text:p>/home/suporte/Documentos/java_projects/spring-batch/spring-batch-infrastructure/src/test/java/org/springframework/batch/item/sample/Customer.java</text:p>
          </table:table-cell>
        </table:table-row>
        <table:table-row table:style-name="ro1">
          <table:table-cell office:value-type="string" calcext:value-type="string">
            <text:p>/home/suporte/Documentos/java_projects/spring-batch/spring-batch-samples</text:p>
          </table:table-cell>
          <table:table-cell office:value-type="string" calcext:value-type="string">
            <text:p>org.springframework.batch.sample.domain.order.internal.xml.Customer</text:p>
          </table:table-cell>
          <table:table-cell office:value-type="string" calcext:value-type="string">
            <text:p>/home/suporte/Documentos/java_projects/spring-batch/spring-batch-samples/src/main/java/org/springframework/batch/sample/domain/order/internal/xml/Customer.java</text:p>
          </table:table-cell>
        </table:table-row>
        <table:table-row table:style-name="ro1">
          <table:table-cell office:value-type="string" calcext:value-type="string">
            <text:p>/home/suporte/Documentos/java_projects/spring-batch/spring-batch-samples</text:p>
          </table:table-cell>
          <table:table-cell office:value-type="string" calcext:value-type="string">
            <text:p>org.springframework.batch.sample.domain.person.Person</text:p>
          </table:table-cell>
          <table:table-cell office:value-type="string" calcext:value-type="string">
            <text:p>/home/suporte/Documentos/java_projects/spring-batch/spring-batch-samples/src/main/java/org/springframework/batch/sample/domain/person/Person.java</text:p>
          </table:table-cell>
        </table:table-row>
        <table:table-row table:style-name="ro1">
          <table:table-cell office:value-type="string" calcext:value-type="string">
            <text:p>/home/suporte/Documentos/java_projects/spring-by-example/spring-by-example-2</text:p>
          </table:table-cell>
          <table:table-cell office:value-type="string" calcext:value-type="string">
            <text:p>com.spring.by.example.domain.Employee</text:p>
          </table:table-cell>
          <table:table-cell office:value-type="string" calcext:value-type="string">
            <text:p>/home/suporte/Documentos/java_projects/spring-by-example/spring-by-example-2/src/main/java/com/spring/by/example/domain/Employee.java</text:p>
          </table:table-cell>
        </table:table-row>
        <table:table-row table:style-name="ro1">
          <table:table-cell office:value-type="string" calcext:value-type="string">
            <text:p>/home/suporte/Documentos/java_projects/spring-data-book/hadoop/hbase</text:p>
          </table:table-cell>
          <table:table-cell office:value-type="string" calcext:value-type="string">
            <text:p>com.oreilly.springdata.hadoop.hbase.User</text:p>
          </table:table-cell>
          <table:table-cell office:value-type="string" calcext:value-type="string">
            <text:p>/home/suporte/Documentos/java_projects/spring-data-book/hadoop/hbase/src/main/java/com/oreilly/springdata/hadoop/hbase/User.java</text:p>
          </table:table-cell>
        </table:table-row>
        <table:table-row table:style-name="ro1">
          <table:table-cell office:value-type="string" calcext:value-type="string">
            <text:p>/home/suporte/Documentos/java_projects/spring-data-document-examples/mongodb-hello</text:p>
          </table:table-cell>
          <table:table-cell office:value-type="string" calcext:value-type="string">
            <text:p>org.springframework.data.mongodb.examples.hello.domain.Person</text:p>
          </table:table-cell>
          <table:table-cell office:value-type="string" calcext:value-type="string">
            <text:p>/home/suporte/Documentos/java_projects/spring-data-document-examples/mongodb-hello/src/main/java/org/springframework/data/mongodb/examples/hello/domain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graph/spring-data-neo4j</text:p>
          </table:table-cell>
          <table:table-cell office:value-type="string" calcext:value-type="string">
            <text:p>org.springframework.data.neo4j.partial.User</text:p>
          </table:table-cell>
          <table:table-cell office:value-type="string" calcext:value-type="string">
            <text:p>/home/suporte/Documentos/java_projects/spring-data-graph/spring-data-neo4j/src/test/java/org/springframework/data/neo4j/partial/User.java</text:p>
          </table:table-cell>
        </table:table-row>
        <table:table-row table:style-name="ro1">
          <table:table-cell office:value-type="string" calcext:value-type="string">
            <text:p>/home/suporte/Documentos/java_projects/spring-data-graph/spring-data-neo4j</text:p>
          </table:table-cell>
          <table:table-cell office:value-type="string" calcext:value-type="string">
            <text:p>org.springframework.data.neo4j.Person</text:p>
          </table:table-cell>
          <table:table-cell office:value-type="string" calcext:value-type="string">
            <text:p>/home/suporte/Documentos/java_projects/spring-data-graph/spring-data-neo4j/src/test/java/org/springframework/data/neo4j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jpa</text:p>
          </table:table-cell>
          <table:table-cell office:value-type="string" calcext:value-type="string">
            <text:p>org.springframework.data.jpa.domain.sample.User</text:p>
          </table:table-cell>
          <table:table-cell office:value-type="string" calcext:value-type="string">
            <text:p>/home/suporte/Documentos/java_projects/spring-data-jpa/src/test/java/org/springframework/data/jpa/domain/sample/User.java</text:p>
          </table:table-cell>
        </table:table-row>
        <table:table-row table:style-name="ro1">
          <table:table-cell office:value-type="string" calcext:value-type="string">
            <text:p>/home/suporte/Documentos/java_projects/spring-data-keyvalue/spring-data-redis</text:p>
          </table:table-cell>
          <table:table-cell office:value-type="string" calcext:value-type="string">
            <text:p>org.springframework.data.keyvalue.redis.Person</text:p>
          </table:table-cell>
          <table:table-cell office:value-type="string" calcext:value-type="string">
            <text:p>/home/suporte/Documentos/java_projects/spring-data-keyvalue/spring-data-redis/src/test/java/org/springframework/data/keyvalue/redis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mongodb/spring-data-mongodb</text:p>
          </table:table-cell>
          <table:table-cell office:value-type="string" calcext:value-type="string">
            <text:p>org.springframework.data.mongodb.core.mapping.event.User</text:p>
          </table:table-cell>
          <table:table-cell office:value-type="string" calcext:value-type="string">
            <text:p>/home/suporte/Documentos/java_projects/spring-data-mongodb/spring-data-mongodb/src/test/java/org/springframework/data/mongodb/core/mapping/event/User.java</text:p>
          </table:table-cell>
        </table:table-row>
        <table:table-row table:style-name="ro1">
          <table:table-cell office:value-type="string" calcext:value-type="string">
            <text:p>/home/suporte/Documentos/java_projects/spring-data-mongodb/spring-data-mongodb</text:p>
          </table:table-cell>
          <table:table-cell office:value-type="string" calcext:value-type="string">
            <text:p>org.springframework.data.mongodb.core.mapping.Person</text:p>
          </table:table-cell>
          <table:table-cell office:value-type="string" calcext:value-type="string">
            <text:p>/home/suporte/Documentos/java_projects/spring-data-mongodb/spring-data-mongodb/src/test/java/org/springframework/data/mongodb/core/mapping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mongodb/spring-data-mongodb</text:p>
          </table:table-cell>
          <table:table-cell office:value-type="string" calcext:value-type="string">
            <text:p>org.springframework.data.mongodb.core.Person</text:p>
          </table:table-cell>
          <table:table-cell office:value-type="string" calcext:value-type="string">
            <text:p>/home/suporte/Documentos/java_projects/spring-data-mongodb/spring-data-mongodb/src/test/java/org/springframework/data/mongodb/core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mongodb/spring-data-mongodb</text:p>
          </table:table-cell>
          <table:table-cell office:value-type="string" calcext:value-type="string">
            <text:p>org.springframework.data.mongodb.repository.Person</text:p>
          </table:table-cell>
          <table:table-cell office:value-type="string" calcext:value-type="string">
            <text:p>/home/suporte/Documentos/java_projects/spring-data-mongodb/spring-data-mongodb/src/test/java/org/springframework/data/mongodb/repository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mongodb/spring-data-mongodb-cross-store</text:p>
          </table:table-cell>
          <table:table-cell office:value-type="string" calcext:value-type="string">
            <text:p>org.springframework.data.mongodb.crossstore.test.Person</text:p>
          </table:table-cell>
          <table:table-cell office:value-type="string" calcext:value-type="string">
            <text:p>/home/suporte/Documentos/java_projects/spring-data-mongodb/spring-data-mongodb-cross-store/src/test/java/org/springframework/data/mongodb/crossstore/test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</text:p>
          </table:table-cell>
          <table:table-cell office:value-type="string" calcext:value-type="string">
            <text:p>org.springframework.data.neo4j.model.Person</text:p>
          </table:table-cell>
          <table:table-cell office:value-type="string" calcext:value-type="string">
            <text:p>/home/suporte/Documentos/java_projects/spring-data-neo4j/spring-data-neo4j/src/test/java/org/springframework/data/neo4j/model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</text:p>
          </table:table-cell>
          <table:table-cell office:value-type="string" calcext:value-type="string">
            <text:p>org.springframework.data.neo4j.repository.query.Person</text:p>
          </table:table-cell>
          <table:table-cell office:value-type="string" calcext:value-type="string">
            <text:p>/home/suporte/Documentos/java_projects/spring-data-neo4j/spring-data-neo4j/src/test/java/org/springframework/data/neo4j/repository/query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aspects</text:p>
          </table:table-cell>
          <table:table-cell office:value-type="string" calcext:value-type="string">
            <text:p>org.springframework.data.neo4j.aspects.Person</text:p>
          </table:table-cell>
          <table:table-cell office:value-type="string" calcext:value-type="string">
            <text:p>/home/suporte/Documentos/java_projects/spring-data-neo4j/spring-data-neo4j-aspects/src/test/java/org/springframework/data/neo4j/aspects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cross-store</text:p>
          </table:table-cell>
          <table:table-cell office:value-type="string" calcext:value-type="string">
            <text:p>org.springframework.data.neo4j.partial.User</text:p>
          </table:table-cell>
          <table:table-cell office:value-type="string" calcext:value-type="string">
            <text:p>/home/suporte/Documentos/java_projects/spring-data-neo4j/spring-data-neo4j-cross-store/src/test/java/org/springframework/data/neo4j/partial/User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</text:p>
          </table:table-cell>
          <table:table-cell office:value-type="string" calcext:value-type="string">
            <text:p>org.neo4j.cineasts.domain.Person</text:p>
          </table:table-cell>
          <table:table-cell office:value-type="string" calcext:value-type="string">
            <text:p>/home/suporte/Documentos/java_projects/spring-data-neo4j/spring-data-neo4j-examples/cineasts/src/main/java/org/neo4j/cineasts/domain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</text:p>
          </table:table-cell>
          <table:table-cell office:value-type="string" calcext:value-type="string">
            <text:p>org.neo4j.cineasts.domain.User</text:p>
          </table:table-cell>
          <table:table-cell office:value-type="string" calcext:value-type="string">
            <text:p>/home/suporte/Documentos/java_projects/spring-data-neo4j/spring-data-neo4j-examples/cineasts/src/main/java/org/neo4j/cineast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-aspects</text:p>
          </table:table-cell>
          <table:table-cell office:value-type="string" calcext:value-type="string">
            <text:p>org.neo4j.cineasts.domain.Person</text:p>
          </table:table-cell>
          <table:table-cell office:value-type="string" calcext:value-type="string">
            <text:p>/home/suporte/Documentos/java_projects/spring-data-neo4j/spring-data-neo4j-examples/cineasts-aspects/src/main/java/org/neo4j/cineasts/domain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-aspects</text:p>
          </table:table-cell>
          <table:table-cell office:value-type="string" calcext:value-type="string">
            <text:p>org.neo4j.cineasts.domain.User</text:p>
          </table:table-cell>
          <table:table-cell office:value-type="string" calcext:value-type="string">
            <text:p>/home/suporte/Documentos/java_projects/spring-data-neo4j/spring-data-neo4j-examples/cineasts-aspects/src/main/java/org/neo4j/cineast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-rest</text:p>
          </table:table-cell>
          <table:table-cell office:value-type="string" calcext:value-type="string">
            <text:p>org.neo4j.cineasts.domain.Person</text:p>
          </table:table-cell>
          <table:table-cell office:value-type="string" calcext:value-type="string">
            <text:p>/home/suporte/Documentos/java_projects/spring-data-neo4j/spring-data-neo4j-examples/cineasts-rest/src/main/java/org/neo4j/cineasts/domain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-rest</text:p>
          </table:table-cell>
          <table:table-cell office:value-type="string" calcext:value-type="string">
            <text:p>org.neo4j.cineasts.domain.User</text:p>
          </table:table-cell>
          <table:table-cell office:value-type="string" calcext:value-type="string">
            <text:p>/home/suporte/Documentos/java_projects/spring-data-neo4j/spring-data-neo4j-examples/cineasts-rest/src/main/java/org/neo4j/cineast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data-redis</text:p>
          </table:table-cell>
          <table:table-cell office:value-type="string" calcext:value-type="string">
            <text:p>org.springframework.data.redis.Person</text:p>
          </table:table-cell>
          <table:table-cell office:value-type="string" calcext:value-type="string">
            <text:p>/home/suporte/Documentos/java_projects/spring-data-redis/src/test/java/org/springframework/data/redis/Person.java</text:p>
          </table:table-cell>
        </table:table-row>
        <table:table-row table:style-name="ro1">
          <table:table-cell office:value-type="string" calcext:value-type="string">
            <text:p>/home/suporte/Documentos/java_projects/spring-data-rest/spring-data-rest-webmvc</text:p>
          </table:table-cell>
          <table:table-cell office:value-type="string" calcext:value-type="string">
            <text:p>org.springframework.data.rest.test.webmvc.Person</text:p>
          </table:table-cell>
          <table:table-cell office:value-type="string" calcext:value-type="string">
            <text:p>/home/suporte/Documentos/java_projects/spring-data-rest/spring-data-rest-webmvc/src/test/java/org/springframework/data/rest/test/webmvc/Person.java</text:p>
          </table:table-cell>
        </table:table-row>
        <table:table-row table:style-name="ro1">
          <table:table-cell office:value-type="string" calcext:value-type="string">
            <text:p>/home/suporte/Documentos/java_projects/spring-framework/spring-jdbc</text:p>
          </table:table-cell>
          <table:table-cell office:value-type="string" calcext:value-type="string">
            <text:p>org.springframework.jdbc.core.test.Person</text:p>
          </table:table-cell>
          <table:table-cell office:value-type="string" calcext:value-type="string">
            <text:p>/home/suporte/Documentos/java_projects/spring-framework/spring-jdbc/src/test/java/org/springframework/jdbc/core/test/Person.java</text:p>
          </table:table-cell>
        </table:table-row>
        <table:table-row table:style-name="ro1">
          <table:table-cell office:value-type="string" calcext:value-type="string">
            <text:p>/home/suporte/Documentos/java_projects/spring-framework/spring-test</text:p>
          </table:table-cell>
          <table:table-cell office:value-type="string" calcext:value-type="string">
            <text:p>org.springframework.test.util.subpackage.Person</text:p>
          </table:table-cell>
          <table:table-cell office:value-type="string" calcext:value-type="string">
            <text:p>/home/suporte/Documentos/java_projects/spring-framework/spring-test/src/test/java/org/springframework/test/util/subpackage/Person.java</text:p>
          </table:table-cell>
        </table:table-row>
        <table:table-row table:style-name="ro1">
          <table:table-cell office:value-type="string" calcext:value-type="string">
            <text:p>/home/suporte/Documentos/java_projects/spring-hibernate-springdata-springmvc-maven-project-framework/yourwebproject</text:p>
          </table:table-cell>
          <table:table-cell office:value-type="string" calcext:value-type="string">
            <text:p>com.yourpackagename.yourwebproject.model.entity.User</text:p>
          </table:table-cell>
          <table:table-cell office:value-type="string" calcext:value-type="string">
            <text:p>/home/suporte/Documentos/java_projects/spring-hibernate-springdata-springmvc-maven-project-framework/yourwebproject/src/main/java/com/yourpackagename/yourwebproject/model/entity/User.java</text:p>
          </table:table-cell>
        </table:table-row>
        <table:table-row table:style-name="ro1">
          <table:table-cell office:value-type="string" calcext:value-type="string">
            <text:p>/home/suporte/Documentos/java_projects/spring-insight-plugins/collection-plugins/struts2</text:p>
          </table:table-cell>
          <table:table-cell office:value-type="string" calcext:value-type="string">
            <text:p>com.springsource.insight.plugin.struts2.test.model.Person</text:p>
          </table:table-cell>
          <table:table-cell office:value-type="string" calcext:value-type="string">
            <text:p>/home/suporte/Documentos/java_projects/spring-insight-plugins/collection-plugins/struts2/src/test/java/com/springsource/insight/plugin/struts2/test/model/Person.java</text:p>
          </table:table-cell>
        </table:table-row>
        <table:table-row table:style-name="ro1">
          <table:table-cell office:value-type="string" calcext:value-type="string">
            <text:p>/home/suporte/Documentos/java_projects/spring-integration-samples/basic/enricher</text:p>
          </table:table-cell>
          <table:table-cell office:value-type="string" calcext:value-type="string">
            <text:p>org.springframework.integration.samples.enricher.User</text:p>
          </table:table-cell>
          <table:table-cell office:value-type="string" calcext:value-type="string">
            <text:p>/home/suporte/Documentos/java_projects/spring-integration-samples/basic/enricher/src/main/java/org/springframework/integration/samples/enricher/User.java</text:p>
          </table:table-cell>
        </table:table-row>
        <table:table-row table:style-name="ro1">
          <table:table-cell office:value-type="string" calcext:value-type="string">
            <text:p>/home/suporte/Documentos/java_projects/spring-integration-samples/basic/jdbc</text:p>
          </table:table-cell>
          <table:table-cell office:value-type="string" calcext:value-type="string">
            <text:p>org.springframework.integration.samples.jdbc.User</text:p>
          </table:table-cell>
          <table:table-cell office:value-type="string" calcext:value-type="string">
            <text:p>/home/suporte/Documentos/java_projects/spring-integration-samples/basic/jdbc/src/main/java/org/springframework/integration/samples/jdbc/User.java</text:p>
          </table:table-cell>
        </table:table-row>
        <table:table-row table:style-name="ro1">
          <table:table-cell office:value-type="string" calcext:value-type="string">
            <text:p>/home/suporte/Documentos/java_projects/spring-integration/spring-integration-jdbc</text:p>
          </table:table-cell>
          <table:table-cell office:value-type="string" calcext:value-type="string">
            <text:p>org.springframework.integration.jdbc.storedproc.User</text:p>
          </table:table-cell>
          <table:table-cell office:value-type="string" calcext:value-type="string">
            <text:p>/home/suporte/Documentos/java_projects/spring-integration/spring-integration-jdbc/src/test/java/org/springframework/integration/jdbc/storedproc/User.java</text:p>
          </table:table-cell>
        </table:table-row>
        <table:table-row table:style-name="ro1">
          <table:table-cell office:value-type="string" calcext:value-type="string">
            <text:p>/home/suporte/Documentos/java_projects/spring-jasper-tutorial/spring-jasper-tutorial</text:p>
          </table:table-cell>
          <table:table-cell office:value-type="string" calcext:value-type="string">
            <text:p>org.krams.domain.User</text:p>
          </table:table-cell>
          <table:table-cell office:value-type="string" calcext:value-type="string">
            <text:p>/home/suporte/Documentos/java_projects/spring-jasper-tutorial/spring-jasper-tutorial/src/main/java/org/kram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Jersey-Hibernate-DbUnit-Example</text:p>
          </table:table-cell>
          <table:table-cell office:value-type="string" calcext:value-type="string">
            <text:p>com.persistent.entity.Person</text:p>
          </table:table-cell>
          <table:table-cell office:value-type="string" calcext:value-type="string">
            <text:p>/home/suporte/Documentos/java_projects/Spring-Jersey-Hibernate-DbUnit-Example/src/main/java/com/persistent/entity/Person.java</text:p>
          </table:table-cell>
        </table:table-row>
        <table:table-row table:style-name="ro1">
          <table:table-cell office:value-type="string" calcext:value-type="string">
            <text:p>/home/suporte/Documentos/java_projects/spring-jqgrid-tutorial/spring-jqgrid-tutorial</text:p>
          </table:table-cell>
          <table:table-cell office:value-type="string" calcext:value-type="string">
            <text:p>org.krams.domain.User</text:p>
          </table:table-cell>
          <table:table-cell office:value-type="string" calcext:value-type="string">
            <text:p>/home/suporte/Documentos/java_projects/spring-jqgrid-tutorial/spring-jqgrid-tutorial/src/main/java/org/kram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me/spring-me-core</text:p>
          </table:table-cell>
          <table:table-cell office:value-type="string" calcext:value-type="string">
            <text:p>me.springframework.di.spring.Person</text:p>
          </table:table-cell>
          <table:table-cell office:value-type="string" calcext:value-type="string">
            <text:p>/home/suporte/Documentos/java_projects/spring-me/spring-me-core/src/test/java/me/springframework/di/spring/Person.java</text:p>
          </table:table-cell>
        </table:table-row>
        <table:table-row table:style-name="ro1">
          <table:table-cell office:value-type="string" calcext:value-type="string">
            <text:p>/home/suporte/Documentos/java_projects/spring-me/spring-me-samples</text:p>
          </table:table-cell>
          <table:table-cell office:value-type="string" calcext:value-type="string">
            <text:p>me.springframework.di.sample.Person</text:p>
          </table:table-cell>
          <table:table-cell office:value-type="string" calcext:value-type="string">
            <text:p>/home/suporte/Documentos/java_projects/spring-me/spring-me-samples/src/main/java/me/springframework/di/sample/Person.java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validation/spring-modules-validation-base</text:p>
          </table:table-cell>
          <table:table-cell office:value-type="string" calcext:value-type="string">
            <text:p>org.springmodules.validation.bean.conf.loader.xml.Person</text:p>
          </table:table-cell>
          <table:table-cell office:value-type="string" calcext:value-type="string">
            <text:p>/home/suporte/Documentos/java_projects/spring-modules/projects/spring-modules-validation/spring-modules-validation-base/src/test/java/org/springmodules/validation/bean/conf/loader/xml/Person.java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validation/spring-modules-validation-base</text:p>
          </table:table-cell>
          <table:table-cell office:value-type="string" calcext:value-type="string">
            <text:p>org.springmodules.validation.bean.conf.namespace.Person</text:p>
          </table:table-cell>
          <table:table-cell office:value-type="string" calcext:value-type="string">
            <text:p>/home/suporte/Documentos/java_projects/spring-modules/projects/spring-modules-validation/spring-modules-validation-base/src/test/java/org/springmodules/validation/bean/conf/namespace/Person.java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validation/spring-modules-validation-base</text:p>
          </table:table-cell>
          <table:table-cell office:value-type="string" calcext:value-type="string">
            <text:p>org.springmodules.validation.util.condition.bean.Person</text:p>
          </table:table-cell>
          <table:table-cell office:value-type="string" calcext:value-type="string">
            <text:p>/home/suporte/Documentos/java_projects/spring-modules/projects/spring-modules-validation/spring-modules-validation-base/src/test/java/org/springmodules/validation/util/condition/bean/Person.java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validation/spring-modules-validation-base</text:p>
          </table:table-cell>
          <table:table-cell office:value-type="string" calcext:value-type="string">
            <text:p>org.springmodules.validation.valang.parser.Person</text:p>
          </table:table-cell>
          <table:table-cell office:value-type="string" calcext:value-type="string">
            <text:p>/home/suporte/Documentos/java_projects/spring-modules/projects/spring-modules-validation/spring-modules-validation-base/src/test/java/org/springmodules/validation/valang/parser/Person.java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validation/spring-modules-validation-jdk15</text:p>
          </table:table-cell>
          <table:table-cell office:value-type="string" calcext:value-type="string">
            <text:p>org.springmodules.validation.bean.conf.loader.annotation.Person</text:p>
          </table:table-cell>
          <table:table-cell office:value-type="string" calcext:value-type="string">
            <text:p>/home/suporte/Documentos/java_projects/spring-modules/projects/spring-modules-validation/spring-modules-validation-jdk15/src/test/java/org/springmodules/validation/bean/conf/loader/annotation/Person.java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xt</text:p>
          </table:table-cell>
          <table:table-cell office:value-type="string" calcext:value-type="string">
            <text:p>org.springmodules.xt.test.domain.Employee</text:p>
          </table:table-cell>
          <table:table-cell office:value-type="string" calcext:value-type="string">
            <text:p>/home/suporte/Documentos/java_projects/spring-modules/projects/spring-modules-xt/src/test/java/org/springmodules/xt/test/domain/Employee.java</text:p>
          </table:table-cell>
        </table:table-row>
        <table:table-row table:style-name="ro1">
          <table:table-cell office:value-type="string" calcext:value-type="string">
            <text:p>/home/suporte/Documentos/java_projects/spring-mongo-demo</text:p>
          </table:table-cell>
          <table:table-cell office:value-type="string" calcext:value-type="string">
            <text:p>com.jeroenreijn.mongodb.example.domain.Person</text:p>
          </table:table-cell>
          <table:table-cell office:value-type="string" calcext:value-type="string">
            <text:p>/home/suporte/Documentos/java_projects/spring-mongo-demo/src/main/java/com/jeroenreijn/mongodb/example/domain/Person.java</text:p>
          </table:table-cell>
        </table:table-row>
        <table:table-row table:style-name="ro1">
          <table:table-cell office:value-type="string" calcext:value-type="string">
            <text:p>/home/suporte/Documentos/java_projects/spring-mongodb-tutorial/spring-mongodb-tutorial</text:p>
          </table:table-cell>
          <table:table-cell office:value-type="string" calcext:value-type="string">
            <text:p>org.krams.domain.User</text:p>
          </table:table-cell>
          <table:table-cell office:value-type="string" calcext:value-type="string">
            <text:p>/home/suporte/Documentos/java_projects/spring-mongodb-tutorial/spring-mongodb-tutorial/src/main/java/org/kram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mvc-jquery-jsp</text:p>
          </table:table-cell>
          <table:table-cell office:value-type="string" calcext:value-type="string">
            <text:p>org.springframework.samples.travel.User</text:p>
          </table:table-cell>
          <table:table-cell office:value-type="string" calcext:value-type="string">
            <text:p>/home/suporte/Documentos/java_projects/spring-mvc-jquery-jsp/src/main/java/org/springframework/samples/travel/User.java</text:p>
          </table:table-cell>
        </table:table-row>
        <table:table-row table:style-name="ro1">
          <table:table-cell office:value-type="string" calcext:value-type="string">
            <text:p>/home/suporte/Documentos/java_projects/spring-mvc-jquery-sitemesh</text:p>
          </table:table-cell>
          <table:table-cell office:value-type="string" calcext:value-type="string">
            <text:p>org.springframework.samples.travel.User</text:p>
          </table:table-cell>
          <table:table-cell office:value-type="string" calcext:value-type="string">
            <text:p>/home/suporte/Documentos/java_projects/spring-mvc-jquery-sitemesh/src/main/java/org/springframework/samples/travel/User.java</text:p>
          </table:table-cell>
        </table:table-row>
        <table:table-row table:style-name="ro1">
          <table:table-cell office:value-type="string" calcext:value-type="string">
            <text:p>/home/suporte/Documentos/java_projects/spring-mvc-jquery-tiles</text:p>
          </table:table-cell>
          <table:table-cell office:value-type="string" calcext:value-type="string">
            <text:p>org.springframework.samples.travel.User</text:p>
          </table:table-cell>
          <table:table-cell office:value-type="string" calcext:value-type="string">
            <text:p>/home/suporte/Documentos/java_projects/spring-mvc-jquery-tiles/src/main/java/org/springframework/samples/travel/User.java</text:p>
          </table:table-cell>
        </table:table-row>
        <table:table-row table:style-name="ro1">
          <table:table-cell office:value-type="string" calcext:value-type="string">
            <text:p>/home/suporte/Documentos/java_projects/spring-mvc-validation-demo</text:p>
          </table:table-cell>
          <table:table-cell office:value-type="string" calcext:value-type="string">
            <text:p>com.github.kolorobot.domain.User</text:p>
          </table:table-cell>
          <table:table-cell office:value-type="string" calcext:value-type="string">
            <text:p>/home/suporte/Documentos/java_projects/spring-mvc-validation-demo/src/main/java/com/github/kolorobot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neo4j-tutorial/spring-neo4j-tutorial</text:p>
          </table:table-cell>
          <table:table-cell office:value-type="string" calcext:value-type="string">
            <text:p>org.krams.domain.User</text:p>
          </table:table-cell>
          <table:table-cell office:value-type="string" calcext:value-type="string">
            <text:p>/home/suporte/Documentos/java_projects/spring-neo4j-tutorial/spring-neo4j-tutorial/src/main/java/org/kram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redis-tutorial/spring-redis-tutorial</text:p>
          </table:table-cell>
          <table:table-cell office:value-type="string" calcext:value-type="string">
            <text:p>org.krams.domain.User</text:p>
          </table:table-cell>
          <table:table-cell office:value-type="string" calcext:value-type="string">
            <text:p>/home/suporte/Documentos/java_projects/spring-redis-tutorial/spring-redis-tutorial/src/main/java/org/kram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security-social</text:p>
          </table:table-cell>
          <table:table-cell office:value-type="string" calcext:value-type="string">
            <text:p>org.springframework.social.security.model.User</text:p>
          </table:table-cell>
          <table:table-cell office:value-type="string" calcext:value-type="string">
            <text:p>/home/suporte/Documentos/java_projects/spring-security-social/src/main/java/org/springframework/social/security/model/User.java</text:p>
          </table:table-cell>
        </table:table-row>
        <table:table-row table:style-name="ro1">
          <table:table-cell office:value-type="string" calcext:value-type="string">
            <text:p>/home/suporte/Documentos/java_projects/spring-security-tutorial/spring-security-tutorial</text:p>
          </table:table-cell>
          <table:table-cell office:value-type="string" calcext:value-type="string">
            <text:p>org.krams.domain.User</text:p>
          </table:table-cell>
          <table:table-cell office:value-type="string" calcext:value-type="string">
            <text:p>/home/suporte/Documentos/java_projects/spring-security-tutorial/spring-security-tutorial/src/main/java/org/krams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security/core</text:p>
          </table:table-cell>
          <table:table-cell office:value-type="string" calcext:value-type="string">
            <text:p>org.springframework.security.core.userdetails.User</text:p>
          </table:table-cell>
          <table:table-cell office:value-type="string" calcext:value-type="string">
            <text:p>/home/suporte/Documentos/java_projects/spring-security/core/src/main/java/org/springframework/security/core/userdetails/User.java</text:p>
          </table:table-cell>
        </table:table-row>
        <table:table-row table:style-name="ro1">
          <table:table-cell office:value-type="string" calcext:value-type="string">
            <text:p>/home/suporte/Documentos/java_projects/spring-security/sandbox/heavyduty</text:p>
          </table:table-cell>
          <table:table-cell office:value-type="string" calcext:value-type="string">
            <text:p>sample.domain.User</text:p>
          </table:table-cell>
          <table:table-cell office:value-type="string" calcext:value-type="string">
            <text:p>/home/suporte/Documentos/java_projects/spring-security/sandbox/heavyduty/src/main/java/sample/domain/User.java</text:p>
          </table:table-cell>
        </table:table-row>
        <table:table-row table:style-name="ro1">
          <table:table-cell office:value-type="string" calcext:value-type="string">
            <text:p>/home/suporte/Documentos/java_projects/spring-social-google/spring-social-google/spring-social-google</text:p>
          </table:table-cell>
          <table:table-cell office:value-type="string" calcext:value-type="string">
            <text:p>org.springframework.social.google.api.plus.person.Person</text:p>
          </table:table-cell>
          <table:table-cell office:value-type="string" calcext:value-type="string">
            <text:p>/home/suporte/Documentos/java_projects/spring-social-google/spring-social-google/spring-social-google/src/main/java/org/springframework/social/google/api/plus/person/Person.java</text:p>
          </table:table-cell>
        </table:table-row>
        <table:table-row table:style-name="ro1">
          <table:table-cell office:value-type="string" calcext:value-type="string">
            <text:p>/home/suporte/Documentos/java_projects/spring-webflow-issues/SWF-1500/booking-faces</text:p>
          </table:table-cell>
          <table:table-cell office:value-type="string" calcext:value-type="string">
            <text:p>org.springframework.webflow.samples.booking.User</text:p>
          </table:table-cell>
          <table:table-cell office:value-type="string" calcext:value-type="string">
            <text:p>/home/suporte/Documentos/java_projects/spring-webflow-issues/SWF-1500/booking-faces/src/main/java/org/springframework/webflow/samples/booking/User.java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faces</text:p>
          </table:table-cell>
          <table:table-cell office:value-type="string" calcext:value-type="string">
            <text:p>org.springframework.webflow.samples.booking.User</text:p>
          </table:table-cell>
          <table:table-cell office:value-type="string" calcext:value-type="string">
            <text:p>/home/suporte/Documentos/java_projects/spring-webflow-samples/booking-faces/src/main/java/org/springframework/webflow/samples/booking/User.java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mvc</text:p>
          </table:table-cell>
          <table:table-cell office:value-type="string" calcext:value-type="string">
            <text:p>org.springframework.webflow.samples.booking.User</text:p>
          </table:table-cell>
          <table:table-cell office:value-type="string" calcext:value-type="string">
            <text:p>/home/suporte/Documentos/java_projects/spring-webflow-samples/booking-mvc/src/main/java/org/springframework/webflow/samples/booking/User.java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portlet-faces</text:p>
          </table:table-cell>
          <table:table-cell office:value-type="string" calcext:value-type="string">
            <text:p>org.springframework.webflow.samples.booking.User</text:p>
          </table:table-cell>
          <table:table-cell office:value-type="string" calcext:value-type="string">
            <text:p>/home/suporte/Documentos/java_projects/spring-webflow-samples/booking-portlet-faces/src/main/java/org/springframework/webflow/samples/booking/User.java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portlet-mvc</text:p>
          </table:table-cell>
          <table:table-cell office:value-type="string" calcext:value-type="string">
            <text:p>org.springframework.webflow.samples.booking.User</text:p>
          </table:table-cell>
          <table:table-cell office:value-type="string" calcext:value-type="string">
            <text:p>/home/suporte/Documentos/java_projects/spring-webflow-samples/booking-portlet-mvc/src/main/java/org/springframework/webflow/samples/booking/User.java</text:p>
          </table:table-cell>
        </table:table-row>
        <table:table-row table:style-name="ro1">
          <table:table-cell office:value-type="string" calcext:value-type="string">
            <text:p>/home/suporte/Documentos/java_projects/Spring3-Hibernate-Maven-JPA</text:p>
          </table:table-cell>
          <table:table-cell office:value-type="string" calcext:value-type="string">
            <text:p>org.convey.registration.model.User</text:p>
          </table:table-cell>
          <table:table-cell office:value-type="string" calcext:value-type="string">
            <text:p>/home/suporte/Documentos/java_projects/Spring3-Hibernate-Maven-JPA/src/main/java/org/convey/registration/model/User.java</text:p>
          </table:table-cell>
        </table:table-row>
        <table:table-row table:style-name="ro1">
          <table:table-cell office:value-type="string" calcext:value-type="string">
            <text:p>/home/suporte/Documentos/java_projects/springfaces-v1/spring-faces-mvc-samples/sfm-booking-faces</text:p>
          </table:table-cell>
          <table:table-cell office:value-type="string" calcext:value-type="string">
            <text:p>org.springframework.webflow.samples.booking.User</text:p>
          </table:table-cell>
          <table:table-cell office:value-type="string" calcext:value-type="string">
            <text:p>/home/suporte/Documentos/java_projects/springfaces-v1/spring-faces-mvc-samples/sfm-booking-faces/src/main/java/org/springframework/webflow/samples/booking/User.java</text:p>
          </table:table-cell>
        </table:table-row>
        <table:table-row table:style-name="ro1">
          <table:table-cell office:value-type="string" calcext:value-type="string">
            <text:p>/home/suporte/Documentos/java_projects/springside-core-3.3.4.x</text:p>
          </table:table-cell>
          <table:table-cell office:value-type="string" calcext:value-type="string">
            <text:p>org.springside.modules.unit.orm.hibernate.data.User</text:p>
          </table:table-cell>
          <table:table-cell office:value-type="string" calcext:value-type="string">
            <text:p>/home/suporte/Documentos/java_projects/springside-core-3.3.4.x/src/test/java/org/springside/modules/unit/orm/hibernate/data/User.java</text:p>
          </table:table-cell>
        </table:table-row>
        <table:table-row table:style-name="ro1">
          <table:table-cell office:value-type="string" calcext:value-type="string">
            <text:p>/home/suporte/Documentos/java_projects/springside/examples/mini-service</text:p>
          </table:table-cell>
          <table:table-cell office:value-type="string" calcext:value-type="string">
            <text:p>org.springside.examples.miniservice.entity.User</text:p>
          </table:table-cell>
          <table:table-cell office:value-type="string" calcext:value-type="string">
            <text:p>/home/suporte/Documentos/java_projects/springside/examples/mini-service/src/main/java/org/springside/examples/miniservice/entity/User.java</text:p>
          </table:table-cell>
        </table:table-row>
        <table:table-row table:style-name="ro1">
          <table:table-cell office:value-type="string" calcext:value-type="string">
            <text:p>/home/suporte/Documentos/java_projects/springside4/examples/quickstart</text:p>
          </table:table-cell>
          <table:table-cell office:value-type="string" calcext:value-type="string">
            <text:p>org.springside.examples.quickstart.entity.User</text:p>
          </table:table-cell>
          <table:table-cell office:value-type="string" calcext:value-type="string">
            <text:p>/home/suporte/Documentos/java_projects/springside4/examples/quickstart/src/main/java/org/springside/examples/quickstart/entity/User.java</text:p>
          </table:table-cell>
        </table:table-row>
        <table:table-row table:style-name="ro1">
          <table:table-cell office:value-type="string" calcext:value-type="string">
            <text:p>/home/suporte/Documentos/java_projects/springside4/examples/showcase</text:p>
          </table:table-cell>
          <table:table-cell office:value-type="string" calcext:value-type="string">
            <text:p>org.springside.examples.showcase.demos.utilities.xml.User</text:p>
          </table:table-cell>
          <table:table-cell office:value-type="string" calcext:value-type="string">
            <text:p>/home/suporte/Documentos/java_projects/springside4/examples/showcase/src/main/java/org/springside/examples/showcase/demos/utilities/xml/User.java</text:p>
          </table:table-cell>
        </table:table-row>
        <table:table-row table:style-name="ro1">
          <table:table-cell office:value-type="string" calcext:value-type="string">
            <text:p>/home/suporte/Documentos/java_projects/springside4/examples/showcase</text:p>
          </table:table-cell>
          <table:table-cell office:value-type="string" calcext:value-type="string">
            <text:p>org.springside.examples.showcase.entity.User</text:p>
          </table:table-cell>
          <table:table-cell office:value-type="string" calcext:value-type="string">
            <text:p>/home/suporte/Documentos/java_projects/springside4/examples/showcase/src/main/java/org/springside/examples/showcase/entity/User.java</text:p>
          </table:table-cell>
        </table:table-row>
        <table:table-row table:style-name="ro1">
          <table:table-cell office:value-type="string" calcext:value-type="string">
            <text:p>/home/suporte/Documentos/java_projects/SpringStrutsHibernate/StrutsSpringExample</text:p>
          </table:table-cell>
          <table:table-cell office:value-type="string" calcext:value-type="string">
            <text:p>com.tunisiana.tutorials.model.User</text:p>
          </table:table-cell>
          <table:table-cell office:value-type="string" calcext:value-type="string">
            <text:p>/home/suporte/Documentos/java_projects/SpringStrutsHibernate/StrutsSpringExample/src/main/java/com/tunisiana/tutorials/model/User.java</text:p>
          </table:table-cell>
        </table:table-row>
        <table:table-row table:style-name="ro1">
          <table:table-cell office:value-type="string" calcext:value-type="string">
            <text:p>/home/suporte/Documentos/java_projects/stackoverflow-java-sdk/schema</text:p>
          </table:table-cell>
          <table:table-cell office:value-type="string" calcext:value-type="string">
            <text:p>com.google.code.stackexchange.schema.User</text:p>
          </table:table-cell>
          <table:table-cell office:value-type="string" calcext:value-type="string">
            <text:p>/home/suporte/Documentos/java_projects/stackoverflow-java-sdk/schema/src/main/java/com/google/code/stackexchange/schema/User.java</text:p>
          </table:table-cell>
        </table:table-row>
        <table:table-row table:style-name="ro1">
          <table:table-cell office:value-type="string" calcext:value-type="string">
            <text:p>/home/suporte/Documentos/java_projects/Standalone-JPA-Test-Demo</text:p>
          </table:table-cell>
          <table:table-cell office:value-type="string" calcext:value-type="string">
            <text:p>org.meri.jpa.simplest.entity.Person</text:p>
          </table:table-cell>
          <table:table-cell office:value-type="string" calcext:value-type="string">
            <text:p>/home/suporte/Documentos/java_projects/Standalone-JPA-Test-Demo/src/main/java/org/meri/jpa/simplest/entity/Person.java</text:p>
          </table:table-cell>
        </table:table-row>
        <table:table-row table:style-name="ro1">
          <table:table-cell office:value-type="string" calcext:value-type="string">
            <text:p>/home/suporte/Documentos/java_projects/struts2/apps/showcase</text:p>
          </table:table-cell>
          <table:table-cell office:value-type="string" calcext:value-type="string">
            <text:p>org.apache.struts2.showcase.conversion.Person</text:p>
          </table:table-cell>
          <table:table-cell office:value-type="string" calcext:value-type="string">
            <text:p>/home/suporte/Documentos/java_projects/struts2/apps/showcase/src/main/java/org/apache/struts2/showcase/conversion/Person.java</text:p>
          </table:table-cell>
        </table:table-row>
        <table:table-row table:style-name="ro1">
          <table:table-cell office:value-type="string" calcext:value-type="string">
            <text:p>/home/suporte/Documentos/java_projects/struts2/apps/showcase</text:p>
          </table:table-cell>
          <table:table-cell office:value-type="string" calcext:value-type="string">
            <text:p>org.apache.struts2.showcase.model.Employee</text:p>
          </table:table-cell>
          <table:table-cell office:value-type="string" calcext:value-type="string">
            <text:p>/home/suporte/Documentos/java_projects/struts2/apps/showcase/src/main/java/org/apache/struts2/showcase/model/Employee.java</text:p>
          </table:table-cell>
        </table:table-row>
        <table:table-row table:style-name="ro1">
          <table:table-cell office:value-type="string" calcext:value-type="string">
            <text:p>/home/suporte/Documentos/java_projects/struts2/apps/showcase</text:p>
          </table:table-cell>
          <table:table-cell office:value-type="string" calcext:value-type="string">
            <text:p>org.apache.struts2.showcase.validation.User</text:p>
          </table:table-cell>
          <table:table-cell office:value-type="string" calcext:value-type="string">
            <text:p>/home/suporte/Documentos/java_projects/struts2/apps/showcase/src/main/java/org/apache/struts2/showcase/validation/User.java</text:p>
          </table:table-cell>
        </table:table-row>
        <table:table-row table:style-name="ro1">
          <table:table-cell office:value-type="string" calcext:value-type="string">
            <text:p>/home/suporte/Documentos/java_projects/Study/greenhouse</text:p>
          </table:table-cell>
          <table:table-cell office:value-type="string" calcext:value-type="string">
            <text:p>com.springsource.greenhouse.account.Person</text:p>
          </table:table-cell>
          <table:table-cell office:value-type="string" calcext:value-type="string">
            <text:p>/home/suporte/Documentos/java_projects/Study/greenhouse/src/main/java/com/springsource/greenhouse/account/Person.java</text:p>
          </table:table-cell>
        </table:table-row>
        <table:table-row table:style-name="ro1">
          <table:table-cell office:value-type="string" calcext:value-type="string">
            <text:p>/home/suporte/Documentos/java_projects/Study/java-in-action/spring3-toby/spring3-toby-c6</text:p>
          </table:table-cell>
          <table:table-cell office:value-type="string" calcext:value-type="string">
            <text:p>springbook.user.domain.User</text:p>
          </table:table-cell>
          <table:table-cell office:value-type="string" calcext:value-type="string">
            <text:p>/home/suporte/Documentos/java_projects/Study/java-in-action/spring3-toby/spring3-toby-c6/src/main/java/springbook/user/domain/User.java</text:p>
          </table:table-cell>
        </table:table-row>
        <table:table-row table:style-name="ro1">
          <table:table-cell office:value-type="string" calcext:value-type="string">
            <text:p>/home/suporte/Documentos/java_projects/Study/java-in-action/spring3-toby/spring3-toby-c7</text:p>
          </table:table-cell>
          <table:table-cell office:value-type="string" calcext:value-type="string">
            <text:p>springbook.user.domain.User</text:p>
          </table:table-cell>
          <table:table-cell office:value-type="string" calcext:value-type="string">
            <text:p>/home/suporte/Documentos/java_projects/Study/java-in-action/spring3-toby/spring3-toby-c7/src/main/java/springbook/user/domain/User.java</text:p>
          </table:table-cell>
        </table:table-row>
        <table:table-row table:style-name="ro1">
          <table:table-cell office:value-type="string" calcext:value-type="string">
            <text:p>/home/suporte/Documentos/java_projects/subsonic_1/subsonic-main</text:p>
          </table:table-cell>
          <table:table-cell office:value-type="string" calcext:value-type="string">
            <text:p>net.sourceforge.subsonic.domain.User</text:p>
          </table:table-cell>
          <table:table-cell office:value-type="string" calcext:value-type="string">
            <text:p>/home/suporte/Documentos/java_projects/subsonic_1/subsonic-main/src/main/java/net/sourceforge/subsonic/domain/User.java</text:p>
          </table:table-cell>
        </table:table-row>
        <table:table-row table:style-name="ro1">
          <table:table-cell office:value-type="string" calcext:value-type="string">
            <text:p>/home/suporte/Documentos/java_projects/subsonic_2/subsonic-main</text:p>
          </table:table-cell>
          <table:table-cell office:value-type="string" calcext:value-type="string">
            <text:p>net.sourceforge.subsonic.domain.User</text:p>
          </table:table-cell>
          <table:table-cell office:value-type="string" calcext:value-type="string">
            <text:p>/home/suporte/Documentos/java_projects/subsonic_2/subsonic-main/src/main/java/net/sourceforge/subsonic/domain/User.java</text:p>
          </table:table-cell>
        </table:table-row>
        <table:table-row table:style-name="ro1">
          <table:table-cell office:value-type="string" calcext:value-type="string">
            <text:p>/home/suporte/Documentos/java_projects/subsonic/subsonic-main</text:p>
          </table:table-cell>
          <table:table-cell office:value-type="string" calcext:value-type="string">
            <text:p>net.sourceforge.subsonic.domain.User</text:p>
          </table:table-cell>
          <table:table-cell office:value-type="string" calcext:value-type="string">
            <text:p>/home/suporte/Documentos/java_projects/subsonic/subsonic-main/src/main/java/net/sourceforge/subsonic/domain/User.java</text:p>
          </table:table-cell>
        </table:table-row>
        <table:table-row table:style-name="ro1">
          <table:table-cell office:value-type="string" calcext:value-type="string">
            <text:p>/home/suporte/Documentos/java_projects/Subsonic/subsonic-main</text:p>
          </table:table-cell>
          <table:table-cell office:value-type="string" calcext:value-type="string">
            <text:p>net.sourceforge.subsonic.domain.User</text:p>
          </table:table-cell>
          <table:table-cell office:value-type="string" calcext:value-type="string">
            <text:p>/home/suporte/Documentos/java_projects/Subsonic/subsonic-main/src/main/java/net/sourceforge/subsonic/domain/User.java</text:p>
          </table:table-cell>
        </table:table-row>
        <table:table-row table:style-name="ro1">
          <table:table-cell office:value-type="string" calcext:value-type="string">
            <text:p>/home/suporte/Documentos/java_projects/supersonic/subsonic-main</text:p>
          </table:table-cell>
          <table:table-cell office:value-type="string" calcext:value-type="string">
            <text:p>net.sourceforge.subsonic.domain.User</text:p>
          </table:table-cell>
          <table:table-cell office:value-type="string" calcext:value-type="string">
            <text:p>/home/suporte/Documentos/java_projects/supersonic/subsonic-main/src/main/java/net/sourceforge/subsonic/domain/User.java</text:p>
          </table:table-cell>
        </table:table-row>
        <table:table-row table:style-name="ro1">
          <table:table-cell office:value-type="string" calcext:value-type="string">
            <text:p>/home/suporte/Documentos/java_projects/swagger-codegen/samples/client/petstore/java</text:p>
          </table:table-cell>
          <table:table-cell office:value-type="string" calcext:value-type="string">
            <text:p>com.wordnik.petstore.model.User</text:p>
          </table:table-cell>
          <table:table-cell office:value-type="string" calcext:value-type="string">
            <text:p>/home/suporte/Documentos/java_projects/swagger-codegen/samples/client/petstore/java/src/main/java/com/wordnik/petstore/model/User.java</text:p>
          </table:table-cell>
        </table:table-row>
        <table:table-row table:style-name="ro1">
          <table:table-cell office:value-type="string" calcext:value-type="string">
            <text:p>/home/suporte/Documentos/java_projects/swagger-codegen/samples/client/wordnik-api/java</text:p>
          </table:table-cell>
          <table:table-cell office:value-type="string" calcext:value-type="string">
            <text:p>com.wordnik.client.model.User</text:p>
          </table:table-cell>
          <table:table-cell office:value-type="string" calcext:value-type="string">
            <text:p>/home/suporte/Documentos/java_projects/swagger-codegen/samples/client/wordnik-api/java/src/main/java/com/wordnik/client/model/User.java</text:p>
          </table:table-cell>
        </table:table-row>
        <table:table-row table:style-name="ro1">
          <table:table-cell office:value-type="string" calcext:value-type="string">
            <text:p>/home/suporte/Documentos/java_projects/swarm-plugin/client</text:p>
          </table:table-cell>
          <table:table-cell office:value-type="string" calcext:value-type="string">
            <text:p>hudson.plugins.swarm.Client</text:p>
          </table:table-cell>
          <table:table-cell office:value-type="string" calcext:value-type="string">
            <text:p>/home/suporte/Documentos/java_projects/swarm-plugin/client/src/main/java/hudson/plugins/swarm/Client.java</text:p>
          </table:table-cell>
        </table:table-row>
        <table:table-row table:style-name="ro1">
          <table:table-cell office:value-type="string" calcext:value-type="string">
            <text:p>/home/suporte/Documentos/java_projects/swift/lib/workspace</text:p>
          </table:table-cell>
          <table:table-cell office:value-type="string" calcext:value-type="string">
            <text:p>edu.mayo.mprc.workspace.User</text:p>
          </table:table-cell>
          <table:table-cell office:value-type="string" calcext:value-type="string">
            <text:p>/home/suporte/Documentos/java_projects/swift/lib/workspace/src/main/java/edu/mayo/mprc/workspace/User.java</text:p>
          </table:table-cell>
        </table:table-row>
        <table:table-row table:style-name="ro1">
          <table:table-cell office:value-type="string" calcext:value-type="string">
            <text:p>/home/suporte/Documentos/java_projects/Synapse-Repository-Services/services/authutil</text:p>
          </table:table-cell>
          <table:table-cell office:value-type="string" calcext:value-type="string">
            <text:p>org.sagebionetworks.authutil.User</text:p>
          </table:table-cell>
          <table:table-cell office:value-type="string" calcext:value-type="string">
            <text:p>/home/suporte/Documentos/java_projects/Synapse-Repository-Services/services/authutil/src/main/java/org/sagebionetworks/authutil/User.java</text:p>
          </table:table-cell>
        </table:table-row>
        <table:table-row table:style-name="ro1">
          <table:table-cell office:value-type="string" calcext:value-type="string">
            <text:p>/home/suporte/Documentos/java_projects/tapestry-5/tapestry-beanvalidator</text:p>
          </table:table-cell>
          <table:table-cell office:value-type="string" calcext:value-type="string">
            <text:p>org.example.testapp.entities.User</text:p>
          </table:table-cell>
          <table:table-cell office:value-type="string" calcext:value-type="string">
            <text:p>/home/suporte/Documentos/java_projects/tapestry-5/tapestry-beanvalidator/src/test/java/org/example/testapp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pestry-5/tapestry-core</text:p>
          </table:table-cell>
          <table:table-cell office:value-type="string" calcext:value-type="string">
            <text:p>org.apache.tapestry5.integration.app1.data.Person</text:p>
          </table:table-cell>
          <table:table-cell office:value-type="string" calcext:value-type="string">
            <text:p>/home/suporte/Documentos/java_projects/tapestry-5/tapestry-core/src/test/java/org/apache/tapestry5/integration/app1/data/Person.java</text:p>
          </table:table-cell>
        </table:table-row>
        <table:table-row table:style-name="ro1">
          <table:table-cell office:value-type="string" calcext:value-type="string">
            <text:p>/home/suporte/Documentos/java_projects/tapestry-5/tapestry-hibernate</text:p>
          </table:table-cell>
          <table:table-cell office:value-type="string" calcext:value-type="string">
            <text:p>org.example.app0.entities.User</text:p>
          </table:table-cell>
          <table:table-cell office:value-type="string" calcext:value-type="string">
            <text:p>/home/suporte/Documentos/java_projects/tapestry-5/tapestry-hibernate/src/test/java/org/example/app0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pestry-5/tapestry-hibernate-core</text:p>
          </table:table-cell>
          <table:table-cell office:value-type="string" calcext:value-type="string">
            <text:p>org.example.app0.entities.User</text:p>
          </table:table-cell>
          <table:table-cell office:value-type="string" calcext:value-type="string">
            <text:p>/home/suporte/Documentos/java_projects/tapestry-5/tapestry-hibernate-core/src/test/java/org/example/app0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pestry-5/tapestry-jpa</text:p>
          </table:table-cell>
          <table:table-cell office:value-type="string" calcext:value-type="string">
            <text:p>org.example.app1.entities.User</text:p>
          </table:table-cell>
          <table:table-cell office:value-type="string" calcext:value-type="string">
            <text:p>/home/suporte/Documentos/java_projects/tapestry-5/tapestry-jpa/src/test/java/org/example/app1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pestry5-hotel-booking</text:p>
          </table:table-cell>
          <table:table-cell office:value-type="string" calcext:value-type="string">
            <text:p>com.tap5.hotelbooking.entities.User</text:p>
          </table:table-cell>
          <table:table-cell office:value-type="string" calcext:value-type="string">
            <text:p>/home/suporte/Documentos/java_projects/tapestry5-hotel-booking/src/main/java/com/tap5/hotelbooking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pestry5-portlet</text:p>
          </table:table-cell>
          <table:table-cell office:value-type="string" calcext:value-type="string">
            <text:p>org.apache.tapestry5.portlet.entities.User</text:p>
          </table:table-cell>
          <table:table-cell office:value-type="string" calcext:value-type="string">
            <text:p>/home/suporte/Documentos/java_projects/tapestry5-portlet/src/test/java/org/apache/tapestry5/portlet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pestry5/tapestry-beanvalidator</text:p>
          </table:table-cell>
          <table:table-cell office:value-type="string" calcext:value-type="string">
            <text:p>org.example.testapp.entities.User</text:p>
          </table:table-cell>
          <table:table-cell office:value-type="string" calcext:value-type="string">
            <text:p>/home/suporte/Documentos/java_projects/tapestry5/tapestry-beanvalidator/src/test/java/org/example/testapp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pestry5/tapestry-core</text:p>
          </table:table-cell>
          <table:table-cell office:value-type="string" calcext:value-type="string">
            <text:p>org.apache.tapestry5.integration.app1.data.Person</text:p>
          </table:table-cell>
          <table:table-cell office:value-type="string" calcext:value-type="string">
            <text:p>/home/suporte/Documentos/java_projects/tapestry5/tapestry-core/src/test/java/org/apache/tapestry5/integration/app1/data/Person.java</text:p>
          </table:table-cell>
        </table:table-row>
        <table:table-row table:style-name="ro1">
          <table:table-cell office:value-type="string" calcext:value-type="string">
            <text:p>/home/suporte/Documentos/java_projects/tapestry5/tapestry-hibernate</text:p>
          </table:table-cell>
          <table:table-cell office:value-type="string" calcext:value-type="string">
            <text:p>org.example.app0.entities.User</text:p>
          </table:table-cell>
          <table:table-cell office:value-type="string" calcext:value-type="string">
            <text:p>/home/suporte/Documentos/java_projects/tapestry5/tapestry-hibernate/src/test/java/org/example/app0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pestry5/tapestry-hibernate-core</text:p>
          </table:table-cell>
          <table:table-cell office:value-type="string" calcext:value-type="string">
            <text:p>org.example.app0.entities.User</text:p>
          </table:table-cell>
          <table:table-cell office:value-type="string" calcext:value-type="string">
            <text:p>/home/suporte/Documentos/java_projects/tapestry5/tapestry-hibernate-core/src/test/java/org/example/app0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pestry5/tapestry-jpa</text:p>
          </table:table-cell>
          <table:table-cell office:value-type="string" calcext:value-type="string">
            <text:p>org.example.app1.entities.User</text:p>
          </table:table-cell>
          <table:table-cell office:value-type="string" calcext:value-type="string">
            <text:p>/home/suporte/Documentos/java_projects/tapestry5/tapestry-jpa/src/test/java/org/example/app1/entities/User.java</text:p>
          </table:table-cell>
        </table:table-row>
        <table:table-row table:style-name="ro1">
          <table:table-cell office:value-type="string" calcext:value-type="string">
            <text:p>/home/suporte/Documentos/java_projects/tas-struts2-cassandra</text:p>
          </table:table-cell>
          <table:table-cell office:value-type="string" calcext:value-type="string">
            <text:p>com.haojii.prototype.tas.model.User</text:p>
          </table:table-cell>
          <table:table-cell office:value-type="string" calcext:value-type="string">
            <text:p>/home/suporte/Documentos/java_projects/tas-struts2-cassandra/src/main/java/com/haojii/prototype/tas/model/User.java</text:p>
          </table:table-cell>
        </table:table-row>
        <table:table-row table:style-name="ro1">
          <table:table-cell office:value-type="string" calcext:value-type="string">
            <text:p>/home/suporte/Documentos/java_projects/tawus/tawus-core</text:p>
          </table:table-cell>
          <table:table-cell office:value-type="string" calcext:value-type="string">
            <text:p>com.googlecode.tawus.app0.models.User</text:p>
          </table:table-cell>
          <table:table-cell office:value-type="string" calcext:value-type="string">
            <text:p>/home/suporte/Documentos/java_projects/tawus/tawus-core/src/test/java/com/googlecode/tawus/app0/models/User.java</text:p>
          </table:table-cell>
        </table:table-row>
        <table:table-row table:style-name="ro1">
          <table:table-cell office:value-type="string" calcext:value-type="string">
            <text:p>/home/suporte/Documentos/java_projects/tawus/tawus-hibernate</text:p>
          </table:table-cell>
          <table:table-cell office:value-type="string" calcext:value-type="string">
            <text:p>com.googlecode.tawus.hibernate.models.User</text:p>
          </table:table-cell>
          <table:table-cell office:value-type="string" calcext:value-type="string">
            <text:p>/home/suporte/Documentos/java_projects/tawus/tawus-hibernate/src/test/java/com/googlecode/tawus/hibernate/models/User.java</text:p>
          </table:table-cell>
        </table:table-row>
        <table:table-row table:style-name="ro1">
          <table:table-cell office:value-type="string" calcext:value-type="string">
            <text:p>/home/suporte/Documentos/java_projects/Technetium/Technetium</text:p>
          </table:table-cell>
          <table:table-cell office:value-type="string" calcext:value-type="string">
            <text:p>net.scravy.technetium.domain.Person</text:p>
          </table:table-cell>
          <table:table-cell office:value-type="string" calcext:value-type="string">
            <text:p>/home/suporte/Documentos/java_projects/Technetium/Technetium/src/main/java/net/scravy/technetium/domain/Person.java</text:p>
          </table:table-cell>
        </table:table-row>
        <table:table-row table:style-name="ro1">
          <table:table-cell office:value-type="string" calcext:value-type="string">
            <text:p>/home/suporte/Documentos/java_projects/tesb-rt-se/examples/cxf/jaxrs-advanced/common</text:p>
          </table:table-cell>
          <table:table-cell office:value-type="string" calcext:value-type="string">
            <text:p>common.advanced.Person</text:p>
          </table:table-cell>
          <table:table-cell office:value-type="string" calcext:value-type="string">
            <text:p>/home/suporte/Documentos/java_projects/tesb-rt-se/examples/cxf/jaxrs-advanced/common/src/main/java/common/advanced/Person.java</text:p>
          </table:table-cell>
        </table:table-row>
        <table:table-row table:style-name="ro1">
          <table:table-cell office:value-type="string" calcext:value-type="string">
            <text:p>/home/suporte/Documentos/java_projects/tesb-rt-se/examples/cxf/jaxrs-intro/common</text:p>
          </table:table-cell>
          <table:table-cell office:value-type="string" calcext:value-type="string">
            <text:p>common.intro.Person</text:p>
          </table:table-cell>
          <table:table-cell office:value-type="string" calcext:value-type="string">
            <text:p>/home/suporte/Documentos/java_projects/tesb-rt-se/examples/cxf/jaxrs-intro/common/src/main/java/common/intro/Person.java</text:p>
          </table:table-cell>
        </table:table-row>
        <table:table-row table:style-name="ro1">
          <table:table-cell office:value-type="string" calcext:value-type="string">
            <text:p>/home/suporte/Documentos/java_projects/tesb-rt-se/examples/tesb/karaf-jmx/client</text:p>
          </table:table-cell>
          <table:table-cell office:value-type="string" calcext:value-type="string">
            <text:p>org.talend.esb.examples.Client</text:p>
          </table:table-cell>
          <table:table-cell office:value-type="string" calcext:value-type="string">
            <text:p>/home/suporte/Documentos/java_projects/tesb-rt-se/examples/tesb/karaf-jmx/client/src/main/java/org/talend/esb/examples/Client.java</text:p>
          </table:table-cell>
        </table:table-row>
        <table:table-row table:style-name="ro1">
          <table:table-cell office:value-type="string" calcext:value-type="string">
            <text:p>/home/suporte/Documentos/java_projects/tesb-rt-se/examples/tesb/locator-rest/client</text:p>
          </table:table-cell>
          <table:table-cell office:value-type="string" calcext:value-type="string">
            <text:p>demo.client.Client</text:p>
          </table:table-cell>
          <table:table-cell office:value-type="string" calcext:value-type="string">
            <text:p>/home/suporte/Documentos/java_projects/tesb-rt-se/examples/tesb/locator-rest/client/src/main/java/demo/client/Client.java</text:p>
          </table:table-cell>
        </table:table-row>
        <table:table-row table:style-name="ro1">
          <table:table-cell office:value-type="string" calcext:value-type="string">
            <text:p>/home/suporte/Documentos/java_projects/testdata-generator</text:p>
          </table:table-cell>
          <table:table-cell office:value-type="string" calcext:value-type="string">
            <text:p>ch.nerdin.generators.testdata.framework.integration.Employee</text:p>
          </table:table-cell>
          <table:table-cell office:value-type="string" calcext:value-type="string">
            <text:p>/home/suporte/Documentos/java_projects/testdata-generator/src/test/java/ch/nerdin/generators/testdata/framework/integration/Employee.java</text:p>
          </table:table-cell>
        </table:table-row>
        <table:table-row table:style-name="ro1">
          <table:table-cell office:value-type="string" calcext:value-type="string">
            <text:p>/home/suporte/Documentos/java_projects/The-SAFA-Project/safa/safa-api</text:p>
          </table:table-cell>
          <table:table-cell office:value-type="string" calcext:value-type="string">
            <text:p>org.safaproject.safa.model.user.User</text:p>
          </table:table-cell>
          <table:table-cell office:value-type="string" calcext:value-type="string">
            <text:p>/home/suporte/Documentos/java_projects/The-SAFA-Project/safa/safa-api/src/main/java/org/safaproject/safa/model/user/User.java</text:p>
          </table:table-cell>
        </table:table-row>
        <table:table-row table:style-name="ro1">
          <table:table-cell office:value-type="string" calcext:value-type="string">
            <text:p>/home/suporte/Documentos/java_projects/thucydides/thucydides-junit</text:p>
          </table:table-cell>
          <table:table-cell office:value-type="string" calcext:value-type="string">
            <text:p>net.thucydides.junit.spring.samples.domain.User</text:p>
          </table:table-cell>
          <table:table-cell office:value-type="string" calcext:value-type="string">
            <text:p>/home/suporte/Documentos/java_projects/thucydides/thucydides-junit/src/test/java/net/thucydides/junit/spring/samples/domain/User.java</text:p>
          </table:table-cell>
        </table:table-row>
        <table:table-row table:style-name="ro1">
          <table:table-cell office:value-type="string" calcext:value-type="string">
            <text:p>/home/suporte/Documentos/java_projects/TicketMonster</text:p>
          </table:table-cell>
          <table:table-cell office:value-type="string" calcext:value-type="string">
            <text:p>org.jboss.spring.ticketmonster.domain.User</text:p>
          </table:table-cell>
          <table:table-cell office:value-type="string" calcext:value-type="string">
            <text:p>/home/suporte/Documentos/java_projects/TicketMonster/src/main/java/org/jboss/spring/ticketmonster/domain/User.java</text:p>
          </table:table-cell>
        </table:table-row>
        <table:table-row table:style-name="ro1">
          <table:table-cell office:value-type="string" calcext:value-type="string">
            <text:p>/home/suporte/Documentos/java_projects/timebank/timebank-web-main</text:p>
          </table:table-cell>
          <table:table-cell office:value-type="string" calcext:value-type="string">
            <text:p>timebank.model.user.User</text:p>
          </table:table-cell>
          <table:table-cell office:value-type="string" calcext:value-type="string">
            <text:p>/home/suporte/Documentos/java_projects/timebank/timebank-web-main/src/main/java/timebank/model/user/User.java</text:p>
          </table:table-cell>
        </table:table-row>
        <table:table-row table:style-name="ro1">
          <table:table-cell office:value-type="string" calcext:value-type="string">
            <text:p>/home/suporte/Documentos/java_projects/toxbank-api-beans</text:p>
          </table:table-cell>
          <table:table-cell office:value-type="string" calcext:value-type="string">
            <text:p>net.toxbank.client.resource.User</text:p>
          </table:table-cell>
          <table:table-cell office:value-type="string" calcext:value-type="string">
            <text:p>/home/suporte/Documentos/java_projects/toxbank-api-beans/src/main/java/net/toxbank/client/resource/User.java</text:p>
          </table:table-cell>
        </table:table-row>
        <table:table-row table:style-name="ro1">
          <table:table-cell office:value-type="string" calcext:value-type="string">
            <text:p>/home/suporte/Documentos/java_projects/TPE-PAW</text:p>
          </table:table-cell>
          <table:table-cell office:value-type="string" calcext:value-type="string">
            <text:p>ar.edu.itba.paw.grupo1.model.User</text:p>
          </table:table-cell>
          <table:table-cell office:value-type="string" calcext:value-type="string">
            <text:p>/home/suporte/Documentos/java_projects/TPE-PAW/src/main/java/ar/edu/itba/paw/grupo1/model/User.java</text:p>
          </table:table-cell>
        </table:table-row>
        <table:table-row table:style-name="ro1">
          <table:table-cell office:value-type="string" calcext:value-type="string">
            <text:p>/home/suporte/Documentos/java_projects/trakt-java</text:p>
          </table:table-cell>
          <table:table-cell office:value-type="string" calcext:value-type="string">
            <text:p>com.jakewharton.trakt.entities.Person</text:p>
          </table:table-cell>
          <table:table-cell office:value-type="string" calcext:value-type="string">
            <text:p>/home/suporte/Documentos/java_projects/trakt-java/src/main/java/com/jakewharton/trakt/entities/Person.java</text:p>
          </table:table-cell>
        </table:table-row>
        <table:table-row table:style-name="ro1">
          <table:table-cell office:value-type="string" calcext:value-type="string">
            <text:p>/home/suporte/Documentos/java_projects/Try2Solve</text:p>
          </table:table-cell>
          <table:table-cell office:value-type="string" calcext:value-type="string">
            <text:p>it.try2solve.data.model.User</text:p>
          </table:table-cell>
          <table:table-cell office:value-type="string" calcext:value-type="string">
            <text:p>/home/suporte/Documentos/java_projects/Try2Solve/src/main/java/it/try2solve/data/model/User.java</text:p>
          </table:table-cell>
        </table:table-row>
        <table:table-row table:style-name="ro1">
          <table:table-cell office:value-type="string" calcext:value-type="string">
            <text:p>/home/suporte/Documentos/java_projects/tsf/examples/jaxrs-advanced/common</text:p>
          </table:table-cell>
          <table:table-cell office:value-type="string" calcext:value-type="string">
            <text:p>common.advanced.Person</text:p>
          </table:table-cell>
          <table:table-cell office:value-type="string" calcext:value-type="string">
            <text:p>/home/suporte/Documentos/java_projects/tsf/examples/jaxrs-advanced/common/src/main/java/common/advanced/Person.java</text:p>
          </table:table-cell>
        </table:table-row>
        <table:table-row table:style-name="ro1">
          <table:table-cell office:value-type="string" calcext:value-type="string">
            <text:p>/home/suporte/Documentos/java_projects/tsf/examples/jaxrs-intro/common</text:p>
          </table:table-cell>
          <table:table-cell office:value-type="string" calcext:value-type="string">
            <text:p>common.intro.Person</text:p>
          </table:table-cell>
          <table:table-cell office:value-type="string" calcext:value-type="string">
            <text:p>/home/suporte/Documentos/java_projects/tsf/examples/jaxrs-intro/common/src/main/java/common/intro/Person.java</text:p>
          </table:table-cell>
        </table:table-row>
        <table:table-row table:style-name="ro1">
          <table:table-cell office:value-type="string" calcext:value-type="string">
            <text:p>/home/suporte/Documentos/java_projects/Tudu-Lists</text:p>
          </table:table-cell>
          <table:table-cell office:value-type="string" calcext:value-type="string">
            <text:p>tudu.domain.User</text:p>
          </table:table-cell>
          <table:table-cell office:value-type="string" calcext:value-type="string">
            <text:p>/home/suporte/Documentos/java_projects/Tudu-Lists/src/main/java/tudu/domain/User.java</text:p>
          </table:table-cell>
        </table:table-row>
        <table:table-row table:style-name="ro1">
          <table:table-cell office:value-type="string" calcext:value-type="string">
            <text:p>/home/suporte/Documentos/java_projects/TutorialDemo</text:p>
          </table:table-cell>
          <table:table-cell office:value-type="string" calcext:value-type="string">
            <text:p>com.example.domain.User</text:p>
          </table:table-cell>
          <table:table-cell office:value-type="string" calcext:value-type="string">
            <text:p>/home/suporte/Documentos/java_projects/TutorialDemo/src/main/java/com/example/domain/User.java</text:p>
          </table:table-cell>
        </table:table-row>
        <table:table-row table:style-name="ro1">
          <table:table-cell office:value-type="string" calcext:value-type="string">
            <text:p>/home/suporte/Documentos/java_projects/tweetit/tweetit.server</text:p>
          </table:table-cell>
          <table:table-cell office:value-type="string" calcext:value-type="string">
            <text:p>de.adorsys.tweetit.server.model.User</text:p>
          </table:table-cell>
          <table:table-cell office:value-type="string" calcext:value-type="string">
            <text:p>/home/suporte/Documentos/java_projects/tweetit/tweetit.server/src/main/java/de/adorsys/tweetit/server/model/User.java</text:p>
          </table:table-cell>
        </table:table-row>
        <table:table-row table:style-name="ro1">
          <table:table-cell office:value-type="string" calcext:value-type="string">
            <text:p>/home/suporte/Documentos/java_projects/twitlogic/twitlogic-core</text:p>
          </table:table-cell>
          <table:table-cell office:value-type="string" calcext:value-type="string">
            <text:p>net.fortytwo.twitlogic.model.User</text:p>
          </table:table-cell>
          <table:table-cell office:value-type="string" calcext:value-type="string">
            <text:p>/home/suporte/Documentos/java_projects/twitlogic/twitlogic-core/src/main/java/net/fortytwo/twitlogic/model/User.java</text:p>
          </table:table-cell>
        </table:table-row>
        <table:table-row table:style-name="ro1">
          <table:table-cell office:value-type="string" calcext:value-type="string">
            <text:p>/home/suporte/Documentos/java_projects/twitter-2-weibo/core</text:p>
          </table:table-cell>
          <table:table-cell office:value-type="string" calcext:value-type="string">
            <text:p>weibo4j.model.User</text:p>
          </table:table-cell>
          <table:table-cell office:value-type="string" calcext:value-type="string">
            <text:p>/home/suporte/Documentos/java_projects/twitter-2-weibo/core/src/main/java/weibo4j/model/User.java</text:p>
          </table:table-cell>
        </table:table-row>
        <table:table-row table:style-name="ro1">
          <table:table-cell office:value-type="string" calcext:value-type="string">
            <text:p>/home/suporte/Documentos/java_projects/twittertopiccount</text:p>
          </table:table-cell>
          <table:table-cell office:value-type="string" calcext:value-type="string">
            <text:p>org.apache.s4.example.twittertopiccount.User</text:p>
          </table:table-cell>
          <table:table-cell office:value-type="string" calcext:value-type="string">
            <text:p>/home/suporte/Documentos/java_projects/twittertopiccount/src/main/java/org/apache/s4/example/twittertopiccount/User.java</text:p>
          </table:table-cell>
        </table:table-row>
        <table:table-row table:style-name="ro1">
          <table:table-cell office:value-type="string" calcext:value-type="string">
            <text:p>/home/suporte/Documentos/java_projects/user-demo</text:p>
          </table:table-cell>
          <table:table-cell office:value-type="string" calcext:value-type="string">
            <text:p>com.seal.cms.model.user.User</text:p>
          </table:table-cell>
          <table:table-cell office:value-type="string" calcext:value-type="string">
            <text:p>/home/suporte/Documentos/java_projects/user-demo/src/main/java/com/seal/cms/model/user/User.java</text:p>
          </table:table-cell>
        </table:table-row>
        <table:table-row table:style-name="ro1">
          <table:table-cell office:value-type="string" calcext:value-type="string">
            <text:p>/home/suporte/Documentos/java_projects/viddler-apiv1-java-client</text:p>
          </table:table-cell>
          <table:table-cell office:value-type="string" calcext:value-type="string">
            <text:p>com.viddler.apiclient.responses.User</text:p>
          </table:table-cell>
          <table:table-cell office:value-type="string" calcext:value-type="string">
            <text:p>/home/suporte/Documentos/java_projects/viddler-apiv1-java-client/src/main/java/com/viddler/apiclient/responses/User.java</text:p>
          </table:table-cell>
        </table:table-row>
        <table:table-row table:style-name="ro1">
          <table:table-cell office:value-type="string" calcext:value-type="string">
            <text:p>/home/suporte/Documentos/java_projects/vraptor-mauth</text:p>
          </table:table-cell>
          <table:table-cell office:value-type="string" calcext:value-type="string">
            <text:p>br.com.caelum.vraptor.mauth.User</text:p>
          </table:table-cell>
          <table:table-cell office:value-type="string" calcext:value-type="string">
            <text:p>/home/suporte/Documentos/java_projects/vraptor-mauth/src/test/java/br/com/caelum/vraptor/mauth/User.java</text:p>
          </table:table-cell>
        </table:table-row>
        <table:table-row table:style-name="ro1">
          <table:table-cell office:value-type="string" calcext:value-type="string">
            <text:p>/home/suporte/Documentos/java_projects/vraptor-vraptor2/vraptor-example-compatibility</text:p>
          </table:table-cell>
          <table:table-cell office:value-type="string" calcext:value-type="string">
            <text:p>br.com.caelum.vraptor.example.Client</text:p>
          </table:table-cell>
          <table:table-cell office:value-type="string" calcext:value-type="string">
            <text:p>/home/suporte/Documentos/java_projects/vraptor-vraptor2/vraptor-example-compatibility/src/main/java/br/com/caelum/vraptor/example/Client.java</text:p>
          </table:table-cell>
        </table:table-row>
        <table:table-row table:style-name="ro1">
          <table:table-cell office:value-type="string" calcext:value-type="string">
            <text:p>/home/suporte/Documentos/java_projects/vraptor/vraptor-mydvds</text:p>
          </table:table-cell>
          <table:table-cell office:value-type="string" calcext:value-type="string">
            <text:p>br.com.caelum.vraptor.mydvds.model.User</text:p>
          </table:table-cell>
          <table:table-cell office:value-type="string" calcext:value-type="string">
            <text:p>/home/suporte/Documentos/java_projects/vraptor/vraptor-mydvds/src/main/java/br/com/caelum/vraptor/mydvds/model/User.java</text:p>
          </table:table-cell>
        </table:table-row>
        <table:table-row table:style-name="ro1">
          <table:table-cell office:value-type="string" calcext:value-type="string">
            <text:p>/home/suporte/Documentos/java_projects/weblounge/modules/weblounge-security-sql</text:p>
          </table:table-cell>
          <table:table-cell office:value-type="string" calcext:value-type="string">
            <text:p>ch.entwine.weblounge.security.sql.entities.User</text:p>
          </table:table-cell>
          <table:table-cell office:value-type="string" calcext:value-type="string">
            <text:p>/home/suporte/Documentos/java_projects/weblounge/modules/weblounge-security-sql/src/main/java/ch/entwine/weblounge/security/sql/entities/User.java</text:p>
          </table:table-cell>
        </table:table-row>
        <table:table-row table:style-name="ro1">
          <table:table-cell office:value-type="string" calcext:value-type="string">
            <text:p>/home/suporte/Documentos/java_projects/wicket-praxis/de.wicketpraxis--pom/persistence</text:p>
          </table:table-cell>
          <table:table-cell office:value-type="string" calcext:value-type="string">
            <text:p>de.wicketpraxis.persistence.beans.User</text:p>
          </table:table-cell>
          <table:table-cell office:value-type="string" calcext:value-type="string">
            <text:p>/home/suporte/Documentos/java_projects/wicket-praxis/de.wicketpraxis--pom/persistence/src/main/java/de/wicketpraxis/persistence/beans/User.java</text:p>
          </table:table-cell>
        </table:table-row>
        <table:table-row table:style-name="ro1">
          <table:table-cell office:value-type="string" calcext:value-type="string">
            <text:p>/home/suporte/Documentos/java_projects/Wicket-Workshop-Sources/sources/advanced-workshop/advanced</text:p>
          </table:table-cell>
          <table:table-cell office:value-type="string" calcext:value-type="string">
            <text:p>de.pentasys.wicket.security.User</text:p>
          </table:table-cell>
          <table:table-cell office:value-type="string" calcext:value-type="string">
            <text:p>/home/suporte/Documentos/java_projects/Wicket-Workshop-Sources/sources/advanced-workshop/advanced/src/main/java/de/pentasys/wicket/security/User.java</text:p>
          </table:table-cell>
        </table:table-row>
        <table:table-row table:style-name="ro1">
          <table:table-cell office:value-type="string" calcext:value-type="string">
            <text:p>/home/suporte/Documentos/java_projects/Wicket-Workshop-Sources/sources/basic/quickstart-grundlagen</text:p>
          </table:table-cell>
          <table:table-cell office:value-type="string" calcext:value-type="string">
            <text:p>de.pentasys.wicket.domain.Customer</text:p>
          </table:table-cell>
          <table:table-cell office:value-type="string" calcext:value-type="string">
            <text:p>/home/suporte/Documentos/java_projects/Wicket-Workshop-Sources/sources/basic/quickstart-grundlagen/src/main/java/de/pentasys/wicket/domain/Customer.java</text:p>
          </table:table-cell>
        </table:table-row>
        <table:table-row table:style-name="ro1">
          <table:table-cell office:value-type="string" calcext:value-type="string">
            <text:p>/home/suporte/Documentos/java_projects/Wicket-Workshop-Sources/sources/playground/quickstart-grundlagen-20110526</text:p>
          </table:table-cell>
          <table:table-cell office:value-type="string" calcext:value-type="string">
            <text:p>de.pentasys.wicket.domain.Customer</text:p>
          </table:table-cell>
          <table:table-cell office:value-type="string" calcext:value-type="string">
            <text:p>/home/suporte/Documentos/java_projects/Wicket-Workshop-Sources/sources/playground/quickstart-grundlagen-20110526/src/main/java/de/pentasys/wicket/domain/Customer.java</text:p>
          </table:table-cell>
        </table:table-row>
        <table:table-row table:style-name="ro1">
          <table:table-cell office:value-type="string" calcext:value-type="string">
            <text:p>/home/suporte/Documentos/java_projects/wicket/wicket-core</text:p>
          </table:table-cell>
          <table:table-cell office:value-type="string" calcext:value-type="string">
            <text:p>org.apache.wicket.util.lang.Person</text:p>
          </table:table-cell>
          <table:table-cell office:value-type="string" calcext:value-type="string">
            <text:p>/home/suporte/Documentos/java_projects/wicket/wicket-core/src/test/java/org/apache/wicket/util/lang/Person.java</text:p>
          </table:table-cell>
        </table:table-row>
        <table:table-row table:style-name="ro1">
          <table:table-cell office:value-type="string" calcext:value-type="string">
            <text:p>/home/suporte/Documentos/java_projects/wink/wink-providers/wink-jackson-provider</text:p>
          </table:table-cell>
          <table:table-cell office:value-type="string" calcext:value-type="string">
            <text:p>org.apache.wink.providers.jackson.internal.jaxb.Person</text:p>
          </table:table-cell>
          <table:table-cell office:value-type="string" calcext:value-type="string">
            <text:p>/home/suporte/Documentos/java_projects/wink/wink-providers/wink-jackson-provider/src/test/java/org/apache/wink/providers/jackson/internal/jaxb/Person.java</text:p>
          </table:table-cell>
        </table:table-row>
        <table:table-row table:style-name="ro1">
          <table:table-cell office:value-type="string" calcext:value-type="string">
            <text:p>/home/suporte/Documentos/java_projects/wissl</text:p>
          </table:table-cell>
          <table:table-cell office:value-type="string" calcext:value-type="string">
            <text:p>fr.msch.wissl.server.User</text:p>
          </table:table-cell>
          <table:table-cell office:value-type="string" calcext:value-type="string">
            <text:p>/home/suporte/Documentos/java_projects/wissl/src/main/java/fr/msch/wissl/server/User.java</text:p>
          </table:table-cell>
        </table:table-row>
        <table:table-row table:style-name="ro1">
          <table:table-cell office:value-type="string" calcext:value-type="string">
            <text:p>/home/suporte/Documentos/java_projects/wooki</text:p>
          </table:table-cell>
          <table:table-cell office:value-type="string" calcext:value-type="string">
            <text:p>com.wooki.domain.model.User</text:p>
          </table:table-cell>
          <table:table-cell office:value-type="string" calcext:value-type="string">
            <text:p>/home/suporte/Documentos/java_projects/wooki/src/main/java/com/wooki/domain/model/User.java</text:p>
          </table:table-cell>
        </table:table-row>
        <table:table-row table:style-name="ro1">
          <table:table-cell office:value-type="string" calcext:value-type="string">
            <text:p>/home/suporte/Documentos/java_projects/xeneo-core-api</text:p>
          </table:table-cell>
          <table:table-cell office:value-type="string" calcext:value-type="string">
            <text:p>org.xeneo.core.security.User</text:p>
          </table:table-cell>
          <table:table-cell office:value-type="string" calcext:value-type="string">
            <text:p>/home/suporte/Documentos/java_projects/xeneo-core-api/src/main/java/org/xeneo/core/security/User.java</text:p>
          </table:table-cell>
        </table:table-row>
        <table:table-row table:style-name="ro1">
          <table:table-cell office:value-type="string" calcext:value-type="string">
            <text:p>/home/suporte/Documentos/java_projects/XSlides</text:p>
          </table:table-cell>
          <table:table-cell office:value-type="string" calcext:value-type="string">
            <text:p>com.team.xslides.domain.User</text:p>
          </table:table-cell>
          <table:table-cell office:value-type="string" calcext:value-type="string">
            <text:p>/home/suporte/Documentos/java_projects/XSlides/src/main/java/com/team/xslides/domain/User.java</text:p>
          </table:table-cell>
        </table:table-row>
        <table:table-row table:style-name="ro1">
          <table:table-cell office:value-type="string" calcext:value-type="string">
            <text:p>/home/suporte/Documentos/java_projects/yoga/yoga-demos/yoga-demo-shared</text:p>
          </table:table-cell>
          <table:table-cell office:value-type="string" calcext:value-type="string">
            <text:p>org.skyscreamer.yoga.demo.model.User</text:p>
          </table:table-cell>
          <table:table-cell office:value-type="string" calcext:value-type="string">
            <text:p>/home/suporte/Documentos/java_projects/yoga/yoga-demos/yoga-demo-shared/src/main/java/org/skyscreamer/yoga/demo/model/User.java</text:p>
          </table:table-cell>
        </table:table-row>
        <table:table-row table:style-name="ro1">
          <table:table-cell office:value-type="string" calcext:value-type="string">
            <text:p>/home/suporte/Documentos/java_projects/zengsource-mvc/demo</text:p>
          </table:table-cell>
          <table:table-cell office:value-type="string" calcext:value-type="string">
            <text:p>org.zengsource.demo.mvc.model.User</text:p>
          </table:table-cell>
          <table:table-cell office:value-type="string" calcext:value-type="string">
            <text:p>/home/suporte/Documentos/java_projects/zengsource-mvc/demo/src/main/java/org/zengsource/demo/mvc/model/User.java</text:p>
          </table:table-cell>
        </table:table-row>
      </table:table>
      <table:table table:name="Tabela dinâmica_projetos_selecionados.v1_1" table:style-name="ta1">
        <table:table-column table:style-name="co4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Projeto</text:p>
          </table:table-cell>
          <table:table-cell table:style-name="ce5" office:value-type="string" calcext:value-type="string">
            <text:p>Cont.Núm - Classe</text:p>
          </table:table-cell>
        </table:table-row>
        <table:table-row table:style-name="ro1">
          <table:table-cell table:style-name="ce2" office:value-type="string" calcext:value-type="string">
            <text:p>/home/suporte/Documentos/java_projects/4308Cirrus/tendril-domain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ctiviti-tes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ctivityinfo/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erogear-controller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goncal-application-petstore-ee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LP/workspace/alp-ut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ndroidpn/androidpn-server-src/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nnonseweb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ppfuse_1/data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ppfuse_1/plugins/appfuse-maven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ppfuse/data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ppfuse/plugins/appfuse-maven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anea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chetypes_1/springjpa-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chetypes_1/webapp-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_deprecated/extensions/dr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-extension-drone/drone-selen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-extension-drone/drone-web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-graphene/graphene-selenium/graphene-selenium-dr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-showcase/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samal/asamal-parent/asamal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3log-latke/lat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ank/b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as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eanvalidation-tck/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estpractices/gs-rest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diThrift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gbird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gbluebutton/esl-client-bbb/org.freeswitch.esl.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ngo/bingo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oInvIndex/mo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odo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rix-cms/brix-rmi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rms-customer-evaluation-demo/projects/brms-customer-evaluation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uilderGen/buildergen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fe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lopsi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mel-webinar/part2/camel-example-ja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ndlep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pedwarf-blue/testsu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seconductor-platform/utest-domain-mo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di-arq-workshop/arquillian-showcase/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inea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classic/examples/registration-w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lassic/examples/registration/registrati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lim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loudname/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de2cloud.server/com.tasktop.c2c.server/com.tasktop.c2c.server.wiki.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ffee-Framework/coffeeframework-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mponent-objects/f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nTECt/sources/java/mav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re_1/transfor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core/examples/jsf/lo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tentin/cotentin.examples.si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Q2-S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rest/s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runch/cru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s2012/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ypher-d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iego-Pacheco-Sandbox/java/camel-jms-request-rep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iego-Pacheco-Sandbox/java/etl-smooks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_jBPM5-Training-Examples/drools5/06-DroolsExpert-KnowledgeAg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_jBPM5-Training-Examples/drools5/09-DroolsExpert-RETEnetworkEx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-chance/drools-informer/drools-informer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c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compi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decisiont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ex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jsr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templ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build-distribution/drools-osgi-bundles/org.drools.osgi.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c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compi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decisiont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jb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jsr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c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compi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decisiont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examples/drools-examples-dr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guv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jsr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c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compi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decisiont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examples/drools-examples-d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guv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jsr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cam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container/drools-sp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pipe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simul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tools/drools-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pwizard-amqp-s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Space/dspace-sw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bbo/dubbo-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bbo/dubbo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bbo/dubbo-rpc/dubbo-rpc-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bbo/dubbo-rpc/dubbo-rpc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st/dus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asy-Cassand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CSE_321-G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dg-examples/chunch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du-cu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eg-database_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gov-data/egov-data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hour/eHour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m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miregistry/emir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mpire-db/empire-db-examples/empire-db-example-jsf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ms/ems-do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rrai/errai-bus/demos/seri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rrai/errai-jaxrs/errai-jaxrs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rrai/errai-marshal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sper/es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sup-lec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urekastreams/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/example-jackrab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/example-pax-oa/org.openapplicant.parent/org.openapplicant.user.service.i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002/tru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s_5/twittertopic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s-cxf-camel-soabpmdays/camel-example-ja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npe-t5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npe-t5-l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cilys-bank/excilys-bank-mo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it-web-framework/exit-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it-web-framework/showcase/vcs_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o-training/gxt-showc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ogtn/testsuite/webuibased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03-security-solu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booking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demoSpringRich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jsf-boo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primefaces-spring-security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showc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st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crepo/fcrepo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jstb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st-assert-1.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st-assertions-android/fest-assert-android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st-ex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st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nancialRecorder/FinancialRecorder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refly/firef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refly/firefly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refly/firefly-temp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xture-fa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Fixy/fixy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lume-twi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luxtream-c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orum_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orum/java/ForumSha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ourpizza/fourpizza-business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renchPr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tpserver-maven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use/tooling/examples/camel-drools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adget-server/gadge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amersCho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atein-portal/testsuite/webuibased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eronimo-xbean/xbean-refl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eronimo/testsuite/javaee6-testsuite/el2.2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ithub-java-sdk/sch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ofleet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oodData-CL/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raneles-SRL/Graneles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reenh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risu/grisu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uvnor/droolsjbpm-ide-comm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guvnor/guvnor-webapp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uvnor/guvnor-webapp-dr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alo-d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handle-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esperid/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ernate_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hca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tity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v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home/suporte/Documentos/java_projects/hibernate-search/hibernate-search-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ernate-validator/eng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MS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ostel_project_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s4j/contributes/hs4j-k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dea-plugin-rev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LoveR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meji/imeji_pres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nfinispan/cachestore/jd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nfinispan/qu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nformationSystem/samples/plugins/org.obeonetwork.demo.weblogng.bus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ntranet-academ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rp-eco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serve/iserve-parent/iserve-commons-vocabul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ud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box/jabox-persist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hspotify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hspotify/web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mes-hupa/sha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rb/jarb-constraint-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rb/jarb-constraint-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rb/jarb-constraint-viol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rb/jarb-populator-exc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kissmetr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mongodb-dao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amples_1/spring-orm-hibernate-mapp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amples_1/testing-mockito-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amples/spring-hibernate-one-to-many-join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dk_1/javasdk-test/jpa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dk_1/javasdk-test/jpa-test-sch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ehave-core/examples/spring-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oss-as-developer-guide/quickstarts/lo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oss-as/testsuite/integration/bas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osscc-as7-examples_1/rest-example/rest-example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osscc-as7-examples_1/web-application-example/web-application-example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/jbpm-ex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/jbpm-flow-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08/jBPM5-PersistentProc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09/drools5-Simple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09/jBPM5-Process-Rules-Patter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10/jBPM5-Process-Events-Patter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11/jBPM5-Multi-Session-Patter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2_demo_rulen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clouds-chef/labs/privatech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clouds/labs/vcloud-di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clouds/sandbox-providers/twi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_1/jersey/jersey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_1/jersey/jersey-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_1/jersey/samples/atompub-contacts/atompub-contacts-mod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-1.x/jersey/jersey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-1.x/jersey/jersey-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-1.x/jersey/samples/atompub-contacts/atompub-contacts-mod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/tests/e2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tst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forum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ibu/jibu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jmotor/components/util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ms-brokers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4neo/tags/jo4neo-0.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4neo/tags/jo4neo-0.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4neo/trunk/jo4n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4neo/trunk/jo4neobl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getworkflow/wflow-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h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ker/backend/interf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OX/jOO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pauc-ear/jpauc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POS-EE/modules/ee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ecurity/samples/spring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funit/jboss-jsfunit-examples/jboss-jsfunit-examples-seam/jboss-jsfunit-examples-seam-booking/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funit/jboss-jsfunit-examples/jboss-jsfunit-examples-seam/jboss-jsfunit-examples-seam-registration/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onPullParser/jsonpullparser-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onPullParser/jsonpullparser-benchm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onPullParser/jsonpullparser-us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TM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uzu/boo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w-community/wflow-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kevoree-extra/org.kevoree.extra.osgi.jpax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kodejava/core-sa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koku-services/custo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Kundera-Examp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Kundera/kundera-cassand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Kundera/kundera-mon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ab/jee6/examples/jpa/cr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ambda-compar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ambda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learning-lambda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egislativo-api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ime-mvc/examples/conver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inkedIn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iquibase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orsou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ag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arathon/marathon-support/snakeya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at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avenSpringHibernateMock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etMe/Meet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tawidget/integration-tests/faces/fo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tawidget/integration-tests/swing/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tawidget/integration-tests/swt/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tricmi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I-MPR-DIP-Admi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ongolo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2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3-mvc-com-ob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6-ioc-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7-ioc-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8-gu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4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5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7-ioc-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8-ioc-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ujina/mujina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ultiBitMerchant/mb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usique/dependencies/last.fm-bind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yba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yfaces-extcdi/examples/jsf-examples/hello_myfaces-codi_jsf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yfaces/i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abAlive/data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an21.dnet.modules/nan21.dnet.module.ad/nan21.dnet.module.ad.dom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narya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comp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tnumeri/lib/gwt-2.5.0.rc1/samples/DynaTable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tnumeri/lib/gwt-2.5.0.rc1/samples/Expe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tnumeri/lib/gwt-2.5.0.rc1/samples/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xus/nexus/nexus-clients/nexus-restlight-clients/nexus-restlight-core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xus/nexus/nexus-m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FEGuardian-sha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gdb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grinder/ngrinder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ing-api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oTube-Beancounter-2.0/commons/mo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utzdemo-sh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auth-provider-s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bjectif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htu-miniprojekti/ohtu_m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nebusaway-application-modules/onebusaway-us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cast-Matterhorn-1.4.x/modules/matterhorn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cast-Matterhorn/modules/matterhorn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cit/ui/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cdi-qu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dynamic-dao-imple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rest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rest-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spring-data-prox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spring-data-proxy-m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itests/openejb-itests-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MRConnect/oecl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iam-idm-ce/openiam-pojo-int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jpa/openjpa-integration/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jpa/openjpa-persistence-jdb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home/suporte/Documentos/java_projects/openjpa/openjpa-tools/openjpa-maven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mrs-contrib-metadatarepository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naas/clients/tnc-demo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nms_dashboard/opennms-web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webbeans/samples/gu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webbeans/samples/reserv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ejb-6thedition-book-examples/ch09-14-employeeregist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integ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ju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junitforkedthrea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test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g.upsam.syp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arte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ce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mojarra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myfaces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seam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tapestry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wicket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wicket15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tsto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suporte/Documentos/java_projects/Plants/plants-persist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latform/components/stratos/billing/org.wso2.carbon.billing.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latform/samples/emr-sample/modules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lay2-morphia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lugin-payment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oem-gener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ojobuilder/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ortal/porta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owertac-tournament-schedu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4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5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6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7/Acegi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7/Container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7/Custom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8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9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10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estam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ofile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a/metamer/appl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a/page-fragments/f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uerydsl/querydsl-j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querydsl/querydsl-j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querydsl/querydsl-mongo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uickstarts_1/travel-sp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uickstarts/jca-inflow-horne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abbitMQ-Management/rabbitmq-managemen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andi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come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dmine-java-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gimo/regimo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port/i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/testsu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hub-identity/resthub-identity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hub-spring-stack/resthub-web/resthub-web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man/rest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union/jreun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iak-java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ing2park-on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ock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olef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oller/weblogger-bus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4/s4-examples/twittertopiccount-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alesCube/WEB/SalesCu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amples/redis-wx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amskiv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andbox_2/pickwi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calagwt-gwt/samples/dynatable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calagwt-gwt/samples/expe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calagwt-gwt/samples/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cormEngineWithSp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dm/nsp/batch-copy-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dvdstore/dvdstore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hibernate/hibernate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icefaces/iceface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jee5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jpa/jpa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metawidget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metawidget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nestedbooking/nested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registration/registrati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restbay/rest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seambay/seam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seamdiscs/seamdisc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spring/spring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tasks/task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ui/ui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wicket/wicket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booking-og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dvdstore/dvdstore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hibernate/hibernate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icefaces/iceface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jee5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jpa/jpa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metawidget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metawidget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nestedbooking/nested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registration/registrati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restbay/rest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seambay/seam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seamdiscs/seamdisc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spring/spring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tasks/task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ui/ui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wicket/wicket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dvdstore/dvdstore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ui/ui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dvdstore/dvdstore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hibernate/hibernate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icefaces/iceface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jee5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jpa/jpa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metawidget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metawidget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nestedbooking/nested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registration/registrati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restbay/rest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seambay/seam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seamdiscs/seamdisc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spring/spring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tasks/task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ui/ui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wicket/wicket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rverPush/samples/chat-manual-singlechan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rverPush/samples/sales-auto-multichan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rvices/ejbs/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hiro/samples/spring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IProject/Projeto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istema1-20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cartridges/cam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cartridges/cs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cartridges/javab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examples/csv-to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examples/csv-to-java-programma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examples/fixed-length-to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nip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ocial-M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ocial-Web-Spi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oftwarekoch/portal.do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--Hibernate---SQL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advanced-marhshallers-and-service-exporters/ob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batch-tutorial/spring-batch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batch/spring-batch-infrastruc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batch/spring-batch-samp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by-example/spring-by-example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book/hadoop/h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document-examples/mongodb-h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graph/spring-data-neo4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keyvalue/spring-data-re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mongodb/spring-data-mongod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home/suporte/Documentos/java_projects/spring-data-mongodb/spring-data-mongodb-cross-s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asp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cross-s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-asp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-r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re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rest/spring-data-rest-web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framework/spring-jd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framework/spring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hibernate-springdata-springmvc-maven-project-framework/yourweb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insight-plugins/collection-plugins/stru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integration-samples/basic/enri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integration-samples/basic/jd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integration/spring-integration-jd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jasper-tutorial/spring-jasper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Jersey-Hibernate-DbUnit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jqgrid-tutorial/spring-jqgrid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e/spring-me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e/spring-me-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validation/spring-modules-validation-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validation/spring-modules-validation-jdk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ongo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ongodb-tutorial/spring-mongodb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vc-jquery-j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vc-jquery-sitem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vc-jquery-ti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vc-validation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neo4j-tutorial/spring-neo4j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redis-tutorial/spring-redis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ecurity-so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ecurity-tutorial/spring-security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ecurity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ecurity/sandbox/heavydu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ocial-google/spring-social-google/spring-social-goog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issues/SWF-1500/booking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portlet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portlet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3-Hibernate-Maven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faces-v1/spring-faces-mvc-samples/sfm-booking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side-core-3.3.4.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side/examples/mini-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side4/examples/quick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side4/examples/showc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StrutsHibernate/StrutsSpring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ackoverflow-java-sdk/sch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andalone-JPA-Test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ruts2/apps/showca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suporte/Documentos/java_projects/Study/greenh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udy/java-in-action/spring3-toby/spring3-toby-c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udy/java-in-action/spring3-toby/spring3-toby-c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ubsonic_1/subsonic-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ubsonic_2/subsonic-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ubsonic/subsonic-m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upersonic/subsonic-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wagger-codegen/samples/client/petstore/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wagger-codegen/samples/client/wordnik-api/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warm-plugin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wift/lib/worksp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ynapse-Repository-Services/services/auth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beanvalid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hibernate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-hotel-boo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-port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beanvalid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hibernate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s-struts2-cassand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wus/tawu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wus/tawus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chnetium/Technet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b-rt-se/examples/cxf/jaxrs-advanced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b-rt-se/examples/cxf/jaxrs-intro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b-rt-se/examples/tesb/karaf-jmx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b-rt-se/examples/tesb/locator-rest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tdata-gener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he-SAFA-Project/safa/safa-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hucydides/thucydides-ju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icketMon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imebank/timebank-web-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oxbank-api-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PE-P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rakt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ry2Sol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sf/examples/jaxrs-advanced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sf/examples/jaxrs-intro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udu-L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utorial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weetit/tweetit.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witlogic/twitlogic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witter-2-weibo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wittertopic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user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viddler-apiv1-java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vraptor-mau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vraptor-vraptor2/vraptor-example-compati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vraptor/vraptor-mydv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eblounge/modules/weblounge-security-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-praxis/de.wicketpraxis--pom/persist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-Workshop-Sources/sources/advanced-workshop/advanc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-Workshop-Sources/sources/basic/quickstart-grundlag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-Workshop-Sources/sources/playground/quickstart-grundlagen-20110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/wicke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nk/wink-providers/wink-jackson-provi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s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oo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xeneo-core-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XSli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yoga/yoga-demos/yoga-demo-sha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zengsource-mvc/demo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esultado</text:p>
          </table:table-cell>
          <table:table-cell table:style-name="ce9" office:value-type="float" office:value="691" calcext:value-type="float">
            <text:p>691</text:p>
          </table:table-cell>
        </table:table-row>
      </table:table>
      <table:table table:name="Planilha3" table:style-name="ta1">
        <table:table-column table:style-name="co5" table:default-cell-style-name="ce3"/>
        <table:table-column table:style-name="co4" table:default-cell-style-name="ce7"/>
        <table:table-row table:style-name="ro1">
          <table:table-cell table:style-name="Default" office:value-type="string" calcext:value-type="string">
            <text:p>Projeto</text:p>
          </table:table-cell>
          <table:table-cell table:style-name="Default" office:value-type="string" calcext:value-type="string">
            <text:p>Quantidade</text:p>
          </table:table-cell>
        </table:table-row>
        <table:table-row table:style-name="ro1">
          <table:table-cell table:style-name="ce2" office:value-type="string" calcext:value-type="string">
            <text:p>/home/suporte/Documentos/java_projects/4308Cirrus/tendril-domain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ctiviti-tes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ctivityinfo/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erogear-controller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goncal-application-petstore-ee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LP/workspace/alp-ut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ndroidpn/androidpn-server-src/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nnonseweb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ppfuse_1/data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ppfuse_1/plugins/appfuse-maven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ppfuse/data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ppfuse/plugins/appfuse-maven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anea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chetypes_1/springjpa-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chetypes_1/webapp-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_deprecated/extensions/dr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-extension-drone/drone-selen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-extension-drone/drone-web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-graphene/graphene-selenium/graphene-selenium-dr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rquillian-showcase/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asamal/asamal-parent/asamal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3log-latke/lat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ank/b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as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eanvalidation-tck/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estpractices/gs-rest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diThrift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gbird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gbluebutton/esl-client-bbb/org.freeswitch.esl.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ngo/bingo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ioInvIndex/mo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odo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rix-cms/brix-rmi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rms-customer-evaluation-demo/projects/brms-customer-evaluation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BuilderGen/buildergen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fe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lopsi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mel-webinar/part2/camel-example-ja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ndlep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pedwarf-blue/testsu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aseconductor-platform/utest-domain-mo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di-arq-workshop/arquillian-showcase/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lassic/examples/registration-w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lassic/examples/registration/registrati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lim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loudname/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de2cloud.server/com.tasktop.c2c.server/com.tasktop.c2c.server.wiki.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ffee-Framework/coffeeframework-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mponent-objects/f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nTECt/sources/java/mav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re/examples/jsf/lo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otentin/cotentin.examples.si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Q2-S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rest/s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runch/cru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s2012/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ypher-d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iego-Pacheco-Sandbox/java/camel-jms-request-rep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iego-Pacheco-Sandbox/java/etl-smooks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_jBPM5-Training-Examples/drools5/06-DroolsExpert-KnowledgeAg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_jBPM5-Training-Examples/drools5/09-DroolsExpert-RETEnetworkEx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-chance/drools-informer/drools-informer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c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compi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decisiont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ex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jsr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/drools-templ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build-distribution/drools-osgi-bundles/org.drools.osgi.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c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compi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decisiont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jb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4.0.x/drools-jsr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c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compi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decisiont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guv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jsr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c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compi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decisiont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examples/drools-examples-d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guv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/drools-jsr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container/drools-sp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simul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olsjbpm-tools/drools-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ropwizard-amqp-s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Space/dspace-sw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bbo/dubbo-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bbo/dubbo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bbo/dubbo-rpc/dubbo-rpc-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bbo/dubbo-rpc/dubbo-rpc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dust/dus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asy-Cassand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CSE_321-G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dg-examples/chunch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du-cu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eg-database_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gov-data/egov-data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hour/eHour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m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miregistry/emir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mpire-db/empire-db-examples/empire-db-example-jsf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ms/ems-do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rrai/errai-bus/demos/seri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rrai/errai-jaxrs/errai-jaxrs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rrai/errai-marshal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sper/es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sup-lec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urekastreams/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/example-jackrab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/example-pax-oa/org.openapplicant.parent/org.openapplicant.user.service.i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002/tru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s_5/twittertopic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mples-cxf-camel-soabpmdays/camel-example-ja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npe-t5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anpe-t5-l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cilys-bank/excilys-bank-mo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it-web-framework/exit-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it-web-framework/showcase/vcs_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o-training/gxt-showc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exogtn/testsuite/webuibased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03-security-solu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booking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demoSpringRich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jsf-boo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primefaces-spring-security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ces/Proyectos/showc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ast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crepo/fcrepo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jstb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st-assert-1.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st-assertions-android/fest-assert-android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st-ex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est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nancialRecorder/FinancialRecorder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refly/firef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refly/firefly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refly/firefly-temp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ixy/fixy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lume-twi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luxtream-c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orum_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orum/java/ForumSha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ourpizza/fourpizza-business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renchPr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tpserver-maven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fuse/tooling/examples/camel-drools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adget-server/gadge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amersCho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atein-portal/testsuite/webuibased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eronimo-xbean/xbean-refl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eronimo/testsuite/javaee6-testsuite/el2.2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ithub-java-sdk/sch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ofleet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oodData-CL/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raneles-SRL/Graneles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reenh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risu/grisu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uvnor/guvnor-webapp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guvnor/guvnor-webapp-dr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andle-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esperid/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ernate_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hca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ernate-search/hibernate-search-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ibernate-validator/eng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MS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ostel_project_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hs4j/contributes/hs4j-k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dea-plugin-rev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LoveR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meji/imeji_pres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nfinispan/cachestore/jd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nfinispan/qu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nformationSystem/samples/plugins/org.obeonetwork.demo.weblogng.bus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ntranet-academ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rp-eco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serve/iserve-parent/iserve-commons-vocabul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iud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box/jabox-persist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hspotify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hspotify/web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mes-hupa/sha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rb/jarb-constraint-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rb/jarb-constraint-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rb/jarb-constraint-viol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rb/jarb-populator-exc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kissmetr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mongodb-dao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amples_1/spring-orm-hibernate-mapp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amples_1/testing-mockito-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amples/spring-hibernate-one-to-many-join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dk_1/javasdk-test/jpa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ava-sdk_1/javasdk-test/jpa-test-sch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ehave-core/examples/spring-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oss-as-developer-guide/quickstarts/lo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oss-as/testsuite/integration/bas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osscc-as7-examples_1/rest-example/rest-example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osscc-as7-examples_1/web-application-example/web-application-example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/jbpm-ex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/jbpm-flow-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08/jBPM5-PersistentProc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09/drools5-Simple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09/jBPM5-Process-Rules-Patter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10/jBPM5-Process-Events-Patter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-Developer-Guide/chapter_11/jBPM5-Multi-Session-Patter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bpm52_demo_rulen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clouds-chef/labs/privatech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clouds/labs/vcloud-di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clouds/sandbox-providers/twi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_1/jersey/jersey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_1/jersey/jersey-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_1/jersey/samples/atompub-contacts/atompub-contacts-mod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-1.x/jersey/jersey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-1.x/jersey/jersey-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-1.x/jersey/samples/atompub-contacts/atompub-contacts-mod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rsey/tests/e2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etst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forum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motor/components/util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ms-brokers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4neo/tags/jo4neo-0.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4neo/tags/jo4neo-0.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4neo/trunk/jo4n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4neo/trunk/jo4neobl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getworkflow/wflow-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h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ker/backend/interf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OOX/jOO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pauc-ear/jpauc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POS-EE/modules/ee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ecurity/samples/spring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funit/jboss-jsfunit-examples/jboss-jsfunit-examples-seam/jboss-jsfunit-examples-seam-booking/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funit/jboss-jsfunit-examples/jboss-jsfunit-examples-seam/jboss-jsfunit-examples-seam-registration/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onPullParser/jsonpullparser-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onPullParser/jsonpullparser-benchm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sonPullParser/jsonpullparser-us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TM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uzu/boo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jw-community/wflow-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kevoree-extra/org.kevoree.extra.osgi.jpax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koku-services/custo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Kundera/kundera-cassand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Kundera/kundera-mon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ab/jee6/examples/jpa/cr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ambda-compar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earning-lambda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egislativo-api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ime-mvc/examples/conver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inkedIn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iquibase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lorsou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ag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arathon/marathon-support/snakeya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at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avenSpringHibernateMock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etMe/Meet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tawidget/integration-tests/faces/fo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tawidget/integration-tests/swing/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tawidget/integration-tests/swt/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etricmi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I-MPR-DIP-Admi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ongolo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2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3-mvc-com-ob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6-ioc-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7-ioc-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d/aula28-gu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4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5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7-ioc-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8-ioc-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pd-2012-i41N/aula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ujina/mujina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ultiBitMerchant/mb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usique/dependencies/last.fm-bind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yba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yfaces-extcdi/examples/jsf-examples/hello_myfaces-codi_jsf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myfaces/i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abAlive/data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arya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comp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tnumeri/lib/gwt-2.5.0.rc1/samples/DynaTable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tnumeri/lib/gwt-2.5.0.rc1/samples/Expe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tnumeri/lib/gwt-2.5.0.rc1/samples/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xus/nexus/nexus-clients/nexus-restlight-clients/nexus-restlight-core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exus/nexus/nexus-m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FEGuardian-sha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gdb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grinder/ngrinder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ing-api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oTube-Beancounter-2.0/commons/mo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nutzdemo-sh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auth-provider-s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bjectif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htu-miniprojekti/ohtu_m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nebusaway-application-modules/onebusaway-us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cast-Matterhorn-1.4.x/modules/matterhorn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cast-Matterhorn/modules/matterhorn-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cit/ui/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cdi-qu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dynamic-dao-imple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rest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rest-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spring-data-prox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examples/spring-data-proxy-m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jb/openejb/itests/openejb-itests-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EMRConnect/oecl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iam-idm-ce/openiam-pojo-int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jpa/openjpa-integration/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jpa/openjpa-tools/openjpa-maven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mrs-contrib-metadatarepository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naas/clients/tnc-demo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nms_dashboard/opennms-web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webbeans/samples/gu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penwebbeans/samples/reserv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ejb-6thedition-book-examples/ch09-14-employeeregist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integ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ju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junitforkedthrea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eilly-gradle-book-examples/testing-test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org.upsam.syp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arte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ce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mojarra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myfaces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seam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tapestry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wicket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erformance-comparison-java-web-frameworks/perfbench-code/wicket15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lants/plants-persist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latform/components/stratos/billing/org.wso2.carbon.billing.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latform/samples/emr-sample/modules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lay2-morphia-plu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lugin-payment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oem-gener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ojobuilder/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ortal/porta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owertac-tournament-schedu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4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5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6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7/Acegi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7/Container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7/Custom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8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09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actical-Apache-Struts-2-Web-2.0-Projects/Chapter10/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estam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profile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a/metamer/appl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a/page-fragments/f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uerydsl/querydsl-mongo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uickstarts_1/travel-sp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quickstarts/jca-inflow-horne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abbitMQ-Management/rabbitmq-managemen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andi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come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dmine-java-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gimo/regimo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port/i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/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/testsu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hub-identity/resthub-identity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hub-spring-stack/resthub-web/resthub-web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stman/rest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eunion/jreun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iak-java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ing2park-on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ock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olef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roller/weblogger-bus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4/s4-examples/twittertopiccount-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alesCube/WEB/SalesCu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amples/redis-wx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amskiv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andbox_2/pickwi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calagwt-gwt/samples/dynatable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calagwt-gwt/samples/expe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calagwt-gwt/samples/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cormEngineWithSp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dm/nsp/batch-copy-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dvdstore/dvdstore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hibernate/hibernate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icefaces/iceface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jee5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jpa/jpa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metawidget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metawidget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nestedbooking/nested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registration/registrati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restbay/rest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seambay/seam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seamdiscs/seamdisc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spring/spring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tasks/task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ui/ui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_2_3/examples/wicket/wicket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booking-og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dvdstore/dvdstore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hibernate/hibernate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icefaces/iceface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jee5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jpa/jpa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metawidget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metawidget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nestedbooking/nested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registration/registrati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restbay/rest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seambay/seam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seamdiscs/seamdisc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spring/spring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tasks/task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ui/ui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-revisited/jboss-seam-parent/examples/wicket/wicket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dvdstore/dvdstore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-ee6/ui/ui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dvdstore/dvdstore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hibernate/hibernate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icefaces/iceface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jee5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jpa/jpa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metawidget/booking/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metawidget/dvdstore/dvdstore-te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nestedbooking/nestedbooking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registration/registration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restbay/rest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seambay/seambay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seamdiscs/seamdisc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spring/spring-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tasks/tasks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ui/ui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am2.3/examples/wicket/wicket-ej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rverPush/samples/chat-manual-singlechan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rverPush/samples/sales-auto-multichan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ervices/ejbs/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hiro/samples/spring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IProject/Projeto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istema1-20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cartridges/cam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cartridges/cs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cartridges/javab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examples/csv-to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examples/csv-to-java-programma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mooks/smooks-examples/fixed-length-to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nip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ocial-M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ocial-Web-Spi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oftwarekoch/portal.do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--Hibernate---SQL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advanced-marhshallers-and-service-exporters/ob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batch-tutorial/spring-batch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batch/spring-batch-infrastruc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by-example/spring-by-example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book/hadoop/h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document-examples/mongodb-h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keyvalue/spring-data-re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mongodb/spring-data-mongodb-cross-s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asp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cross-s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re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data-rest/spring-data-rest-web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framework/spring-jd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framework/spring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hibernate-springdata-springmvc-maven-project-framework/yourweb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insight-plugins/collection-plugins/stru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integration-samples/basic/enri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integration-samples/basic/jd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integration/spring-integration-jd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jasper-tutorial/spring-jasper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Jersey-Hibernate-DbUnit-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jqgrid-tutorial/spring-jqgrid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e/spring-me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e/spring-me-samp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validation/spring-modules-validation-jdk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ongo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ongodb-tutorial/spring-mongodb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vc-jquery-j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vc-jquery-sitem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vc-jquery-ti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mvc-validation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neo4j-tutorial/spring-neo4j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redis-tutorial/spring-redis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ecurity-so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ecurity-tutorial/spring-security-tu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ecurity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ecurity/sandbox/heavydu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social-google/spring-social-google/spring-social-goog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issues/SWF-1500/booking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portlet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-webflow-samples/booking-portlet-m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3-Hibernate-Maven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faces-v1/spring-faces-mvc-samples/sfm-booking-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side-core-3.3.4.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side/examples/mini-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side4/examples/quick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pringStrutsHibernate/StrutsSpring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ackoverflow-java-sdk/sch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andalone-JPA-Test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udy/greenh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udy/java-in-action/spring3-toby/spring3-toby-c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tudy/java-in-action/spring3-toby/spring3-toby-c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ubsonic_1/subsonic-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ubsonic_2/subsonic-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upersonic/subsonic-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wagger-codegen/samples/client/petstore/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wagger-codegen/samples/client/wordnik-api/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warm-plugin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wift/lib/worksp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Synapse-Repository-Services/services/auth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beanvalid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hibernate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-5/tapestry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-hotel-boo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-port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beanvalid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hibernate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pestry5/tapestry-j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s-struts2-cassand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wus/tawus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awus/tawus-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chnetium/Technet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b-rt-se/examples/cxf/jaxrs-advanced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b-rt-se/examples/cxf/jaxrs-intro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b-rt-se/examples/tesb/karaf-jmx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b-rt-se/examples/tesb/locator-rest/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estdata-gener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he-SAFA-Project/safa/safa-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hucydides/thucydides-ju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icketMon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imebank/timebank-web-m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oxbank-api-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PE-P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rakt-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ry2Sol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sf/examples/jaxrs-advanced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sf/examples/jaxrs-intro/com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udu-L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utorial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weetit/tweetit.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witlogic/twitlogic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witter-2-weibo/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twittertopic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user-de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viddler-apiv1-java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vraptor-mau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vraptor-vraptor2/vraptor-example-compati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vraptor/vraptor-mydv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eblounge/modules/weblounge-security-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-praxis/de.wicketpraxis--pom/persist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-Workshop-Sources/sources/advanced-workshop/advanc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-Workshop-Sources/sources/basic/quickstart-grundlag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-Workshop-Sources/sources/playground/quickstart-grundlagen-20110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cket/wicke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nk/wink-providers/wink-jackson-provi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is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woo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xeneo-core-a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XSli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yoga/yoga-demos/yoga-demo-sha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zengsource-mvc/demo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uporte/Documentos/java_projects/cinea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core_1/transfor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droolsjbpm-contributed-experiments/machinelearning/5.0.x/drools-examples/drools-examples-dr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cam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droolsjbpm-integration/drools-pipe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fixture-fa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guvnor/droolsjbpm-ide-comm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halo-d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jibu/jibu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kodejava/core-sa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Kundera-Examp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lambda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nan21.dnet.modules/nan21.dnet.module.ad/nan21.dnet.module.ad.dom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querydsl/querydsl-j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querydsl/querydsl-j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batch/spring-batch-samp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graph/spring-data-neo4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-asp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-data-neo4j/spring-data-neo4j-examples/cineasts-r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pringside4/examples/showc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subsonic/subsonic-m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tity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suporte/Documentos/java_projects/petsto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suporte/Documentos/java_projects/struts2/apps/showca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suporte/Documentos/java_projects/spring-data-mongodb/spring-data-mongod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home/suporte/Documentos/java_projects/spring-modules/projects/spring-modules-validation/spring-modules-validation-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env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home/suporte/Documentos/java_projects/openjpa/openjpa-persistence-jdb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home/suporte/Documentos/java_projects/hibernate-orm/hibernate-core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  <table:database-ranges>
        <table:database-range table:name="__Anonymous_Sheet_DB__0" table:target-range-address="'projetos_selecionados.v1'.A1:'projetos_selecionados.v1'.C692" table:display-filter-buttons="true"/>
        <table:database-range table:name="__Anonymous_Sheet_DB__2" table:target-range-address="Planilha3.A1:Planilha3.B625">
          <table:sort>
            <table:sort-by table:field-number="1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ela dinâmica_projetos_selecionados.v1_1'.A1:'Tabela dinâmica_projetos_selecionados.v1_1'.B626" table:buttons="'Tabela dinâmica_projetos_selecionados.v1_1'.A1" table:show-filter-button="false" table:drill-down-on-double-click="false">
          <table:source-cell-range table:cell-range-address="'projetos_selecionados.v1'.A1:'projetos_selecionados.v1'.C69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jeto" table:orientation="row" table:used-hierarchy="0" table:function="auto">
            <table:data-pilot-level table:show-empty="false" calcext:repeat-item-labels="false">
              <table:data-pilot-members>
                <table:data-pilot-member table:name="/home/suporte/Documentos/java_projects/4308Cirrus/tendril-domain" table:display="true" table:show-details="true"/>
                <table:data-pilot-member table:name="/home/suporte/Documentos/java_projects/activiti-testing" table:display="true" table:show-details="true"/>
                <table:data-pilot-member table:name="/home/suporte/Documentos/java_projects/activityinfo/server" table:display="true" table:show-details="true"/>
                <table:data-pilot-member table:name="/home/suporte/Documentos/java_projects/aerogear-controller-demo" table:display="true" table:show-details="true"/>
                <table:data-pilot-member table:name="/home/suporte/Documentos/java_projects/agoncal-application-petstore-ee6" table:display="true" table:show-details="true"/>
                <table:data-pilot-member table:name="/home/suporte/Documentos/java_projects/ALP/workspace/alp-utils" table:display="true" table:show-details="true"/>
                <table:data-pilot-member table:name="/home/suporte/Documentos/java_projects/androidpn/androidpn-server-src/server" table:display="true" table:show-details="true"/>
                <table:data-pilot-member table:name="/home/suporte/Documentos/java_projects/annonseweb/api" table:display="true" table:show-details="true"/>
                <table:data-pilot-member table:name="/home/suporte/Documentos/java_projects/appfuse_1/data/common" table:display="true" table:show-details="true"/>
                <table:data-pilot-member table:name="/home/suporte/Documentos/java_projects/appfuse_1/plugins/appfuse-maven-plugin" table:display="true" table:show-details="true"/>
                <table:data-pilot-member table:name="/home/suporte/Documentos/java_projects/appfuse/data/common" table:display="true" table:show-details="true"/>
                <table:data-pilot-member table:name="/home/suporte/Documentos/java_projects/appfuse/plugins/appfuse-maven-plugin" table:display="true" table:show-details="true"/>
                <table:data-pilot-member table:name="/home/suporte/Documentos/java_projects/aranea/api" table:display="true" table:show-details="true"/>
                <table:data-pilot-member table:name="/home/suporte/Documentos/java_projects/archetypes_1/springjpa-app" table:display="true" table:show-details="true"/>
                <table:data-pilot-member table:name="/home/suporte/Documentos/java_projects/archetypes_1/webapp-app" table:display="true" table:show-details="true"/>
                <table:data-pilot-member table:name="/home/suporte/Documentos/java_projects/arquillian_deprecated/extensions/drone" table:display="true" table:show-details="true"/>
                <table:data-pilot-member table:name="/home/suporte/Documentos/java_projects/arquillian-extension-drone/drone-selenium" table:display="true" table:show-details="true"/>
                <table:data-pilot-member table:name="/home/suporte/Documentos/java_projects/arquillian-extension-drone/drone-webdriver" table:display="true" table:show-details="true"/>
                <table:data-pilot-member table:name="/home/suporte/Documentos/java_projects/arquillian-graphene/graphene-selenium/graphene-selenium-drone" table:display="true" table:show-details="true"/>
                <table:data-pilot-member table:name="/home/suporte/Documentos/java_projects/arquillian-showcase/ui" table:display="true" table:show-details="true"/>
                <table:data-pilot-member table:name="/home/suporte/Documentos/java_projects/asamal/asamal-parent/asamal-example" table:display="true" table:show-details="true"/>
                <table:data-pilot-member table:name="/home/suporte/Documentos/java_projects/b3log-latke/latke" table:display="true" table:show-details="true"/>
                <table:data-pilot-member table:name="/home/suporte/Documentos/java_projects/bank/bean" table:display="true" table:show-details="true"/>
                <table:data-pilot-member table:name="/home/suporte/Documentos/java_projects/basex" table:display="true" table:show-details="true"/>
                <table:data-pilot-member table:name="/home/suporte/Documentos/java_projects/beanvalidation-tck/tests" table:display="true" table:show-details="true"/>
                <table:data-pilot-member table:name="/home/suporte/Documentos/java_projects/bestpractices/gs-rest-example" table:display="true" table:show-details="true"/>
                <table:data-pilot-member table:name="/home/suporte/Documentos/java_projects/BidiThrift/Client" table:display="true" table:show-details="true"/>
                <table:data-pilot-member table:name="/home/suporte/Documentos/java_projects/bigbird/api" table:display="true" table:show-details="true"/>
                <table:data-pilot-member table:name="/home/suporte/Documentos/java_projects/bigbluebutton/esl-client-bbb/org.freeswitch.esl.client" table:display="true" table:show-details="true"/>
                <table:data-pilot-member table:name="/home/suporte/Documentos/java_projects/bingo/bingo-client" table:display="true" table:show-details="true"/>
                <table:data-pilot-member table:name="/home/suporte/Documentos/java_projects/BioInvIndex/model" table:display="true" table:show-details="true"/>
                <table:data-pilot-member table:name="/home/suporte/Documentos/java_projects/bodoque" table:display="true" table:show-details="true"/>
                <table:data-pilot-member table:name="/home/suporte/Documentos/java_projects/brix-cms/brix-rmiserver" table:display="true" table:show-details="true"/>
                <table:data-pilot-member table:name="/home/suporte/Documentos/java_projects/brms-customer-evaluation-demo/projects/brms-customer-evaluation-demo" table:display="true" table:show-details="true"/>
                <table:data-pilot-member table:name="/home/suporte/Documentos/java_projects/BuilderGen/buildergen-example" table:display="true" table:show-details="true"/>
                <table:data-pilot-member table:name="/home/suporte/Documentos/java_projects/cafeweb" table:display="true" table:show-details="true"/>
                <table:data-pilot-member table:name="/home/suporte/Documentos/java_projects/calopsita" table:display="true" table:show-details="true"/>
                <table:data-pilot-member table:name="/home/suporte/Documentos/java_projects/camel-webinar/part2/camel-example-jaxb" table:display="true" table:show-details="true"/>
                <table:data-pilot-member table:name="/home/suporte/Documentos/java_projects/candlepin" table:display="true" table:show-details="true"/>
                <table:data-pilot-member table:name="/home/suporte/Documentos/java_projects/capedwarf-blue/testsuite" table:display="true" table:show-details="true"/>
                <table:data-pilot-member table:name="/home/suporte/Documentos/java_projects/caseconductor-platform/utest-domain-model" table:display="true" table:show-details="true"/>
                <table:data-pilot-member table:name="/home/suporte/Documentos/java_projects/cdi-arq-workshop/arquillian-showcase/ui" table:display="true" table:show-details="true"/>
                <table:data-pilot-member table:name="/home/suporte/Documentos/java_projects/cineasts" table:display="true" table:show-details="true"/>
                <table:data-pilot-member table:name="/home/suporte/Documentos/java_projects/classic/examples/registration-war" table:display="true" table:show-details="true"/>
                <table:data-pilot-member table:name="/home/suporte/Documentos/java_projects/classic/examples/registration/registration-ejb" table:display="true" table:show-details="true"/>
                <table:data-pilot-member table:name="/home/suporte/Documentos/java_projects/climone" table:display="true" table:show-details="true"/>
                <table:data-pilot-member table:name="/home/suporte/Documentos/java_projects/cloudname/a3" table:display="true" table:show-details="true"/>
                <table:data-pilot-member table:name="/home/suporte/Documentos/java_projects/code2cloud.server/com.tasktop.c2c.server/com.tasktop.c2c.server.wiki.server" table:display="true" table:show-details="true"/>
                <table:data-pilot-member table:name="/home/suporte/Documentos/java_projects/Coffee-Framework/coffeeframework-samples" table:display="true" table:show-details="true"/>
                <table:data-pilot-member table:name="/home/suporte/Documentos/java_projects/component-objects/ftest" table:display="true" table:show-details="true"/>
                <table:data-pilot-member table:name="/home/suporte/Documentos/java_projects/conTECt/sources/java/maven" table:display="true" table:show-details="true"/>
                <table:data-pilot-member table:name="/home/suporte/Documentos/java_projects/core_1/transform" table:display="true" table:show-details="true"/>
                <table:data-pilot-member table:name="/home/suporte/Documentos/java_projects/core/examples/jsf/login" table:display="true" table:show-details="true"/>
                <table:data-pilot-member table:name="/home/suporte/Documentos/java_projects/Cotentin/cotentin.examples.simple" table:display="true" table:show-details="true"/>
                <table:data-pilot-member table:name="/home/suporte/Documentos/java_projects/CQ2-Sim" table:display="true" table:show-details="true"/>
                <table:data-pilot-member table:name="/home/suporte/Documentos/java_projects/crest/sample" table:display="true" table:show-details="true"/>
                <table:data-pilot-member table:name="/home/suporte/Documentos/java_projects/crunch/crunch" table:display="true" table:show-details="true"/>
                <table:data-pilot-member table:name="/home/suporte/Documentos/java_projects/cs2012/main" table:display="true" table:show-details="true"/>
                <table:data-pilot-member table:name="/home/suporte/Documentos/java_projects/cypher-dsl" table:display="true" table:show-details="true"/>
                <table:data-pilot-member table:name="/home/suporte/Documentos/java_projects/Diego-Pacheco-Sandbox/java/camel-jms-request-reply" table:display="true" table:show-details="true"/>
                <table:data-pilot-member table:name="/home/suporte/Documentos/java_projects/Diego-Pacheco-Sandbox/java/etl-smooks-tests" table:display="true" table:show-details="true"/>
                <table:data-pilot-member table:name="/home/suporte/Documentos/java_projects/Drools_jBPM5-Training-Examples/drools5/06-DroolsExpert-KnowledgeAgent" table:display="true" table:show-details="true"/>
                <table:data-pilot-member table:name="/home/suporte/Documentos/java_projects/Drools_jBPM5-Training-Examples/drools5/09-DroolsExpert-RETEnetworkExamples" table:display="true" table:show-details="true"/>
                <table:data-pilot-member table:name="/home/suporte/Documentos/java_projects/drools-chance/drools-informer/drools-informer-core" table:display="true" table:show-details="true"/>
                <table:data-pilot-member table:name="/home/suporte/Documentos/java_projects/drools/drools-clips" table:display="true" table:show-details="true"/>
                <table:data-pilot-member table:name="/home/suporte/Documentos/java_projects/drools/drools-compiler" table:display="true" table:show-details="true"/>
                <table:data-pilot-member table:name="/home/suporte/Documentos/java_projects/drools/drools-core" table:display="true" table:show-details="true"/>
                <table:data-pilot-member table:name="/home/suporte/Documentos/java_projects/drools/drools-decisiontables" table:display="true" table:show-details="true"/>
                <table:data-pilot-member table:name="/home/suporte/Documentos/java_projects/drools/drools-examples" table:display="true" table:show-details="true"/>
                <table:data-pilot-member table:name="/home/suporte/Documentos/java_projects/drools/drools-jsr94" table:display="true" table:show-details="true"/>
                <table:data-pilot-member table:name="/home/suporte/Documentos/java_projects/drools/drools-templates" table:display="true" table:show-details="true"/>
                <table:data-pilot-member table:name="/home/suporte/Documentos/java_projects/droolsjbpm-build-distribution/drools-osgi-bundles/org.drools.osgi.test" table:display="true" table:show-details="true"/>
                <table:data-pilot-member table:name="/home/suporte/Documentos/java_projects/droolsjbpm-contributed-experiments/machinelearning/4.0.x/drools-ant" table:display="true" table:show-details="true"/>
                <table:data-pilot-member table:name="/home/suporte/Documentos/java_projects/droolsjbpm-contributed-experiments/machinelearning/4.0.x/drools-clips" table:display="true" table:show-details="true"/>
                <table:data-pilot-member table:name="/home/suporte/Documentos/java_projects/droolsjbpm-contributed-experiments/machinelearning/4.0.x/drools-compiler" table:display="true" table:show-details="true"/>
                <table:data-pilot-member table:name="/home/suporte/Documentos/java_projects/droolsjbpm-contributed-experiments/machinelearning/4.0.x/drools-core" table:display="true" table:show-details="true"/>
                <table:data-pilot-member table:name="/home/suporte/Documentos/java_projects/droolsjbpm-contributed-experiments/machinelearning/4.0.x/drools-decisiontables" table:display="true" table:show-details="true"/>
                <table:data-pilot-member table:name="/home/suporte/Documentos/java_projects/droolsjbpm-contributed-experiments/machinelearning/4.0.x/drools-jbrms" table:display="true" table:show-details="true"/>
                <table:data-pilot-member table:name="/home/suporte/Documentos/java_projects/droolsjbpm-contributed-experiments/machinelearning/4.0.x/drools-jsr94" table:display="true" table:show-details="true"/>
                <table:data-pilot-member table:name="/home/suporte/Documentos/java_projects/droolsjbpm-contributed-experiments/machinelearning/5.0.x/drools-ant" table:display="true" table:show-details="true"/>
                <table:data-pilot-member table:name="/home/suporte/Documentos/java_projects/droolsjbpm-contributed-experiments/machinelearning/5.0.x/drools-clips" table:display="true" table:show-details="true"/>
                <table:data-pilot-member table:name="/home/suporte/Documentos/java_projects/droolsjbpm-contributed-experiments/machinelearning/5.0.x/drools-compiler" table:display="true" table:show-details="true"/>
                <table:data-pilot-member table:name="/home/suporte/Documentos/java_projects/droolsjbpm-contributed-experiments/machinelearning/5.0.x/drools-core" table:display="true" table:show-details="true"/>
                <table:data-pilot-member table:name="/home/suporte/Documentos/java_projects/droolsjbpm-contributed-experiments/machinelearning/5.0.x/drools-decisiontables" table:display="true" table:show-details="true"/>
                <table:data-pilot-member table:name="/home/suporte/Documentos/java_projects/droolsjbpm-contributed-experiments/machinelearning/5.0.x/drools-examples/drools-examples-drl" table:display="true" table:show-details="true"/>
                <table:data-pilot-member table:name="/home/suporte/Documentos/java_projects/droolsjbpm-contributed-experiments/machinelearning/5.0.x/drools-guvnor" table:display="true" table:show-details="true"/>
                <table:data-pilot-member table:name="/home/suporte/Documentos/java_projects/droolsjbpm-contributed-experiments/machinelearning/5.0.x/drools-jsr94" table:display="true" table:show-details="true"/>
                <table:data-pilot-member table:name="/home/suporte/Documentos/java_projects/droolsjbpm-contributed-experiments/machinelearning/5.0.x/drools-server" table:display="true" table:show-details="true"/>
                <table:data-pilot-member table:name="/home/suporte/Documentos/java_projects/droolsjbpm-contributed-experiments/machinelearning/5.0/drools-ant" table:display="true" table:show-details="true"/>
                <table:data-pilot-member table:name="/home/suporte/Documentos/java_projects/droolsjbpm-contributed-experiments/machinelearning/5.0/drools-clips" table:display="true" table:show-details="true"/>
                <table:data-pilot-member table:name="/home/suporte/Documentos/java_projects/droolsjbpm-contributed-experiments/machinelearning/5.0/drools-compiler" table:display="true" table:show-details="true"/>
                <table:data-pilot-member table:name="/home/suporte/Documentos/java_projects/droolsjbpm-contributed-experiments/machinelearning/5.0/drools-core" table:display="true" table:show-details="true"/>
                <table:data-pilot-member table:name="/home/suporte/Documentos/java_projects/droolsjbpm-contributed-experiments/machinelearning/5.0/drools-decisiontables" table:display="true" table:show-details="true"/>
                <table:data-pilot-member table:name="/home/suporte/Documentos/java_projects/droolsjbpm-contributed-experiments/machinelearning/5.0/drools-examples/drools-examples-drl" table:display="true" table:show-details="true"/>
                <table:data-pilot-member table:name="/home/suporte/Documentos/java_projects/droolsjbpm-contributed-experiments/machinelearning/5.0/drools-guvnor" table:display="true" table:show-details="true"/>
                <table:data-pilot-member table:name="/home/suporte/Documentos/java_projects/droolsjbpm-contributed-experiments/machinelearning/5.0/drools-jsr94" table:display="true" table:show-details="true"/>
                <table:data-pilot-member table:name="/home/suporte/Documentos/java_projects/droolsjbpm-integration/drools-camel" table:display="true" table:show-details="true"/>
                <table:data-pilot-member table:name="/home/suporte/Documentos/java_projects/droolsjbpm-integration/drools-container/drools-spring" table:display="true" table:show-details="true"/>
                <table:data-pilot-member table:name="/home/suporte/Documentos/java_projects/droolsjbpm-integration/drools-pipeline" table:display="true" table:show-details="true"/>
                <table:data-pilot-member table:name="/home/suporte/Documentos/java_projects/droolsjbpm-integration/drools-simulator" table:display="true" table:show-details="true"/>
                <table:data-pilot-member table:name="/home/suporte/Documentos/java_projects/droolsjbpm-tools/drools-ant" table:display="true" table:show-details="true"/>
                <table:data-pilot-member table:name="/home/suporte/Documentos/java_projects/dropwizard-amqp-sample" table:display="true" table:show-details="true"/>
                <table:data-pilot-member table:name="/home/suporte/Documentos/java_projects/DSpace/dspace-sword" table:display="true" table:show-details="true"/>
                <table:data-pilot-member table:name="/home/suporte/Documentos/java_projects/dubbo/dubbo-admin" table:display="true" table:show-details="true"/>
                <table:data-pilot-member table:name="/home/suporte/Documentos/java_projects/dubbo/dubbo-common" table:display="true" table:show-details="true"/>
                <table:data-pilot-member table:name="/home/suporte/Documentos/java_projects/dubbo/dubbo-rpc/dubbo-rpc-api" table:display="true" table:show-details="true"/>
                <table:data-pilot-member table:name="/home/suporte/Documentos/java_projects/dubbo/dubbo-rpc/dubbo-rpc-default" table:display="true" table:show-details="true"/>
                <table:data-pilot-member table:name="/home/suporte/Documentos/java_projects/dust/dust-core" table:display="true" table:show-details="true"/>
                <table:data-pilot-member table:name="/home/suporte/Documentos/java_projects/Easy-Cassandra" table:display="true" table:show-details="true"/>
                <table:data-pilot-member table:name="/home/suporte/Documentos/java_projects/ECSE_321-Game" table:display="true" table:show-details="true"/>
                <table:data-pilot-member table:name="/home/suporte/Documentos/java_projects/edg-examples/chunchun" table:display="true" table:show-details="true"/>
                <table:data-pilot-member table:name="/home/suporte/Documentos/java_projects/edu-cube" table:display="true" table:show-details="true"/>
                <table:data-pilot-member table:name="/home/suporte/Documentos/java_projects/eeg-database_1" table:display="true" table:show-details="true"/>
                <table:data-pilot-member table:name="/home/suporte/Documentos/java_projects/egov-data/egov-data-hibernate" table:display="true" table:show-details="true"/>
                <table:data-pilot-member table:name="/home/suporte/Documentos/java_projects/ehour/eHour-common" table:display="true" table:show-details="true"/>
                <table:data-pilot-member table:name="/home/suporte/Documentos/java_projects/em2012" table:display="true" table:show-details="true"/>
                <table:data-pilot-member table:name="/home/suporte/Documentos/java_projects/emiregistry/emir-core" table:display="true" table:show-details="true"/>
                <table:data-pilot-member table:name="/home/suporte/Documentos/java_projects/empire-db/empire-db-examples/empire-db-example-jsf2" table:display="true" table:show-details="true"/>
                <table:data-pilot-member table:name="/home/suporte/Documentos/java_projects/ems/ems-domain" table:display="true" table:show-details="true"/>
                <table:data-pilot-member table:name="/home/suporte/Documentos/java_projects/errai/errai-bus/demos/serialization" table:display="true" table:show-details="true"/>
                <table:data-pilot-member table:name="/home/suporte/Documentos/java_projects/errai/errai-jaxrs/errai-jaxrs-client" table:display="true" table:show-details="true"/>
                <table:data-pilot-member table:name="/home/suporte/Documentos/java_projects/errai/errai-marshalling" table:display="true" table:show-details="true"/>
                <table:data-pilot-member table:name="/home/suporte/Documentos/java_projects/esper/esper" table:display="true" table:show-details="true"/>
                <table:data-pilot-member table:name="/home/suporte/Documentos/java_projects/esup-lecture" table:display="true" table:show-details="true"/>
                <table:data-pilot-member table:name="/home/suporte/Documentos/java_projects/eurekastreams/server" table:display="true" table:show-details="true"/>
                <table:data-pilot-member table:name="/home/suporte/Documentos/java_projects/example/example-jackrabbit" table:display="true" table:show-details="true"/>
                <table:data-pilot-member table:name="/home/suporte/Documentos/java_projects/example/example-pax-oa/org.openapplicant.parent/org.openapplicant.user.service.impl" table:display="true" table:show-details="true"/>
                <table:data-pilot-member table:name="/home/suporte/Documentos/java_projects/example002/trunk" table:display="true" table:show-details="true"/>
                <table:data-pilot-member table:name="/home/suporte/Documentos/java_projects/examples_5/twittertopiccount" table:display="true" table:show-details="true"/>
                <table:data-pilot-member table:name="/home/suporte/Documentos/java_projects/examples-cxf-camel-soabpmdays/camel-example-jaxb" table:display="true" table:show-details="true"/>
                <table:data-pilot-member table:name="/home/suporte/Documentos/java_projects/exanpe-t5-demo" table:display="true" table:show-details="true"/>
                <table:data-pilot-member table:name="/home/suporte/Documentos/java_projects/exanpe-t5-lib" table:display="true" table:show-details="true"/>
                <table:data-pilot-member table:name="/home/suporte/Documentos/java_projects/excilys-bank/excilys-bank-model" table:display="true" table:show-details="true"/>
                <table:data-pilot-member table:name="/home/suporte/Documentos/java_projects/exit-web-framework/exit-orm" table:display="true" table:show-details="true"/>
                <table:data-pilot-member table:name="/home/suporte/Documentos/java_projects/exit-web-framework/showcase/vcs_admin" table:display="true" table:show-details="true"/>
                <table:data-pilot-member table:name="/home/suporte/Documentos/java_projects/exo-training/gxt-showcase" table:display="true" table:show-details="true"/>
                <table:data-pilot-member table:name="/home/suporte/Documentos/java_projects/exogtn/testsuite/webuibasedsamples" table:display="true" table:show-details="true"/>
                <table:data-pilot-member table:name="/home/suporte/Documentos/java_projects/faces/Proyectos/03-security-solution" table:display="true" table:show-details="true"/>
                <table:data-pilot-member table:name="/home/suporte/Documentos/java_projects/faces/Proyectos/booking-faces" table:display="true" table:show-details="true"/>
                <table:data-pilot-member table:name="/home/suporte/Documentos/java_projects/faces/Proyectos/demoSpringRichHibernate" table:display="true" table:show-details="true"/>
                <table:data-pilot-member table:name="/home/suporte/Documentos/java_projects/faces/Proyectos/jsf-booking" table:display="true" table:show-details="true"/>
                <table:data-pilot-member table:name="/home/suporte/Documentos/java_projects/faces/Proyectos/primefaces-spring-security-hibernate" table:display="true" table:show-details="true"/>
                <table:data-pilot-member table:name="/home/suporte/Documentos/java_projects/faces/Proyectos/showcase" table:display="true" table:show-details="true"/>
                <table:data-pilot-member table:name="/home/suporte/Documentos/java_projects/fario" table:display="true" table:show-details="true"/>
                <table:data-pilot-member table:name="/home/suporte/Documentos/java_projects/fastjson" table:display="true" table:show-details="true"/>
                <table:data-pilot-member table:name="/home/suporte/Documentos/java_projects/fcrepo/fcrepo-server" table:display="true" table:show-details="true"/>
                <table:data-pilot-member table:name="/home/suporte/Documentos/java_projects/fejstbuk" table:display="true" table:show-details="true"/>
                <table:data-pilot-member table:name="/home/suporte/Documentos/java_projects/fest-assert-1.x" table:display="true" table:show-details="true"/>
                <table:data-pilot-member table:name="/home/suporte/Documentos/java_projects/fest-assertions-android/fest-assert-android-test" table:display="true" table:show-details="true"/>
                <table:data-pilot-member table:name="/home/suporte/Documentos/java_projects/fest-examples" table:display="true" table:show-details="true"/>
                <table:data-pilot-member table:name="/home/suporte/Documentos/java_projects/fest-test" table:display="true" table:show-details="true"/>
                <table:data-pilot-member table:name="/home/suporte/Documentos/java_projects/FinancialRecorder/FinancialRecorderServer" table:display="true" table:show-details="true"/>
                <table:data-pilot-member table:name="/home/suporte/Documentos/java_projects/firefly/firefly" table:display="true" table:show-details="true"/>
                <table:data-pilot-member table:name="/home/suporte/Documentos/java_projects/firefly/firefly-db" table:display="true" table:show-details="true"/>
                <table:data-pilot-member table:name="/home/suporte/Documentos/java_projects/firefly/firefly-template" table:display="true" table:show-details="true"/>
                <table:data-pilot-member table:name="/home/suporte/Documentos/java_projects/fixture-factory" table:display="true" table:show-details="true"/>
                <table:data-pilot-member table:name="/home/suporte/Documentos/java_projects/Fixy/fixy-jpa" table:display="true" table:show-details="true"/>
                <table:data-pilot-member table:name="/home/suporte/Documentos/java_projects/flume-twitter" table:display="true" table:show-details="true"/>
                <table:data-pilot-member table:name="/home/suporte/Documentos/java_projects/fluxtream-cli" table:display="true" table:show-details="true"/>
                <table:data-pilot-member table:name="/home/suporte/Documentos/java_projects/forum_1" table:display="true" table:show-details="true"/>
                <table:data-pilot-member table:name="/home/suporte/Documentos/java_projects/forum/java/ForumShared" table:display="true" table:show-details="true"/>
                <table:data-pilot-member table:name="/home/suporte/Documentos/java_projects/fourpizza/fourpizza-business-7" table:display="true" table:show-details="true"/>
                <table:data-pilot-member table:name="/home/suporte/Documentos/java_projects/FrenchPress" table:display="true" table:show-details="true"/>
                <table:data-pilot-member table:name="/home/suporte/Documentos/java_projects/ftpserver-maven-plugin" table:display="true" table:show-details="true"/>
                <table:data-pilot-member table:name="/home/suporte/Documentos/java_projects/fuse/tooling/examples/camel-drools-example" table:display="true" table:show-details="true"/>
                <table:data-pilot-member table:name="/home/suporte/Documentos/java_projects/gadget-server/gadget-core" table:display="true" table:show-details="true"/>
                <table:data-pilot-member table:name="/home/suporte/Documentos/java_projects/GamersChoice" table:display="true" table:show-details="true"/>
                <table:data-pilot-member table:name="/home/suporte/Documentos/java_projects/gatein-portal/testsuite/webuibasedsamples" table:display="true" table:show-details="true"/>
                <table:data-pilot-member table:name="/home/suporte/Documentos/java_projects/geronimo-xbean/xbean-reflect" table:display="true" table:show-details="true"/>
                <table:data-pilot-member table:name="/home/suporte/Documentos/java_projects/geronimo/testsuite/javaee6-testsuite/el2.2-test" table:display="true" table:show-details="true"/>
                <table:data-pilot-member table:name="/home/suporte/Documentos/java_projects/github-java-sdk/schema" table:display="true" table:show-details="true"/>
                <table:data-pilot-member table:name="/home/suporte/Documentos/java_projects/gofleet/core" table:display="true" table:show-details="true"/>
                <table:data-pilot-member table:name="/home/suporte/Documentos/java_projects/GoodData-CL/connector" table:display="true" table:show-details="true"/>
                <table:data-pilot-member table:name="/home/suporte/Documentos/java_projects/Graneles-SRL/GranelesWeb" table:display="true" table:show-details="true"/>
                <table:data-pilot-member table:name="/home/suporte/Documentos/java_projects/greenhouse" table:display="true" table:show-details="true"/>
                <table:data-pilot-member table:name="/home/suporte/Documentos/java_projects/grisu/grisu-core" table:display="true" table:show-details="true"/>
                <table:data-pilot-member table:name="/home/suporte/Documentos/java_projects/guvnor/droolsjbpm-ide-common" table:display="true" table:show-details="true"/>
                <table:data-pilot-member table:name="/home/suporte/Documentos/java_projects/guvnor/guvnor-webapp-core" table:display="true" table:show-details="true"/>
                <table:data-pilot-member table:name="/home/suporte/Documentos/java_projects/guvnor/guvnor-webapp-drools" table:display="true" table:show-details="true"/>
                <table:data-pilot-member table:name="/home/suporte/Documentos/java_projects/halo-dal" table:display="true" table:show-details="true"/>
                <table:data-pilot-member table:name="/home/suporte/Documentos/java_projects/handle-service" table:display="true" table:show-details="true"/>
                <table:data-pilot-member table:name="/home/suporte/Documentos/java_projects/Hesperid/server" table:display="true" table:show-details="true"/>
                <table:data-pilot-member table:name="/home/suporte/Documentos/java_projects/hib" table:display="true" table:show-details="true"/>
                <table:data-pilot-member table:name="/home/suporte/Documentos/java_projects/hibernate_tutorial" table:display="true" table:show-details="true"/>
                <table:data-pilot-member table:name="/home/suporte/Documentos/java_projects/hibernate-orm/hibernate-core" table:display="true" table:show-details="true"/>
                <table:data-pilot-member table:name="/home/suporte/Documentos/java_projects/hibernate-orm/hibernate-ehcache" table:display="true" table:show-details="true"/>
                <table:data-pilot-member table:name="/home/suporte/Documentos/java_projects/hibernate-orm/hibernate-entitymanager" table:display="true" table:show-details="true"/>
                <table:data-pilot-member table:name="/home/suporte/Documentos/java_projects/hibernate-orm/hibernate-envers" table:display="true" table:show-details="true"/>
                <table:data-pilot-member table:name="/home/suporte/Documentos/java_projects/hibernate-search/hibernate-search-orm" table:display="true" table:show-details="true"/>
                <table:data-pilot-member table:name="/home/suporte/Documentos/java_projects/hibernate-validator/engine" table:display="true" table:show-details="true"/>
                <table:data-pilot-member table:name="/home/suporte/Documentos/java_projects/HMS/client" table:display="true" table:show-details="true"/>
                <table:data-pilot-member table:name="/home/suporte/Documentos/java_projects/hostel_project_1" table:display="true" table:show-details="true"/>
                <table:data-pilot-member table:name="/home/suporte/Documentos/java_projects/hs4j/contributes/hs4j-kit" table:display="true" table:show-details="true"/>
                <table:data-pilot-member table:name="/home/suporte/Documentos/java_projects/idea-plugin-revu" table:display="true" table:show-details="true"/>
                <table:data-pilot-member table:name="/home/suporte/Documentos/java_projects/iLoveRSS" table:display="true" table:show-details="true"/>
                <table:data-pilot-member table:name="/home/suporte/Documentos/java_projects/imeji/imeji_presentation" table:display="true" table:show-details="true"/>
                <table:data-pilot-member table:name="/home/suporte/Documentos/java_projects/infinispan/cachestore/jdbc" table:display="true" table:show-details="true"/>
                <table:data-pilot-member table:name="/home/suporte/Documentos/java_projects/infinispan/query" table:display="true" table:show-details="true"/>
                <table:data-pilot-member table:name="/home/suporte/Documentos/java_projects/InformationSystem/samples/plugins/org.obeonetwork.demo.weblogng.business" table:display="true" table:show-details="true"/>
                <table:data-pilot-member table:name="/home/suporte/Documentos/java_projects/intranet-academica" table:display="true" table:show-details="true"/>
                <table:data-pilot-member table:name="/home/suporte/Documentos/java_projects/irp-ecosystem" table:display="true" table:show-details="true"/>
                <table:data-pilot-member table:name="/home/suporte/Documentos/java_projects/iserve/iserve-parent/iserve-commons-vocabulary" table:display="true" table:show-details="true"/>
                <table:data-pilot-member table:name="/home/suporte/Documentos/java_projects/iudex" table:display="true" table:show-details="true"/>
                <table:data-pilot-member table:name="/home/suporte/Documentos/java_projects/jabox/jabox-persistence" table:display="true" table:show-details="true"/>
                <table:data-pilot-member table:name="/home/suporte/Documentos/java_projects/jahspotify/api" table:display="true" table:show-details="true"/>
                <table:data-pilot-member table:name="/home/suporte/Documentos/java_projects/jahspotify/web-common" table:display="true" table:show-details="true"/>
                <table:data-pilot-member table:name="/home/suporte/Documentos/java_projects/james-hupa/shared" table:display="true" table:show-details="true"/>
                <table:data-pilot-member table:name="/home/suporte/Documentos/java_projects/jarb/jarb-constraint-metadata" table:display="true" table:show-details="true"/>
                <table:data-pilot-member table:name="/home/suporte/Documentos/java_projects/jarb/jarb-constraint-validation" table:display="true" table:show-details="true"/>
                <table:data-pilot-member table:name="/home/suporte/Documentos/java_projects/jarb/jarb-constraint-violations" table:display="true" table:show-details="true"/>
                <table:data-pilot-member table:name="/home/suporte/Documentos/java_projects/jarb/jarb-populator-excel" table:display="true" table:show-details="true"/>
                <table:data-pilot-member table:name="/home/suporte/Documentos/java_projects/java-kissmetrics" table:display="true" table:show-details="true"/>
                <table:data-pilot-member table:name="/home/suporte/Documentos/java_projects/java-mongodb-dao-example" table:display="true" table:show-details="true"/>
                <table:data-pilot-member table:name="/home/suporte/Documentos/java_projects/java-samples_1/spring-orm-hibernate-mapping" table:display="true" table:show-details="true"/>
                <table:data-pilot-member table:name="/home/suporte/Documentos/java_projects/java-samples_1/testing-mockito-samples" table:display="true" table:show-details="true"/>
                <table:data-pilot-member table:name="/home/suporte/Documentos/java_projects/java-samples/spring-hibernate-one-to-many-jointable" table:display="true" table:show-details="true"/>
                <table:data-pilot-member table:name="/home/suporte/Documentos/java_projects/java-sdk_1/javasdk-test/jpa-test" table:display="true" table:show-details="true"/>
                <table:data-pilot-member table:name="/home/suporte/Documentos/java_projects/java-sdk_1/javasdk-test/jpa-test-schema" table:display="true" table:show-details="true"/>
                <table:data-pilot-member table:name="/home/suporte/Documentos/java_projects/jbehave-core/examples/spring-security" table:display="true" table:show-details="true"/>
                <table:data-pilot-member table:name="/home/suporte/Documentos/java_projects/jboss-as-developer-guide/quickstarts/login" table:display="true" table:show-details="true"/>
                <table:data-pilot-member table:name="/home/suporte/Documentos/java_projects/jboss-as/testsuite/integration/basic" table:display="true" table:show-details="true"/>
                <table:data-pilot-member table:name="/home/suporte/Documentos/java_projects/jbosscc-as7-examples_1/rest-example/rest-example-jpa" table:display="true" table:show-details="true"/>
                <table:data-pilot-member table:name="/home/suporte/Documentos/java_projects/jbosscc-as7-examples_1/web-application-example/web-application-example-jpa" table:display="true" table:show-details="true"/>
                <table:data-pilot-member table:name="/home/suporte/Documentos/java_projects/jbpm/jbpm-examples" table:display="true" table:show-details="true"/>
                <table:data-pilot-member table:name="/home/suporte/Documentos/java_projects/jbpm/jbpm-flow-builder" table:display="true" table:show-details="true"/>
                <table:data-pilot-member table:name="/home/suporte/Documentos/java_projects/jBPM5-Developer-Guide/chapter_08/jBPM5-PersistentProcess" table:display="true" table:show-details="true"/>
                <table:data-pilot-member table:name="/home/suporte/Documentos/java_projects/jBPM5-Developer-Guide/chapter_09/drools5-SimpleExample" table:display="true" table:show-details="true"/>
                <table:data-pilot-member table:name="/home/suporte/Documentos/java_projects/jBPM5-Developer-Guide/chapter_09/jBPM5-Process-Rules-Patterns" table:display="true" table:show-details="true"/>
                <table:data-pilot-member table:name="/home/suporte/Documentos/java_projects/jBPM5-Developer-Guide/chapter_10/jBPM5-Process-Events-Patterns" table:display="true" table:show-details="true"/>
                <table:data-pilot-member table:name="/home/suporte/Documentos/java_projects/jBPM5-Developer-Guide/chapter_11/jBPM5-Multi-Session-Patterns" table:display="true" table:show-details="true"/>
                <table:data-pilot-member table:name="/home/suporte/Documentos/java_projects/jbpm52_demo_rulenode" table:display="true" table:show-details="true"/>
                <table:data-pilot-member table:name="/home/suporte/Documentos/java_projects/jclouds-chef/labs/privatechef" table:display="true" table:show-details="true"/>
                <table:data-pilot-member table:name="/home/suporte/Documentos/java_projects/jclouds/labs/vcloud-director" table:display="true" table:show-details="true"/>
                <table:data-pilot-member table:name="/home/suporte/Documentos/java_projects/jclouds/sandbox-providers/twitter" table:display="true" table:show-details="true"/>
                <table:data-pilot-member table:name="/home/suporte/Documentos/java_projects/jersey_1/jersey/jersey-client" table:display="true" table:show-details="true"/>
                <table:data-pilot-member table:name="/home/suporte/Documentos/java_projects/jersey_1/jersey/jersey-json" table:display="true" table:show-details="true"/>
                <table:data-pilot-member table:name="/home/suporte/Documentos/java_projects/jersey_1/jersey/samples/atompub-contacts/atompub-contacts-models" table:display="true" table:show-details="true"/>
                <table:data-pilot-member table:name="/home/suporte/Documentos/java_projects/jersey-1.x/jersey/jersey-client" table:display="true" table:show-details="true"/>
                <table:data-pilot-member table:name="/home/suporte/Documentos/java_projects/jersey-1.x/jersey/jersey-json" table:display="true" table:show-details="true"/>
                <table:data-pilot-member table:name="/home/suporte/Documentos/java_projects/jersey-1.x/jersey/samples/atompub-contacts/atompub-contacts-models" table:display="true" table:show-details="true"/>
                <table:data-pilot-member table:name="/home/suporte/Documentos/java_projects/jersey/tests/e2e" table:display="true" table:show-details="true"/>
                <table:data-pilot-member table:name="/home/suporte/Documentos/java_projects/Jetstream" table:display="true" table:show-details="true"/>
                <table:data-pilot-member table:name="/home/suporte/Documentos/java_projects/jforum3" table:display="true" table:show-details="true"/>
                <table:data-pilot-member table:name="/home/suporte/Documentos/java_projects/jibu/jibu-core" table:display="true" table:show-details="true"/>
                <table:data-pilot-member table:name="/home/suporte/Documentos/java_projects/jmotor/components/utility" table:display="true" table:show-details="true"/>
                <table:data-pilot-member table:name="/home/suporte/Documentos/java_projects/jms-brokers/client" table:display="true" table:show-details="true"/>
                <table:data-pilot-member table:name="/home/suporte/Documentos/java_projects/jo4neo/tags/jo4neo-0.2.1" table:display="true" table:show-details="true"/>
                <table:data-pilot-member table:name="/home/suporte/Documentos/java_projects/jo4neo/tags/jo4neo-0.2.5" table:display="true" table:show-details="true"/>
                <table:data-pilot-member table:name="/home/suporte/Documentos/java_projects/jo4neo/trunk/jo4neo" table:display="true" table:show-details="true"/>
                <table:data-pilot-member table:name="/home/suporte/Documentos/java_projects/jo4neo/trunk/jo4neoblog" table:display="true" table:show-details="true"/>
                <table:data-pilot-member table:name="/home/suporte/Documentos/java_projects/jogetworkflow/wflow-directory" table:display="true" table:show-details="true"/>
                <table:data-pilot-member table:name="/home/suporte/Documentos/java_projects/johm" table:display="true" table:show-details="true"/>
                <table:data-pilot-member table:name="/home/suporte/Documentos/java_projects/Joker/backend/interface" table:display="true" table:show-details="true"/>
                <table:data-pilot-member table:name="/home/suporte/Documentos/java_projects/jOOX/jOOX" table:display="true" table:show-details="true"/>
                <table:data-pilot-member table:name="/home/suporte/Documentos/java_projects/jpauc-ear/jpauc-ejb" table:display="true" table:show-details="true"/>
                <table:data-pilot-member table:name="/home/suporte/Documentos/java_projects/jPOS-EE/modules/eeuser" table:display="true" table:show-details="true"/>
                <table:data-pilot-member table:name="/home/suporte/Documentos/java_projects/jsecurity/samples/spring-hibernate" table:display="true" table:show-details="true"/>
                <table:data-pilot-member table:name="/home/suporte/Documentos/java_projects/jsfunit/jboss-jsfunit-examples/jboss-jsfunit-examples-seam/jboss-jsfunit-examples-seam-booking/ejb" table:display="true" table:show-details="true"/>
                <table:data-pilot-member table:name="/home/suporte/Documentos/java_projects/jsfunit/jboss-jsfunit-examples/jboss-jsfunit-examples-seam/jboss-jsfunit-examples-seam-registration/ejb" table:display="true" table:show-details="true"/>
                <table:data-pilot-member table:name="/home/suporte/Documentos/java_projects/JsonPullParser/jsonpullparser-apt" table:display="true" table:show-details="true"/>
                <table:data-pilot-member table:name="/home/suporte/Documentos/java_projects/JsonPullParser/jsonpullparser-benchmark" table:display="true" table:show-details="true"/>
                <table:data-pilot-member table:name="/home/suporte/Documentos/java_projects/JsonPullParser/jsonpullparser-usage" table:display="true" table:show-details="true"/>
                <table:data-pilot-member table:name="/home/suporte/Documentos/java_projects/JTMDB" table:display="true" table:show-details="true"/>
                <table:data-pilot-member table:name="/home/suporte/Documentos/java_projects/juzu/booking" table:display="true" table:show-details="true"/>
                <table:data-pilot-member table:name="/home/suporte/Documentos/java_projects/jw-community/wflow-directory" table:display="true" table:show-details="true"/>
                <table:data-pilot-member table:name="/home/suporte/Documentos/java_projects/kevoree-extra/org.kevoree.extra.osgi.jpaxos" table:display="true" table:show-details="true"/>
                <table:data-pilot-member table:name="/home/suporte/Documentos/java_projects/kodejava/core-sample" table:display="true" table:show-details="true"/>
                <table:data-pilot-member table:name="/home/suporte/Documentos/java_projects/koku-services/customer" table:display="true" table:show-details="true"/>
                <table:data-pilot-member table:name="/home/suporte/Documentos/java_projects/Kundera-Examples" table:display="true" table:show-details="true"/>
                <table:data-pilot-member table:name="/home/suporte/Documentos/java_projects/Kundera/kundera-cassandra" table:display="true" table:show-details="true"/>
                <table:data-pilot-member table:name="/home/suporte/Documentos/java_projects/Kundera/kundera-mongo" table:display="true" table:show-details="true"/>
                <table:data-pilot-member table:name="/home/suporte/Documentos/java_projects/lab/jee6/examples/jpa/crud" table:display="true" table:show-details="true"/>
                <table:data-pilot-member table:name="/home/suporte/Documentos/java_projects/lambda-comparison" table:display="true" table:show-details="true"/>
                <table:data-pilot-member table:name="/home/suporte/Documentos/java_projects/lambdaj" table:display="true" table:show-details="true"/>
                <table:data-pilot-member table:name="/home/suporte/Documentos/java_projects/learning-lambdaj" table:display="true" table:show-details="true"/>
                <table:data-pilot-member table:name="/home/suporte/Documentos/java_projects/legislativo-api-java" table:display="true" table:show-details="true"/>
                <table:data-pilot-member table:name="/home/suporte/Documentos/java_projects/lime-mvc/examples/converters" table:display="true" table:show-details="true"/>
                <table:data-pilot-member table:name="/home/suporte/Documentos/java_projects/linkedInDemo" table:display="true" table:show-details="true"/>
                <table:data-pilot-member table:name="/home/suporte/Documentos/java_projects/liquibase-hibernate" table:display="true" table:show-details="true"/>
                <table:data-pilot-member table:name="/home/suporte/Documentos/java_projects/lorsource" table:display="true" table:show-details="true"/>
                <table:data-pilot-member table:name="/home/suporte/Documentos/java_projects/magja" table:display="true" table:show-details="true"/>
                <table:data-pilot-member table:name="/home/suporte/Documentos/java_projects/Marathon/marathon-support/snakeyaml" table:display="true" table:show-details="true"/>
                <table:data-pilot-member table:name="/home/suporte/Documentos/java_projects/mateo" table:display="true" table:show-details="true"/>
                <table:data-pilot-member table:name="/home/suporte/Documentos/java_projects/MavenSpringHibernateMockito" table:display="true" table:show-details="true"/>
                <table:data-pilot-member table:name="/home/suporte/Documentos/java_projects/meetings" table:display="true" table:show-details="true"/>
                <table:data-pilot-member table:name="/home/suporte/Documentos/java_projects/MeetMe/MeetMe" table:display="true" table:show-details="true"/>
                <table:data-pilot-member table:name="/home/suporte/Documentos/java_projects/metawidget/integration-tests/faces/forge" table:display="true" table:show-details="true"/>
                <table:data-pilot-member table:name="/home/suporte/Documentos/java_projects/metawidget/integration-tests/swing/tutorial" table:display="true" table:show-details="true"/>
                <table:data-pilot-member table:name="/home/suporte/Documentos/java_projects/metawidget/integration-tests/swt/tutorial" table:display="true" table:show-details="true"/>
                <table:data-pilot-member table:name="/home/suporte/Documentos/java_projects/metricminer" table:display="true" table:show-details="true"/>
                <table:data-pilot-member table:name="/home/suporte/Documentos/java_projects/MI-MPR-DIP-Admission" table:display="true" table:show-details="true"/>
                <table:data-pilot-member table:name="/home/suporte/Documentos/java_projects/mongologin" table:display="true" table:show-details="true"/>
                <table:data-pilot-member table:name="/home/suporte/Documentos/java_projects/mpd-2012-i41d/aula22-mvc" table:display="true" table:show-details="true"/>
                <table:data-pilot-member table:name="/home/suporte/Documentos/java_projects/mpd-2012-i41d/aula23-mvc-com-observer" table:display="true" table:show-details="true"/>
                <table:data-pilot-member table:name="/home/suporte/Documentos/java_projects/mpd-2012-i41d/aula26-ioc-di" table:display="true" table:show-details="true"/>
                <table:data-pilot-member table:name="/home/suporte/Documentos/java_projects/mpd-2012-i41d/aula27-ioc-di" table:display="true" table:show-details="true"/>
                <table:data-pilot-member table:name="/home/suporte/Documentos/java_projects/mpd-2012-i41d/aula28-guice" table:display="true" table:show-details="true"/>
                <table:data-pilot-member table:name="/home/suporte/Documentos/java_projects/mpd-2012-i41N/aula24-mvc" table:display="true" table:show-details="true"/>
                <table:data-pilot-member table:name="/home/suporte/Documentos/java_projects/mpd-2012-i41N/aula25-mvc" table:display="true" table:show-details="true"/>
                <table:data-pilot-member table:name="/home/suporte/Documentos/java_projects/mpd-2012-i41N/aula27-ioc-di" table:display="true" table:show-details="true"/>
                <table:data-pilot-member table:name="/home/suporte/Documentos/java_projects/mpd-2012-i41N/aula28-ioc-di" table:display="true" table:show-details="true"/>
                <table:data-pilot-member table:name="/home/suporte/Documentos/java_projects/mpd-2012-i41N/aula29" table:display="true" table:show-details="true"/>
                <table:data-pilot-member table:name="/home/suporte/Documentos/java_projects/Mujina/mujina-common" table:display="true" table:show-details="true"/>
                <table:data-pilot-member table:name="/home/suporte/Documentos/java_projects/MultiBitMerchant/mbm" table:display="true" table:show-details="true"/>
                <table:data-pilot-member table:name="/home/suporte/Documentos/java_projects/musique/dependencies/last.fm-bindings" table:display="true" table:show-details="true"/>
                <table:data-pilot-member table:name="/home/suporte/Documentos/java_projects/mybatis" table:display="true" table:show-details="true"/>
                <table:data-pilot-member table:name="/home/suporte/Documentos/java_projects/myfaces-extcdi/examples/jsf-examples/hello_myfaces-codi_jsf20" table:display="true" table:show-details="true"/>
                <table:data-pilot-member table:name="/home/suporte/Documentos/java_projects/myfaces/impl" table:display="true" table:show-details="true"/>
                <table:data-pilot-member table:name="/home/suporte/Documentos/java_projects/NabAlive/data-core" table:display="true" table:show-details="true"/>
                <table:data-pilot-member table:name="/home/suporte/Documentos/java_projects/nan21.dnet.modules/nan21.dnet.module.ad/nan21.dnet.module.ad.domain" table:display="true" table:show-details="true"/>
                <table:data-pilot-member table:name="/home/suporte/Documentos/java_projects/narya/core" table:display="true" table:show-details="true"/>
                <table:data-pilot-member table:name="/home/suporte/Documentos/java_projects/ncomplo" table:display="true" table:show-details="true"/>
                <table:data-pilot-member table:name="/home/suporte/Documentos/java_projects/netnumeri/lib/gwt-2.5.0.rc1/samples/DynaTableRf" table:display="true" table:show-details="true"/>
                <table:data-pilot-member table:name="/home/suporte/Documentos/java_projects/netnumeri/lib/gwt-2.5.0.rc1/samples/Expenses" table:display="true" table:show-details="true"/>
                <table:data-pilot-member table:name="/home/suporte/Documentos/java_projects/netnumeri/lib/gwt-2.5.0.rc1/samples/Validation" table:display="true" table:show-details="true"/>
                <table:data-pilot-member table:name="/home/suporte/Documentos/java_projects/nexus/nexus/nexus-clients/nexus-restlight-clients/nexus-restlight-core-client" table:display="true" table:show-details="true"/>
                <table:data-pilot-member table:name="/home/suporte/Documentos/java_projects/nexus/nexus/nexus-mock" table:display="true" table:show-details="true"/>
                <table:data-pilot-member table:name="/home/suporte/Documentos/java_projects/NFEGuardian-shared" table:display="true" table:show-details="true"/>
                <table:data-pilot-member table:name="/home/suporte/Documentos/java_projects/ngdb.com" table:display="true" table:show-details="true"/>
                <table:data-pilot-member table:name="/home/suporte/Documentos/java_projects/ngrinder/ngrinder-core" table:display="true" table:show-details="true"/>
                <table:data-pilot-member table:name="/home/suporte/Documentos/java_projects/ning-api-java" table:display="true" table:show-details="true"/>
                <table:data-pilot-member table:name="/home/suporte/Documentos/java_projects/NIO" table:display="true" table:show-details="true"/>
                <table:data-pilot-member table:name="/home/suporte/Documentos/java_projects/NoTube-Beancounter-2.0/commons/model" table:display="true" table:show-details="true"/>
                <table:data-pilot-member table:name="/home/suporte/Documentos/java_projects/nutzdemo-shiro" table:display="true" table:show-details="true"/>
                <table:data-pilot-member table:name="/home/suporte/Documentos/java_projects/oauth-provider-sample" table:display="true" table:show-details="true"/>
                <table:data-pilot-member table:name="/home/suporte/Documentos/java_projects/objectify" table:display="true" table:show-details="true"/>
                <table:data-pilot-member table:name="/home/suporte/Documentos/java_projects/ohtu-miniprojekti/ohtu_mini" table:display="true" table:show-details="true"/>
                <table:data-pilot-member table:name="/home/suporte/Documentos/java_projects/onebusaway-application-modules/onebusaway-users" table:display="true" table:show-details="true"/>
                <table:data-pilot-member table:name="/home/suporte/Documentos/java_projects/Opencast-Matterhorn-1.4.x/modules/matterhorn-common" table:display="true" table:show-details="true"/>
                <table:data-pilot-member table:name="/home/suporte/Documentos/java_projects/Opencast-Matterhorn/modules/matterhorn-common" table:display="true" table:show-details="true"/>
                <table:data-pilot-member table:name="/home/suporte/Documentos/java_projects/opencit/ui/web" table:display="true" table:show-details="true"/>
                <table:data-pilot-member table:name="/home/suporte/Documentos/java_projects/openejb/openejb/examples/cdi-query" table:display="true" table:show-details="true"/>
                <table:data-pilot-member table:name="/home/suporte/Documentos/java_projects/openejb/openejb/examples/dynamic-dao-implementation" table:display="true" table:show-details="true"/>
                <table:data-pilot-member table:name="/home/suporte/Documentos/java_projects/openejb/openejb/examples/rest-example" table:display="true" table:show-details="true"/>
                <table:data-pilot-member table:name="/home/suporte/Documentos/java_projects/openejb/openejb/examples/rest-on-ejb" table:display="true" table:show-details="true"/>
                <table:data-pilot-member table:name="/home/suporte/Documentos/java_projects/openejb/openejb/examples/spring-data-proxy" table:display="true" table:show-details="true"/>
                <table:data-pilot-member table:name="/home/suporte/Documentos/java_projects/openejb/openejb/examples/spring-data-proxy-meta" table:display="true" table:show-details="true"/>
                <table:data-pilot-member table:name="/home/suporte/Documentos/java_projects/openejb/openejb/itests/openejb-itests-beans" table:display="true" table:show-details="true"/>
                <table:data-pilot-member table:name="/home/suporte/Documentos/java_projects/OpenEMRConnect/oeclib" table:display="true" table:show-details="true"/>
                <table:data-pilot-member table:name="/home/suporte/Documentos/java_projects/openiam-idm-ce/openiam-pojo-intf" table:display="true" table:show-details="true"/>
                <table:data-pilot-member table:name="/home/suporte/Documentos/java_projects/openjpa/openjpa-integration/validation" table:display="true" table:show-details="true"/>
                <table:data-pilot-member table:name="/home/suporte/Documentos/java_projects/openjpa/openjpa-persistence-jdbc" table:display="true" table:show-details="true"/>
                <table:data-pilot-member table:name="/home/suporte/Documentos/java_projects/openjpa/openjpa-tools/openjpa-maven-plugin" table:display="true" table:show-details="true"/>
                <table:data-pilot-member table:name="/home/suporte/Documentos/java_projects/openmrs-contrib-metadatarepository/core" table:display="true" table:show-details="true"/>
                <table:data-pilot-member table:name="/home/suporte/Documentos/java_projects/opennaas/clients/tnc-demo-web" table:display="true" table:show-details="true"/>
                <table:data-pilot-member table:name="/home/suporte/Documentos/java_projects/opennms_dashboard/opennms-webapp" table:display="true" table:show-details="true"/>
                <table:data-pilot-member table:name="/home/suporte/Documentos/java_projects/openwebbeans/samples/guess" table:display="true" table:show-details="true"/>
                <table:data-pilot-member table:name="/home/suporte/Documentos/java_projects/openwebbeans/samples/reservation" table:display="true" table:show-details="true"/>
                <table:data-pilot-member table:name="/home/suporte/Documentos/java_projects/oreilly-ejb-6thedition-book-examples/ch09-14-employeeregistry" table:display="true" table:show-details="true"/>
                <table:data-pilot-member table:name="/home/suporte/Documentos/java_projects/oreilly-gradle-book-examples/testing-integration" table:display="true" table:show-details="true"/>
                <table:data-pilot-member table:name="/home/suporte/Documentos/java_projects/oreilly-gradle-book-examples/testing-junit" table:display="true" table:show-details="true"/>
                <table:data-pilot-member table:name="/home/suporte/Documentos/java_projects/oreilly-gradle-book-examples/testing-junitforkedthreads" table:display="true" table:show-details="true"/>
                <table:data-pilot-member table:name="/home/suporte/Documentos/java_projects/oreilly-gradle-book-examples/testing-testng" table:display="true" table:show-details="true"/>
                <table:data-pilot-member table:name="/home/suporte/Documentos/java_projects/org.upsam.sypweb" table:display="true" table:show-details="true"/>
                <table:data-pilot-member table:name="/home/suporte/Documentos/java_projects/pa" table:display="true" table:show-details="true"/>
                <table:data-pilot-member table:name="/home/suporte/Documentos/java_projects/partenon" table:display="true" table:show-details="true"/>
                <table:data-pilot-member table:name="/home/suporte/Documentos/java_projects/perforce-plugin" table:display="true" table:show-details="true"/>
                <table:data-pilot-member table:name="/home/suporte/Documentos/java_projects/performance-comparison-java-web-frameworks/perfbench-code/mojarra-jpa" table:display="true" table:show-details="true"/>
                <table:data-pilot-member table:name="/home/suporte/Documentos/java_projects/performance-comparison-java-web-frameworks/perfbench-code/myfaces-jpa" table:display="true" table:show-details="true"/>
                <table:data-pilot-member table:name="/home/suporte/Documentos/java_projects/performance-comparison-java-web-frameworks/perfbench-code/seam-jpa" table:display="true" table:show-details="true"/>
                <table:data-pilot-member table:name="/home/suporte/Documentos/java_projects/performance-comparison-java-web-frameworks/perfbench-code/tapestry-jpa" table:display="true" table:show-details="true"/>
                <table:data-pilot-member table:name="/home/suporte/Documentos/java_projects/performance-comparison-java-web-frameworks/perfbench-code/wicket-jpa" table:display="true" table:show-details="true"/>
                <table:data-pilot-member table:name="/home/suporte/Documentos/java_projects/performance-comparison-java-web-frameworks/perfbench-code/wicket15-jpa" table:display="true" table:show-details="true"/>
                <table:data-pilot-member table:name="/home/suporte/Documentos/java_projects/petstore" table:display="true" table:show-details="true"/>
                <table:data-pilot-member table:name="/home/suporte/Documentos/java_projects/Plants/plants-persistence" table:display="true" table:show-details="true"/>
                <table:data-pilot-member table:name="/home/suporte/Documentos/java_projects/platform/components/stratos/billing/org.wso2.carbon.billing.core" table:display="true" table:show-details="true"/>
                <table:data-pilot-member table:name="/home/suporte/Documentos/java_projects/platform/samples/emr-sample/modules/core" table:display="true" table:show-details="true"/>
                <table:data-pilot-member table:name="/home/suporte/Documentos/java_projects/play2-morphia-plugin" table:display="true" table:show-details="true"/>
                <table:data-pilot-member table:name="/home/suporte/Documentos/java_projects/plugin-paymentview" table:display="true" table:show-details="true"/>
                <table:data-pilot-member table:name="/home/suporte/Documentos/java_projects/poem-generator" table:display="true" table:show-details="true"/>
                <table:data-pilot-member table:name="/home/suporte/Documentos/java_projects/pojobuilder/samples" table:display="true" table:show-details="true"/>
                <table:data-pilot-member table:name="/home/suporte/Documentos/java_projects/portal/portal-core" table:display="true" table:show-details="true"/>
                <table:data-pilot-member table:name="/home/suporte/Documentos/java_projects/powertac-tournament-scheduler" table:display="true" table:show-details="true"/>
                <table:data-pilot-member table:name="/home/suporte/Documentos/java_projects/Practical-Apache-Struts-2-Web-2.0-Projects/Chapter04/app" table:display="true" table:show-details="true"/>
                <table:data-pilot-member table:name="/home/suporte/Documentos/java_projects/Practical-Apache-Struts-2-Web-2.0-Projects/Chapter05/app" table:display="true" table:show-details="true"/>
                <table:data-pilot-member table:name="/home/suporte/Documentos/java_projects/Practical-Apache-Struts-2-Web-2.0-Projects/Chapter06/app" table:display="true" table:show-details="true"/>
                <table:data-pilot-member table:name="/home/suporte/Documentos/java_projects/Practical-Apache-Struts-2-Web-2.0-Projects/Chapter07/Acegi/app" table:display="true" table:show-details="true"/>
                <table:data-pilot-member table:name="/home/suporte/Documentos/java_projects/Practical-Apache-Struts-2-Web-2.0-Projects/Chapter07/Container/app" table:display="true" table:show-details="true"/>
                <table:data-pilot-member table:name="/home/suporte/Documentos/java_projects/Practical-Apache-Struts-2-Web-2.0-Projects/Chapter07/Custom/app" table:display="true" table:show-details="true"/>
                <table:data-pilot-member table:name="/home/suporte/Documentos/java_projects/Practical-Apache-Struts-2-Web-2.0-Projects/Chapter08/app" table:display="true" table:show-details="true"/>
                <table:data-pilot-member table:name="/home/suporte/Documentos/java_projects/Practical-Apache-Struts-2-Web-2.0-Projects/Chapter09/app" table:display="true" table:show-details="true"/>
                <table:data-pilot-member table:name="/home/suporte/Documentos/java_projects/Practical-Apache-Struts-2-Web-2.0-Projects/Chapter10/app" table:display="true" table:show-details="true"/>
                <table:data-pilot-member table:name="/home/suporte/Documentos/java_projects/Prestamos" table:display="true" table:show-details="true"/>
                <table:data-pilot-member table:name="/home/suporte/Documentos/java_projects/profilej" table:display="true" table:show-details="true"/>
                <table:data-pilot-member table:name="/home/suporte/Documentos/java_projects/qa/metamer/application" table:display="true" table:show-details="true"/>
                <table:data-pilot-member table:name="/home/suporte/Documentos/java_projects/qa/page-fragments/ftest" table:display="true" table:show-details="true"/>
                <table:data-pilot-member table:name="/home/suporte/Documentos/java_projects/querydsl/querydsl-jdo" table:display="true" table:show-details="true"/>
                <table:data-pilot-member table:name="/home/suporte/Documentos/java_projects/querydsl/querydsl-jpa" table:display="true" table:show-details="true"/>
                <table:data-pilot-member table:name="/home/suporte/Documentos/java_projects/querydsl/querydsl-mongodb" table:display="true" table:show-details="true"/>
                <table:data-pilot-member table:name="/home/suporte/Documentos/java_projects/quickstarts_1/travel-spring" table:display="true" table:show-details="true"/>
                <table:data-pilot-member table:name="/home/suporte/Documentos/java_projects/quickstarts/jca-inflow-hornetq" table:display="true" table:show-details="true"/>
                <table:data-pilot-member table:name="/home/suporte/Documentos/java_projects/RabbitMQ-Management/rabbitmq-management-core" table:display="true" table:show-details="true"/>
                <table:data-pilot-member table:name="/home/suporte/Documentos/java_projects/randi2" table:display="true" table:show-details="true"/>
                <table:data-pilot-member table:name="/home/suporte/Documentos/java_projects/recomende" table:display="true" table:show-details="true"/>
                <table:data-pilot-member table:name="/home/suporte/Documentos/java_projects/redmine-java-api" table:display="true" table:show-details="true"/>
                <table:data-pilot-member table:name="/home/suporte/Documentos/java_projects/Regimo/regimo-core" table:display="true" table:show-details="true"/>
                <table:data-pilot-member table:name="/home/suporte/Documentos/java_projects/report/impl" table:display="true" table:show-details="true"/>
                <table:data-pilot-member table:name="/home/suporte/Documentos/java_projects/REST/api" table:display="true" table:show-details="true"/>
                <table:data-pilot-member table:name="/home/suporte/Documentos/java_projects/rest/testsuite" table:display="true" table:show-details="true"/>
                <table:data-pilot-member table:name="/home/suporte/Documentos/java_projects/resthub-identity/resthub-identity-core" table:display="true" table:show-details="true"/>
                <table:data-pilot-member table:name="/home/suporte/Documentos/java_projects/resthub-spring-stack/resthub-web/resthub-web-client" table:display="true" table:show-details="true"/>
                <table:data-pilot-member table:name="/home/suporte/Documentos/java_projects/restman/restman" table:display="true" table:show-details="true"/>
                <table:data-pilot-member table:name="/home/suporte/Documentos/java_projects/reunion/jreunion" table:display="true" table:show-details="true"/>
                <table:data-pilot-member table:name="/home/suporte/Documentos/java_projects/riak-java-client" table:display="true" table:show-details="true"/>
                <table:data-pilot-member table:name="/home/suporte/Documentos/java_projects/ring2park-online" table:display="true" table:show-details="true"/>
                <table:data-pilot-member table:name="/home/suporte/Documentos/java_projects/RockEat" table:display="true" table:show-details="true"/>
                <table:data-pilot-member table:name="/home/suporte/Documentos/java_projects/rolefen" table:display="true" table:show-details="true"/>
                <table:data-pilot-member table:name="/home/suporte/Documentos/java_projects/roller/weblogger-business" table:display="true" table:show-details="true"/>
                <table:data-pilot-member table:name="/home/suporte/Documentos/java_projects/s4/s4-examples/twittertopiccount-ft" table:display="true" table:show-details="true"/>
                <table:data-pilot-member table:name="/home/suporte/Documentos/java_projects/SalesCube/WEB/SalesCube" table:display="true" table:show-details="true"/>
                <table:data-pilot-member table:name="/home/suporte/Documentos/java_projects/Samples/redis-wxs" table:display="true" table:show-details="true"/>
                <table:data-pilot-member table:name="/home/suporte/Documentos/java_projects/samskivert" table:display="true" table:show-details="true"/>
                <table:data-pilot-member table:name="/home/suporte/Documentos/java_projects/sandbox_2/pickwick" table:display="true" table:show-details="true"/>
                <table:data-pilot-member table:name="/home/suporte/Documentos/java_projects/scalagwt-gwt/samples/dynatablerf" table:display="true" table:show-details="true"/>
                <table:data-pilot-member table:name="/home/suporte/Documentos/java_projects/scalagwt-gwt/samples/expenses" table:display="true" table:show-details="true"/>
                <table:data-pilot-member table:name="/home/suporte/Documentos/java_projects/scalagwt-gwt/samples/validation" table:display="true" table:show-details="true"/>
                <table:data-pilot-member table:name="/home/suporte/Documentos/java_projects/ScormEngineWithSpring" table:display="true" table:show-details="true"/>
                <table:data-pilot-member table:name="/home/suporte/Documentos/java_projects/sdm/nsp/batch-copy-ws" table:display="true" table:show-details="true"/>
                <table:data-pilot-member table:name="/home/suporte/Documentos/java_projects/Seam_2_3/examples/booking/booking-ejb" table:display="true" table:show-details="true"/>
                <table:data-pilot-member table:name="/home/suporte/Documentos/java_projects/Seam_2_3/examples/dvdstore/dvdstore-ejb" table:display="true" table:show-details="true"/>
                <table:data-pilot-member table:name="/home/suporte/Documentos/java_projects/Seam_2_3/examples/dvdstore/dvdstore-tests" table:display="true" table:show-details="true"/>
                <table:data-pilot-member table:name="/home/suporte/Documentos/java_projects/Seam_2_3/examples/hibernate/hibernate-web" table:display="true" table:show-details="true"/>
                <table:data-pilot-member table:name="/home/suporte/Documentos/java_projects/Seam_2_3/examples/icefaces/icefaces-ejb" table:display="true" table:show-details="true"/>
                <table:data-pilot-member table:name="/home/suporte/Documentos/java_projects/Seam_2_3/examples/jee5/booking/booking-ejb" table:display="true" table:show-details="true"/>
                <table:data-pilot-member table:name="/home/suporte/Documentos/java_projects/Seam_2_3/examples/jpa/jpa-web" table:display="true" table:show-details="true"/>
                <table:data-pilot-member table:name="/home/suporte/Documentos/java_projects/Seam_2_3/examples/metawidget/booking/booking-ejb" table:display="true" table:show-details="true"/>
                <table:data-pilot-member table:name="/home/suporte/Documentos/java_projects/Seam_2_3/examples/metawidget/dvdstore/dvdstore-tests" table:display="true" table:show-details="true"/>
                <table:data-pilot-member table:name="/home/suporte/Documentos/java_projects/Seam_2_3/examples/nestedbooking/nestedbooking-ejb" table:display="true" table:show-details="true"/>
                <table:data-pilot-member table:name="/home/suporte/Documentos/java_projects/Seam_2_3/examples/registration/registration-ejb" table:display="true" table:show-details="true"/>
                <table:data-pilot-member table:name="/home/suporte/Documentos/java_projects/Seam_2_3/examples/restbay/restbay-ejb" table:display="true" table:show-details="true"/>
                <table:data-pilot-member table:name="/home/suporte/Documentos/java_projects/Seam_2_3/examples/seambay/seambay-ejb" table:display="true" table:show-details="true"/>
                <table:data-pilot-member table:name="/home/suporte/Documentos/java_projects/Seam_2_3/examples/seamdiscs/seamdiscs-ejb" table:display="true" table:show-details="true"/>
                <table:data-pilot-member table:name="/home/suporte/Documentos/java_projects/Seam_2_3/examples/spring/spring-web" table:display="true" table:show-details="true"/>
                <table:data-pilot-member table:name="/home/suporte/Documentos/java_projects/Seam_2_3/examples/tasks/tasks-ejb" table:display="true" table:show-details="true"/>
                <table:data-pilot-member table:name="/home/suporte/Documentos/java_projects/Seam_2_3/examples/ui/ui-ejb" table:display="true" table:show-details="true"/>
                <table:data-pilot-member table:name="/home/suporte/Documentos/java_projects/Seam_2_3/examples/wicket/wicket-ejb" table:display="true" table:show-details="true"/>
                <table:data-pilot-member table:name="/home/suporte/Documentos/java_projects/seam-booking-ogm" table:display="true" table:show-details="true"/>
                <table:data-pilot-member table:name="/home/suporte/Documentos/java_projects/seam-revisited/jboss-seam-parent/examples/booking/booking-ejb" table:display="true" table:show-details="true"/>
                <table:data-pilot-member table:name="/home/suporte/Documentos/java_projects/seam-revisited/jboss-seam-parent/examples/dvdstore/dvdstore-ejb" table:display="true" table:show-details="true"/>
                <table:data-pilot-member table:name="/home/suporte/Documentos/java_projects/seam-revisited/jboss-seam-parent/examples/dvdstore/dvdstore-tests" table:display="true" table:show-details="true"/>
                <table:data-pilot-member table:name="/home/suporte/Documentos/java_projects/seam-revisited/jboss-seam-parent/examples/hibernate/hibernate-web" table:display="true" table:show-details="true"/>
                <table:data-pilot-member table:name="/home/suporte/Documentos/java_projects/seam-revisited/jboss-seam-parent/examples/icefaces/icefaces-ejb" table:display="true" table:show-details="true"/>
                <table:data-pilot-member table:name="/home/suporte/Documentos/java_projects/seam-revisited/jboss-seam-parent/examples/jee5/booking/booking-ejb" table:display="true" table:show-details="true"/>
                <table:data-pilot-member table:name="/home/suporte/Documentos/java_projects/seam-revisited/jboss-seam-parent/examples/jpa/jpa-web" table:display="true" table:show-details="true"/>
                <table:data-pilot-member table:name="/home/suporte/Documentos/java_projects/seam-revisited/jboss-seam-parent/examples/metawidget/booking/booking-ejb" table:display="true" table:show-details="true"/>
                <table:data-pilot-member table:name="/home/suporte/Documentos/java_projects/seam-revisited/jboss-seam-parent/examples/metawidget/dvdstore/dvdstore-tests" table:display="true" table:show-details="true"/>
                <table:data-pilot-member table:name="/home/suporte/Documentos/java_projects/seam-revisited/jboss-seam-parent/examples/nestedbooking/nestedbooking-ejb" table:display="true" table:show-details="true"/>
                <table:data-pilot-member table:name="/home/suporte/Documentos/java_projects/seam-revisited/jboss-seam-parent/examples/registration/registration-ejb" table:display="true" table:show-details="true"/>
                <table:data-pilot-member table:name="/home/suporte/Documentos/java_projects/seam-revisited/jboss-seam-parent/examples/restbay/restbay-ejb" table:display="true" table:show-details="true"/>
                <table:data-pilot-member table:name="/home/suporte/Documentos/java_projects/seam-revisited/jboss-seam-parent/examples/seambay/seambay-ejb" table:display="true" table:show-details="true"/>
                <table:data-pilot-member table:name="/home/suporte/Documentos/java_projects/seam-revisited/jboss-seam-parent/examples/seamdiscs/seamdiscs-ejb" table:display="true" table:show-details="true"/>
                <table:data-pilot-member table:name="/home/suporte/Documentos/java_projects/seam-revisited/jboss-seam-parent/examples/spring/spring-web" table:display="true" table:show-details="true"/>
                <table:data-pilot-member table:name="/home/suporte/Documentos/java_projects/seam-revisited/jboss-seam-parent/examples/tasks/tasks-ejb" table:display="true" table:show-details="true"/>
                <table:data-pilot-member table:name="/home/suporte/Documentos/java_projects/seam-revisited/jboss-seam-parent/examples/ui/ui-ejb" table:display="true" table:show-details="true"/>
                <table:data-pilot-member table:name="/home/suporte/Documentos/java_projects/seam-revisited/jboss-seam-parent/examples/wicket/wicket-ejb" table:display="true" table:show-details="true"/>
                <table:data-pilot-member table:name="/home/suporte/Documentos/java_projects/Seam2.3/examples-ee6/booking/booking-ejb" table:display="true" table:show-details="true"/>
                <table:data-pilot-member table:name="/home/suporte/Documentos/java_projects/Seam2.3/examples-ee6/dvdstore/dvdstore-ejb" table:display="true" table:show-details="true"/>
                <table:data-pilot-member table:name="/home/suporte/Documentos/java_projects/Seam2.3/examples-ee6/dvdstore/dvdstore-tests" table:display="true" table:show-details="true"/>
                <table:data-pilot-member table:name="/home/suporte/Documentos/java_projects/Seam2.3/examples-ee6/ui/ui-ejb" table:display="true" table:show-details="true"/>
                <table:data-pilot-member table:name="/home/suporte/Documentos/java_projects/Seam2.3/examples/booking/booking-ejb" table:display="true" table:show-details="true"/>
                <table:data-pilot-member table:name="/home/suporte/Documentos/java_projects/Seam2.3/examples/dvdstore/dvdstore-ejb" table:display="true" table:show-details="true"/>
                <table:data-pilot-member table:name="/home/suporte/Documentos/java_projects/Seam2.3/examples/dvdstore/dvdstore-tests" table:display="true" table:show-details="true"/>
                <table:data-pilot-member table:name="/home/suporte/Documentos/java_projects/Seam2.3/examples/hibernate/hibernate-web" table:display="true" table:show-details="true"/>
                <table:data-pilot-member table:name="/home/suporte/Documentos/java_projects/Seam2.3/examples/icefaces/icefaces-ejb" table:display="true" table:show-details="true"/>
                <table:data-pilot-member table:name="/home/suporte/Documentos/java_projects/Seam2.3/examples/jee5/booking/booking-ejb" table:display="true" table:show-details="true"/>
                <table:data-pilot-member table:name="/home/suporte/Documentos/java_projects/Seam2.3/examples/jpa/jpa-web" table:display="true" table:show-details="true"/>
                <table:data-pilot-member table:name="/home/suporte/Documentos/java_projects/Seam2.3/examples/metawidget/booking/booking-ejb" table:display="true" table:show-details="true"/>
                <table:data-pilot-member table:name="/home/suporte/Documentos/java_projects/Seam2.3/examples/metawidget/dvdstore/dvdstore-tests" table:display="true" table:show-details="true"/>
                <table:data-pilot-member table:name="/home/suporte/Documentos/java_projects/Seam2.3/examples/nestedbooking/nestedbooking-ejb" table:display="true" table:show-details="true"/>
                <table:data-pilot-member table:name="/home/suporte/Documentos/java_projects/Seam2.3/examples/registration/registration-ejb" table:display="true" table:show-details="true"/>
                <table:data-pilot-member table:name="/home/suporte/Documentos/java_projects/Seam2.3/examples/restbay/restbay-ejb" table:display="true" table:show-details="true"/>
                <table:data-pilot-member table:name="/home/suporte/Documentos/java_projects/Seam2.3/examples/seambay/seambay-ejb" table:display="true" table:show-details="true"/>
                <table:data-pilot-member table:name="/home/suporte/Documentos/java_projects/Seam2.3/examples/seamdiscs/seamdiscs-ejb" table:display="true" table:show-details="true"/>
                <table:data-pilot-member table:name="/home/suporte/Documentos/java_projects/Seam2.3/examples/spring/spring-web" table:display="true" table:show-details="true"/>
                <table:data-pilot-member table:name="/home/suporte/Documentos/java_projects/Seam2.3/examples/tasks/tasks-ejb" table:display="true" table:show-details="true"/>
                <table:data-pilot-member table:name="/home/suporte/Documentos/java_projects/Seam2.3/examples/ui/ui-ejb" table:display="true" table:show-details="true"/>
                <table:data-pilot-member table:name="/home/suporte/Documentos/java_projects/Seam2.3/examples/wicket/wicket-ejb" table:display="true" table:show-details="true"/>
                <table:data-pilot-member table:name="/home/suporte/Documentos/java_projects/ServerPush/samples/chat-manual-singlechannel" table:display="true" table:show-details="true"/>
                <table:data-pilot-member table:name="/home/suporte/Documentos/java_projects/ServerPush/samples/sales-auto-multichannel" table:display="true" table:show-details="true"/>
                <table:data-pilot-member table:name="/home/suporte/Documentos/java_projects/services/ejbs/admin" table:display="true" table:show-details="true"/>
                <table:data-pilot-member table:name="/home/suporte/Documentos/java_projects/shiro/samples/spring-hibernate" table:display="true" table:show-details="true"/>
                <table:data-pilot-member table:name="/home/suporte/Documentos/java_projects/SIProject/ProjetoSI" table:display="true" table:show-details="true"/>
                <table:data-pilot-member table:name="/home/suporte/Documentos/java_projects/Sistema1-20121" table:display="true" table:show-details="true"/>
                <table:data-pilot-member table:name="/home/suporte/Documentos/java_projects/smooks/smooks-cartridges/camel" table:display="true" table:show-details="true"/>
                <table:data-pilot-member table:name="/home/suporte/Documentos/java_projects/smooks/smooks-cartridges/csv" table:display="true" table:show-details="true"/>
                <table:data-pilot-member table:name="/home/suporte/Documentos/java_projects/smooks/smooks-cartridges/javabean" table:display="true" table:show-details="true"/>
                <table:data-pilot-member table:name="/home/suporte/Documentos/java_projects/smooks/smooks-examples/csv-to-java" table:display="true" table:show-details="true"/>
                <table:data-pilot-member table:name="/home/suporte/Documentos/java_projects/smooks/smooks-examples/csv-to-java-programmatic" table:display="true" table:show-details="true"/>
                <table:data-pilot-member table:name="/home/suporte/Documentos/java_projects/smooks/smooks-examples/fixed-length-to-java" table:display="true" table:show-details="true"/>
                <table:data-pilot-member table:name="/home/suporte/Documentos/java_projects/Snippr" table:display="true" table:show-details="true"/>
                <table:data-pilot-member table:name="/home/suporte/Documentos/java_projects/Social-MUD" table:display="true" table:show-details="true"/>
                <table:data-pilot-member table:name="/home/suporte/Documentos/java_projects/Social-Web-Spider" table:display="true" table:show-details="true"/>
                <table:data-pilot-member table:name="/home/suporte/Documentos/java_projects/softwarekoch/portal.domain" table:display="true" table:show-details="true"/>
                <table:data-pilot-member table:name="/home/suporte/Documentos/java_projects/Spring---Hibernate---SQLite" table:display="true" table:show-details="true"/>
                <table:data-pilot-member table:name="/home/suporte/Documentos/java_projects/spring-advanced-marhshallers-and-service-exporters/obm" table:display="true" table:show-details="true"/>
                <table:data-pilot-member table:name="/home/suporte/Documentos/java_projects/spring-batch-tutorial/spring-batch-tutorial" table:display="true" table:show-details="true"/>
                <table:data-pilot-member table:name="/home/suporte/Documentos/java_projects/spring-batch/spring-batch-infrastructure" table:display="true" table:show-details="true"/>
                <table:data-pilot-member table:name="/home/suporte/Documentos/java_projects/spring-batch/spring-batch-samples" table:display="true" table:show-details="true"/>
                <table:data-pilot-member table:name="/home/suporte/Documentos/java_projects/spring-by-example/spring-by-example-2" table:display="true" table:show-details="true"/>
                <table:data-pilot-member table:name="/home/suporte/Documentos/java_projects/spring-data-book/hadoop/hbase" table:display="true" table:show-details="true"/>
                <table:data-pilot-member table:name="/home/suporte/Documentos/java_projects/spring-data-document-examples/mongodb-hello" table:display="true" table:show-details="true"/>
                <table:data-pilot-member table:name="/home/suporte/Documentos/java_projects/spring-data-graph/spring-data-neo4j" table:display="true" table:show-details="true"/>
                <table:data-pilot-member table:name="/home/suporte/Documentos/java_projects/spring-data-jpa" table:display="true" table:show-details="true"/>
                <table:data-pilot-member table:name="/home/suporte/Documentos/java_projects/spring-data-keyvalue/spring-data-redis" table:display="true" table:show-details="true"/>
                <table:data-pilot-member table:name="/home/suporte/Documentos/java_projects/spring-data-mongodb/spring-data-mongodb" table:display="true" table:show-details="true"/>
                <table:data-pilot-member table:name="/home/suporte/Documentos/java_projects/spring-data-mongodb/spring-data-mongodb-cross-store" table:display="true" table:show-details="true"/>
                <table:data-pilot-member table:name="/home/suporte/Documentos/java_projects/spring-data-neo4j/spring-data-neo4j" table:display="true" table:show-details="true"/>
                <table:data-pilot-member table:name="/home/suporte/Documentos/java_projects/spring-data-neo4j/spring-data-neo4j-aspects" table:display="true" table:show-details="true"/>
                <table:data-pilot-member table:name="/home/suporte/Documentos/java_projects/spring-data-neo4j/spring-data-neo4j-cross-store" table:display="true" table:show-details="true"/>
                <table:data-pilot-member table:name="/home/suporte/Documentos/java_projects/spring-data-neo4j/spring-data-neo4j-examples/cineasts" table:display="true" table:show-details="true"/>
                <table:data-pilot-member table:name="/home/suporte/Documentos/java_projects/spring-data-neo4j/spring-data-neo4j-examples/cineasts-aspects" table:display="true" table:show-details="true"/>
                <table:data-pilot-member table:name="/home/suporte/Documentos/java_projects/spring-data-neo4j/spring-data-neo4j-examples/cineasts-rest" table:display="true" table:show-details="true"/>
                <table:data-pilot-member table:name="/home/suporte/Documentos/java_projects/spring-data-redis" table:display="true" table:show-details="true"/>
                <table:data-pilot-member table:name="/home/suporte/Documentos/java_projects/spring-data-rest/spring-data-rest-webmvc" table:display="true" table:show-details="true"/>
                <table:data-pilot-member table:name="/home/suporte/Documentos/java_projects/spring-framework/spring-jdbc" table:display="true" table:show-details="true"/>
                <table:data-pilot-member table:name="/home/suporte/Documentos/java_projects/spring-framework/spring-test" table:display="true" table:show-details="true"/>
                <table:data-pilot-member table:name="/home/suporte/Documentos/java_projects/spring-hibernate-springdata-springmvc-maven-project-framework/yourwebproject" table:display="true" table:show-details="true"/>
                <table:data-pilot-member table:name="/home/suporte/Documentos/java_projects/spring-insight-plugins/collection-plugins/struts2" table:display="true" table:show-details="true"/>
                <table:data-pilot-member table:name="/home/suporte/Documentos/java_projects/spring-integration-samples/basic/enricher" table:display="true" table:show-details="true"/>
                <table:data-pilot-member table:name="/home/suporte/Documentos/java_projects/spring-integration-samples/basic/jdbc" table:display="true" table:show-details="true"/>
                <table:data-pilot-member table:name="/home/suporte/Documentos/java_projects/spring-integration/spring-integration-jdbc" table:display="true" table:show-details="true"/>
                <table:data-pilot-member table:name="/home/suporte/Documentos/java_projects/spring-jasper-tutorial/spring-jasper-tutorial" table:display="true" table:show-details="true"/>
                <table:data-pilot-member table:name="/home/suporte/Documentos/java_projects/Spring-Jersey-Hibernate-DbUnit-Example" table:display="true" table:show-details="true"/>
                <table:data-pilot-member table:name="/home/suporte/Documentos/java_projects/spring-jqgrid-tutorial/spring-jqgrid-tutorial" table:display="true" table:show-details="true"/>
                <table:data-pilot-member table:name="/home/suporte/Documentos/java_projects/spring-me/spring-me-core" table:display="true" table:show-details="true"/>
                <table:data-pilot-member table:name="/home/suporte/Documentos/java_projects/spring-me/spring-me-samples" table:display="true" table:show-details="true"/>
                <table:data-pilot-member table:name="/home/suporte/Documentos/java_projects/spring-modules/projects/spring-modules-validation/spring-modules-validation-base" table:display="true" table:show-details="true"/>
                <table:data-pilot-member table:name="/home/suporte/Documentos/java_projects/spring-modules/projects/spring-modules-validation/spring-modules-validation-jdk15" table:display="true" table:show-details="true"/>
                <table:data-pilot-member table:name="/home/suporte/Documentos/java_projects/spring-modules/projects/spring-modules-xt" table:display="true" table:show-details="true"/>
                <table:data-pilot-member table:name="/home/suporte/Documentos/java_projects/spring-mongo-demo" table:display="true" table:show-details="true"/>
                <table:data-pilot-member table:name="/home/suporte/Documentos/java_projects/spring-mongodb-tutorial/spring-mongodb-tutorial" table:display="true" table:show-details="true"/>
                <table:data-pilot-member table:name="/home/suporte/Documentos/java_projects/spring-mvc-jquery-jsp" table:display="true" table:show-details="true"/>
                <table:data-pilot-member table:name="/home/suporte/Documentos/java_projects/spring-mvc-jquery-sitemesh" table:display="true" table:show-details="true"/>
                <table:data-pilot-member table:name="/home/suporte/Documentos/java_projects/spring-mvc-jquery-tiles" table:display="true" table:show-details="true"/>
                <table:data-pilot-member table:name="/home/suporte/Documentos/java_projects/spring-mvc-validation-demo" table:display="true" table:show-details="true"/>
                <table:data-pilot-member table:name="/home/suporte/Documentos/java_projects/spring-neo4j-tutorial/spring-neo4j-tutorial" table:display="true" table:show-details="true"/>
                <table:data-pilot-member table:name="/home/suporte/Documentos/java_projects/spring-redis-tutorial/spring-redis-tutorial" table:display="true" table:show-details="true"/>
                <table:data-pilot-member table:name="/home/suporte/Documentos/java_projects/spring-security-social" table:display="true" table:show-details="true"/>
                <table:data-pilot-member table:name="/home/suporte/Documentos/java_projects/spring-security-tutorial/spring-security-tutorial" table:display="true" table:show-details="true"/>
                <table:data-pilot-member table:name="/home/suporte/Documentos/java_projects/spring-security/core" table:display="true" table:show-details="true"/>
                <table:data-pilot-member table:name="/home/suporte/Documentos/java_projects/spring-security/sandbox/heavyduty" table:display="true" table:show-details="true"/>
                <table:data-pilot-member table:name="/home/suporte/Documentos/java_projects/spring-social-google/spring-social-google/spring-social-google" table:display="true" table:show-details="true"/>
                <table:data-pilot-member table:name="/home/suporte/Documentos/java_projects/spring-webflow-issues/SWF-1500/booking-faces" table:display="true" table:show-details="true"/>
                <table:data-pilot-member table:name="/home/suporte/Documentos/java_projects/spring-webflow-samples/booking-faces" table:display="true" table:show-details="true"/>
                <table:data-pilot-member table:name="/home/suporte/Documentos/java_projects/spring-webflow-samples/booking-mvc" table:display="true" table:show-details="true"/>
                <table:data-pilot-member table:name="/home/suporte/Documentos/java_projects/spring-webflow-samples/booking-portlet-faces" table:display="true" table:show-details="true"/>
                <table:data-pilot-member table:name="/home/suporte/Documentos/java_projects/spring-webflow-samples/booking-portlet-mvc" table:display="true" table:show-details="true"/>
                <table:data-pilot-member table:name="/home/suporte/Documentos/java_projects/Spring3-Hibernate-Maven-JPA" table:display="true" table:show-details="true"/>
                <table:data-pilot-member table:name="/home/suporte/Documentos/java_projects/springfaces-v1/spring-faces-mvc-samples/sfm-booking-faces" table:display="true" table:show-details="true"/>
                <table:data-pilot-member table:name="/home/suporte/Documentos/java_projects/springside-core-3.3.4.x" table:display="true" table:show-details="true"/>
                <table:data-pilot-member table:name="/home/suporte/Documentos/java_projects/springside/examples/mini-service" table:display="true" table:show-details="true"/>
                <table:data-pilot-member table:name="/home/suporte/Documentos/java_projects/springside4/examples/quickstart" table:display="true" table:show-details="true"/>
                <table:data-pilot-member table:name="/home/suporte/Documentos/java_projects/springside4/examples/showcase" table:display="true" table:show-details="true"/>
                <table:data-pilot-member table:name="/home/suporte/Documentos/java_projects/SpringStrutsHibernate/StrutsSpringExample" table:display="true" table:show-details="true"/>
                <table:data-pilot-member table:name="/home/suporte/Documentos/java_projects/stackoverflow-java-sdk/schema" table:display="true" table:show-details="true"/>
                <table:data-pilot-member table:name="/home/suporte/Documentos/java_projects/Standalone-JPA-Test-Demo" table:display="true" table:show-details="true"/>
                <table:data-pilot-member table:name="/home/suporte/Documentos/java_projects/struts2/apps/showcase" table:display="true" table:show-details="true"/>
                <table:data-pilot-member table:name="/home/suporte/Documentos/java_projects/Study/greenhouse" table:display="true" table:show-details="true"/>
                <table:data-pilot-member table:name="/home/suporte/Documentos/java_projects/Study/java-in-action/spring3-toby/spring3-toby-c6" table:display="true" table:show-details="true"/>
                <table:data-pilot-member table:name="/home/suporte/Documentos/java_projects/Study/java-in-action/spring3-toby/spring3-toby-c7" table:display="true" table:show-details="true"/>
                <table:data-pilot-member table:name="/home/suporte/Documentos/java_projects/subsonic_1/subsonic-main" table:display="true" table:show-details="true"/>
                <table:data-pilot-member table:name="/home/suporte/Documentos/java_projects/subsonic_2/subsonic-main" table:display="true" table:show-details="true"/>
                <table:data-pilot-member table:name="/home/suporte/Documentos/java_projects/subsonic/subsonic-main" table:display="true" table:show-details="true"/>
                <table:data-pilot-member table:name="/home/suporte/Documentos/java_projects/supersonic/subsonic-main" table:display="true" table:show-details="true"/>
                <table:data-pilot-member table:name="/home/suporte/Documentos/java_projects/swagger-codegen/samples/client/petstore/java" table:display="true" table:show-details="true"/>
                <table:data-pilot-member table:name="/home/suporte/Documentos/java_projects/swagger-codegen/samples/client/wordnik-api/java" table:display="true" table:show-details="true"/>
                <table:data-pilot-member table:name="/home/suporte/Documentos/java_projects/swarm-plugin/client" table:display="true" table:show-details="true"/>
                <table:data-pilot-member table:name="/home/suporte/Documentos/java_projects/swift/lib/workspace" table:display="true" table:show-details="true"/>
                <table:data-pilot-member table:name="/home/suporte/Documentos/java_projects/Synapse-Repository-Services/services/authutil" table:display="true" table:show-details="true"/>
                <table:data-pilot-member table:name="/home/suporte/Documentos/java_projects/tapestry-5/tapestry-beanvalidator" table:display="true" table:show-details="true"/>
                <table:data-pilot-member table:name="/home/suporte/Documentos/java_projects/tapestry-5/tapestry-core" table:display="true" table:show-details="true"/>
                <table:data-pilot-member table:name="/home/suporte/Documentos/java_projects/tapestry-5/tapestry-hibernate" table:display="true" table:show-details="true"/>
                <table:data-pilot-member table:name="/home/suporte/Documentos/java_projects/tapestry-5/tapestry-hibernate-core" table:display="true" table:show-details="true"/>
                <table:data-pilot-member table:name="/home/suporte/Documentos/java_projects/tapestry-5/tapestry-jpa" table:display="true" table:show-details="true"/>
                <table:data-pilot-member table:name="/home/suporte/Documentos/java_projects/tapestry5-hotel-booking" table:display="true" table:show-details="true"/>
                <table:data-pilot-member table:name="/home/suporte/Documentos/java_projects/tapestry5-portlet" table:display="true" table:show-details="true"/>
                <table:data-pilot-member table:name="/home/suporte/Documentos/java_projects/tapestry5/tapestry-beanvalidator" table:display="true" table:show-details="true"/>
                <table:data-pilot-member table:name="/home/suporte/Documentos/java_projects/tapestry5/tapestry-core" table:display="true" table:show-details="true"/>
                <table:data-pilot-member table:name="/home/suporte/Documentos/java_projects/tapestry5/tapestry-hibernate" table:display="true" table:show-details="true"/>
                <table:data-pilot-member table:name="/home/suporte/Documentos/java_projects/tapestry5/tapestry-hibernate-core" table:display="true" table:show-details="true"/>
                <table:data-pilot-member table:name="/home/suporte/Documentos/java_projects/tapestry5/tapestry-jpa" table:display="true" table:show-details="true"/>
                <table:data-pilot-member table:name="/home/suporte/Documentos/java_projects/tas-struts2-cassandra" table:display="true" table:show-details="true"/>
                <table:data-pilot-member table:name="/home/suporte/Documentos/java_projects/tawus/tawus-core" table:display="true" table:show-details="true"/>
                <table:data-pilot-member table:name="/home/suporte/Documentos/java_projects/tawus/tawus-hibernate" table:display="true" table:show-details="true"/>
                <table:data-pilot-member table:name="/home/suporte/Documentos/java_projects/Technetium/Technetium" table:display="true" table:show-details="true"/>
                <table:data-pilot-member table:name="/home/suporte/Documentos/java_projects/tesb-rt-se/examples/cxf/jaxrs-advanced/common" table:display="true" table:show-details="true"/>
                <table:data-pilot-member table:name="/home/suporte/Documentos/java_projects/tesb-rt-se/examples/cxf/jaxrs-intro/common" table:display="true" table:show-details="true"/>
                <table:data-pilot-member table:name="/home/suporte/Documentos/java_projects/tesb-rt-se/examples/tesb/karaf-jmx/client" table:display="true" table:show-details="true"/>
                <table:data-pilot-member table:name="/home/suporte/Documentos/java_projects/tesb-rt-se/examples/tesb/locator-rest/client" table:display="true" table:show-details="true"/>
                <table:data-pilot-member table:name="/home/suporte/Documentos/java_projects/testdata-generator" table:display="true" table:show-details="true"/>
                <table:data-pilot-member table:name="/home/suporte/Documentos/java_projects/The-SAFA-Project/safa/safa-api" table:display="true" table:show-details="true"/>
                <table:data-pilot-member table:name="/home/suporte/Documentos/java_projects/thucydides/thucydides-junit" table:display="true" table:show-details="true"/>
                <table:data-pilot-member table:name="/home/suporte/Documentos/java_projects/TicketMonster" table:display="true" table:show-details="true"/>
                <table:data-pilot-member table:name="/home/suporte/Documentos/java_projects/timebank/timebank-web-main" table:display="true" table:show-details="true"/>
                <table:data-pilot-member table:name="/home/suporte/Documentos/java_projects/toxbank-api-beans" table:display="true" table:show-details="true"/>
                <table:data-pilot-member table:name="/home/suporte/Documentos/java_projects/TPE-PAW" table:display="true" table:show-details="true"/>
                <table:data-pilot-member table:name="/home/suporte/Documentos/java_projects/trakt-java" table:display="true" table:show-details="true"/>
                <table:data-pilot-member table:name="/home/suporte/Documentos/java_projects/Try2Solve" table:display="true" table:show-details="true"/>
                <table:data-pilot-member table:name="/home/suporte/Documentos/java_projects/tsf/examples/jaxrs-advanced/common" table:display="true" table:show-details="true"/>
                <table:data-pilot-member table:name="/home/suporte/Documentos/java_projects/tsf/examples/jaxrs-intro/common" table:display="true" table:show-details="true"/>
                <table:data-pilot-member table:name="/home/suporte/Documentos/java_projects/Tudu-Lists" table:display="true" table:show-details="true"/>
                <table:data-pilot-member table:name="/home/suporte/Documentos/java_projects/TutorialDemo" table:display="true" table:show-details="true"/>
                <table:data-pilot-member table:name="/home/suporte/Documentos/java_projects/tweetit/tweetit.server" table:display="true" table:show-details="true"/>
                <table:data-pilot-member table:name="/home/suporte/Documentos/java_projects/twitlogic/twitlogic-core" table:display="true" table:show-details="true"/>
                <table:data-pilot-member table:name="/home/suporte/Documentos/java_projects/twitter-2-weibo/core" table:display="true" table:show-details="true"/>
                <table:data-pilot-member table:name="/home/suporte/Documentos/java_projects/twittertopiccount" table:display="true" table:show-details="true"/>
                <table:data-pilot-member table:name="/home/suporte/Documentos/java_projects/user-demo" table:display="true" table:show-details="true"/>
                <table:data-pilot-member table:name="/home/suporte/Documentos/java_projects/viddler-apiv1-java-client" table:display="true" table:show-details="true"/>
                <table:data-pilot-member table:name="/home/suporte/Documentos/java_projects/vraptor-mauth" table:display="true" table:show-details="true"/>
                <table:data-pilot-member table:name="/home/suporte/Documentos/java_projects/vraptor-vraptor2/vraptor-example-compatibility" table:display="true" table:show-details="true"/>
                <table:data-pilot-member table:name="/home/suporte/Documentos/java_projects/vraptor/vraptor-mydvds" table:display="true" table:show-details="true"/>
                <table:data-pilot-member table:name="/home/suporte/Documentos/java_projects/weblounge/modules/weblounge-security-sql" table:display="true" table:show-details="true"/>
                <table:data-pilot-member table:name="/home/suporte/Documentos/java_projects/wicket-praxis/de.wicketpraxis--pom/persistence" table:display="true" table:show-details="true"/>
                <table:data-pilot-member table:name="/home/suporte/Documentos/java_projects/Wicket-Workshop-Sources/sources/advanced-workshop/advanced" table:display="true" table:show-details="true"/>
                <table:data-pilot-member table:name="/home/suporte/Documentos/java_projects/Wicket-Workshop-Sources/sources/basic/quickstart-grundlagen" table:display="true" table:show-details="true"/>
                <table:data-pilot-member table:name="/home/suporte/Documentos/java_projects/Wicket-Workshop-Sources/sources/playground/quickstart-grundlagen-20110526" table:display="true" table:show-details="true"/>
                <table:data-pilot-member table:name="/home/suporte/Documentos/java_projects/wicket/wicket-core" table:display="true" table:show-details="true"/>
                <table:data-pilot-member table:name="/home/suporte/Documentos/java_projects/wink/wink-providers/wink-jackson-provider" table:display="true" table:show-details="true"/>
                <table:data-pilot-member table:name="/home/suporte/Documentos/java_projects/wissl" table:display="true" table:show-details="true"/>
                <table:data-pilot-member table:name="/home/suporte/Documentos/java_projects/wooki" table:display="true" table:show-details="true"/>
                <table:data-pilot-member table:name="/home/suporte/Documentos/java_projects/xeneo-core-api" table:display="true" table:show-details="true"/>
                <table:data-pilot-member table:name="/home/suporte/Documentos/java_projects/XSlides" table:display="true" table:show-details="true"/>
                <table:data-pilot-member table:name="/home/suporte/Documentos/java_projects/yoga/yoga-demos/yoga-demo-shared" table:display="true" table:show-details="true"/>
                <table:data-pilot-member table:name="/home/suporte/Documentos/java_projects/zengsource-mvc/dem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e" table:orientation="data" table:used-hierarchy="0" table:function="count">
            <table:data-pilot-level table:show-empty="false" calcext:repeat-item-labels="false">
              <table:data-pilot-members>
                <table:data-pilot-member table:name="accounts.User" table:display="true" table:show-details="true"/>
                <table:data-pilot-member table:name="ar.edu.itba.paw.grupo1.model.User" table:display="true" table:show-details="true"/>
                <table:data-pilot-member table:name="au.com.regimo.core.domain.User" table:display="true" table:show-details="true"/>
                <table:data-pilot-member table:name="be.jeffreyvanmulem.model.User" table:display="true" table:show-details="true"/>
                <table:data-pilot-member table:name="be.lacerta.cq2.sim.hbn.User" table:display="true" table:show-details="true"/>
                <table:data-pilot-member table:name="bigbird.User" table:display="true" table:show-details="true"/>
                <table:data-pilot-member table:name="br.com.caelum.calopsita.model.User" table:display="true" table:show-details="true"/>
                <table:data-pilot-member table:name="br.com.caelum.vraptor.example.Client" table:display="true" table:show-details="true"/>
                <table:data-pilot-member table:name="br.com.caelum.vraptor.mauth.User" table:display="true" table:show-details="true"/>
                <table:data-pilot-member table:name="br.com.caelum.vraptor.mydvds.model.User" table:display="true" table:show-details="true"/>
                <table:data-pilot-member table:name="br.com.fixturefactory.model.Client" table:display="true" table:show-details="true"/>
                <table:data-pilot-member table:name="br.com.fixturefactory.model.User" table:display="true" table:show-details="true"/>
                <table:data-pilot-member table:name="br.com.syspartenon.partenon.domain.Usuario" table:display="true" table:show-details="true"/>
                <table:data-pilot-member table:name="br.com.xone.model.Person" table:display="true" table:show-details="true"/>
                <table:data-pilot-member table:name="br.gov.frameworkdemoiselle.report.mock.model.Pessoa" table:display="true" table:show-details="true"/>
                <table:data-pilot-member table:name="br.recomende.infra.user.User" table:display="true" table:show-details="true"/>
                <table:data-pilot-member table:name="cat.calidos.maven.ftpserver.User" table:display="true" table:show-details="true"/>
                <table:data-pilot-member table:name="ch.astina.hesperid.model.user.User" table:display="true" table:show-details="true"/>
                <table:data-pilot-member table:name="ch.entwine.weblounge.security.sql.entities.User" table:display="true" table:show-details="true"/>
                <table:data-pilot-member table:name="ch.lambdaj.demo.Person" table:display="true" table:show-details="true"/>
                <table:data-pilot-member table:name="ch.lambdaj.mock.Person" table:display="true" table:show-details="true"/>
                <table:data-pilot-member table:name="ch.nerdin.generators.testdata.framework.integration.Employee" table:display="true" table:show-details="true"/>
                <table:data-pilot-member table:name="ch.rasc.springjpa.entity.User" table:display="true" table:show-details="true"/>
                <table:data-pilot-member table:name="ch.rasc.webapp.entity.User" table:display="true" table:show-details="true"/>
                <table:data-pilot-member table:name="cl.own.usi.model.User" table:display="true" table:show-details="true"/>
                <table:data-pilot-member table:name="cl.votainteligente.legislativo.model.Person" table:display="true" table:show-details="true"/>
                <table:data-pilot-member table:name="cn.fyg.pa.domain.model.person.Person" table:display="true" table:show-details="true"/>
                <table:data-pilot-member table:name="coffee.sample.user.User" table:display="true" table:show-details="true"/>
                <table:data-pilot-member table:name="com.acme.domain.User" table:display="true" table:show-details="true"/>
                <table:data-pilot-member table:name="com.acme.ui.User" table:display="true" table:show-details="true"/>
                <table:data-pilot-member table:name="com.alibaba.dubbo.common.model.Person" table:display="true" table:show-details="true"/>
                <table:data-pilot-member table:name="com.alibaba.dubbo.registry.common.domain.User" table:display="true" table:show-details="true"/>
                <table:data-pilot-member table:name="com.alibaba.dubbo.rpc.protocol.dubbo.support.Person" table:display="true" table:show-details="true"/>
                <table:data-pilot-member table:name="com.alibaba.dubbo.rpc.support.Person" table:display="true" table:show-details="true"/>
                <table:data-pilot-member table:name="com.alibaba.json.test.entity.Employee" table:display="true" table:show-details="true"/>
                <table:data-pilot-member table:name="com.blogspot.diegopacheco.camel.jms.rr.client.Client" table:display="true" table:show-details="true"/>
                <table:data-pilot-member table:name="com.company.model.Person" table:display="true" table:show-details="true"/>
                <table:data-pilot-member table:name="com.devwebsphere.rediswxs.data.test.Person" table:display="true" table:show-details="true"/>
                <table:data-pilot-member table:name="com.diandianai.thirdparty.weibo4j.User" table:display="true" table:show-details="true"/>
                <table:data-pilot-member table:name="com.dolplay.nutzshiro.domain.User" table:display="true" table:show-details="true"/>
                <table:data-pilot-member table:name="com.dps.ring2park.domain.User" table:display="true" table:show-details="true"/>
                <table:data-pilot-member table:name="com.emc.plants.persistence.Customer" table:display="true" table:show-details="true"/>
                <table:data-pilot-member table:name="com.espertech.esper.support.bean.sales.Person" table:display="true" table:show-details="true"/>
                <table:data-pilot-member table:name="com.example.amqp.core.User" table:display="true" table:show-details="true"/>
                <table:data-pilot-member table:name="com.example.auction.User" table:display="true" table:show-details="true"/>
                <table:data-pilot-member table:name="com.example.domain.User" table:display="true" table:show-details="true"/>
                <table:data-pilot-member table:name="com.excilys.ebi.bank.model.entity.User" table:display="true" table:show-details="true"/>
                <table:data-pilot-member table:name="com.excilys.formation.bank.bean.User" table:display="true" table:show-details="true"/>
                <table:data-pilot-member table:name="com.fdar.apress.s2.domain.User" table:display="true" table:show-details="true"/>
                <table:data-pilot-member table:name="com.fernandomantoan.tcc.oauth.domain.entity.credentials.User" table:display="true" table:show-details="true"/>
                <table:data-pilot-member table:name="com.financial.tools.recorderserver.entity.User" table:display="true" table:show-details="true"/>
                <table:data-pilot-member table:name="com.firefly.db.User" table:display="true" table:show-details="true"/>
                <table:data-pilot-member table:name="com.fluxtream.cli.Client" table:display="true" table:show-details="true"/>
                <table:data-pilot-member table:name="com.force.sdk.jpa.entities.User" table:display="true" table:show-details="true"/>
                <table:data-pilot-member table:name="com.force.sdk.jpa.schema.entities.User" table:display="true" table:show-details="true"/>
                <table:data-pilot-member table:name="com.force.sdk.streaming.model.User" table:display="true" table:show-details="true"/>
                <table:data-pilot-member table:name="com.forum.domain.User" table:display="true" table:show-details="true"/>
                <table:data-pilot-member table:name="com.gigaspaces.rest.model.Person" table:display="true" table:show-details="true"/>
                <table:data-pilot-member table:name="com.github.api.v2.schema.User" table:display="true" table:show-details="true"/>
                <table:data-pilot-member table:name="com.github.kolorobot.domain.User" table:display="true" table:show-details="true"/>
                <table:data-pilot-member table:name="com.github.zhongl.hs4j.kit.User" table:display="true" table:show-details="true"/>
                <table:data-pilot-member table:name="com.google.code.magja.model.customer.Customer" table:display="true" table:show-details="true"/>
                <table:data-pilot-member table:name="com.google.code.stackexchange.schema.User" table:display="true" table:show-details="true"/>
                <table:data-pilot-member table:name="com.google.gwt.sample.dynatablerf.domain.Person" table:display="true" table:show-details="true"/>
                <table:data-pilot-member table:name="com.google.gwt.sample.expenses.server.domain.Employee" table:display="true" table:show-details="true"/>
                <table:data-pilot-member table:name="com.google.gwt.sample.validation.shared.Person" table:display="true" table:show-details="true"/>
                <table:data-pilot-member table:name="com.googlecode.objectify.test.entity.Employee" table:display="true" table:show-details="true"/>
                <table:data-pilot-member table:name="com.googlecode.tawus.app0.models.User" table:display="true" table:show-details="true"/>
                <table:data-pilot-member table:name="com.googlecode.tawus.hibernate.models.User" table:display="true" table:show-details="true"/>
                <table:data-pilot-member table:name="com.haojii.prototype.tas.model.User" table:display="true" table:show-details="true"/>
                <table:data-pilot-member table:name="com.iloverss.entity.User" table:display="true" table:show-details="true"/>
                <table:data-pilot-member table:name="com.impetus.client.crud.Employee" table:display="true" table:show-details="true"/>
                <table:data-pilot-member table:name="com.impetus.client.twitter.entities.User" table:display="true" table:show-details="true"/>
                <table:data-pilot-member table:name="com.impetus.kundera.examples.crud.entities.Employee" table:display="true" table:show-details="true"/>
                <table:data-pilot-member table:name="com.impetus.kundera.examples.twitter.entities.User" table:display="true" table:show-details="true"/>
                <table:data-pilot-member table:name="com.itemis.portal.domain.user.User" table:display="true" table:show-details="true"/>
                <table:data-pilot-member table:name="com.jakewharton.trakt.entities.Person" table:display="true" table:show-details="true"/>
                <table:data-pilot-member table:name="com.jboss.datagrid.chunchun.model.User" table:display="true" table:show-details="true"/>
                <table:data-pilot-member table:name="com.jboss.dvd.seam.User" table:display="true" table:show-details="true"/>
                <table:data-pilot-member table:name="com.jeraff.kissmetrics.client.el.testobjects.User" table:display="true" table:show-details="true"/>
                <table:data-pilot-member table:name="com.jeroenreijn.mongodb.example.domain.Person" table:display="true" table:show-details="true"/>
                <table:data-pilot-member table:name="com.joelpm.bidiMessages.client.Client" table:display="true" table:show-details="true"/>
                <table:data-pilot-member table:name="com.jtmdb.Person" table:display="true" table:show-details="true"/>
                <table:data-pilot-member table:name="com.learnthinkcode.example.jbehave.domain.User" table:display="true" table:show-details="true"/>
                <table:data-pilot-member table:name="com.ln.model.User" table:display="true" table:show-details="true"/>
                <table:data-pilot-member table:name="com.lohika.alp.utils.object.reader.model.User" table:display="true" table:show-details="true"/>
                <table:data-pilot-member table:name="com.mayabansi.webappdemo.domain.Customer" table:display="true" table:show-details="true"/>
                <table:data-pilot-member table:name="com.megacorp.commerce.Customer" table:display="true" table:show-details="true"/>
                <table:data-pilot-member table:name="com.mysema.query.jdo.models.company.Employee" table:display="true" table:show-details="true"/>
                <table:data-pilot-member table:name="com.mysema.query.jdo.models.company.Person" table:display="true" table:show-details="true"/>
                <table:data-pilot-member table:name="com.mysema.query.jpa.domain.Employee" table:display="true" table:show-details="true"/>
                <table:data-pilot-member table:name="com.mysema.query.jpa.domain.Person" table:display="true" table:show-details="true"/>
                <table:data-pilot-member table:name="com.mysema.query.mongodb.domain.User" table:display="true" table:show-details="true"/>
                <table:data-pilot-member table:name="com.nabalive.data.core.model.User" table:display="true" table:show-details="true"/>
                <table:data-pilot-member table:name="com.nfe.guardian.shared.model.resources.User" table:display="true" table:show-details="true"/>
                <table:data-pilot-member table:name="com.ngdb.entities.user.User" table:display="true" table:show-details="true"/>
                <table:data-pilot-member table:name="com.ning.api.client.item.User" table:display="true" table:show-details="true"/>
                <table:data-pilot-member table:name="com.ondei.webdelivery.domain.Usuario" table:display="true" table:show-details="true"/>
                <table:data-pilot-member table:name="com.orco.graneles.domain.seguridad.Usuario" table:display="true" table:show-details="true"/>
                <table:data-pilot-member table:name="com.oreilly.springdata.hadoop.hbase.User" table:display="true" table:show-details="true"/>
                <table:data-pilot-member table:name="com.persistent.entity.Person" table:display="true" table:show-details="true"/>
                <table:data-pilot-member table:name="com.petstore.users.User" table:display="true" table:show-details="true"/>
                <table:data-pilot-member table:name="com.restfb.types.User" table:display="true" table:show-details="true"/>
                <table:data-pilot-member table:name="com.salaboy.model.Person" table:display="true" table:show-details="true"/>
                <table:data-pilot-member table:name="com.samskivert.servlet.user.User" table:display="true" table:show-details="true"/>
                <table:data-pilot-member table:name="com.savvasdalkitsis.jtmdb.Person" table:display="true" table:show-details="true"/>
                <table:data-pilot-member table:name="com.seal.cms.model.user.User" table:display="true" table:show-details="true"/>
                <table:data-pilot-member table:name="com.sencha.gxt.examples.resources.client.model.Customer" table:display="true" table:show-details="true"/>
                <table:data-pilot-member table:name="com.smud.model.User" table:display="true" table:show-details="true"/>
                <table:data-pilot-member table:name="com.spring.by.example.domain.Employee" table:display="true" table:show-details="true"/>
                <table:data-pilot-member table:name="com.springsource.greenhouse.account.Person" table:display="true" table:show-details="true"/>
                <table:data-pilot-member table:name="com.springsource.insight.plugin.struts2.test.model.Person" table:display="true" table:show-details="true"/>
                <table:data-pilot-member table:name="com.steeplesoft.frenchpress.model.User" table:display="true" table:show-details="true"/>
                <table:data-pilot-member table:name="com.sun.jersey.api.client.Client" table:display="true" table:show-details="true"/>
                <table:data-pilot-member table:name="com.sun.jersey.json.impl.User" table:display="true" table:show-details="true"/>
                <table:data-pilot-member table:name="com.sun.jersey.samples.contacts.models.User" table:display="true" table:show-details="true"/>
                <table:data-pilot-member table:name="com.taobao.fario.server.service.User" table:display="true" table:show-details="true"/>
                <table:data-pilot-member table:name="com.tap5.hotelbooking.entities.User" table:display="true" table:show-details="true"/>
                <table:data-pilot-member table:name="com.taskadapter.redmineapi.bean.User" table:display="true" table:show-details="true"/>
                <table:data-pilot-member table:name="com.tasktop.c2c.server.internal.wiki.server.domain.Person" table:display="true" table:show-details="true"/>
                <table:data-pilot-member table:name="com.team.xslides.domain.User" table:display="true" table:show-details="true"/>
                <table:data-pilot-member table:name="com.tek42.perforce.model.User" table:display="true" table:show-details="true"/>
                <table:data-pilot-member table:name="com.test.model.Person" table:display="true" table:show-details="true"/>
                <table:data-pilot-member table:name="com.threerings.presents.client.Client" table:display="true" table:show-details="true"/>
                <table:data-pilot-member table:name="com.tunisiana.tutorials.model.User" table:display="true" table:show-details="true"/>
                <table:data-pilot-member table:name="com.utest.domain.User" table:display="true" table:show-details="true"/>
                <table:data-pilot-member table:name="com.viddler.apiclient.responses.User" table:display="true" table:show-details="true"/>
                <table:data-pilot-member table:name="com.wiled.ubicame.prestamos.entidades.Usuario" table:display="true" table:show-details="true"/>
                <table:data-pilot-member table:name="com.wooki.domain.model.User" table:display="true" table:show-details="true"/>
                <table:data-pilot-member table:name="com.wordnik.client.model.User" table:display="true" table:show-details="true"/>
                <table:data-pilot-member table:name="com.wordnik.petstore.model.User" table:display="true" table:show-details="true"/>
                <table:data-pilot-member table:name="com.wordpress.salaboy.model.Person" table:display="true" table:show-details="true"/>
                <table:data-pilot-member table:name="com.yourpackagename.yourwebproject.model.entity.User" table:display="true" table:show-details="true"/>
                <table:data-pilot-member table:name="com.zenika.rabbitmq.management.beans.User" table:display="true" table:show-details="true"/>
                <table:data-pilot-member table:name="common.advanced.Person" table:display="true" table:show-details="true"/>
                <table:data-pilot-member table:name="common.intro.Person" table:display="true" table:show-details="true"/>
                <table:data-pilot-member table:name="cs.modelo.Cliente" table:display="true" table:show-details="true"/>
                <table:data-pilot-member table:name="cz.cvut.fit.mi_mpr_dip.admission.domain.personal.Person" table:display="true" table:show-details="true"/>
                <table:data-pilot-member table:name="cz.muni.fi.pv243.meetme.model.Person" table:display="true" table:show-details="true"/>
                <table:data-pilot-member table:name="cz.zcu.kiv.eegdatabase.data.pojo.Person" table:display="true" table:show-details="true"/>
                <table:data-pilot-member table:name="de.adorsys.tweetit.server.model.User" table:display="true" table:show-details="true"/>
                <table:data-pilot-member table:name="de.akquinet.jbosscc.User" table:display="true" table:show-details="true"/>
                <table:data-pilot-member table:name="de.mpg.imeji.logic.vo.User" table:display="true" table:show-details="true"/>
                <table:data-pilot-member table:name="de.panayir.contect.Person" table:display="true" table:show-details="true"/>
                <table:data-pilot-member table:name="de.pentasys.wicket.domain.Customer" table:display="true" table:show-details="true"/>
                <table:data-pilot-member table:name="de.pentasys.wicket.security.User" table:display="true" table:show-details="true"/>
                <table:data-pilot-member table:name="de.randi2.model.Person" table:display="true" table:show-details="true"/>
                <table:data-pilot-member table:name="de.umass.lastfm.User" table:display="true" table:show-details="true"/>
                <table:data-pilot-member table:name="de.wicketpraxis.persistence.beans.User" table:display="true" table:show-details="true"/>
                <table:data-pilot-member table:name="demo.client.Client" table:display="true" table:show-details="true"/>
                <table:data-pilot-member table:name="development.bean.User" table:display="true" table:show-details="true"/>
                <table:data-pilot-member table:name="dk.nsi.stamdata.views.cpr.Person" table:display="true" table:show-details="true"/>
                <table:data-pilot-member table:name="domain.entities.Employee" table:display="true" table:show-details="true"/>
                <table:data-pilot-member table:name="edu.asu.lib.handle.User" table:display="true" table:show-details="true"/>
                <table:data-pilot-member table:name="edu.colorado.cs.cirrus.domain.model.User" table:display="true" table:show-details="true"/>
                <table:data-pilot-member table:name="edu.forum.shared.User" table:display="true" table:show-details="true"/>
                <table:data-pilot-member table:name="edu.kubsu.fpm.entity.Person" table:display="true" table:show-details="true"/>
                <table:data-pilot-member table:name="edu.mayo.mprc.workspace.User" table:display="true" table:show-details="true"/>
                <table:data-pilot-member table:name="edu.unlv.cs.socialwebspider.domain.User" table:display="true" table:show-details="true"/>
                <table:data-pilot-member table:name="egov.data.hibernate.sample.domain.User" table:display="true" table:show-details="true"/>
                <table:data-pilot-member table:name="es.emergya.bbdd.bean.Usuario" table:display="true" table:show-details="true"/>
                <table:data-pilot-member table:name="estradasolidaria.ui.server.logic.Usuario" table:display="true" table:show-details="true"/>
                <table:data-pilot-member table:name="eu.emi.emir.security.Client" table:display="true" table:show-details="true"/>
                <table:data-pilot-member table:name="example.Customer" table:display="true" table:show-details="true"/>
                <table:data-pilot-member table:name="example.model.User" table:display="true" table:show-details="true"/>
                <table:data-pilot-member table:name="example.pojos.Customer" table:display="true" table:show-details="true"/>
                <table:data-pilot-member table:name="example.User" table:display="true" table:show-details="true"/>
                <table:data-pilot-member table:name="examples.Person" table:display="true" table:show-details="true"/>
                <table:data-pilot-member table:name="exanpe.t5.lib.demo.bean.User" table:display="true" table:show-details="true"/>
                <table:data-pilot-member table:name="fi.koku.services.entity.customer.impl.Customer" table:display="true" table:show-details="true"/>
                <table:data-pilot-member table:name="fi.mongologin.domain.User" table:display="true" table:show-details="true"/>
                <table:data-pilot-member table:name="foo.Customer" table:display="true" table:show-details="true"/>
                <table:data-pilot-member table:name="fr.exanpe.t5.demo.data.User" table:display="true" table:show-details="true"/>
                <table:data-pilot-member table:name="fr.msch.wissl.server.User" table:display="true" table:show-details="true"/>
                <table:data-pilot-member table:name="fr.xebia.usi.quizz.model.User" table:display="true" table:show-details="true"/>
                <table:data-pilot-member table:name="grisu.backend.model.User" table:display="true" table:show-details="true"/>
                <table:data-pilot-member table:name="helpers.Person" table:display="true" table:show-details="true"/>
                <table:data-pilot-member table:name="hudson.plugins.swarm.Client" table:display="true" table:show-details="true"/>
                <table:data-pilot-member table:name="in.xebia.poc.domain.User" table:display="true" table:show-details="true"/>
                <table:data-pilot-member table:name="info.piwai.buildergen.bean.Person" table:display="true" table:show-details="true"/>
                <table:data-pilot-member table:name="intranet.domain.entities.Pessoa" table:display="true" table:show-details="true"/>
                <table:data-pilot-member table:name="io.beancounter.commons.model.User" table:display="true" table:show-details="true"/>
                <table:data-pilot-member table:name="io.s4.example.twittertopiccount.User" table:display="true" table:show-details="true"/>
                <table:data-pilot-member table:name="it.rockeat.model.User" table:display="true" table:show-details="true"/>
                <table:data-pilot-member table:name="it.try2solve.data.model.User" table:display="true" table:show-details="true"/>
                <table:data-pilot-member table:name="jahspotify.media.User" table:display="true" table:show-details="true"/>
                <table:data-pilot-member table:name="jahspotify.web.media.User" table:display="true" table:show-details="true"/>
                <table:data-pilot-member table:name="jmotor.util.meta.Person" table:display="true" table:show-details="true"/>
                <table:data-pilot-member table:name="jp.co.arkinfosys.entity.User" table:display="true" table:show-details="true"/>
                <table:data-pilot-member table:name="jsf2jpa.entity.User" table:display="true" table:show-details="true"/>
                <table:data-pilot-member table:name="ke.go.moh.oec.Person" table:display="true" table:show-details="true"/>
                <table:data-pilot-member table:name="labs.fourpizza.clientes.dominio.Cliente" table:display="true" table:show-details="true"/>
                <table:data-pilot-member table:name="leodagdag.play2morphia.test.models.User" table:display="true" table:show-details="true"/>
                <table:data-pilot-member table:name="lsr.paxos.client.Client" table:display="true" table:show-details="true"/>
                <table:data-pilot-member table:name="mcgill.game.User" table:display="true" table:show-details="true"/>
                <table:data-pilot-member table:name="me.guymer.activiti.users.User" table:display="true" table:show-details="true"/>
                <table:data-pilot-member table:name="me.springframework.di.sample.Person" table:display="true" table:show-details="true"/>
                <table:data-pilot-member table:name="me.springframework.di.spring.Person" table:display="true" table:show-details="true"/>
                <table:data-pilot-member table:name="mx.edu.um.mateo.general.model.Usuario" table:display="true" table:show-details="true"/>
                <table:data-pilot-member table:name="net.fortytwo.twitlogic.model.User" table:display="true" table:show-details="true"/>
                <table:data-pilot-member table:name="net.jforum.entities.User" table:display="true" table:show-details="true"/>
                <table:data-pilot-member table:name="net.lshimokawa.ejemplos.springorm.model.Usuario" table:display="true" table:show-details="true"/>
                <table:data-pilot-member table:name="net.lshimokawa.ejemplos.testing.mockito.Usuario" table:display="true" table:show-details="true"/>
                <table:data-pilot-member table:name="net.nan21.dnet.module.ad.client.domain.entity.Client" table:display="true" table:show-details="true"/>
                <table:data-pilot-member table:name="net.nan21.dnet.module.ad.usr.domain.entity.User" table:display="true" table:show-details="true"/>
                <table:data-pilot-member table:name="net.rrm.ehour.domain.User" table:display="true" table:show-details="true"/>
                <table:data-pilot-member table:name="net.scravy.technetium.domain.Person" table:display="true" table:show-details="true"/>
                <table:data-pilot-member table:name="net.sourceforge.subsonic.domain.User" table:display="true" table:show-details="true"/>
                <table:data-pilot-member table:name="net.therap.domain.User" table:display="true" table:show-details="true"/>
                <table:data-pilot-member table:name="net.thucydides.junit.spring.samples.domain.User" table:display="true" table:show-details="true"/>
                <table:data-pilot-member table:name="net.toxbank.client.resource.User" table:display="true" table:show-details="true"/>
                <table:data-pilot-member table:name="net.vvakame.sample.twitter.User" table:display="true" table:show-details="true"/>
                <table:data-pilot-member table:name="nl.nspyre.profilej.domain.Employee" table:display="true" table:show-details="true"/>
                <table:data-pilot-member table:name="nl.surfnet.mujina.model.User" table:display="true" table:show-details="true"/>
                <table:data-pilot-member table:name="no.dusken.annonseweb.models.Customer" table:display="true" table:show-details="true"/>
                <table:data-pilot-member table:name="no.dusken.aranea.model.Person" table:display="true" table:show-details="true"/>
                <table:data-pilot-member table:name="no.java.ems.domain.Person" table:display="true" table:show-details="true"/>
                <table:data-pilot-member table:name="nu.cotentin.examples.simple.objects.Person" table:display="true" table:show-details="true"/>
                <table:data-pilot-member table:name="org.activityinfo.server.database.hibernate.entity.User" table:display="true" table:show-details="true"/>
                <table:data-pilot-member table:name="org.agoncal.application.petstore.domain.Customer" table:display="true" table:show-details="true"/>
                <table:data-pilot-member table:name="org.amneris.petstore.entities.Customer" table:display="true" table:show-details="true"/>
                <table:data-pilot-member table:name="org.amneris.petstore.entities.Employee" table:display="true" table:show-details="true"/>
                <table:data-pilot-member table:name="org.amneris.petstore.entities.User" table:display="true" table:show-details="true"/>
                <table:data-pilot-member table:name="org.androidpn.server.model.User" table:display="true" table:show-details="true"/>
                <table:data-pilot-member table:name="org.apache.crunch.test.Person" table:display="true" table:show-details="true"/>
                <table:data-pilot-member table:name="org.apache.empire.jsf2.websample.web.objects.User" table:display="true" table:show-details="true"/>
                <table:data-pilot-member table:name="org.apache.geronimo.testsuite.el22.app.User" table:display="true" table:show-details="true"/>
                <table:data-pilot-member table:name="org.apache.hms.client.Client" table:display="true" table:show-details="true"/>
                <table:data-pilot-member table:name="org.apache.hupa.shared.data.User" table:display="true" table:show-details="true"/>
                <table:data-pilot-member table:name="org.apache.ibatis.submitted.complex_property.User" table:display="true" table:show-details="true"/>
                <table:data-pilot-member table:name="org.apache.myfaces.extensions.cdi.example.jsf20.domain.User" table:display="true" table:show-details="true"/>
                <table:data-pilot-member table:name="org.apache.myfaces.view.facelets.bean.Employee" table:display="true" table:show-details="true"/>
                <table:data-pilot-member table:name="org.apache.openejb.test.entity.Customer" table:display="true" table:show-details="true"/>
                <table:data-pilot-member table:name="org.apache.openjpa.integration.validation.Person" table:display="true" table:show-details="true"/>
                <table:data-pilot-member table:name="org.apache.openjpa.persistence.criteria.Employee" table:display="true" table:show-details="true"/>
                <table:data-pilot-member table:name="org.apache.openjpa.persistence.inheritance.entity.Employee" table:display="true" table:show-details="true"/>
                <table:data-pilot-member table:name="org.apache.openjpa.persistence.jdbc.sqlcache.Employee" table:display="true" table:show-details="true"/>
                <table:data-pilot-member table:name="org.apache.openjpa.persistence.jdbc.sqlcache.Person" table:display="true" table:show-details="true"/>
                <table:data-pilot-member table:name="org.apache.openjpa.persistence.jdbc.strategy.Person" table:display="true" table:show-details="true"/>
                <table:data-pilot-member table:name="org.apache.openjpa.persistence.query.Customer" table:display="true" table:show-details="true"/>
                <table:data-pilot-member table:name="org.apache.openjpa.tools.maven.testentity.Person" table:display="true" table:show-details="true"/>
                <table:data-pilot-member table:name="org.apache.roller.weblogger.pojos.User" table:display="true" table:show-details="true"/>
                <table:data-pilot-member table:name="org.apache.s4.example.twittertopiccount.User" table:display="true" table:show-details="true"/>
                <table:data-pilot-member table:name="org.apache.shiro.samples.sprhib.model.User" table:display="true" table:show-details="true"/>
                <table:data-pilot-member table:name="org.apache.struts2.showcase.conversion.Person" table:display="true" table:show-details="true"/>
                <table:data-pilot-member table:name="org.apache.struts2.showcase.model.Employee" table:display="true" table:show-details="true"/>
                <table:data-pilot-member table:name="org.apache.struts2.showcase.validation.User" table:display="true" table:show-details="true"/>
                <table:data-pilot-member table:name="org.apache.tapestry5.integration.app1.data.Person" table:display="true" table:show-details="true"/>
                <table:data-pilot-member table:name="org.apache.tapestry5.portlet.entities.User" table:display="true" table:show-details="true"/>
                <table:data-pilot-member table:name="org.apache.webbeans.reservation.entity.User" table:display="true" table:show-details="true"/>
                <table:data-pilot-member table:name="org.apache.webbeans.sample.model.User" table:display="true" table:show-details="true"/>
                <table:data-pilot-member table:name="org.apache.wicket.util.lang.Person" table:display="true" table:show-details="true"/>
                <table:data-pilot-member table:name="org.apache.wink.providers.jackson.internal.jaxb.Person" table:display="true" table:show-details="true"/>
                <table:data-pilot-member table:name="org.apache.xbean.recipe.Person" table:display="true" table:show-details="true"/>
                <table:data-pilot-member table:name="org.appfuse.model.User" table:display="true" table:show-details="true"/>
                <table:data-pilot-member table:name="org.b3log.latke.model.User" table:display="true" table:show-details="true"/>
                <table:data-pilot-member table:name="org.basex.core.User" table:display="true" table:show-details="true"/>
                <table:data-pilot-member table:name="org.brixcms.rmiserver.User" table:display="true" table:show-details="true"/>
                <table:data-pilot-member table:name="org.candlepin.model.User" table:display="true" table:show-details="true"/>
                <table:data-pilot-member table:name="org.cloudname.a3.domain.User" table:display="true" table:show-details="true"/>
                <table:data-pilot-member table:name="org.codegist.crest.twitter.model.User" table:display="true" table:show-details="true"/>
                <table:data-pilot-member table:name="org.convey.registration.model.User" table:display="true" table:show-details="true"/>
                <table:data-pilot-member table:name="org.creditsms.plugins.paymentview.data.domain.Client" table:display="true" table:show-details="true"/>
                <table:data-pilot-member table:name="org.devproof.portal.core.module.user.entity.User" table:display="true" table:show-details="true"/>
                <table:data-pilot-member table:name="org.drools.camel.testdomain.Person" table:display="true" table:show-details="true"/>
                <table:data-pilot-member table:name="org.drools.contrib.Person" table:display="true" table:show-details="true"/>
                <table:data-pilot-member table:name="org.drools.decisiontable.Person" table:display="true" table:show-details="true"/>
                <table:data-pilot-member table:name="org.drools.examples.process.order.Customer" table:display="true" table:show-details="true"/>
                <table:data-pilot-member table:name="org.drools.examples.templates.Person" table:display="true" table:show-details="true"/>
                <table:data-pilot-member table:name="org.drools.ide.common.factconstraint.model.Person" table:display="true" table:show-details="true"/>
                <table:data-pilot-member table:name="org.drools.informer.Person" table:display="true" table:show-details="true"/>
                <table:data-pilot-member table:name="org.drools.Person" table:display="true" table:show-details="true"/>
                <table:data-pilot-member table:name="org.drools.pipeline.camel.Person" table:display="true" table:show-details="true"/>
                <table:data-pilot-member table:name="org.drools.runtime.pipeline.impl.Employee" table:display="true" table:show-details="true"/>
                <table:data-pilot-member table:name="org.drools.simulation.impl.Person" table:display="true" table:show-details="true"/>
                <table:data-pilot-member table:name="org.drools.template.jdbc.Person" table:display="true" table:show-details="true"/>
                <table:data-pilot-member table:name="org.easycassandra.bean.model.Person" table:display="true" table:show-details="true"/>
                <table:data-pilot-member table:name="org.eleventhlabs.ncomplo.business.entities.User" table:display="true" table:show-details="true"/>
                <table:data-pilot-member table:name="org.errai.samples.serialization.client.shared.User" table:display="true" table:show-details="true"/>
                <table:data-pilot-member table:name="org.esupportail.lecture.domain.beans.User" table:display="true" table:show-details="true"/>
                <table:data-pilot-member table:name="org.eurekastreams.server.domain.Person" table:display="true" table:show-details="true"/>
                <table:data-pilot-member table:name="org.example.app0.entities.User" table:display="true" table:show-details="true"/>
                <table:data-pilot-member table:name="org.example.app1.entities.User" table:display="true" table:show-details="true"/>
                <table:data-pilot-member table:name="org.example.testapp.entities.User" table:display="true" table:show-details="true"/>
                <table:data-pilot-member table:name="org.exitsoft.orm.test.entity.User" table:display="true" table:show-details="true"/>
                <table:data-pilot-member table:name="org.exitsoft.showcase.vcsadmin.entity.account.User" table:display="true" table:show-details="true"/>
                <table:data-pilot-member table:name="org.exoplatform.sample.webui.component.bean.User" table:display="true" table:show-details="true"/>
                <table:data-pilot-member table:name="org.fcrepo.server.security.servletfilters.xmluserfile.User" table:display="true" table:show-details="true"/>
                <table:data-pilot-member table:name="org.fest.assertions.examples.data.Person" table:display="true" table:show-details="true"/>
                <table:data-pilot-member table:name="org.fest.assertions.Person" table:display="true" table:show-details="true"/>
                <table:data-pilot-member table:name="org.fest.assertions.test.Employee" table:display="true" table:show-details="true"/>
                <table:data-pilot-member table:name="org.fest.test.Employee" table:display="true" table:show-details="true"/>
                <table:data-pilot-member table:name="org.freeswitch.esl.client.inbound.Client" table:display="true" table:show-details="true"/>
                <table:data-pilot-member table:name="org.fusesource.example.drools.Person" table:display="true" table:show-details="true"/>
                <table:data-pilot-member table:name="org.gaixie.jibu.security.model.User" table:display="true" table:show-details="true"/>
                <table:data-pilot-member table:name="org.gaixie.jibu.utils.Person" table:display="true" table:show-details="true"/>
                <table:data-pilot-member table:name="org.glassfish.jersey.tests.e2e.json.entity.User" table:display="true" table:show-details="true"/>
                <table:data-pilot-member table:name="org.gradle.example.simple.Person" table:display="true" table:show-details="true"/>
                <table:data-pilot-member table:name="org.hibernate.beanvalidation.tck.tests.xmlconfiguration.User" table:display="true" table:show-details="true"/>
                <table:data-pilot-member table:name="org.hibernate.envers.test.integration.entityNames.auditedEntity.Person" table:display="true" table:show-details="true"/>
                <table:data-pilot-member table:name="org.hibernate.envers.test.integration.entityNames.manyToManyAudited.Person" table:display="true" table:show-details="true"/>
                <table:data-pilot-member table:name="org.hibernate.envers.test.integration.entityNames.oneToManyAudited.Person" table:display="true" table:show-details="true"/>
                <table:data-pilot-member table:name="org.hibernate.envers.test.integration.entityNames.oneToManyNotAudited.Person" table:display="true" table:show-details="true"/>
                <table:data-pilot-member table:name="org.hibernate.envers.test.integration.entityNames.singleAssociatedAudited.Person" table:display="true" table:show-details="true"/>
                <table:data-pilot-member table:name="org.hibernate.envers.test.integration.entityNames.singleAssociatedNotAudited.Person" table:display="true" table:show-details="true"/>
                <table:data-pilot-member table:name="org.hibernate.jpa.test.callbacks.Person" table:display="true" table:show-details="true"/>
                <table:data-pilot-member table:name="org.hibernate.jpa.test.metadata.Person" table:display="true" table:show-details="true"/>
                <table:data-pilot-member table:name="org.hibernate.jpa.test.metamodel.Customer" table:display="true" table:show-details="true"/>
                <table:data-pilot-member table:name="org.hibernate.search.test.worker.duplication.Person" table:display="true" table:show-details="true"/>
                <table:data-pilot-member table:name="org.hibernate.test.annotations.derivedidentities.e1.b.specjmapid.Customer" table:display="true" table:show-details="true"/>
                <table:data-pilot-member table:name="org.hibernate.test.annotations.derivedidentities.e1.b2.Customer" table:display="true" table:show-details="true"/>
                <table:data-pilot-member table:name="org.hibernate.test.annotations.filter.secondarytable.User" table:display="true" table:show-details="true"/>
                <table:data-pilot-member table:name="org.hibernate.test.annotations.inheritance.joined.Client" table:display="true" table:show-details="true"/>
                <table:data-pilot-member table:name="org.hibernate.test.annotations.manytoone.User" table:display="true" table:show-details="true"/>
                <table:data-pilot-member table:name="org.hibernate.test.component.basic.User" table:display="true" table:show-details="true"/>
                <table:data-pilot-member table:name="org.hibernate.test.discriminator.Person" table:display="true" table:show-details="true"/>
                <table:data-pilot-member table:name="org.hibernate.test.domain.Person" table:display="true" table:show-details="true"/>
                <table:data-pilot-member table:name="org.hibernate.test.extendshbm.Person" table:display="true" table:show-details="true"/>
                <table:data-pilot-member table:name="org.hibernate.test.extralazy.User" table:display="true" table:show-details="true"/>
                <table:data-pilot-member table:name="org.hibernate.test.filter.hql.Person" table:display="true" table:show-details="true"/>
                <table:data-pilot-member table:name="org.hibernate.test.interceptor.User" table:display="true" table:show-details="true"/>
                <table:data-pilot-member table:name="org.hibernate.test.join.Person" table:display="true" table:show-details="true"/>
                <table:data-pilot-member table:name="org.hibernate.test.joinedsubclass.Person" table:display="true" table:show-details="true"/>
                <table:data-pilot-member table:name="org.hibernate.test.jpa.naturalid.User" table:display="true" table:show-details="true"/>
                <table:data-pilot-member table:name="org.hibernate.test.map.User" table:display="true" table:show-details="true"/>
                <table:data-pilot-member table:name="org.hibernate.test.mapelemformula.User" table:display="true" table:show-details="true"/>
                <table:data-pilot-member table:name="org.hibernate.test.naturalid.immutable.User" table:display="true" table:show-details="true"/>
                <table:data-pilot-member table:name="org.hibernate.test.naturalid.mutable.User" table:display="true" table:show-details="true"/>
                <table:data-pilot-member table:name="org.hibernate.test.ondelete.Person" table:display="true" table:show-details="true"/>
                <table:data-pilot-member table:name="org.hibernate.test.queryplan.Person" table:display="true" table:show-details="true"/>
                <table:data-pilot-member table:name="org.hibernate.test.ternary.Employee" table:display="true" table:show-details="true"/>
                <table:data-pilot-member table:name="org.hibernate.test.timestamp.User" table:display="true" table:show-details="true"/>
                <table:data-pilot-member table:name="org.hibernate.test.unionsubclass2.Person" table:display="true" table:show-details="true"/>
                <table:data-pilot-member table:name="org.hibernate.tutorial.domain.Person" table:display="true" table:show-details="true"/>
                <table:data-pilot-member table:name="org.hibernate.validator.test.internal.xml.Customer" table:display="true" table:show-details="true"/>
                <table:data-pilot-member table:name="org.infinispan.loaders.jdbc.stringbased.Person" table:display="true" table:show-details="true"/>
                <table:data-pilot-member table:name="org.infinispan.query.test.Person" table:display="true" table:show-details="true"/>
                <table:data-pilot-member table:name="org.jabox.model.User" table:display="true" table:show-details="true"/>
                <table:data-pilot-member table:name="org.jarbframework.constraint.domain.Person" table:display="true" table:show-details="true"/>
                <table:data-pilot-member table:name="org.jarbframework.validation.domain.Person" table:display="true" table:show-details="true"/>
                <table:data-pilot-member table:name="org.jarbframework.violation.domain.Person" table:display="true" table:show-details="true"/>
                <table:data-pilot-member table:name="org.jboss.aerogear.controller.demo.model.User" table:display="true" table:show-details="true"/>
                <table:data-pilot-member table:name="org.jboss.arquillian.ajocado.drone.example.webapp.User" table:display="true" table:show-details="true"/>
                <table:data-pilot-member table:name="org.jboss.arquillian.drone.example.webapp.User" table:display="true" table:show-details="true"/>
                <table:data-pilot-member table:name="org.jboss.arquillian.drone.selenium.example.webapp.User" table:display="true" table:show-details="true"/>
                <table:data-pilot-member table:name="org.jboss.arquillian.drone.webdriver.example.webapp.User" table:display="true" table:show-details="true"/>
                <table:data-pilot-member table:name="org.jboss.as.quickstarts.login.User" table:display="true" table:show-details="true"/>
                <table:data-pilot-member table:name="org.jboss.as.test.integration.jpa.beanvalidation.Employee" table:display="true" table:show-details="true"/>
                <table:data-pilot-member table:name="org.jboss.capedwarf.testsuite.jpa.Client" table:display="true" table:show-details="true"/>
                <table:data-pilot-member table:name="org.jboss.community.pv243.model.User" table:display="true" table:show-details="true"/>
                <table:data-pilot-member table:name="org.jboss.ejb3.examples.employeeregistry.ch11.relationships.Employee" table:display="true" table:show-details="true"/>
                <table:data-pilot-member table:name="org.jboss.errai.enterprise.jaxrs.client.shared.entity.User" table:display="true" table:show-details="true"/>
                <table:data-pilot-member table:name="org.jboss.errai.marshalling.tests.res.shared.User" table:display="true" table:show-details="true"/>
                <table:data-pilot-member table:name="org.jboss.seam.example.booking.User" table:display="true" table:show-details="true"/>
                <table:data-pilot-member table:name="org.jboss.seam.example.dvd.test.selenium.Person" table:display="true" table:show-details="true"/>
                <table:data-pilot-member table:name="org.jboss.seam.example.hibernate.User" table:display="true" table:show-details="true"/>
                <table:data-pilot-member table:name="org.jboss.seam.example.jpa.User" table:display="true" table:show-details="true"/>
                <table:data-pilot-member table:name="org.jboss.seam.example.registration.User" table:display="true" table:show-details="true"/>
                <table:data-pilot-member table:name="org.jboss.seam.example.restbay.User" table:display="true" table:show-details="true"/>
                <table:data-pilot-member table:name="org.jboss.seam.example.seambay.User" table:display="true" table:show-details="true"/>
                <table:data-pilot-member table:name="org.jboss.seam.example.seamdiscs.model.User" table:display="true" table:show-details="true"/>
                <table:data-pilot-member table:name="org.jboss.seam.example.spring.User" table:display="true" table:show-details="true"/>
                <table:data-pilot-member table:name="org.jboss.seam.example.tasks.entity.User" table:display="true" table:show-details="true"/>
                <table:data-pilot-member table:name="org.jboss.seam.example.ui.Person" table:display="true" table:show-details="true"/>
                <table:data-pilot-member table:name="org.jboss.seam.example.wicket.action.User" table:display="true" table:show-details="true"/>
                <table:data-pilot-member table:name="org.jboss.seam.examples.booking.model.User" table:display="true" table:show-details="true"/>
                <table:data-pilot-member table:name="org.jboss.seam.rest.test.validation.Person" table:display="true" table:show-details="true"/>
                <table:data-pilot-member table:name="org.jboss.spring.ticketmonster.domain.User" table:display="true" table:show-details="true"/>
                <table:data-pilot-member table:name="org.jboss.weld.examples.login.User" table:display="true" table:show-details="true"/>
                <table:data-pilot-member table:name="org.jbpm.demo.Person" table:display="true" table:show-details="true"/>
                <table:data-pilot-member table:name="org.jbpm.evaluation.customer.Person" table:display="true" table:show-details="true"/>
                <table:data-pilot-member table:name="org.jbpm.examples.request.Person" table:display="true" table:show-details="true"/>
                <table:data-pilot-member table:name="org.jbpm.Person" table:display="true" table:show-details="true"/>
                <table:data-pilot-member table:name="org.jclouds.privatechef.domain.User" table:display="true" table:show-details="true"/>
                <table:data-pilot-member table:name="org.jclouds.twitter.domain.User" table:display="true" table:show-details="true"/>
                <table:data-pilot-member table:name="org.jclouds.vcloud.director.v1_5.domain.User" table:display="true" table:show-details="true"/>
                <table:data-pilot-member table:name="org.joget.directory.model.User" table:display="true" table:show-details="true"/>
                <table:data-pilot-member table:name="org.joox.test.Customer" table:display="true" table:show-details="true"/>
                <table:data-pilot-member table:name="org.jpos.ee.User" table:display="true" table:show-details="true"/>
                <table:data-pilot-member table:name="org.jsecurity.samples.sprhib.model.User" table:display="true" table:show-details="true"/>
                <table:data-pilot-member table:name="org.kodejava.example.util.User" table:display="true" table:show-details="true"/>
                <table:data-pilot-member table:name="org.kodejava.example.util.zip.User" table:display="true" table:show-details="true"/>
                <table:data-pilot-member table:name="org.krams.domain.User" table:display="true" table:show-details="true"/>
                <table:data-pilot-member table:name="org.meri.jpa.simplest.entity.Person" table:display="true" table:show-details="true"/>
                <table:data-pilot-member table:name="org.metawidget.integrationtest.swing.tutorial.Person" table:display="true" table:show-details="true"/>
                <table:data-pilot-member table:name="org.metawidget.integrationtest.swt.tutorial.Person" table:display="true" table:show-details="true"/>
                <table:data-pilot-member table:name="org.metricminer.model.User" table:display="true" table:show-details="true"/>
                <table:data-pilot-member table:name="org.milyn.csv.Person" table:display="true" table:show-details="true"/>
                <table:data-pilot-member table:name="org.milyn.javabean.binding.config5.Person" table:display="true" table:show-details="true"/>
                <table:data-pilot-member table:name="org.milyn.smooks.camel.dataformat.Customer" table:display="true" table:show-details="true"/>
                <table:data-pilot-member table:name="org.multibit.mbm.db.dto.User" table:display="true" table:show-details="true"/>
                <table:data-pilot-member table:name="org.neo4j.cineasts.domain.Person" table:display="true" table:show-details="true"/>
                <table:data-pilot-member table:name="org.neo4j.cineasts.domain.User" table:display="true" table:show-details="true"/>
                <table:data-pilot-member table:name="org.neo4j.cypherdsl.querydsl.Person" table:display="true" table:show-details="true"/>
                <table:data-pilot-member table:name="org.ngrinder.model.User" table:display="true" table:show-details="true"/>
                <table:data-pilot-member table:name="org.obeonetwork.demo.weblogng.business.users.User" table:display="true" table:show-details="true"/>
                <table:data-pilot-member table:name="org.onebusaway.users.model.User" table:display="true" table:show-details="true"/>
                <table:data-pilot-member table:name="org.openapplicant.user.service.impl.domain.User" table:display="true" table:show-details="true"/>
                <table:data-pilot-member table:name="org.openblend.fejstbuk.domain.User" table:display="true" table:show-details="true"/>
                <table:data-pilot-member table:name="org.opencastproject.security.api.User" table:display="true" table:show-details="true"/>
                <table:data-pilot-member table:name="org.openengsb.opencit.ui.web.model.User" table:display="true" table:show-details="true"/>
                <table:data-pilot-member table:name="org.openiam.idm.srvc.user.dto.User" table:display="true" table:show-details="true"/>
                <table:data-pilot-member table:name="org.openmrs.contrib.metadatarepository.model.User" table:display="true" table:show-details="true"/>
                <table:data-pilot-member table:name="org.opennaas.web.entities.User" table:display="true" table:show-details="true"/>
                <table:data-pilot-member table:name="org.opennms.web.admin.users.parsers.User" table:display="true" table:show-details="true"/>
                <table:data-pilot-member table:name="org.opensource.climone.entities.security.User" table:display="true" table:show-details="true"/>
                <table:data-pilot-member table:name="org.overlord.gadgets.server.model.User" table:display="true" table:show-details="true"/>
                <table:data-pilot-member table:name="org.plugtree.training.model.Person" table:display="true" table:show-details="true"/>
                <table:data-pilot-member table:name="org.powertac.tourney.beans.User" table:display="true" table:show-details="true"/>
                <table:data-pilot-member table:name="org.primefaces.examples.domain.User" table:display="true" table:show-details="true"/>
                <table:data-pilot-member table:name="org.purl.sword.client.Client" table:display="true" table:show-details="true"/>
                <table:data-pilot-member table:name="org.rest.sec.model.dto.User" table:display="true" table:show-details="true"/>
                <table:data-pilot-member table:name="org.resthub.identity.model.User" table:display="true" table:show-details="true"/>
                <table:data-pilot-member table:name="org.resthub.web.Client" table:display="true" table:show-details="true"/>
                <table:data-pilot-member table:name="org.reunionemu.jreunion.server.Client" table:display="true" table:show-details="true"/>
                <table:data-pilot-member table:name="org.richfaces.tests.metamer.model.Employee" table:display="true" table:show-details="true"/>
                <table:data-pilot-member table:name="org.richfaces.tests.page.fragments.ftest.bean.Person" table:display="true" table:show-details="true"/>
                <table:data-pilot-member table:name="org.safaproject.safa.model.user.User" table:display="true" table:show-details="true"/>
                <table:data-pilot-member table:name="org.sagebionetworks.authutil.User" table:display="true" table:show-details="true"/>
                <table:data-pilot-member table:name="org.sample.booking.models.User" table:display="true" table:show-details="true"/>
                <table:data-pilot-member table:name="org.skyscreamer.yoga.demo.model.User" table:display="true" table:show-details="true"/>
                <table:data-pilot-member table:name="org.snippr.business.entities.User" table:display="true" table:show-details="true"/>
                <table:data-pilot-member table:name="org.sola.services.ejbs.admin.businesslogic.repository.entities.User" table:display="true" table:show-details="true"/>
                <table:data-pilot-member table:name="org.sonatype.nexus.mock.models.User" table:display="true" table:show-details="true"/>
                <table:data-pilot-member table:name="org.sonatype.nexus.restlight.core.User" table:display="true" table:show-details="true"/>
                <table:data-pilot-member table:name="org.springframework.batch.item.sample.Customer" table:display="true" table:show-details="true"/>
                <table:data-pilot-member table:name="org.springframework.batch.sample.domain.order.internal.xml.Customer" table:display="true" table:show-details="true"/>
                <table:data-pilot-member table:name="org.springframework.batch.sample.domain.person.Person" table:display="true" table:show-details="true"/>
                <table:data-pilot-member table:name="org.springframework.data.jpa.domain.sample.User" table:display="true" table:show-details="true"/>
                <table:data-pilot-member table:name="org.springframework.data.keyvalue.redis.Person" table:display="true" table:show-details="true"/>
                <table:data-pilot-member table:name="org.springframework.data.mongodb.core.mapping.event.User" table:display="true" table:show-details="true"/>
                <table:data-pilot-member table:name="org.springframework.data.mongodb.core.mapping.Person" table:display="true" table:show-details="true"/>
                <table:data-pilot-member table:name="org.springframework.data.mongodb.core.Person" table:display="true" table:show-details="true"/>
                <table:data-pilot-member table:name="org.springframework.data.mongodb.crossstore.test.Person" table:display="true" table:show-details="true"/>
                <table:data-pilot-member table:name="org.springframework.data.mongodb.examples.hello.domain.Person" table:display="true" table:show-details="true"/>
                <table:data-pilot-member table:name="org.springframework.data.mongodb.repository.Person" table:display="true" table:show-details="true"/>
                <table:data-pilot-member table:name="org.springframework.data.neo4j.aspects.Person" table:display="true" table:show-details="true"/>
                <table:data-pilot-member table:name="org.springframework.data.neo4j.model.Person" table:display="true" table:show-details="true"/>
                <table:data-pilot-member table:name="org.springframework.data.neo4j.partial.User" table:display="true" table:show-details="true"/>
                <table:data-pilot-member table:name="org.springframework.data.neo4j.Person" table:display="true" table:show-details="true"/>
                <table:data-pilot-member table:name="org.springframework.data.neo4j.repository.query.Person" table:display="true" table:show-details="true"/>
                <table:data-pilot-member table:name="org.springframework.data.redis.Person" table:display="true" table:show-details="true"/>
                <table:data-pilot-member table:name="org.springframework.data.rest.test.webmvc.Person" table:display="true" table:show-details="true"/>
                <table:data-pilot-member table:name="org.springframework.integration.jdbc.storedproc.User" table:display="true" table:show-details="true"/>
                <table:data-pilot-member table:name="org.springframework.integration.samples.enricher.User" table:display="true" table:show-details="true"/>
                <table:data-pilot-member table:name="org.springframework.integration.samples.jdbc.User" table:display="true" table:show-details="true"/>
                <table:data-pilot-member table:name="org.springframework.jdbc.core.test.Person" table:display="true" table:show-details="true"/>
                <table:data-pilot-member table:name="org.springframework.obm.avro.crm.User" table:display="true" table:show-details="true"/>
                <table:data-pilot-member table:name="org.springframework.samples.travel.User" table:display="true" table:show-details="true"/>
                <table:data-pilot-member table:name="org.springframework.security.core.userdetails.User" table:display="true" table:show-details="true"/>
                <table:data-pilot-member table:name="org.springframework.social.google.api.plus.person.Person" table:display="true" table:show-details="true"/>
                <table:data-pilot-member table:name="org.springframework.social.security.model.User" table:display="true" table:show-details="true"/>
                <table:data-pilot-member table:name="org.springframework.test.util.subpackage.Person" table:display="true" table:show-details="true"/>
                <table:data-pilot-member table:name="org.springframework.webflow.samples.booking.User" table:display="true" table:show-details="true"/>
                <table:data-pilot-member table:name="org.springmodules.validation.bean.conf.loader.annotation.Person" table:display="true" table:show-details="true"/>
                <table:data-pilot-member table:name="org.springmodules.validation.bean.conf.loader.xml.Person" table:display="true" table:show-details="true"/>
                <table:data-pilot-member table:name="org.springmodules.validation.bean.conf.namespace.Person" table:display="true" table:show-details="true"/>
                <table:data-pilot-member table:name="org.springmodules.validation.util.condition.bean.Person" table:display="true" table:show-details="true"/>
                <table:data-pilot-member table:name="org.springmodules.validation.valang.parser.Person" table:display="true" table:show-details="true"/>
                <table:data-pilot-member table:name="org.springmodules.xt.test.domain.Employee" table:display="true" table:show-details="true"/>
                <table:data-pilot-member table:name="org.springside.examples.miniservice.entity.User" table:display="true" table:show-details="true"/>
                <table:data-pilot-member table:name="org.springside.examples.quickstart.entity.User" table:display="true" table:show-details="true"/>
                <table:data-pilot-member table:name="org.springside.examples.showcase.demos.utilities.xml.User" table:display="true" table:show-details="true"/>
                <table:data-pilot-member table:name="org.springside.examples.showcase.entity.User" table:display="true" table:show-details="true"/>
                <table:data-pilot-member table:name="org.springside.modules.unit.orm.hibernate.data.User" table:display="true" table:show-details="true"/>
                <table:data-pilot-member table:name="org.superbiz.dynamic.User" table:display="true" table:show-details="true"/>
                <table:data-pilot-member table:name="org.superbiz.rest.model.User" table:display="true" table:show-details="true"/>
                <table:data-pilot-member table:name="org.superbiz.rest.User" table:display="true" table:show-details="true"/>
                <table:data-pilot-member table:name="org.switchyard.quickstarts.jca.inflow.Person" table:display="true" table:show-details="true"/>
                <table:data-pilot-member table:name="org.switchyard.transform.internal.json.Person" table:display="true" table:show-details="true"/>
                <table:data-pilot-member table:name="org.switchyard.transform.internal.smooks.Person" table:display="true" table:show-details="true"/>
                <table:data-pilot-member table:name="org.sylfra.idea.plugins.revu.model.User" table:display="true" table:show-details="true"/>
                <table:data-pilot-member table:name="org.talend.esb.examples.Client" table:display="true" table:show-details="true"/>
                <table:data-pilot-member table:name="org.test.Person" table:display="true" table:show-details="true"/>
                <table:data-pilot-member table:name="org.upsam.sypweb.domain.user.User" table:display="true" table:show-details="true"/>
                <table:data-pilot-member table:name="org.vaadin.addons.serverpush.samples.chat.User" table:display="true" table:show-details="true"/>
                <table:data-pilot-member table:name="org.vaadin.addons.serverpush.samples.sales.User" table:display="true" table:show-details="true"/>
                <table:data-pilot-member table:name="org.wicketstuff.pickwick.bean.User" table:display="true" table:show-details="true"/>
                <table:data-pilot-member table:name="org.wso2.carbon.billing.core.dataobjects.Customer" table:display="true" table:show-details="true"/>
                <table:data-pilot-member table:name="org.wso2.rnd.nosql.model.User" table:display="true" table:show-details="true"/>
                <table:data-pilot-member table:name="org.xeneo.core.security.User" table:display="true" table:show-details="true"/>
                <table:data-pilot-member table:name="org.xtremeware.iudex.presentation.controller.User" table:display="true" table:show-details="true"/>
                <table:data-pilot-member table:name="org.yaml.snakeyaml.constructor.Person" table:display="true" table:show-details="true"/>
                <table:data-pilot-member table:name="org.zdevra.lime.examples.converters.Person" table:display="true" table:show-details="true"/>
                <table:data-pilot-member table:name="org.zengsource.demo.mvc.model.User" table:display="true" table:show-details="true"/>
                <table:data-pilot-member table:name="pe.joedayz.ejemplos.domain.Person" table:display="true" table:show-details="true"/>
                <table:data-pilot-member table:name="pe.joedayz.ejemplos.persistence.entity.User" table:display="true" table:show-details="true"/>
                <table:data-pilot-member table:name="pl.edu.agh.iosr.brokers.User" table:display="true" table:show-details="true"/>
                <table:data-pilot-member table:name="pl.poznan.jug.meetings.shared.model.User" table:display="true" table:show-details="true"/>
                <table:data-pilot-member table:name="pl.softwaremill.asamal.example.model.security.User" table:display="true" table:show-details="true"/>
                <table:data-pilot-member table:name="pl.xsolve.model.Employee" table:display="true" table:show-details="true"/>
                <table:data-pilot-member table:name="redis.clients.johm.models.User" table:display="true" table:show-details="true"/>
                <table:data-pilot-member table:name="ru.ics2.rolefen.model.entity.User" table:display="true" table:show-details="true"/>
                <table:data-pilot-member table:name="ru.mesotron.jpauc.domain.auth.User" table:display="true" table:show-details="true"/>
                <table:data-pilot-member table:name="ru.org.linux.user.User" table:display="true" table:show-details="true"/>
                <table:data-pilot-member table:name="sample.domain.User" table:display="true" table:show-details="true"/>
                <table:data-pilot-member table:name="samples.with.methodoverloading.User" table:display="true" table:show-details="true"/>
                <table:data-pilot-member table:name="se.l4.dust.core.internal.expression.model.Person" table:display="true" table:show-details="true"/>
                <table:data-pilot-member table:name="se.lingonskogen.em2012.domain.User" table:display="true" table:show-details="true"/>
                <table:data-pilot-member table:name="seamjpa.entity.User" table:display="true" table:show-details="true"/>
                <table:data-pilot-member table:name="springbook.user.domain.User" table:display="true" table:show-details="true"/>
                <table:data-pilot-member table:name="st.happy_camper.flume.twitter.entity.User" table:display="true" table:show-details="true"/>
                <table:data-pilot-member table:name="tapestryjpa.entity.User" table:display="true" table:show-details="true"/>
                <table:data-pilot-member table:name="test.component3.Person" table:display="true" table:show-details="true"/>
                <table:data-pilot-member table:name="test.Person" table:display="true" table:show-details="true"/>
                <table:data-pilot-member table:name="test.User" table:display="true" table:show-details="true"/>
                <table:data-pilot-member table:name="thoughtworks.domain.User" table:display="true" table:show-details="true"/>
                <table:data-pilot-member table:name="timebank.model.user.User" table:display="true" table:show-details="true"/>
                <table:data-pilot-member table:name="tudu.domain.User" table:display="true" table:show-details="true"/>
                <table:data-pilot-member table:name="ufcg.edu.br.Sistema120121.logica.User" table:display="true" table:show-details="true"/>
                <table:data-pilot-member table:name="uk.ac.dotrural.irp.ecosystem.models.jaxb.user.User" table:display="true" table:show-details="true"/>
                <table:data-pilot-member table:name="uk.ac.ebi.bioinvindex.model.security.User" table:display="true" table:show-details="true"/>
                <table:data-pilot-member table:name="uk.ac.open.kmi.iserve.commons.vocabulary.USER" table:display="true" table:show-details="true"/>
                <table:data-pilot-member table:name="unittest.User" table:display="true" table:show-details="true"/>
                <table:data-pilot-member table:name="wad.spring.domain.User" table:display="true" table:show-details="true"/>
                <table:data-pilot-member table:name="war.webapp.model.User" table:display="true" table:show-details="true"/>
                <table:data-pilot-member table:name="weibo4j.model.User" table:display="true" table:show-details="true"/>
                <table:data-pilot-member table:name="wicketjpa.entity.Us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22T21:09:21.943065980</dc:date>
    <meta:editing-duration>PT5M45S</meta:editing-duration>
    <meta:editing-cycles>4</meta:editing-cycles>
    <meta:generator>LibreOffice/6.3.6.2$Linux_X86_64 LibreOffice_project/30$Build-2</meta:generator>
    <meta:document-statistic meta:table-count="3" meta:cell-count="4578" meta:object-count="0"/>
  </office:meta>
</office:document-meta>
</file>